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Literatura">
      <style:paragraph-properties fo:margin-left="0cm" fo:margin-right="0cm" fo:text-indent="0cm" style:auto-text-indent="false"/>
    </style:style>
    <style:style style:name="P30" style:family="paragraph" style:parent-style-name="Literatura">
      <style:paragraph-properties fo:margin-left="0cm" fo:margin-right="0cm" fo:text-indent="0cm" style:auto-text-indent="false">
        <style:tab-stops/>
      </style:paragraph-properties>
    </style:style>
    <style:style style:name="P31"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32" style:family="paragraph" style:parent-style-name="Literatura">
      <style:paragraph-properties fo:margin-left="0cm" fo:margin-right="0cm" fo:text-indent="0cm" style:auto-text-indent="false"/>
      <style:text-properties officeooo:paragraph-rsid="00381b2a"/>
    </style:style>
    <style:style style:name="P33" style:family="paragraph" style:parent-style-name="TablaSituacionActual">
      <style:text-properties fo:font-weight="normal" style:font-weight-asian="normal" style:font-weight-complex="normal"/>
    </style:style>
    <style:style style:name="P34" style:family="paragraph" style:parent-style-name="TablaSituacionActual">
      <style:text-properties fo:font-size="8pt" style:font-size-asian="8pt" style:font-size-complex="8pt"/>
    </style:style>
    <style:style style:name="P35" style:family="paragraph" style:parent-style-name="TablaSituacionActual">
      <style:text-properties fo:font-size="8pt" officeooo:paragraph-rsid="005ddd8f" style:font-size-asian="8pt" style:font-size-complex="8pt"/>
    </style:style>
    <style:style style:name="P36" style:family="paragraph" style:parent-style-name="TablaSituacionActual">
      <style:text-properties fo:font-size="8pt" officeooo:rsid="004fa187" officeooo:paragraph-rsid="004fa187" style:font-size-asian="8pt" style:font-size-complex="8pt"/>
    </style:style>
    <style:style style:name="P37" style:family="paragraph" style:parent-style-name="TablaSituacionActual">
      <style:text-properties fo:font-size="8pt" officeooo:rsid="004fa187" officeooo:paragraph-rsid="005ddd8f" style:font-size-asian="8pt" style:font-size-complex="8pt"/>
    </style:style>
    <style:style style:name="P38" style:family="paragraph" style:parent-style-name="TablaSituacionActual">
      <style:text-properties fo:font-size="8pt" officeooo:rsid="004fa187" officeooo:paragraph-rsid="008a5521" style:font-size-asian="8pt" style:font-size-complex="8pt"/>
    </style:style>
    <style:style style:name="P39" style:family="paragraph" style:parent-style-name="TablaSituacionActual">
      <style:text-properties fo:font-size="8pt" officeooo:rsid="004fa187" officeooo:paragraph-rsid="00b4f655" style:font-size-asian="8pt" style:font-size-complex="8pt"/>
    </style:style>
    <style:style style:name="P40" style:family="paragraph" style:parent-style-name="TablaSituacionActual">
      <style:text-properties fo:font-size="8pt" officeooo:rsid="004fa187" officeooo:paragraph-rsid="00f0a095" style:font-size-asian="8pt" style:font-size-complex="8pt"/>
    </style:style>
    <style:style style:name="P41" style:family="paragraph" style:parent-style-name="TablaSituacionActual">
      <style:text-properties fo:font-size="8pt" officeooo:rsid="004fa187" officeooo:paragraph-rsid="00fc7623" style:font-size-asian="8pt" style:font-size-complex="8pt"/>
    </style:style>
    <style:style style:name="P42" style:family="paragraph" style:parent-style-name="TablaSituacionActual">
      <style:text-properties fo:font-size="8pt" officeooo:rsid="004fa187" officeooo:paragraph-rsid="010ce8f6" style:font-size-asian="8pt" style:font-size-complex="8pt"/>
    </style:style>
    <style:style style:name="P43" style:family="paragraph" style:parent-style-name="TablaSituacionActual">
      <style:text-properties fo:font-size="8pt" officeooo:rsid="006707c8" officeooo:paragraph-rsid="006707c8" style:font-size-asian="8pt" style:font-size-complex="8pt"/>
    </style:style>
    <style:style style:name="P44" style:family="paragraph" style:parent-style-name="TablaSituacionActual">
      <style:text-properties fo:font-size="8pt" officeooo:paragraph-rsid="008a5521" style:font-size-asian="8pt" style:font-size-complex="8pt"/>
    </style:style>
    <style:style style:name="P45" style:family="paragraph" style:parent-style-name="TablaSituacionActual">
      <style:text-properties fo:font-size="8pt" officeooo:rsid="0088ca38" officeooo:paragraph-rsid="0088ca38" style:font-size-asian="8pt" style:font-size-complex="8pt"/>
    </style:style>
    <style:style style:name="P46" style:family="paragraph" style:parent-style-name="TablaSituacionActual">
      <style:text-properties fo:font-size="8pt" officeooo:rsid="0088ca38" officeooo:paragraph-rsid="008a5521" style:font-size-asian="8pt" style:font-size-complex="8pt"/>
    </style:style>
    <style:style style:name="P47" style:family="paragraph" style:parent-style-name="TablaSituacionActual">
      <style:text-properties fo:font-size="8pt" officeooo:rsid="0088ca38" officeooo:paragraph-rsid="00b4f655" style:font-size-asian="8pt" style:font-size-complex="8pt"/>
    </style:style>
    <style:style style:name="P48" style:family="paragraph" style:parent-style-name="TablaSituacionActual">
      <style:text-properties fo:font-size="8pt" officeooo:rsid="0088ca38" officeooo:paragraph-rsid="00f0a095" style:font-size-asian="8pt" style:font-size-complex="8pt"/>
    </style:style>
    <style:style style:name="P49" style:family="paragraph" style:parent-style-name="TablaSituacionActual">
      <style:text-properties fo:font-size="8pt" officeooo:rsid="0088ca38" officeooo:paragraph-rsid="00fc7623" style:font-size-asian="8pt" style:font-size-complex="8pt"/>
    </style:style>
    <style:style style:name="P50" style:family="paragraph" style:parent-style-name="TablaSituacionActual">
      <style:text-properties fo:font-size="8pt" officeooo:rsid="0088ca38" officeooo:paragraph-rsid="010ce8f6" style:font-size-asian="8pt" style:font-size-complex="8pt"/>
    </style:style>
    <style:style style:name="P51" style:family="paragraph" style:parent-style-name="TablaSituacionActual">
      <style:text-properties fo:font-size="8pt" officeooo:paragraph-rsid="00b4f655" style:font-size-asian="8pt" style:font-size-complex="8pt"/>
    </style:style>
    <style:style style:name="P52" style:family="paragraph" style:parent-style-name="TablaSituacionActual">
      <style:text-properties fo:font-size="8pt" officeooo:paragraph-rsid="00f0a095" style:font-size-asian="8pt" style:font-size-complex="8pt"/>
    </style:style>
    <style:style style:name="P53" style:family="paragraph" style:parent-style-name="TablaSituacionActual">
      <style:text-properties fo:font-size="8pt" officeooo:paragraph-rsid="00fc7623" style:font-size-asian="8pt" style:font-size-complex="8pt"/>
    </style:style>
    <style:style style:name="P54" style:family="paragraph" style:parent-style-name="TablaSituacionActual">
      <style:text-properties fo:font-size="8pt" officeooo:paragraph-rsid="010ce8f6" style:font-size-asian="8pt" style:font-size-complex="8pt"/>
    </style:style>
    <style:style style:name="P55" style:family="paragraph" style:parent-style-name="TablaSituacionActual">
      <style:text-properties fo:font-size="8pt" fo:font-weight="normal" style:font-size-asian="8pt" style:font-weight-asian="normal" style:font-size-complex="8pt" style:font-weight-complex="normal"/>
    </style:style>
    <style:style style:name="P56"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57"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58"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59"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60"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61"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62"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63"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64"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65"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66"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67"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68"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69"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70"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71"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72"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73"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74"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75"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76"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77"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78"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79"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80"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81"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82"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83"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84"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85"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86"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87"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88"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89"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90"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91"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92"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93"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94"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95"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96"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97"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98"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99"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00"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01"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02"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03"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04"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05"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06"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07"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08"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09"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10"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12"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13"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14"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15"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16"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17"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18"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19"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20"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21"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22"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23"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24"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25"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26"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27"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28"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29"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30" style:family="paragraph" style:parent-style-name="TablaSituacionActual">
      <style:text-properties officeooo:paragraph-rsid="005ddd8f"/>
    </style:style>
    <style:style style:name="P131" style:family="paragraph" style:parent-style-name="TablaSituacionActual">
      <style:text-properties officeooo:paragraph-rsid="008a5521"/>
    </style:style>
    <style:style style:name="P132" style:family="paragraph" style:parent-style-name="TablaSituacionActual">
      <style:text-properties officeooo:paragraph-rsid="00b4f655"/>
    </style:style>
    <style:style style:name="P133" style:family="paragraph" style:parent-style-name="TablaSituacionActual">
      <style:text-properties officeooo:paragraph-rsid="00d5c820"/>
    </style:style>
    <style:style style:name="P134" style:family="paragraph" style:parent-style-name="TablaSituacionActual">
      <style:text-properties officeooo:paragraph-rsid="0050d998"/>
    </style:style>
    <style:style style:name="P135" style:family="paragraph" style:parent-style-name="TablaSituacionActual">
      <style:text-properties officeooo:paragraph-rsid="00f0a095"/>
    </style:style>
    <style:style style:name="P136" style:family="paragraph" style:parent-style-name="TablaSituacionActual">
      <style:text-properties officeooo:paragraph-rsid="00fc7623"/>
    </style:style>
    <style:style style:name="P137" style:family="paragraph" style:parent-style-name="TablaSituacionActual">
      <style:text-properties officeooo:paragraph-rsid="010ce8f6"/>
    </style:style>
    <style:style style:name="P138" style:family="paragraph" style:parent-style-name="Literatura">
      <style:paragraph-properties fo:text-align="justify" style:justify-single-word="false"/>
      <style:text-properties officeooo:paragraph-rsid="0008f69b"/>
    </style:style>
    <style:style style:name="P139" style:family="paragraph" style:parent-style-name="Literatura">
      <style:paragraph-properties fo:text-align="justify" style:justify-single-word="false"/>
      <style:text-properties officeooo:paragraph-rsid="00106f66"/>
    </style:style>
    <style:style style:name="P140" style:family="paragraph" style:parent-style-name="Literatura">
      <style:text-properties officeooo:paragraph-rsid="0008f69b"/>
    </style:style>
    <style:style style:name="P141" style:family="paragraph" style:parent-style-name="Literatura">
      <style:text-properties officeooo:paragraph-rsid="0010c4e1"/>
    </style:style>
    <style:style style:name="P142" style:family="paragraph" style:parent-style-name="Literatura">
      <style:text-properties officeooo:paragraph-rsid="001781b9"/>
    </style:style>
    <style:style style:name="P143" style:family="paragraph" style:parent-style-name="Literatura">
      <style:text-properties officeooo:rsid="001fb0f0" officeooo:paragraph-rsid="001fb0f0"/>
    </style:style>
    <style:style style:name="P144" style:family="paragraph" style:parent-style-name="Literatura">
      <style:text-properties officeooo:paragraph-rsid="0036145d"/>
    </style:style>
    <style:style style:name="P145" style:family="paragraph" style:parent-style-name="Literatura">
      <style:text-properties officeooo:rsid="003a0d58" officeooo:paragraph-rsid="003a0d58"/>
    </style:style>
    <style:style style:name="P146" style:family="paragraph" style:parent-style-name="Literatura">
      <style:text-properties officeooo:rsid="0035dc40" officeooo:paragraph-rsid="00381b2a"/>
    </style:style>
    <style:style style:name="P147" style:family="paragraph" style:parent-style-name="Literatura">
      <style:text-properties officeooo:paragraph-rsid="00478c1d"/>
    </style:style>
    <style:style style:name="P148" style:family="paragraph" style:parent-style-name="Literatura">
      <style:text-properties officeooo:paragraph-rsid="0050e564"/>
    </style:style>
    <style:style style:name="P149" style:family="paragraph" style:parent-style-name="T_5f_casos_5f_uso">
      <style:text-properties fo:font-weight="normal" style:font-weight-asian="normal" style:font-weight-complex="normal"/>
    </style:style>
    <style:style style:name="P150" style:family="paragraph" style:parent-style-name="T_5f_casos_5f_uso">
      <style:paragraph-properties fo:text-align="center" style:justify-single-word="false"/>
      <style:text-properties fo:font-weight="normal" style:font-weight-asian="normal" style:font-weight-complex="normal"/>
    </style:style>
    <style:style style:name="P151"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152"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153"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154"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155"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156"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157"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158"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159"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160"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161"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162"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163"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164"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165"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166"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167"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168"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169"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170"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171"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172"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173"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174"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175"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176"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177"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178"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179"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180"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181"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182" style:family="paragraph" style:parent-style-name="T_5f_casos_5f_uso">
      <style:text-properties fo:font-weight="normal" officeooo:rsid="006cd2c5" officeooo:paragraph-rsid="006cd2c5" style:font-weight-asian="normal" style:font-weight-complex="normal"/>
    </style:style>
    <style:style style:name="P183" style:family="paragraph" style:parent-style-name="T_5f_casos_5f_uso">
      <style:text-properties fo:font-weight="normal" officeooo:rsid="006cd2c5" officeooo:paragraph-rsid="00803306" style:font-weight-asian="normal" style:font-weight-complex="normal"/>
    </style:style>
    <style:style style:name="P184" style:family="paragraph" style:parent-style-name="T_5f_casos_5f_uso">
      <style:text-properties fo:font-weight="normal" officeooo:rsid="0071cc13" officeooo:paragraph-rsid="0071cc13" style:font-weight-asian="normal" style:font-weight-complex="normal"/>
    </style:style>
    <style:style style:name="P185"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186"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187" style:family="paragraph" style:parent-style-name="T_5f_casos_5f_uso">
      <style:text-properties fo:font-weight="normal" officeooo:rsid="0071cc13" officeooo:paragraph-rsid="00741797" style:font-weight-asian="normal" style:font-weight-complex="normal"/>
    </style:style>
    <style:style style:name="P188" style:family="paragraph" style:parent-style-name="T_5f_casos_5f_uso">
      <style:text-properties fo:font-weight="normal" officeooo:rsid="0071cc13" officeooo:paragraph-rsid="00775055" style:font-weight-asian="normal" style:font-weight-complex="normal"/>
    </style:style>
    <style:style style:name="P189" style:family="paragraph" style:parent-style-name="T_5f_casos_5f_uso">
      <style:text-properties fo:font-weight="normal" officeooo:rsid="0071cc13" officeooo:paragraph-rsid="007bafb3" style:font-weight-asian="normal" style:font-weight-complex="normal"/>
    </style:style>
    <style:style style:name="P190" style:family="paragraph" style:parent-style-name="T_5f_casos_5f_uso">
      <style:text-properties fo:font-weight="normal" officeooo:rsid="0071cc13" officeooo:paragraph-rsid="00803306" style:font-weight-asian="normal" style:font-weight-complex="normal"/>
    </style:style>
    <style:style style:name="P191" style:family="paragraph" style:parent-style-name="T_5f_casos_5f_uso">
      <style:text-properties fo:font-weight="normal" officeooo:rsid="0071cc13" officeooo:paragraph-rsid="00879865" style:font-weight-asian="normal" style:font-weight-complex="normal"/>
    </style:style>
    <style:style style:name="P192" style:family="paragraph" style:parent-style-name="T_5f_casos_5f_uso">
      <style:text-properties fo:font-weight="normal" officeooo:rsid="0071cc13" officeooo:paragraph-rsid="00918395" style:font-weight-asian="normal" style:font-weight-complex="normal"/>
    </style:style>
    <style:style style:name="P193" style:family="paragraph" style:parent-style-name="T_5f_casos_5f_uso">
      <style:text-properties fo:font-weight="normal" officeooo:rsid="0071cc13" officeooo:paragraph-rsid="0094aed1" style:font-weight-asian="normal" style:font-weight-complex="normal"/>
    </style:style>
    <style:style style:name="P194" style:family="paragraph" style:parent-style-name="T_5f_casos_5f_uso">
      <style:text-properties fo:font-weight="normal" officeooo:rsid="0071cc13" officeooo:paragraph-rsid="00b7ba45" style:font-weight-asian="normal" style:font-weight-complex="normal"/>
    </style:style>
    <style:style style:name="P195" style:family="paragraph" style:parent-style-name="T_5f_casos_5f_uso">
      <style:text-properties fo:font-weight="normal" officeooo:rsid="0071cc13" officeooo:paragraph-rsid="00b8abac" style:font-weight-asian="normal" style:font-weight-complex="normal"/>
    </style:style>
    <style:style style:name="P196" style:family="paragraph" style:parent-style-name="T_5f_casos_5f_uso">
      <style:text-properties fo:font-weight="normal" officeooo:rsid="0071cc13" officeooo:paragraph-rsid="00ce296c" style:font-weight-asian="normal" style:font-weight-complex="normal"/>
    </style:style>
    <style:style style:name="P197" style:family="paragraph" style:parent-style-name="T_5f_casos_5f_uso">
      <style:text-properties fo:font-weight="normal" officeooo:rsid="0071cc13" officeooo:paragraph-rsid="00f0f626" style:font-weight-asian="normal" style:font-weight-complex="normal"/>
    </style:style>
    <style:style style:name="P198" style:family="paragraph" style:parent-style-name="T_5f_casos_5f_uso">
      <style:text-properties fo:font-weight="normal" officeooo:rsid="0071cc13" officeooo:paragraph-rsid="00f462e5" style:font-weight-asian="normal" style:font-weight-complex="normal"/>
    </style:style>
    <style:style style:name="P199" style:family="paragraph" style:parent-style-name="T_5f_casos_5f_uso">
      <style:text-properties fo:font-weight="normal" officeooo:rsid="0071cc13" officeooo:paragraph-rsid="00f84b95" style:font-weight-asian="normal" style:font-weight-complex="normal"/>
    </style:style>
    <style:style style:name="P200" style:family="paragraph" style:parent-style-name="T_5f_casos_5f_uso">
      <style:text-properties fo:font-weight="normal" officeooo:rsid="0071cc13" officeooo:paragraph-rsid="00fe581f" style:font-weight-asian="normal" style:font-weight-complex="normal"/>
    </style:style>
    <style:style style:name="P201" style:family="paragraph" style:parent-style-name="T_5f_casos_5f_uso">
      <style:text-properties fo:font-weight="normal" officeooo:rsid="0071cc13" officeooo:paragraph-rsid="0100a528" style:font-weight-asian="normal" style:font-weight-complex="normal"/>
    </style:style>
    <style:style style:name="P202" style:family="paragraph" style:parent-style-name="T_5f_casos_5f_uso">
      <style:text-properties fo:font-weight="normal" officeooo:rsid="0071cc13" officeooo:paragraph-rsid="010352d9" style:font-weight-asian="normal" style:font-weight-complex="normal"/>
    </style:style>
    <style:style style:name="P203" style:family="paragraph" style:parent-style-name="T_5f_casos_5f_uso">
      <style:text-properties fo:font-weight="normal" officeooo:rsid="0071cc13" officeooo:paragraph-rsid="010ee17a" style:font-weight-asian="normal" style:font-weight-complex="normal"/>
    </style:style>
    <style:style style:name="P204" style:family="paragraph" style:parent-style-name="T_5f_casos_5f_uso">
      <style:text-properties fo:font-weight="normal" officeooo:rsid="0071cc13" officeooo:paragraph-rsid="010f73d3" style:font-weight-asian="normal" style:font-weight-complex="normal"/>
    </style:style>
    <style:style style:name="P205" style:family="paragraph" style:parent-style-name="T_5f_casos_5f_uso">
      <style:text-properties fo:font-weight="normal" officeooo:paragraph-rsid="00741797" style:font-weight-asian="normal" style:font-weight-complex="normal"/>
    </style:style>
    <style:style style:name="P206" style:family="paragraph" style:parent-style-name="T_5f_casos_5f_uso">
      <style:text-properties fo:font-weight="normal" officeooo:rsid="0076193a" officeooo:paragraph-rsid="007712e7" style:font-weight-asian="normal" style:font-weight-complex="normal"/>
    </style:style>
    <style:style style:name="P207" style:family="paragraph" style:parent-style-name="T_5f_casos_5f_uso">
      <style:text-properties fo:font-weight="normal" officeooo:rsid="0076193a" officeooo:paragraph-rsid="007bafb3" style:font-weight-asian="normal" style:font-weight-complex="normal"/>
    </style:style>
    <style:style style:name="P208" style:family="paragraph" style:parent-style-name="T_5f_casos_5f_uso">
      <style:text-properties fo:font-weight="normal" officeooo:rsid="0076193a" officeooo:paragraph-rsid="00879865" style:font-weight-asian="normal" style:font-weight-complex="normal"/>
    </style:style>
    <style:style style:name="P209" style:family="paragraph" style:parent-style-name="T_5f_casos_5f_uso">
      <style:text-properties fo:font-weight="normal" officeooo:rsid="0076193a" officeooo:paragraph-rsid="00918395" style:font-weight-asian="normal" style:font-weight-complex="normal"/>
    </style:style>
    <style:style style:name="P210" style:family="paragraph" style:parent-style-name="T_5f_casos_5f_uso">
      <style:text-properties fo:font-weight="normal" officeooo:rsid="0076193a" officeooo:paragraph-rsid="00b7ba45" style:font-weight-asian="normal" style:font-weight-complex="normal"/>
    </style:style>
    <style:style style:name="P211" style:family="paragraph" style:parent-style-name="T_5f_casos_5f_uso">
      <style:text-properties fo:font-weight="normal" officeooo:rsid="0076193a" officeooo:paragraph-rsid="00b8abac" style:font-weight-asian="normal" style:font-weight-complex="normal"/>
    </style:style>
    <style:style style:name="P212" style:family="paragraph" style:parent-style-name="T_5f_casos_5f_uso">
      <style:text-properties fo:font-weight="normal" officeooo:rsid="0076193a" officeooo:paragraph-rsid="00f0f626" style:font-weight-asian="normal" style:font-weight-complex="normal"/>
    </style:style>
    <style:style style:name="P213" style:family="paragraph" style:parent-style-name="T_5f_casos_5f_uso">
      <style:text-properties fo:font-weight="normal" officeooo:rsid="0076193a" officeooo:paragraph-rsid="00f462e5" style:font-weight-asian="normal" style:font-weight-complex="normal"/>
    </style:style>
    <style:style style:name="P214" style:family="paragraph" style:parent-style-name="T_5f_casos_5f_uso">
      <style:text-properties fo:font-weight="normal" officeooo:rsid="0076193a" officeooo:paragraph-rsid="00fe581f" style:font-weight-asian="normal" style:font-weight-complex="normal"/>
    </style:style>
    <style:style style:name="P215" style:family="paragraph" style:parent-style-name="T_5f_casos_5f_uso">
      <style:text-properties fo:font-weight="normal" officeooo:rsid="0076193a" officeooo:paragraph-rsid="0100a528" style:font-weight-asian="normal" style:font-weight-complex="normal"/>
    </style:style>
    <style:style style:name="P216" style:family="paragraph" style:parent-style-name="T_5f_casos_5f_uso">
      <style:text-properties fo:font-weight="normal" officeooo:rsid="0076193a" officeooo:paragraph-rsid="010ee17a" style:font-weight-asian="normal" style:font-weight-complex="normal"/>
    </style:style>
    <style:style style:name="P217" style:family="paragraph" style:parent-style-name="T_5f_casos_5f_uso">
      <style:text-properties fo:font-weight="normal" officeooo:rsid="0076193a" officeooo:paragraph-rsid="010f73d3" style:font-weight-asian="normal" style:font-weight-complex="normal"/>
    </style:style>
    <style:style style:name="P218"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219" style:family="paragraph" style:parent-style-name="T_5f_casos_5f_uso">
      <style:text-properties fo:font-weight="normal" officeooo:paragraph-rsid="007712e7" style:font-weight-asian="normal" style:font-weight-complex="normal"/>
    </style:style>
    <style:style style:name="P220" style:family="paragraph" style:parent-style-name="T_5f_casos_5f_uso">
      <style:text-properties fo:font-weight="normal" officeooo:rsid="00775055" officeooo:paragraph-rsid="00775055" style:font-weight-asian="normal" style:font-weight-complex="normal"/>
    </style:style>
    <style:style style:name="P221" style:family="paragraph" style:parent-style-name="T_5f_casos_5f_uso">
      <style:text-properties fo:font-weight="normal" officeooo:rsid="00775055" officeooo:paragraph-rsid="007bafb3" style:font-weight-asian="normal" style:font-weight-complex="normal"/>
    </style:style>
    <style:style style:name="P222" style:family="paragraph" style:parent-style-name="T_5f_casos_5f_uso">
      <style:text-properties fo:font-weight="normal" officeooo:rsid="00775055" officeooo:paragraph-rsid="00803306" style:font-weight-asian="normal" style:font-weight-complex="normal"/>
    </style:style>
    <style:style style:name="P223" style:family="paragraph" style:parent-style-name="T_5f_casos_5f_uso">
      <style:text-properties fo:font-weight="normal" officeooo:rsid="00775055" officeooo:paragraph-rsid="00879865" style:font-weight-asian="normal" style:font-weight-complex="normal"/>
    </style:style>
    <style:style style:name="P224" style:family="paragraph" style:parent-style-name="T_5f_casos_5f_uso">
      <style:text-properties fo:font-weight="normal" officeooo:rsid="00775055" officeooo:paragraph-rsid="00918395" style:font-weight-asian="normal" style:font-weight-complex="normal"/>
    </style:style>
    <style:style style:name="P225" style:family="paragraph" style:parent-style-name="T_5f_casos_5f_uso">
      <style:text-properties fo:font-weight="normal" officeooo:rsid="00775055" officeooo:paragraph-rsid="0094aed1" style:font-weight-asian="normal" style:font-weight-complex="normal"/>
    </style:style>
    <style:style style:name="P226" style:family="paragraph" style:parent-style-name="T_5f_casos_5f_uso">
      <style:text-properties fo:font-weight="normal" officeooo:rsid="00775055" officeooo:paragraph-rsid="00b7ba45" style:font-weight-asian="normal" style:font-weight-complex="normal"/>
    </style:style>
    <style:style style:name="P227" style:family="paragraph" style:parent-style-name="T_5f_casos_5f_uso">
      <style:text-properties fo:font-weight="normal" officeooo:rsid="00775055" officeooo:paragraph-rsid="00b8abac" style:font-weight-asian="normal" style:font-weight-complex="normal"/>
    </style:style>
    <style:style style:name="P228" style:family="paragraph" style:parent-style-name="T_5f_casos_5f_uso">
      <style:text-properties fo:font-weight="normal" officeooo:rsid="00775055" officeooo:paragraph-rsid="00ce296c" style:font-weight-asian="normal" style:font-weight-complex="normal"/>
    </style:style>
    <style:style style:name="P229" style:family="paragraph" style:parent-style-name="T_5f_casos_5f_uso">
      <style:text-properties fo:font-weight="normal" officeooo:rsid="00775055" officeooo:paragraph-rsid="00f0f626" style:font-weight-asian="normal" style:font-weight-complex="normal"/>
    </style:style>
    <style:style style:name="P230" style:family="paragraph" style:parent-style-name="T_5f_casos_5f_uso">
      <style:text-properties fo:font-weight="normal" officeooo:rsid="00775055" officeooo:paragraph-rsid="00f462e5" style:font-weight-asian="normal" style:font-weight-complex="normal"/>
    </style:style>
    <style:style style:name="P231" style:family="paragraph" style:parent-style-name="T_5f_casos_5f_uso">
      <style:text-properties fo:font-weight="normal" officeooo:rsid="00775055" officeooo:paragraph-rsid="00f84b95" style:font-weight-asian="normal" style:font-weight-complex="normal"/>
    </style:style>
    <style:style style:name="P232" style:family="paragraph" style:parent-style-name="T_5f_casos_5f_uso">
      <style:text-properties fo:font-weight="normal" officeooo:rsid="00775055" officeooo:paragraph-rsid="010352d9" style:font-weight-asian="normal" style:font-weight-complex="normal"/>
    </style:style>
    <style:style style:name="P233" style:family="paragraph" style:parent-style-name="T_5f_casos_5f_uso">
      <style:text-properties fo:font-weight="normal" officeooo:rsid="0079902f" officeooo:paragraph-rsid="0079902f" style:font-weight-asian="normal" style:font-weight-complex="normal"/>
    </style:style>
    <style:style style:name="P234" style:family="paragraph" style:parent-style-name="T_5f_casos_5f_uso">
      <style:text-properties fo:font-weight="normal" officeooo:rsid="0079902f" officeooo:paragraph-rsid="007bafb3" style:font-weight-asian="normal" style:font-weight-complex="normal"/>
    </style:style>
    <style:style style:name="P235" style:family="paragraph" style:parent-style-name="T_5f_casos_5f_uso">
      <style:text-properties fo:font-weight="normal" officeooo:rsid="0079902f" officeooo:paragraph-rsid="00879865" style:font-weight-asian="normal" style:font-weight-complex="normal"/>
    </style:style>
    <style:style style:name="P236" style:family="paragraph" style:parent-style-name="T_5f_casos_5f_uso">
      <style:text-properties fo:font-weight="normal" officeooo:rsid="0079902f" officeooo:paragraph-rsid="00918395" style:font-weight-asian="normal" style:font-weight-complex="normal"/>
    </style:style>
    <style:style style:name="P237" style:family="paragraph" style:parent-style-name="T_5f_casos_5f_uso">
      <style:text-properties fo:font-weight="normal" officeooo:rsid="0079902f" officeooo:paragraph-rsid="00b7ba45" style:font-weight-asian="normal" style:font-weight-complex="normal"/>
    </style:style>
    <style:style style:name="P238" style:family="paragraph" style:parent-style-name="T_5f_casos_5f_uso">
      <style:text-properties fo:font-weight="normal" officeooo:rsid="0079902f" officeooo:paragraph-rsid="00b8abac" style:font-weight-asian="normal" style:font-weight-complex="normal"/>
    </style:style>
    <style:style style:name="P239" style:family="paragraph" style:parent-style-name="T_5f_casos_5f_uso">
      <style:text-properties fo:font-weight="normal" officeooo:rsid="0079902f" officeooo:paragraph-rsid="00f0f626" style:font-weight-asian="normal" style:font-weight-complex="normal"/>
    </style:style>
    <style:style style:name="P240" style:family="paragraph" style:parent-style-name="T_5f_casos_5f_uso">
      <style:text-properties fo:font-weight="normal" officeooo:rsid="0079902f" officeooo:paragraph-rsid="00f462e5" style:font-weight-asian="normal" style:font-weight-complex="normal"/>
    </style:style>
    <style:style style:name="P241" style:family="paragraph" style:parent-style-name="T_5f_casos_5f_uso">
      <style:text-properties fo:font-weight="normal" officeooo:rsid="0079902f" officeooo:paragraph-rsid="00fe581f" style:font-weight-asian="normal" style:font-weight-complex="normal"/>
    </style:style>
    <style:style style:name="P242" style:family="paragraph" style:parent-style-name="T_5f_casos_5f_uso">
      <style:text-properties fo:font-weight="normal" officeooo:rsid="0079902f" officeooo:paragraph-rsid="010ee17a" style:font-weight-asian="normal" style:font-weight-complex="normal"/>
    </style:style>
    <style:style style:name="P243" style:family="paragraph" style:parent-style-name="T_5f_casos_5f_uso">
      <style:text-properties fo:font-weight="normal" officeooo:paragraph-rsid="007bafb3" style:font-weight-asian="normal" style:font-weight-complex="normal"/>
    </style:style>
    <style:style style:name="P244" style:family="paragraph" style:parent-style-name="T_5f_casos_5f_uso">
      <style:text-properties fo:font-weight="normal" officeooo:paragraph-rsid="00803306" style:font-weight-asian="normal" style:font-weight-complex="normal"/>
    </style:style>
    <style:style style:name="P245" style:family="paragraph" style:parent-style-name="T_5f_casos_5f_uso">
      <style:text-properties fo:font-weight="normal" officeooo:paragraph-rsid="00879865" style:font-weight-asian="normal" style:font-weight-complex="normal"/>
    </style:style>
    <style:style style:name="P246"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247" style:family="paragraph" style:parent-style-name="T_5f_casos_5f_uso">
      <style:text-properties fo:font-weight="normal" officeooo:paragraph-rsid="00918395" style:font-weight-asian="normal" style:font-weight-complex="normal"/>
    </style:style>
    <style:style style:name="P248" style:family="paragraph" style:parent-style-name="T_5f_casos_5f_uso">
      <style:text-properties fo:font-weight="normal" officeooo:paragraph-rsid="0094aed1" style:font-weight-asian="normal" style:font-weight-complex="normal"/>
    </style:style>
    <style:style style:name="P249" style:family="paragraph" style:parent-style-name="T_5f_casos_5f_uso">
      <style:text-properties fo:font-weight="normal" officeooo:rsid="0097f55d" officeooo:paragraph-rsid="0097f55d" style:font-weight-asian="normal" style:font-weight-complex="normal"/>
    </style:style>
    <style:style style:name="P250" style:family="paragraph" style:parent-style-name="T_5f_casos_5f_uso">
      <style:text-properties fo:font-weight="normal" officeooo:rsid="0097f55d" officeooo:paragraph-rsid="010352d9" style:font-weight-asian="normal" style:font-weight-complex="normal"/>
    </style:style>
    <style:style style:name="P251" style:family="paragraph" style:parent-style-name="T_5f_casos_5f_uso">
      <style:text-properties fo:font-weight="normal" officeooo:rsid="0097fe6d" officeooo:paragraph-rsid="0097fe6d" style:font-weight-asian="normal" style:font-weight-complex="normal"/>
    </style:style>
    <style:style style:name="P252"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253"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254" style:family="paragraph" style:parent-style-name="T_5f_casos_5f_uso">
      <style:text-properties fo:font-weight="normal" officeooo:rsid="0097fe6d" officeooo:paragraph-rsid="010352d9" style:font-weight-asian="normal" style:font-weight-complex="normal"/>
    </style:style>
    <style:style style:name="P255" style:family="paragraph" style:parent-style-name="T_5f_casos_5f_uso">
      <style:text-properties fo:font-weight="normal" officeooo:rsid="009997ac" officeooo:paragraph-rsid="009997ac" style:font-weight-asian="normal" style:font-weight-complex="normal"/>
    </style:style>
    <style:style style:name="P256" style:family="paragraph" style:parent-style-name="T_5f_casos_5f_uso">
      <style:text-properties fo:font-weight="normal" officeooo:rsid="009aaba0" officeooo:paragraph-rsid="009cb0e1" style:font-weight-asian="normal" style:font-weight-complex="normal"/>
    </style:style>
    <style:style style:name="P257" style:family="paragraph" style:parent-style-name="T_5f_casos_5f_uso">
      <style:text-properties fo:font-weight="normal" officeooo:rsid="009aaba0" officeooo:paragraph-rsid="010352d9" style:font-weight-asian="normal" style:font-weight-complex="normal"/>
    </style:style>
    <style:style style:name="P258"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259"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260" style:family="paragraph" style:parent-style-name="T_5f_casos_5f_uso">
      <style:text-properties fo:font-weight="normal" officeooo:rsid="009cb0e1" officeooo:paragraph-rsid="009cb0e1" style:font-weight-asian="normal" style:font-weight-complex="normal"/>
    </style:style>
    <style:style style:name="P261" style:family="paragraph" style:parent-style-name="T_5f_casos_5f_uso">
      <style:text-properties fo:font-weight="normal" officeooo:rsid="009cb0e1" officeooo:paragraph-rsid="010352d9" style:font-weight-asian="normal" style:font-weight-complex="normal"/>
    </style:style>
    <style:style style:name="P262"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263"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264"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265"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266" style:family="paragraph" style:parent-style-name="T_5f_casos_5f_uso">
      <style:text-properties fo:font-weight="normal" officeooo:rsid="009dad8d" officeooo:paragraph-rsid="009dad8d" style:font-weight-asian="normal" style:font-weight-complex="normal"/>
    </style:style>
    <style:style style:name="P267"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268"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269"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270" style:family="paragraph" style:parent-style-name="T_5f_casos_5f_uso">
      <style:text-properties fo:font-weight="normal" officeooo:rsid="00a0cdd0" officeooo:paragraph-rsid="00a0cdd0" style:font-weight-asian="normal" style:font-weight-complex="normal"/>
    </style:style>
    <style:style style:name="P271" style:family="paragraph" style:parent-style-name="T_5f_casos_5f_uso">
      <style:text-properties fo:font-weight="normal" officeooo:rsid="00a0cdd0" officeooo:paragraph-rsid="010352d9" style:font-weight-asian="normal" style:font-weight-complex="normal"/>
    </style:style>
    <style:style style:name="P272" style:family="paragraph" style:parent-style-name="T_5f_casos_5f_uso">
      <style:text-properties fo:font-weight="normal" officeooo:paragraph-rsid="00b7ba45" style:font-weight-asian="normal" style:font-weight-complex="normal"/>
    </style:style>
    <style:style style:name="P273" style:family="paragraph" style:parent-style-name="T_5f_casos_5f_uso">
      <style:text-properties fo:font-weight="normal" officeooo:paragraph-rsid="00b8abac" style:font-weight-asian="normal" style:font-weight-complex="normal"/>
    </style:style>
    <style:style style:name="P274"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275"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276"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277"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278"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279"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280"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281" style:family="paragraph" style:parent-style-name="T_5f_casos_5f_uso">
      <style:text-properties fo:font-weight="normal" officeooo:paragraph-rsid="00ce296c" style:font-weight-asian="normal" style:font-weight-complex="normal"/>
    </style:style>
    <style:style style:name="P282" style:family="paragraph" style:parent-style-name="T_5f_casos_5f_uso">
      <style:text-properties fo:font-weight="normal" officeooo:rsid="00d3b09e" officeooo:paragraph-rsid="00d3b09e" style:font-weight-asian="normal" style:font-weight-complex="normal"/>
    </style:style>
    <style:style style:name="P283" style:family="paragraph" style:parent-style-name="T_5f_casos_5f_uso">
      <style:text-properties fo:font-weight="normal" officeooo:rsid="00d3b09e" officeooo:paragraph-rsid="00f84b95" style:font-weight-asian="normal" style:font-weight-complex="normal"/>
    </style:style>
    <style:style style:name="P284" style:family="paragraph" style:parent-style-name="T_5f_casos_5f_uso">
      <style:text-properties fo:font-weight="normal" officeooo:rsid="00d49d77" officeooo:paragraph-rsid="00d49d77" style:font-weight-asian="normal" style:font-weight-complex="normal"/>
    </style:style>
    <style:style style:name="P285"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286"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287" style:family="paragraph" style:parent-style-name="T_5f_casos_5f_uso">
      <style:text-properties fo:font-weight="normal" officeooo:rsid="00d49d77" officeooo:paragraph-rsid="00f84b95" style:font-weight-asian="normal" style:font-weight-complex="normal"/>
    </style:style>
    <style:style style:name="P288"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289"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290" style:family="paragraph" style:parent-style-name="T_5f_casos_5f_uso">
      <style:text-properties fo:font-weight="normal" officeooo:rsid="00e0975c" officeooo:paragraph-rsid="00e0975c" style:font-weight-asian="normal" style:font-weight-complex="normal"/>
    </style:style>
    <style:style style:name="P291"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292" style:family="paragraph" style:parent-style-name="T_5f_casos_5f_uso">
      <style:text-properties fo:font-weight="normal" officeooo:rsid="00e2a7fe" officeooo:paragraph-rsid="00e2a7fe" style:font-weight-asian="normal" style:font-weight-complex="normal"/>
    </style:style>
    <style:style style:name="P293"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294" style:family="paragraph" style:parent-style-name="T_5f_casos_5f_uso">
      <style:text-properties fo:font-weight="normal" officeooo:rsid="00e44326" officeooo:paragraph-rsid="00e44326" style:font-weight-asian="normal" style:font-weight-complex="normal"/>
    </style:style>
    <style:style style:name="P295"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296" style:family="paragraph" style:parent-style-name="T_5f_casos_5f_uso">
      <style:text-properties fo:font-weight="normal" officeooo:rsid="00ea0146" officeooo:paragraph-rsid="00ea0146" style:font-weight-asian="normal" style:font-weight-complex="normal"/>
    </style:style>
    <style:style style:name="P297"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298"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299"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300"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301" style:family="paragraph" style:parent-style-name="T_5f_casos_5f_uso">
      <style:text-properties fo:font-weight="normal" officeooo:rsid="00eaac43" officeooo:paragraph-rsid="00eaac43" style:font-weight-asian="normal" style:font-weight-complex="normal"/>
    </style:style>
    <style:style style:name="P302" style:family="paragraph" style:parent-style-name="T_5f_casos_5f_uso">
      <style:text-properties fo:font-weight="normal" officeooo:rsid="00eaac43" officeooo:paragraph-rsid="00f462e5" style:font-weight-asian="normal" style:font-weight-complex="normal"/>
    </style:style>
    <style:style style:name="P303" style:family="paragraph" style:parent-style-name="T_5f_casos_5f_uso">
      <style:text-properties fo:font-weight="normal" officeooo:rsid="00eaac43" officeooo:paragraph-rsid="0100a528" style:font-weight-asian="normal" style:font-weight-complex="normal"/>
    </style:style>
    <style:style style:name="P304" style:family="paragraph" style:parent-style-name="T_5f_casos_5f_uso">
      <style:text-properties fo:font-weight="normal" officeooo:rsid="00eaac43" officeooo:paragraph-rsid="010f73d3" style:font-weight-asian="normal" style:font-weight-complex="normal"/>
    </style:style>
    <style:style style:name="P305"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306"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307" style:family="paragraph" style:parent-style-name="T_5f_casos_5f_uso">
      <style:text-properties fo:font-weight="normal" officeooo:rsid="00ebd081" officeooo:paragraph-rsid="00ebd081" style:font-weight-asian="normal" style:font-weight-complex="normal"/>
    </style:style>
    <style:style style:name="P308"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309"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310"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311"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312" style:family="paragraph" style:parent-style-name="T_5f_casos_5f_uso">
      <style:text-properties fo:font-weight="normal" officeooo:paragraph-rsid="00f0f626" style:font-weight-asian="normal" style:font-weight-complex="normal"/>
    </style:style>
    <style:style style:name="P313" style:family="paragraph" style:parent-style-name="T_5f_casos_5f_uso">
      <style:text-properties fo:font-weight="normal" officeooo:paragraph-rsid="00f462e5" style:font-weight-asian="normal" style:font-weight-complex="normal"/>
    </style:style>
    <style:style style:name="P314" style:family="paragraph" style:parent-style-name="T_5f_casos_5f_uso">
      <style:text-properties fo:font-weight="normal" officeooo:paragraph-rsid="00f84b95" style:font-weight-asian="normal" style:font-weight-complex="normal"/>
    </style:style>
    <style:style style:name="P315"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316" style:family="paragraph" style:parent-style-name="T_5f_casos_5f_uso">
      <style:text-properties fo:font-weight="normal" officeooo:paragraph-rsid="00fe581f" style:font-weight-asian="normal" style:font-weight-complex="normal"/>
    </style:style>
    <style:style style:name="P317" style:family="paragraph" style:parent-style-name="T_5f_casos_5f_uso">
      <style:text-properties fo:font-weight="normal" officeooo:paragraph-rsid="0100a528" style:font-weight-asian="normal" style:font-weight-complex="normal"/>
    </style:style>
    <style:style style:name="P318" style:family="paragraph" style:parent-style-name="T_5f_casos_5f_uso">
      <style:text-properties fo:font-weight="normal" officeooo:paragraph-rsid="010352d9" style:font-weight-asian="normal" style:font-weight-complex="normal"/>
    </style:style>
    <style:style style:name="P319"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320" style:family="paragraph" style:parent-style-name="T_5f_casos_5f_uso">
      <style:text-properties fo:font-weight="normal" officeooo:rsid="0104639f" officeooo:paragraph-rsid="0104639f" style:font-weight-asian="normal" style:font-weight-complex="normal"/>
    </style:style>
    <style:style style:name="P321" style:family="paragraph" style:parent-style-name="T_5f_casos_5f_uso">
      <style:text-properties fo:font-weight="normal" officeooo:rsid="0105cc0e" officeooo:paragraph-rsid="0105cc0e" style:font-weight-asian="normal" style:font-weight-complex="normal"/>
    </style:style>
    <style:style style:name="P322"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323"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324" style:family="paragraph" style:parent-style-name="T_5f_casos_5f_uso">
      <style:text-properties fo:font-weight="normal" officeooo:rsid="010a7133" officeooo:paragraph-rsid="010a7133" style:font-weight-asian="normal" style:font-weight-complex="normal"/>
    </style:style>
    <style:style style:name="P325"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326" style:family="paragraph" style:parent-style-name="T_5f_casos_5f_uso">
      <style:text-properties fo:font-weight="normal" officeooo:paragraph-rsid="010ee17a" style:font-weight-asian="normal" style:font-weight-complex="normal"/>
    </style:style>
    <style:style style:name="P327" style:family="paragraph" style:parent-style-name="T_5f_casos_5f_uso">
      <style:text-properties fo:font-weight="normal" officeooo:paragraph-rsid="010f73d3" style:font-weight-asian="normal" style:font-weight-complex="normal"/>
    </style:style>
    <style:style style:name="P328" style:family="paragraph" style:parent-style-name="T_5f_casos_5f_uso">
      <style:text-properties officeooo:paragraph-rsid="00741797"/>
    </style:style>
    <style:style style:name="P329" style:family="paragraph" style:parent-style-name="T_5f_casos_5f_uso">
      <style:text-properties officeooo:paragraph-rsid="007bafb3"/>
    </style:style>
    <style:style style:name="P330" style:family="paragraph" style:parent-style-name="T_5f_casos_5f_uso">
      <style:text-properties officeooo:paragraph-rsid="00879865"/>
    </style:style>
    <style:style style:name="P331" style:family="paragraph" style:parent-style-name="T_5f_casos_5f_uso">
      <style:text-properties officeooo:paragraph-rsid="00918395"/>
    </style:style>
    <style:style style:name="P332" style:family="paragraph" style:parent-style-name="T_5f_casos_5f_uso">
      <style:text-properties officeooo:rsid="0071cc13" officeooo:paragraph-rsid="0071cc13"/>
    </style:style>
    <style:style style:name="P333" style:family="paragraph" style:parent-style-name="T_5f_casos_5f_uso">
      <style:text-properties officeooo:rsid="0071cc13" officeooo:paragraph-rsid="00741797"/>
    </style:style>
    <style:style style:name="P334" style:family="paragraph" style:parent-style-name="T_5f_casos_5f_uso">
      <style:text-properties officeooo:rsid="0071cc13" officeooo:paragraph-rsid="007bafb3"/>
    </style:style>
    <style:style style:name="P335" style:family="paragraph" style:parent-style-name="T_5f_casos_5f_uso">
      <style:text-properties officeooo:rsid="0071cc13" officeooo:paragraph-rsid="00803306"/>
    </style:style>
    <style:style style:name="P336" style:family="paragraph" style:parent-style-name="T_5f_casos_5f_uso">
      <style:text-properties officeooo:rsid="0071cc13" officeooo:paragraph-rsid="00879865"/>
    </style:style>
    <style:style style:name="P337" style:family="paragraph" style:parent-style-name="T_5f_casos_5f_uso">
      <style:text-properties officeooo:rsid="0071cc13" officeooo:paragraph-rsid="00918395"/>
    </style:style>
    <style:style style:name="P338" style:family="paragraph" style:parent-style-name="T_5f_casos_5f_uso">
      <style:text-properties officeooo:rsid="0071cc13" officeooo:paragraph-rsid="0094aed1"/>
    </style:style>
    <style:style style:name="P339" style:family="paragraph" style:parent-style-name="T_5f_casos_5f_uso">
      <style:text-properties officeooo:rsid="0071cc13" officeooo:paragraph-rsid="00b7ba45"/>
    </style:style>
    <style:style style:name="P340" style:family="paragraph" style:parent-style-name="T_5f_casos_5f_uso">
      <style:text-properties officeooo:rsid="0071cc13" officeooo:paragraph-rsid="00b8abac"/>
    </style:style>
    <style:style style:name="P341" style:family="paragraph" style:parent-style-name="T_5f_casos_5f_uso">
      <style:text-properties officeooo:rsid="0071cc13" officeooo:paragraph-rsid="00ce296c"/>
    </style:style>
    <style:style style:name="P342" style:family="paragraph" style:parent-style-name="T_5f_casos_5f_uso">
      <style:text-properties officeooo:rsid="0071cc13" officeooo:paragraph-rsid="00f0f626"/>
    </style:style>
    <style:style style:name="P343" style:family="paragraph" style:parent-style-name="T_5f_casos_5f_uso">
      <style:text-properties officeooo:rsid="0071cc13" officeooo:paragraph-rsid="00f462e5"/>
    </style:style>
    <style:style style:name="P344" style:family="paragraph" style:parent-style-name="T_5f_casos_5f_uso">
      <style:text-properties officeooo:rsid="0071cc13" officeooo:paragraph-rsid="00f84b95"/>
    </style:style>
    <style:style style:name="P345" style:family="paragraph" style:parent-style-name="T_5f_casos_5f_uso">
      <style:text-properties officeooo:rsid="0071cc13" officeooo:paragraph-rsid="00fe581f"/>
    </style:style>
    <style:style style:name="P346" style:family="paragraph" style:parent-style-name="T_5f_casos_5f_uso">
      <style:text-properties officeooo:rsid="0071cc13" officeooo:paragraph-rsid="0100a528"/>
    </style:style>
    <style:style style:name="P347" style:family="paragraph" style:parent-style-name="T_5f_casos_5f_uso">
      <style:text-properties officeooo:rsid="0071cc13" officeooo:paragraph-rsid="010352d9"/>
    </style:style>
    <style:style style:name="P348" style:family="paragraph" style:parent-style-name="T_5f_casos_5f_uso">
      <style:text-properties officeooo:rsid="0071cc13" officeooo:paragraph-rsid="010ee17a"/>
    </style:style>
    <style:style style:name="P349" style:family="paragraph" style:parent-style-name="T_5f_casos_5f_uso">
      <style:text-properties officeooo:rsid="0071cc13" officeooo:paragraph-rsid="010f73d3"/>
    </style:style>
    <style:style style:name="P350" style:family="paragraph" style:parent-style-name="T_5f_casos_5f_uso">
      <style:text-properties fo:font-weight="bold" officeooo:rsid="0071cc13" officeooo:paragraph-rsid="0071cc13" style:font-weight-asian="bold" style:font-weight-complex="bold"/>
    </style:style>
    <style:style style:name="P351" style:family="paragraph" style:parent-style-name="T_5f_casos_5f_uso">
      <style:text-properties fo:font-weight="bold" officeooo:rsid="0071cc13" officeooo:paragraph-rsid="00741797" style:font-weight-asian="bold" style:font-weight-complex="bold"/>
    </style:style>
    <style:style style:name="P352" style:family="paragraph" style:parent-style-name="T_5f_casos_5f_uso">
      <style:text-properties fo:font-weight="bold" officeooo:rsid="0071cc13" officeooo:paragraph-rsid="007bafb3" style:font-weight-asian="bold" style:font-weight-complex="bold"/>
    </style:style>
    <style:style style:name="P353" style:family="paragraph" style:parent-style-name="T_5f_casos_5f_uso">
      <style:text-properties fo:font-weight="bold" officeooo:rsid="0071cc13" officeooo:paragraph-rsid="00803306" style:font-weight-asian="bold" style:font-weight-complex="bold"/>
    </style:style>
    <style:style style:name="P354" style:family="paragraph" style:parent-style-name="T_5f_casos_5f_uso">
      <style:text-properties fo:font-weight="bold" officeooo:rsid="0071cc13" officeooo:paragraph-rsid="00879865" style:font-weight-asian="bold" style:font-weight-complex="bold"/>
    </style:style>
    <style:style style:name="P355" style:family="paragraph" style:parent-style-name="T_5f_casos_5f_uso">
      <style:text-properties fo:font-weight="bold" officeooo:rsid="0071cc13" officeooo:paragraph-rsid="00918395" style:font-weight-asian="bold" style:font-weight-complex="bold"/>
    </style:style>
    <style:style style:name="P356" style:family="paragraph" style:parent-style-name="T_5f_casos_5f_uso">
      <style:text-properties fo:font-weight="bold" officeooo:rsid="0071cc13" officeooo:paragraph-rsid="0094aed1" style:font-weight-asian="bold" style:font-weight-complex="bold"/>
    </style:style>
    <style:style style:name="P357" style:family="paragraph" style:parent-style-name="T_5f_casos_5f_uso">
      <style:text-properties fo:font-weight="bold" officeooo:rsid="0071cc13" officeooo:paragraph-rsid="00b7ba45" style:font-weight-asian="bold" style:font-weight-complex="bold"/>
    </style:style>
    <style:style style:name="P358" style:family="paragraph" style:parent-style-name="T_5f_casos_5f_uso">
      <style:text-properties fo:font-weight="bold" officeooo:rsid="0071cc13" officeooo:paragraph-rsid="00b8abac" style:font-weight-asian="bold" style:font-weight-complex="bold"/>
    </style:style>
    <style:style style:name="P359" style:family="paragraph" style:parent-style-name="T_5f_casos_5f_uso">
      <style:text-properties fo:font-weight="bold" officeooo:rsid="0071cc13" officeooo:paragraph-rsid="00ce296c" style:font-weight-asian="bold" style:font-weight-complex="bold"/>
    </style:style>
    <style:style style:name="P360" style:family="paragraph" style:parent-style-name="T_5f_casos_5f_uso">
      <style:text-properties fo:font-weight="bold" officeooo:rsid="0071cc13" officeooo:paragraph-rsid="00f0f626" style:font-weight-asian="bold" style:font-weight-complex="bold"/>
    </style:style>
    <style:style style:name="P361" style:family="paragraph" style:parent-style-name="T_5f_casos_5f_uso">
      <style:text-properties fo:font-weight="bold" officeooo:rsid="0071cc13" officeooo:paragraph-rsid="00f462e5" style:font-weight-asian="bold" style:font-weight-complex="bold"/>
    </style:style>
    <style:style style:name="P362" style:family="paragraph" style:parent-style-name="T_5f_casos_5f_uso">
      <style:text-properties fo:font-weight="bold" officeooo:rsid="0071cc13" officeooo:paragraph-rsid="00f84b95" style:font-weight-asian="bold" style:font-weight-complex="bold"/>
    </style:style>
    <style:style style:name="P363" style:family="paragraph" style:parent-style-name="T_5f_casos_5f_uso">
      <style:text-properties fo:font-weight="bold" officeooo:rsid="0071cc13" officeooo:paragraph-rsid="00fe581f" style:font-weight-asian="bold" style:font-weight-complex="bold"/>
    </style:style>
    <style:style style:name="P364" style:family="paragraph" style:parent-style-name="T_5f_casos_5f_uso">
      <style:text-properties fo:font-weight="bold" officeooo:rsid="0071cc13" officeooo:paragraph-rsid="0100a528" style:font-weight-asian="bold" style:font-weight-complex="bold"/>
    </style:style>
    <style:style style:name="P365" style:family="paragraph" style:parent-style-name="T_5f_casos_5f_uso">
      <style:text-properties fo:font-weight="bold" officeooo:rsid="0071cc13" officeooo:paragraph-rsid="010352d9" style:font-weight-asian="bold" style:font-weight-complex="bold"/>
    </style:style>
    <style:style style:name="P366" style:family="paragraph" style:parent-style-name="T_5f_casos_5f_uso">
      <style:text-properties fo:font-weight="bold" officeooo:rsid="0071cc13" officeooo:paragraph-rsid="010ee17a" style:font-weight-asian="bold" style:font-weight-complex="bold"/>
    </style:style>
    <style:style style:name="P367" style:family="paragraph" style:parent-style-name="T_5f_casos_5f_uso">
      <style:text-properties fo:font-weight="bold" officeooo:rsid="0071cc13" officeooo:paragraph-rsid="010f73d3" style:font-weight-asian="bold" style:font-weight-complex="bold"/>
    </style:style>
    <style:style style:name="P368" style:family="paragraph" style:parent-style-name="T_5f_casos_5f_uso">
      <style:text-properties officeooo:paragraph-rsid="00803306"/>
    </style:style>
    <style:style style:name="P369" style:family="paragraph" style:parent-style-name="T_5f_casos_5f_uso">
      <style:text-properties officeooo:paragraph-rsid="0094aed1"/>
    </style:style>
    <style:style style:name="P370"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371" style:family="paragraph" style:parent-style-name="T_5f_casos_5f_uso">
      <style:text-properties officeooo:paragraph-rsid="00b7ba45"/>
    </style:style>
    <style:style style:name="P372" style:family="paragraph" style:parent-style-name="T_5f_casos_5f_uso">
      <style:text-properties officeooo:paragraph-rsid="00ce296c"/>
    </style:style>
    <style:style style:name="P373" style:family="paragraph" style:parent-style-name="T_5f_casos_5f_uso">
      <style:text-properties officeooo:paragraph-rsid="00b8abac"/>
    </style:style>
    <style:style style:name="P374" style:family="paragraph" style:parent-style-name="T_5f_casos_5f_uso">
      <style:text-properties officeooo:paragraph-rsid="0100a528"/>
    </style:style>
    <style:style style:name="P375" style:family="paragraph" style:parent-style-name="T_5f_casos_5f_uso">
      <style:text-properties officeooo:paragraph-rsid="00f84b95"/>
    </style:style>
    <style:style style:name="P376" style:family="paragraph" style:parent-style-name="T_5f_casos_5f_uso">
      <style:text-properties officeooo:paragraph-rsid="010352d9"/>
    </style:style>
    <style:style style:name="P377"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378" style:family="paragraph" style:parent-style-name="T_5f_casos_5f_uso">
      <style:text-properties officeooo:paragraph-rsid="00f0f626"/>
    </style:style>
    <style:style style:name="P379" style:family="paragraph" style:parent-style-name="T_5f_casos_5f_uso">
      <style:text-properties officeooo:paragraph-rsid="00f462e5"/>
    </style:style>
    <style:style style:name="P380" style:family="paragraph" style:parent-style-name="T_5f_casos_5f_uso">
      <style:text-properties officeooo:paragraph-rsid="00fe581f"/>
    </style:style>
    <style:style style:name="P381" style:family="paragraph" style:parent-style-name="T_5f_casos_5f_uso">
      <style:text-properties officeooo:paragraph-rsid="010ee17a"/>
    </style:style>
    <style:style style:name="P382" style:family="paragraph" style:parent-style-name="T_5f_casos_5f_uso">
      <style:text-properties officeooo:paragraph-rsid="010f73d3"/>
    </style:style>
    <style:style style:name="P383" style:family="paragraph" style:parent-style-name="Normal">
      <style:paragraph-properties>
        <style:tab-stops>
          <style:tab-stop style:position="16.506cm" style:type="right" style:leader-style="dotted" style:leader-text="."/>
        </style:tab-stops>
      </style:paragraph-properties>
    </style:style>
    <style:style style:name="P384" style:family="paragraph" style:parent-style-name="Standard" style:master-page-name="MP0">
      <style:paragraph-properties style:page-number="auto" fo:break-before="page"/>
      <style:text-properties style:font-name="Arial"/>
    </style:style>
    <style:style style:name="P385" style:family="paragraph" style:parent-style-name="Nivel1" style:list-style-name="L1"/>
    <style:style style:name="P386" style:family="paragraph" style:parent-style-name="Nivel2" style:list-style-name="L1"/>
    <style:style style:name="P387" style:family="paragraph" style:parent-style-name="Nivel3" style:list-style-name="L1"/>
    <style:style style:name="P388" style:family="paragraph" style:parent-style-name="Nivel3" style:list-style-name="L1">
      <style:text-properties officeooo:paragraph-rsid="001781b9"/>
    </style:style>
    <style:style style:name="P389" style:family="paragraph" style:parent-style-name="Nivel3" style:list-style-name="L1">
      <style:text-properties officeooo:paragraph-rsid="00f462e5"/>
    </style:style>
    <style:style style:name="P390" style:family="paragraph" style:parent-style-name="Nivel4" style:list-style-name="L1"/>
    <style:style style:name="P391" style:family="paragraph" style:parent-style-name="Nivel4" style:list-style-name="L1">
      <style:text-properties officeooo:paragraph-rsid="00c75810"/>
    </style:style>
    <style:style style:name="P392" style:family="paragraph" style:parent-style-name="T_5f_casos_5f_uso" style:list-style-name="L8"/>
    <style:style style:name="P393" style:family="paragraph" style:parent-style-name="T_5f_casos_5f_uso" style:list-style-name="L8">
      <style:text-properties officeooo:paragraph-rsid="00741797"/>
    </style:style>
    <style:style style:name="P394" style:family="paragraph" style:parent-style-name="T_5f_casos_5f_uso" style:list-style-name="L8">
      <style:text-properties officeooo:paragraph-rsid="007bafb3"/>
    </style:style>
    <style:style style:name="P395" style:family="paragraph" style:parent-style-name="T_5f_casos_5f_uso" style:list-style-name="L8">
      <style:text-properties officeooo:paragraph-rsid="00879865"/>
    </style:style>
    <style:style style:name="P396" style:family="paragraph" style:parent-style-name="T_5f_casos_5f_uso" style:list-style-name="L8">
      <style:text-properties officeooo:paragraph-rsid="00918395"/>
    </style:style>
    <style:style style:name="P397" style:family="paragraph" style:parent-style-name="T_5f_casos_5f_uso" style:list-style-name="L8">
      <style:text-properties officeooo:paragraph-rsid="00b4f655"/>
    </style:style>
    <style:style style:name="P398" style:family="paragraph" style:parent-style-name="T_5f_casos_5f_uso" style:list-style-name="L8">
      <style:text-properties officeooo:paragraph-rsid="00b7ba45"/>
    </style:style>
    <style:style style:name="P399" style:family="paragraph" style:parent-style-name="T_5f_casos_5f_uso" style:list-style-name="L8">
      <style:text-properties officeooo:paragraph-rsid="00ba7f28"/>
    </style:style>
    <style:style style:name="P400" style:family="paragraph" style:parent-style-name="T_5f_casos_5f_uso" style:list-style-name="L8">
      <style:text-properties officeooo:paragraph-rsid="0100a528"/>
    </style:style>
    <style:style style:name="P401" style:family="paragraph" style:parent-style-name="T_5f_casos_5f_uso" style:list-style-name="L9">
      <style:text-properties officeooo:paragraph-rsid="00803306"/>
    </style:style>
    <style:style style:name="P402" style:family="paragraph" style:parent-style-name="T_5f_casos_5f_uso" style:list-style-name="L9">
      <style:text-properties officeooo:paragraph-rsid="0094aed1"/>
    </style:style>
    <style:style style:name="P403" style:family="paragraph" style:parent-style-name="T_5f_casos_5f_uso" style:list-style-name="L9">
      <style:text-properties officeooo:paragraph-rsid="00ce296c"/>
    </style:style>
    <style:style style:name="P404" style:family="paragraph" style:parent-style-name="T_5f_casos_5f_uso" style:list-style-name="L9">
      <style:text-properties officeooo:paragraph-rsid="00f84b95"/>
    </style:style>
    <style:style style:name="P405" style:family="paragraph" style:parent-style-name="T_5f_casos_5f_uso" style:list-style-name="L9">
      <style:text-properties officeooo:paragraph-rsid="010352d9"/>
    </style:style>
    <style:style style:name="P406" style:family="paragraph" style:parent-style-name="T_5f_casos_5f_uso" style:list-style-name="L9">
      <style:text-properties officeooo:rsid="0094b644" officeooo:paragraph-rsid="0094b644"/>
    </style:style>
    <style:style style:name="P407" style:family="paragraph" style:parent-style-name="T_5f_casos_5f_uso" style:list-style-name="L9">
      <style:text-properties officeooo:rsid="0094b644" officeooo:paragraph-rsid="00ce296c"/>
    </style:style>
    <style:style style:name="P408" style:family="paragraph" style:parent-style-name="T_5f_casos_5f_uso" style:list-style-name="L9">
      <style:text-properties officeooo:rsid="0094b644" officeooo:paragraph-rsid="00f84b95"/>
    </style:style>
    <style:style style:name="P409" style:family="paragraph" style:parent-style-name="T_5f_casos_5f_uso" style:list-style-name="L9">
      <style:text-properties fo:font-weight="normal" officeooo:rsid="0094b644" officeooo:paragraph-rsid="0094b644" style:font-weight-asian="normal" style:font-weight-complex="normal"/>
    </style:style>
    <style:style style:name="P410" style:family="paragraph" style:parent-style-name="T_5f_casos_5f_uso" style:list-style-name="L9">
      <style:text-properties fo:font-weight="normal" officeooo:rsid="0094b644" officeooo:paragraph-rsid="00ce296c" style:font-weight-asian="normal" style:font-weight-complex="normal"/>
    </style:style>
    <style:style style:name="P411" style:family="paragraph" style:parent-style-name="T_5f_casos_5f_uso" style:list-style-name="L9">
      <style:text-properties fo:font-weight="normal" officeooo:rsid="0094b644" officeooo:paragraph-rsid="00f84b95" style:font-weight-asian="normal" style:font-weight-complex="normal"/>
    </style:style>
    <style:style style:name="P412" style:family="paragraph" style:parent-style-name="T_5f_casos_5f_uso" style:list-style-name="L9">
      <style:text-properties fo:font-weight="normal" officeooo:rsid="0094b644" officeooo:paragraph-rsid="010352d9" style:font-weight-asian="normal" style:font-weight-complex="normal"/>
    </style:style>
    <style:style style:name="P413" style:family="paragraph" style:parent-style-name="T_5f_casos_5f_uso" style:list-style-name="L8">
      <style:text-properties fo:font-weight="normal" officeooo:rsid="0094b644" officeooo:paragraph-rsid="00f0a095" style:font-weight-asian="normal" style:font-weight-complex="normal"/>
    </style:style>
    <style:style style:name="P414" style:family="paragraph" style:parent-style-name="T_5f_casos_5f_uso" style:list-style-name="L8">
      <style:text-properties fo:font-weight="normal" officeooo:rsid="0094b644" officeooo:paragraph-rsid="00f0f626" style:font-weight-asian="normal" style:font-weight-complex="normal"/>
    </style:style>
    <style:style style:name="P415" style:family="paragraph" style:parent-style-name="T_5f_casos_5f_uso" style:list-style-name="L8">
      <style:text-properties fo:font-weight="normal" officeooo:rsid="0094b644" officeooo:paragraph-rsid="00f462e5" style:font-weight-asian="normal" style:font-weight-complex="normal"/>
    </style:style>
    <style:style style:name="P416" style:family="paragraph" style:parent-style-name="T_5f_casos_5f_uso" style:list-style-name="L8">
      <style:text-properties fo:font-weight="normal" officeooo:rsid="0094b644" officeooo:paragraph-rsid="00fe581f" style:font-weight-asian="normal" style:font-weight-complex="normal"/>
    </style:style>
    <style:style style:name="P417" style:family="paragraph" style:parent-style-name="T_5f_casos_5f_uso" style:list-style-name="L8">
      <style:text-properties fo:font-weight="normal" officeooo:rsid="0094b644" officeooo:paragraph-rsid="010ce8f6" style:font-weight-asian="normal" style:font-weight-complex="normal"/>
    </style:style>
    <style:style style:name="P418" style:family="paragraph" style:parent-style-name="T_5f_casos_5f_uso" style:list-style-name="L8">
      <style:text-properties fo:font-weight="normal" officeooo:rsid="0094b644" officeooo:paragraph-rsid="010ee17a" style:font-weight-asian="normal" style:font-weight-complex="normal"/>
    </style:style>
    <style:style style:name="P419" style:family="paragraph" style:parent-style-name="T_5f_casos_5f_uso" style:list-style-name="L8">
      <style:text-properties fo:font-weight="normal" officeooo:rsid="0094b644" officeooo:paragraph-rsid="010f73d3" style:font-weight-asian="normal" style:font-weight-complex="normal"/>
    </style:style>
    <style:style style:name="P420" style:family="paragraph" style:parent-style-name="T_5f_casos_5f_uso" style:list-style-name="L9">
      <style:text-properties fo:font-weight="normal" officeooo:rsid="010352d9" officeooo:paragraph-rsid="010352d9" style:font-weight-asian="normal" style:font-weight-complex="normal"/>
    </style:style>
    <style:style style:name="P421" style:family="paragraph" style:parent-style-name="TablaSituacionActual" style:list-style-name="L2">
      <style:text-properties fo:font-weight="normal" style:font-weight-asian="normal" style:font-weight-complex="normal"/>
    </style:style>
    <style:style style:name="P422" style:family="paragraph" style:parent-style-name="TablaSituacionActual" style:list-style-name="L2">
      <style:text-properties fo:font-weight="normal" officeooo:paragraph-rsid="001fb0f0" style:font-weight-asian="normal" style:font-weight-complex="normal"/>
    </style:style>
    <style:style style:name="P423" style:family="paragraph" style:parent-style-name="TablaSituacionActual" style:list-style-name="L3">
      <style:text-properties fo:font-weight="normal" style:font-weight-asian="normal" style:font-weight-complex="normal"/>
    </style:style>
    <style:style style:name="P424" style:family="paragraph" style:parent-style-name="TablaSituacionActual" style:list-style-name="L4">
      <style:text-properties fo:font-weight="normal" style:font-weight-asian="normal" style:font-weight-complex="normal"/>
    </style:style>
    <style:style style:name="P425" style:family="paragraph" style:parent-style-name="TablaSituacionActual" style:list-style-name="L5">
      <style:text-properties fo:font-weight="normal" style:font-weight-asian="normal" style:font-weight-complex="normal"/>
    </style:style>
    <style:style style:name="P426" style:family="paragraph" style:parent-style-name="TablaSituacionActual" style:list-style-name="L6">
      <style:text-properties fo:font-weight="normal" style:font-weight-asian="normal" style:font-weight-complex="normal"/>
    </style:style>
    <style:style style:name="P427" style:family="paragraph" style:parent-style-name="TablaSituacionActual" style:list-style-name="L7">
      <style:text-properties fo:font-weight="normal" style:font-weight-asian="normal" style:font-weight-complex="normal"/>
    </style:style>
    <style:style style:name="P428" style:family="paragraph" style:parent-style-name="TablaSituacionActual" style:list-style-name="L3"/>
    <style:style style:name="P429" style:family="paragraph" style:parent-style-name="TablaSituacionActual" style:list-style-name="L8">
      <style:text-properties fo:font-size="8pt" style:font-size-asian="8pt" style:font-size-complex="8pt"/>
    </style:style>
    <style:style style:name="P430" style:family="paragraph" style:parent-style-name="TablaSituacionActual" style:list-style-name="L8">
      <style:text-properties fo:font-size="8pt" officeooo:paragraph-rsid="005ddd8f" style:font-size-asian="8pt" style:font-size-complex="8pt"/>
    </style:style>
    <style:style style:name="P431" style:family="paragraph" style:parent-style-name="TablaSituacionActual" style:list-style-name="L8">
      <style:text-properties fo:font-size="8pt" officeooo:paragraph-rsid="008a5521" style:font-size-asian="8pt" style:font-size-complex="8pt"/>
    </style:style>
    <style:style style:name="P4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officeooo:rsid="001ac943"/>
    </style:style>
    <style:style style:name="T31" style:family="text">
      <style:text-properties officeooo:rsid="000f0e97"/>
    </style:style>
    <style:style style:name="T32" style:family="text">
      <style:text-properties officeooo:rsid="000bc12c"/>
    </style:style>
    <style:style style:name="T33" style:family="text">
      <style:text-properties officeooo:rsid="00169d78"/>
    </style:style>
    <style:style style:name="T34" style:family="text">
      <style:text-properties officeooo:rsid="0010c4e1"/>
    </style:style>
    <style:style style:name="T35" style:family="text">
      <style:text-properties officeooo:rsid="0016dc4e"/>
    </style:style>
    <style:style style:name="T36" style:family="text">
      <style:text-properties officeooo:rsid="001781b9"/>
    </style:style>
    <style:style style:name="T37" style:family="text">
      <style:text-properties officeooo:rsid="001d1099"/>
    </style:style>
    <style:style style:name="T38" style:family="text">
      <style:text-properties officeooo:rsid="0021b405"/>
    </style:style>
    <style:style style:name="T39" style:family="text">
      <style:text-properties officeooo:rsid="0022332b"/>
    </style:style>
    <style:style style:name="T40" style:family="text">
      <style:text-properties officeooo:rsid="0023ad2f"/>
    </style:style>
    <style:style style:name="T41" style:family="text">
      <style:text-properties officeooo:rsid="0024bb35"/>
    </style:style>
    <style:style style:name="T42" style:family="text">
      <style:text-properties officeooo:rsid="0029ef9d"/>
    </style:style>
    <style:style style:name="T43" style:family="text">
      <style:text-properties officeooo:rsid="002b9d9e"/>
    </style:style>
    <style:style style:name="T44" style:family="text">
      <style:text-properties officeooo:rsid="002cd3ad"/>
    </style:style>
    <style:style style:name="T45" style:family="text">
      <style:text-properties officeooo:rsid="0030e46a"/>
    </style:style>
    <style:style style:name="T46" style:family="text">
      <style:text-properties officeooo:rsid="0035dc40"/>
    </style:style>
    <style:style style:name="T47" style:family="text">
      <style:text-properties officeooo:rsid="003d8bb6"/>
    </style:style>
    <style:style style:name="T48" style:family="text">
      <style:text-properties officeooo:rsid="003ea877"/>
    </style:style>
    <style:style style:name="T49" style:family="text">
      <style:text-properties officeooo:rsid="00431081"/>
    </style:style>
    <style:style style:name="T50" style:family="text">
      <style:text-properties officeooo:rsid="0048f938"/>
    </style:style>
    <style:style style:name="T51" style:family="text">
      <style:text-properties officeooo:rsid="0050c35a"/>
    </style:style>
    <style:style style:name="T52" style:family="text">
      <style:text-properties fo:font-size="8pt" fo:font-weight="normal" style:font-size-asian="8pt" style:font-weight-asian="normal" style:font-size-complex="8pt" style:font-weight-complex="normal"/>
    </style:style>
    <style:style style:name="T53" style:family="text">
      <style:text-properties fo:font-size="8pt" fo:font-weight="normal" officeooo:rsid="004bd728" style:font-size-asian="8pt" style:font-weight-asian="normal" style:font-size-complex="8pt" style:font-weight-complex="normal"/>
    </style:style>
    <style:style style:name="T54" style:family="text">
      <style:text-properties fo:font-size="8pt" fo:font-weight="normal" officeooo:rsid="004dc005" style:font-size-asian="8pt" style:font-weight-asian="normal" style:font-size-complex="8pt" style:font-weight-complex="normal"/>
    </style:style>
    <style:style style:name="T55" style:family="text">
      <style:text-properties fo:font-size="8pt" fo:font-weight="normal" officeooo:rsid="0053aadc" style:font-size-asian="8pt" style:font-weight-asian="normal" style:font-size-complex="8pt" style:font-weight-complex="normal"/>
    </style:style>
    <style:style style:name="T56" style:family="text">
      <style:text-properties fo:font-size="8pt" fo:font-weight="normal" officeooo:rsid="005ddd8f" style:font-size-asian="8pt" style:font-weight-asian="normal" style:font-size-complex="8pt" style:font-weight-complex="normal"/>
    </style:style>
    <style:style style:name="T57" style:family="text">
      <style:text-properties fo:font-size="8pt" fo:font-weight="normal" officeooo:rsid="0076193a" style:font-size-asian="8pt" style:font-weight-asian="normal" style:font-size-complex="8pt" style:font-weight-complex="normal"/>
    </style:style>
    <style:style style:name="T58" style:family="text">
      <style:text-properties fo:font-size="8pt" fo:font-weight="normal" officeooo:rsid="007d412f" style:font-size-asian="8pt" style:font-weight-asian="normal" style:font-size-complex="8pt" style:font-weight-complex="normal"/>
    </style:style>
    <style:style style:name="T59" style:family="text">
      <style:text-properties fo:font-size="8pt" fo:font-weight="normal" officeooo:rsid="0082259c" style:font-size-asian="8pt" style:font-weight-asian="normal" style:font-size-complex="8pt" style:font-weight-complex="normal"/>
    </style:style>
    <style:style style:name="T60" style:family="text">
      <style:text-properties fo:font-size="8pt" fo:font-weight="normal" officeooo:rsid="008a5521" style:font-size-asian="8pt" style:font-weight-asian="normal" style:font-size-complex="8pt" style:font-weight-complex="normal"/>
    </style:style>
    <style:style style:name="T61" style:family="text">
      <style:text-properties fo:font-size="8pt" fo:font-weight="normal" officeooo:rsid="008ac6a3" style:font-size-asian="8pt" style:font-weight-asian="normal" style:font-size-complex="8pt" style:font-weight-complex="normal"/>
    </style:style>
    <style:style style:name="T62" style:family="text">
      <style:text-properties fo:font-size="8pt" fo:font-weight="normal" officeooo:rsid="0092ad2b" style:font-size-asian="8pt" style:font-weight-asian="normal" style:font-size-complex="8pt" style:font-weight-complex="normal"/>
    </style:style>
    <style:style style:name="T63" style:family="text">
      <style:text-properties fo:font-size="8pt" fo:font-weight="normal" officeooo:rsid="0094ab67" style:font-size-asian="8pt" style:font-weight-asian="normal" style:font-size-complex="8pt" style:font-weight-complex="normal"/>
    </style:style>
    <style:style style:name="T64" style:family="text">
      <style:text-properties fo:font-size="8pt" fo:font-weight="normal" officeooo:rsid="009611f9" style:font-size-asian="8pt" style:font-weight-asian="normal" style:font-size-complex="8pt" style:font-weight-complex="normal"/>
    </style:style>
    <style:style style:name="T65" style:family="text">
      <style:text-properties fo:font-size="8pt" fo:font-weight="normal" officeooo:rsid="00b5fb2c" style:font-size-asian="8pt" style:font-weight-asian="normal" style:font-size-complex="8pt" style:font-weight-complex="normal"/>
    </style:style>
    <style:style style:name="T66" style:family="text">
      <style:text-properties fo:font-size="8pt" fo:font-weight="normal" officeooo:rsid="00b7ba45" style:font-size-asian="8pt" style:font-weight-asian="normal" style:font-size-complex="8pt" style:font-weight-complex="normal"/>
    </style:style>
    <style:style style:name="T67" style:family="text">
      <style:text-properties fo:font-size="8pt" fo:font-weight="normal" officeooo:rsid="00bbaa5e" style:font-size-asian="8pt" style:font-weight-asian="normal" style:font-size-complex="8pt" style:font-weight-complex="normal"/>
    </style:style>
    <style:style style:name="T68" style:family="text">
      <style:text-properties fo:font-size="8pt" fo:font-weight="normal" officeooo:rsid="00cf79b6" style:font-size-asian="8pt" style:font-weight-asian="normal" style:font-size-complex="8pt" style:font-weight-complex="normal"/>
    </style:style>
    <style:style style:name="T69" style:family="text">
      <style:text-properties fo:font-size="8pt" fo:font-weight="normal" officeooo:rsid="00cfe5d4" style:font-size-asian="8pt" style:font-weight-asian="normal" style:font-size-complex="8pt" style:font-weight-complex="normal"/>
    </style:style>
    <style:style style:name="T70" style:family="text">
      <style:text-properties fo:font-size="8pt" fo:font-weight="normal" officeooo:rsid="00d5c820" style:font-size-asian="8pt" style:font-weight-asian="normal" style:font-size-complex="8pt" style:font-weight-complex="normal"/>
    </style:style>
    <style:style style:name="T71" style:family="text">
      <style:text-properties fo:font-size="8pt" fo:font-weight="normal" officeooo:rsid="0050d998" style:font-size-asian="8pt" style:font-weight-asian="normal" style:font-size-complex="8pt" style:font-weight-complex="normal"/>
    </style:style>
    <style:style style:name="T72" style:family="text">
      <style:text-properties fo:font-size="8pt" fo:font-weight="normal" officeooo:rsid="00510e99" style:font-size-asian="8pt" style:font-weight-asian="normal" style:font-size-complex="8pt" style:font-weight-complex="normal"/>
    </style:style>
    <style:style style:name="T73" style:family="text">
      <style:text-properties fo:font-size="8pt" fo:font-weight="normal" officeooo:rsid="00f0a095" style:font-size-asian="8pt" style:font-weight-asian="normal" style:font-size-complex="8pt" style:font-weight-complex="normal"/>
    </style:style>
    <style:style style:name="T74" style:family="text">
      <style:text-properties fo:font-size="8pt" fo:font-weight="normal" officeooo:rsid="00f2af23" style:font-size-asian="8pt" style:font-weight-asian="normal" style:font-size-complex="8pt" style:font-weight-complex="normal"/>
    </style:style>
    <style:style style:name="T75" style:family="text">
      <style:text-properties fo:font-size="8pt" fo:font-weight="normal" officeooo:rsid="00f462e5" style:font-size-asian="8pt" style:font-weight-asian="normal" style:font-size-complex="8pt" style:font-weight-complex="normal"/>
    </style:style>
    <style:style style:name="T76" style:family="text">
      <style:text-properties fo:font-size="8pt" fo:font-weight="normal" officeooo:rsid="00fc7623" style:font-size-asian="8pt" style:font-weight-asian="normal" style:font-size-complex="8pt" style:font-weight-complex="normal"/>
    </style:style>
    <style:style style:name="T77" style:family="text">
      <style:text-properties fo:font-size="8pt" fo:font-weight="normal" officeooo:rsid="0050a05a" style:font-size-asian="8pt" style:font-weight-asian="normal" style:font-size-complex="8pt" style:font-weight-complex="normal"/>
    </style:style>
    <style:style style:name="T78" style:family="text">
      <style:text-properties fo:font-size="8pt" fo:font-weight="normal" officeooo:rsid="00595bdc" style:font-size-asian="8pt" style:font-weight-asian="normal" style:font-size-complex="8pt" style:font-weight-complex="normal"/>
    </style:style>
    <style:style style:name="T79" style:family="text">
      <style:text-properties fo:font-size="8pt" fo:font-weight="normal" officeooo:rsid="00efebc3" style:font-size-asian="8pt" style:font-weight-asian="normal" style:font-size-complex="8pt" style:font-weight-complex="normal"/>
    </style:style>
    <style:style style:name="T80" style:family="text">
      <style:text-properties fo:font-size="8pt" fo:font-weight="normal" officeooo:rsid="0050c35a" style:font-size-asian="8pt" style:font-weight-asian="normal" style:font-size-complex="8pt" style:font-weight-complex="normal"/>
    </style:style>
    <style:style style:name="T81" style:family="text">
      <style:text-properties fo:font-size="8pt" fo:font-weight="normal" officeooo:rsid="00643783" style:font-size-asian="8pt" style:font-weight-asian="normal" style:font-size-complex="8pt" style:font-weight-complex="normal"/>
    </style:style>
    <style:style style:name="T82" style:family="text">
      <style:text-properties fo:font-size="8pt" fo:font-weight="normal" officeooo:rsid="0088ca38" style:font-size-asian="8pt" style:font-weight-asian="normal" style:font-size-complex="8pt" style:font-weight-complex="normal"/>
    </style:style>
    <style:style style:name="T83" style:family="text">
      <style:text-properties fo:font-size="8pt" fo:font-weight="normal" officeooo:rsid="010298d6" style:font-size-asian="8pt" style:font-weight-asian="normal" style:font-size-complex="8pt" style:font-weight-complex="normal"/>
    </style:style>
    <style:style style:name="T84" style:family="text">
      <style:text-properties officeooo:rsid="0050e564"/>
    </style:style>
    <style:style style:name="T85" style:family="text">
      <style:text-properties officeooo:rsid="0051362d"/>
    </style:style>
    <style:style style:name="T86" style:family="text">
      <style:text-properties officeooo:rsid="0052c4be"/>
    </style:style>
    <style:style style:name="T87" style:family="text">
      <style:text-properties officeooo:rsid="00573e30"/>
    </style:style>
    <style:style style:name="T88" style:family="text">
      <style:text-properties officeooo:rsid="00595bdc"/>
    </style:style>
    <style:style style:name="T89" style:family="text">
      <style:text-properties officeooo:rsid="005ddd8f"/>
    </style:style>
    <style:style style:name="T90" style:family="text">
      <style:text-properties officeooo:rsid="00643783"/>
    </style:style>
    <style:style style:name="T91" style:family="text">
      <style:text-properties officeooo:rsid="00741797"/>
    </style:style>
    <style:style style:name="T92" style:family="text">
      <style:text-properties officeooo:rsid="0074b2cb"/>
    </style:style>
    <style:style style:name="T93" style:family="text">
      <style:text-properties officeooo:rsid="0076193a"/>
    </style:style>
    <style:style style:name="T94" style:family="text">
      <style:text-properties fo:font-style="italic" style:font-style-asian="italic" style:font-style-complex="italic"/>
    </style:style>
    <style:style style:name="T95" style:family="text">
      <style:text-properties fo:font-style="italic" officeooo:rsid="0076193a" style:font-style-asian="italic" style:font-style-complex="italic"/>
    </style:style>
    <style:style style:name="T96" style:family="text">
      <style:text-properties fo:font-style="italic" officeooo:rsid="008ac6a3" style:font-style-asian="italic" style:font-style-complex="italic"/>
    </style:style>
    <style:style style:name="T97" style:family="text">
      <style:text-properties fo:font-style="italic" officeooo:rsid="0094ab67" style:font-style-asian="italic" style:font-style-complex="italic"/>
    </style:style>
    <style:style style:name="T98" style:family="text">
      <style:text-properties fo:font-style="italic" officeooo:rsid="00b7ba45" style:font-style-asian="italic" style:font-style-complex="italic"/>
    </style:style>
    <style:style style:name="T99" style:family="text">
      <style:text-properties fo:font-style="italic" officeooo:rsid="00bbaa5e" style:font-style-asian="italic" style:font-style-complex="italic"/>
    </style:style>
    <style:style style:name="T100" style:family="text">
      <style:text-properties fo:font-style="italic" officeooo:rsid="00d49d77" style:font-style-asian="italic" style:font-style-complex="italic"/>
    </style:style>
    <style:style style:name="T101" style:family="text">
      <style:text-properties fo:font-style="italic" officeooo:rsid="00f2af23" style:font-style-asian="italic" style:font-style-complex="italic"/>
    </style:style>
    <style:style style:name="T102" style:family="text">
      <style:text-properties fo:font-style="italic" officeooo:rsid="00f462e5" style:font-style-asian="italic" style:font-style-complex="italic"/>
    </style:style>
    <style:style style:name="T103" style:family="text">
      <style:text-properties fo:font-style="italic" officeooo:rsid="00ff967e" style:font-style-asian="italic" style:font-style-complex="italic"/>
    </style:style>
    <style:style style:name="T104" style:family="text">
      <style:text-properties fo:font-style="italic" officeooo:rsid="010298d6" style:font-style-asian="italic" style:font-style-complex="italic"/>
    </style:style>
    <style:style style:name="T105" style:family="text">
      <style:text-properties fo:font-style="italic" officeooo:rsid="0105cc0e" style:font-style-asian="italic" style:font-style-complex="italic"/>
    </style:style>
    <style:style style:name="T106" style:family="text">
      <style:text-properties fo:font-style="italic" officeooo:rsid="010ee17a" style:font-style-asian="italic" style:font-style-complex="italic"/>
    </style:style>
    <style:style style:name="T107" style:family="text">
      <style:text-properties fo:font-style="italic" officeooo:rsid="0110ae8b" style:font-style-asian="italic" style:font-style-complex="italic"/>
    </style:style>
    <style:style style:name="T108" style:family="text">
      <style:text-properties fo:font-style="italic" fo:font-weight="normal" officeooo:rsid="009997ac" style:font-style-asian="italic" style:font-weight-asian="normal" style:font-style-complex="italic" style:font-weight-complex="normal"/>
    </style:style>
    <style:style style:name="T109" style:family="text">
      <style:text-properties officeooo:rsid="007712e7"/>
    </style:style>
    <style:style style:name="T110" style:family="text">
      <style:text-properties officeooo:rsid="00775055"/>
    </style:style>
    <style:style style:name="T111" style:family="text">
      <style:text-properties officeooo:rsid="0078c240"/>
    </style:style>
    <style:style style:name="T112" style:family="text">
      <style:text-properties officeooo:rsid="007b1e17"/>
    </style:style>
    <style:style style:name="T113" style:family="text">
      <style:text-properties officeooo:rsid="007bafb3"/>
    </style:style>
    <style:style style:name="T114" style:family="text">
      <style:text-properties officeooo:rsid="007d412f"/>
    </style:style>
    <style:style style:name="T115" style:family="text">
      <style:text-properties officeooo:rsid="007db6c7"/>
    </style:style>
    <style:style style:name="T116" style:family="text">
      <style:text-properties officeooo:rsid="00803306"/>
    </style:style>
    <style:style style:name="T117" style:family="text">
      <style:text-properties officeooo:rsid="0081f98b"/>
    </style:style>
    <style:style style:name="T118" style:family="text">
      <style:text-properties officeooo:rsid="00843e49"/>
    </style:style>
    <style:style style:name="T119" style:family="text">
      <style:text-properties officeooo:rsid="0088ca38"/>
    </style:style>
    <style:style style:name="T120" style:family="text">
      <style:text-properties officeooo:rsid="008a5521"/>
    </style:style>
    <style:style style:name="T121" style:family="text">
      <style:text-properties officeooo:rsid="008ac6a3"/>
    </style:style>
    <style:style style:name="T122" style:family="text">
      <style:text-properties officeooo:rsid="008ae058"/>
    </style:style>
    <style:style style:name="T123" style:family="text">
      <style:text-properties officeooo:rsid="008c30f3"/>
    </style:style>
    <style:style style:name="T124" style:family="text">
      <style:text-properties officeooo:rsid="00918395"/>
    </style:style>
    <style:style style:name="T125" style:family="text">
      <style:text-properties officeooo:rsid="0094ab67"/>
    </style:style>
    <style:style style:name="T126" style:family="text">
      <style:text-properties officeooo:rsid="0094aed1"/>
    </style:style>
    <style:style style:name="T127" style:family="text">
      <style:text-properties officeooo:rsid="0094b644"/>
    </style:style>
    <style:style style:name="T128" style:family="text">
      <style:text-properties officeooo:rsid="0097fe6d"/>
    </style:style>
    <style:style style:name="T129" style:family="text">
      <style:text-properties officeooo:rsid="009997ac"/>
    </style:style>
    <style:style style:name="T130" style:family="text">
      <style:text-properties officeooo:rsid="009cb0e1"/>
    </style:style>
    <style:style style:name="T131" style:family="text">
      <style:text-properties officeooo:rsid="009edc59"/>
    </style:style>
    <style:style style:name="T132" style:family="text">
      <style:text-properties officeooo:rsid="00a12d73"/>
    </style:style>
    <style:style style:name="T133" style:family="text">
      <style:text-properties officeooo:rsid="00a7433f"/>
    </style:style>
    <style:style style:name="T134" style:family="text">
      <style:text-properties officeooo:rsid="00a99c58"/>
    </style:style>
    <style:style style:name="T135" style:family="text">
      <style:text-properties officeooo:rsid="00abfa3b"/>
    </style:style>
    <style:style style:name="T136" style:family="text">
      <style:text-properties officeooo:rsid="00b4f655"/>
    </style:style>
    <style:style style:name="T137" style:family="text">
      <style:text-properties officeooo:rsid="00b5fb2c"/>
    </style:style>
    <style:style style:name="T138" style:family="text">
      <style:text-properties officeooo:rsid="00b7ba45"/>
    </style:style>
    <style:style style:name="T139" style:family="text">
      <style:text-properties officeooo:rsid="00b8abac"/>
    </style:style>
    <style:style style:name="T140" style:family="text">
      <style:text-properties officeooo:rsid="00ba7f28"/>
    </style:style>
    <style:style style:name="T141" style:family="text">
      <style:text-properties officeooo:rsid="00bbaa5e"/>
    </style:style>
    <style:style style:name="T142" style:family="text">
      <style:text-properties officeooo:rsid="00cb801b"/>
    </style:style>
    <style:style style:name="T143" style:family="text">
      <style:text-properties officeooo:rsid="00ce3367"/>
    </style:style>
    <style:style style:name="T144" style:family="text">
      <style:text-properties officeooo:rsid="00d3b09e"/>
    </style:style>
    <style:style style:name="T145" style:family="text">
      <style:text-properties officeooo:rsid="00d49d77"/>
    </style:style>
    <style:style style:name="T146" style:family="text">
      <style:text-properties officeooo:rsid="00d5c820"/>
    </style:style>
    <style:style style:name="T147"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48"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49"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50"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51"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52"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53"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54"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55"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56"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57"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58"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59"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60"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61"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62"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63"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164"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165"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166"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167"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168"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169"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170"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171"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172"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173"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174"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175"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176"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177"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178"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179"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180"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181"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182"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184"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185"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186"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187"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188" style:family="text">
      <style:text-properties officeooo:rsid="00dbbe84"/>
    </style:style>
    <style:style style:name="T189" style:family="text">
      <style:text-properties officeooo:rsid="00dd4138"/>
    </style:style>
    <style:style style:name="T190" style:family="text">
      <style:text-properties officeooo:rsid="00e71cca"/>
    </style:style>
    <style:style style:name="T191" style:family="text">
      <style:text-properties officeooo:rsid="00ea0146"/>
    </style:style>
    <style:style style:name="T192" style:family="text">
      <style:text-properties officeooo:rsid="00efebc3"/>
    </style:style>
    <style:style style:name="T193" style:family="text">
      <style:text-properties officeooo:rsid="00f0a095"/>
    </style:style>
    <style:style style:name="T194" style:family="text">
      <style:text-properties officeooo:rsid="00f2af23"/>
    </style:style>
    <style:style style:name="T195" style:family="text">
      <style:text-properties officeooo:rsid="00f462e5"/>
    </style:style>
    <style:style style:name="T196" style:family="text">
      <style:text-properties officeooo:rsid="00f5e43c"/>
    </style:style>
    <style:style style:name="T197" style:family="text">
      <style:text-properties officeooo:rsid="00f66fdd"/>
    </style:style>
    <style:style style:name="T198" style:family="text">
      <style:text-properties officeooo:rsid="00f84b95"/>
    </style:style>
    <style:style style:name="T199" style:family="text">
      <style:text-properties fo:font-style="normal" fo:font-weight="normal" officeooo:rsid="00d49d77" style:font-style-asian="normal" style:font-weight-asian="normal" style:font-style-complex="normal" style:font-weight-complex="normal"/>
    </style:style>
    <style:style style:name="T200" style:family="text">
      <style:text-properties officeooo:rsid="00f957f3"/>
    </style:style>
    <style:style style:name="T201" style:family="text">
      <style:text-properties officeooo:rsid="00fe581f"/>
    </style:style>
    <style:style style:name="T202" style:family="text">
      <style:text-properties officeooo:rsid="00ff967e"/>
    </style:style>
    <style:style style:name="T203" style:family="text">
      <style:text-properties officeooo:rsid="0100a528"/>
    </style:style>
    <style:style style:name="T204" style:family="text">
      <style:text-properties officeooo:rsid="010298d6"/>
    </style:style>
    <style:style style:name="T205" style:family="text">
      <style:text-properties officeooo:rsid="010352d9"/>
    </style:style>
    <style:style style:name="T206" style:family="text">
      <style:text-properties officeooo:rsid="0105cc0e"/>
    </style:style>
    <style:style style:name="T207" style:family="text">
      <style:text-properties officeooo:rsid="010b3444"/>
    </style:style>
    <style:style style:name="T208" style:family="text">
      <style:text-properties officeooo:rsid="010ce8f6"/>
    </style:style>
    <style:style style:name="T20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0"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4">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383"><text:a xlink:type="simple" xlink:href="#__RefHeading___Toc3562_284080737" text:style-name="Index_20_Link" text:visited-style-name="Index_20_Link">Motivación y objetivos.<text:tab/>4</text:a></text:p>
          <text:p text:style-name="P383"><text:a xlink:type="simple" xlink:href="#__RefHeading___Toc324_1502147496" text:style-name="Index_20_Link" text:visited-style-name="Index_20_Link">Especificación de requisitos.<text:tab/>4</text:a></text:p>
          <text:p text:style-name="P383"><text:a xlink:type="simple" xlink:href="#__RefHeading___Toc358_1502147496" text:style-name="Index_20_Link" text:visited-style-name="Index_20_Link">Información del dominio del problema.<text:tab/>4</text:a></text:p>
          <text:p text:style-name="P383"><text:a xlink:type="simple" xlink:href="#__RefHeading___Toc360_1502147496" text:style-name="Index_20_Link" text:visited-style-name="Index_20_Link">Introducción al dominio del problema.<text:tab/>5</text:a></text:p>
          <text:p text:style-name="P383"><text:a xlink:type="simple" xlink:href="#__RefHeading___Toc430_1502147496" text:style-name="Index_20_Link" text:visited-style-name="Index_20_Link">Glosario de Términos<text:tab/>5</text:a></text:p>
          <text:p text:style-name="P383"><text:a xlink:type="simple" xlink:href="#__RefHeading___Toc356_1502147496" text:style-name="Index_20_Link" text:visited-style-name="Index_20_Link">Descripción de la situación actual.<text:tab/>5</text:a></text:p>
          <text:p text:style-name="P383"><text:a xlink:type="simple" xlink:href="#__RefHeading___Toc428_1502147496" text:style-name="Index_20_Link" text:visited-style-name="Index_20_Link">Pros y contras de la situación actual.<text:tab/>5</text:a></text:p>
          <text:p text:style-name="P383"><text:a xlink:type="simple" xlink:href="#__RefHeading___Toc3572_284080737" text:style-name="Index_20_Link" text:visited-style-name="Index_20_Link"><text:tab/>5</text:a></text:p>
          <text:p text:style-name="P383"><text:a xlink:type="simple" xlink:href="#__RefHeading___Toc432_1502147496" text:style-name="Index_20_Link" text:visited-style-name="Index_20_Link">Fortalezas de la situación actual.<text:tab/>5</text:a></text:p>
          <text:p text:style-name="P383"><text:a xlink:type="simple" xlink:href="#__RefHeading___Toc464_1502147496" text:style-name="Index_20_Link" text:visited-style-name="Index_20_Link">Debilidades de la situación actual.<text:tab/>6</text:a></text:p>
          <text:p text:style-name="P383"><text:a xlink:type="simple" xlink:href="#__RefHeading___Toc3578_284080737" text:style-name="Index_20_Link" text:visited-style-name="Index_20_Link"><text:tab/>6</text:a></text:p>
          <text:p text:style-name="P383"><text:a xlink:type="simple" xlink:href="#__RefHeading___Toc426_1502147496" text:style-name="Index_20_Link" text:visited-style-name="Index_20_Link">Modelos de procesos de negocio actuales.<text:tab/>6</text:a></text:p>
          <text:p text:style-name="P383"><text:a xlink:type="simple" xlink:href="#__RefHeading___Toc3570_284080737" text:style-name="Index_20_Link" text:visited-style-name="Index_20_Link"><text:tab/>6</text:a></text:p>
          <text:p text:style-name="P383"><text:a xlink:type="simple" xlink:href="#__RefHeading___Toc462_1502147496" text:style-name="Index_20_Link" text:visited-style-name="Index_20_Link">Descripción de los actores de negocio actuales.<text:tab/>6</text:a></text:p>
          <text:p text:style-name="P383"><text:a xlink:type="simple" xlink:href="#__RefHeading___Toc3576_284080737" text:style-name="Index_20_Link" text:visited-style-name="Index_20_Link"><text:tab/>6</text:a></text:p>
          <text:p text:style-name="P383"><text:a xlink:type="simple" xlink:href="#__RefHeading___Toc3574_284080737" text:style-name="Index_20_Link" text:visited-style-name="Index_20_Link"><text:tab/>6</text:a></text:p>
          <text:p text:style-name="P383"><text:a xlink:type="simple" xlink:href="#__RefHeading___Toc4434_284080737" text:style-name="Index_20_Link" text:visited-style-name="Index_20_Link"><text:tab/>6</text:a></text:p>
          <text:p text:style-name="P383"><text:a xlink:type="simple" xlink:href="#__RefHeading___Toc460_1502147496" text:style-name="Index_20_Link" text:visited-style-name="Index_20_Link">Descripción de los procesos de negocio actuales.<text:tab/>7</text:a></text:p>
          <text:p text:style-name="P383"><text:a xlink:type="simple" xlink:href="#__RefHeading___Toc424_1502147496" text:style-name="Index_20_Link" text:visited-style-name="Index_20_Link">Entorno tecnológico actual.<text:tab/>8</text:a></text:p>
          <text:p text:style-name="P383"><text:a xlink:type="simple" xlink:href="#__RefHeading___Toc458_1502147496" text:style-name="Index_20_Link" text:visited-style-name="Index_20_Link">Descripción del entorno de hardware actual.<text:tab/>8</text:a></text:p>
          <text:p text:style-name="P383"><text:a xlink:type="simple" xlink:href="#__RefHeading___Toc456_1502147496" text:style-name="Index_20_Link" text:visited-style-name="Index_20_Link">Descripción del entorno de software actual.<text:tab/>8</text:a></text:p>
          <text:p text:style-name="P383"><text:a xlink:type="simple" xlink:href="#__RefHeading___Toc354_1502147496" text:style-name="Index_20_Link" text:visited-style-name="Index_20_Link">Necesidades de negocio.<text:tab/>8</text:a></text:p>
          <text:p text:style-name="P383"><text:a xlink:type="simple" xlink:href="#__RefHeading___Toc422_1502147496" text:style-name="Index_20_Link" text:visited-style-name="Index_20_Link">Objetivos de negocio.<text:tab/>8</text:a></text:p>
          <text:p text:style-name="P383"><text:a xlink:type="simple" xlink:href="#__RefHeading___Toc4317_284080737" text:style-name="Index_20_Link" text:visited-style-name="Index_20_Link"><text:tab/>8</text:a></text:p>
          <text:p text:style-name="P383"><text:a xlink:type="simple" xlink:href="#__RefHeading___Toc3568_284080737" text:style-name="Index_20_Link" text:visited-style-name="Index_20_Link">Modelos de negocio a implantar.<text:tab/>9</text:a></text:p>
          <text:p text:style-name="P383"><text:a xlink:type="simple" xlink:href="#__RefHeading___Toc3566_284080737" text:style-name="Index_20_Link" text:visited-style-name="Index_20_Link">Descripción de los actores de negocio a implantar.<text:tab/>9</text:a></text:p>
          <text:p text:style-name="P383"><text:a xlink:type="simple" xlink:href="#__RefHeading___Toc3564_284080737" text:style-name="Index_20_Link" text:visited-style-name="Index_20_Link">Descripción de los procesos de negocio a implantar.<text:tab/>9</text:a></text:p>
          <text:p text:style-name="P383"><text:a xlink:type="simple" xlink:href="#__RefHeading___Toc352_1502147496" text:style-name="Index_20_Link" text:visited-style-name="Index_20_Link">Catálogo de requisitos del sistema a desarrollar.<text:tab/>11</text:a></text:p>
          <text:p text:style-name="P383"><text:a xlink:type="simple" xlink:href="#__RefHeading___Toc420_1502147496" text:style-name="Index_20_Link" text:visited-style-name="Index_20_Link">Requisitos generales del sistema.<text:tab/>11</text:a></text:p>
          <text:p text:style-name="P383"><text:a xlink:type="simple" xlink:href="#__RefHeading___Toc6311_3225626879" text:style-name="Index_20_Link" text:visited-style-name="Index_20_Link"><text:tab/>11</text:a></text:p>
          <text:p text:style-name="P383"><text:a xlink:type="simple" xlink:href="#__RefHeading___Toc6305_3225626879" text:style-name="Index_20_Link" text:visited-style-name="Index_20_Link"><text:tab/>12</text:a></text:p>
          <text:p text:style-name="P383"><text:a xlink:type="simple" xlink:href="#__RefHeading___Toc418_1502147496" text:style-name="Index_20_Link" text:visited-style-name="Index_20_Link">Casos de uso del sistema.<text:tab/>13</text:a></text:p>
          <text:p text:style-name="P383"><text:a xlink:type="simple" xlink:href="#__RefHeading___Toc120517_3225626879" text:style-name="Index_20_Link" text:visited-style-name="Index_20_Link"><text:tab/>13</text:a></text:p>
          <text:p text:style-name="P383"><text:a xlink:type="simple" xlink:href="#__RefHeading___Toc454_1502147496" text:style-name="Index_20_Link" text:visited-style-name="Index_20_Link">Diagramas de casos de uso del sistema.<text:tab/>13</text:a></text:p>
          <text:p text:style-name="P383"><text:a xlink:type="simple" xlink:href="#__RefHeading___Toc120519_3225626879" text:style-name="Index_20_Link" text:visited-style-name="Index_20_Link"><text:tab/>15</text:a></text:p>
          <text:p text:style-name="P383"><text:a xlink:type="simple" xlink:href="#__RefHeading___Toc450_1502147496" text:style-name="Index_20_Link" text:visited-style-name="Index_20_Link">Especificación de casos de uso del sistema.<text:tab/>16</text:a></text:p>
          <text:p text:style-name="P383"><text:a xlink:type="simple" xlink:href="#__RefHeading___Toc416_1502147496" text:style-name="Index_20_Link" text:visited-style-name="Index_20_Link">Requisitos funcionales del sistema.<text:tab/>22</text:a></text:p>
          <text:p text:style-name="P383"><text:a xlink:type="simple" xlink:href="#__RefHeading___Toc448_1502147496" text:style-name="Index_20_Link" text:visited-style-name="Index_20_Link">Requisitos de información del sistema.<text:tab/>22</text:a></text:p>
          <text:p text:style-name="P383"><text:a xlink:type="simple" xlink:href="#__RefHeading___Toc446_1502147496" text:style-name="Index_20_Link" text:visited-style-name="Index_20_Link">Requisitos de reglas de negocio del sistema.<text:tab/>23</text:a></text:p>
          <text:p text:style-name="P383"><text:a xlink:type="simple" xlink:href="#__RefHeading___Toc444_1502147496" text:style-name="Index_20_Link" text:visited-style-name="Index_20_Link">Requisitos de conducta del sistema<text:tab/>23</text:a></text:p>
          <text:p text:style-name="P383"><text:a xlink:type="simple" xlink:href="#__RefHeading___Toc414_1502147496" text:style-name="Index_20_Link" text:visited-style-name="Index_20_Link">Requisitos no funcionales del sistema.<text:tab/>23</text:a></text:p>
          <text:p text:style-name="P383"><text:a xlink:type="simple" xlink:href="#__RefHeading___Toc442_1502147496" text:style-name="Index_20_Link" text:visited-style-name="Index_20_Link">Requisitos de fiabilidad.<text:tab/>23</text:a></text:p>
          <text:p text:style-name="P383"><text:a xlink:type="simple" xlink:href="#__RefHeading___Toc440_1502147496" text:style-name="Index_20_Link" text:visited-style-name="Index_20_Link">Requisitos de usabilidad.<text:tab/>23</text:a></text:p>
          <text:p text:style-name="P383"><text:a xlink:type="simple" xlink:href="#__RefHeading___Toc438_1502147496" text:style-name="Index_20_Link" text:visited-style-name="Index_20_Link">Requisitos de mantenibilidad.<text:tab/>23</text:a></text:p>
          <text:p text:style-name="P383"><text:a xlink:type="simple" xlink:href="#__RefHeading___Toc436_1502147496" text:style-name="Index_20_Link" text:visited-style-name="Index_20_Link">Requisitos de Seguridad.<text:tab/>23</text:a></text:p>
          <text:p text:style-name="P383"><text:a xlink:type="simple" xlink:href="#__RefHeading___Toc434_1502147496" text:style-name="Index_20_Link" text:visited-style-name="Index_20_Link">Otros requisitos no funcionales.<text:tab/>23</text:a></text:p>
          <text:p text:style-name="P383"><text:a xlink:type="simple" xlink:href="#__RefHeading___Toc350_1502147496" text:style-name="Index_20_Link" text:visited-style-name="Index_20_Link">Restricciones técnicas del sistema.<text:tab/>23</text:a></text:p>
          <text:p text:style-name="P383"><text:a xlink:type="simple" xlink:href="#__RefHeading___Toc322_1502147496" text:style-name="Index_20_Link" text:visited-style-name="Index_20_Link">Análisis del sistema.<text:tab/>23</text:a></text:p>
          <text:p text:style-name="P383"><text:a xlink:type="simple" xlink:href="#__RefHeading___Toc348_1502147496" text:style-name="Index_20_Link" text:visited-style-name="Index_20_Link">Arquitectura lógica.<text:tab/>23</text:a></text:p>
          <text:p text:style-name="P383"><text:a xlink:type="simple" xlink:href="#__RefHeading___Toc412_1502147496" text:style-name="Index_20_Link" text:visited-style-name="Index_20_Link">Diagramas de la arquitectura.<text:tab/>23</text:a></text:p>
          <text:p text:style-name="P383"><text:soft-page-break/><text:a xlink:type="simple" xlink:href="#__RefHeading___Toc410_1502147496" text:style-name="Index_20_Link" text:visited-style-name="Index_20_Link">Descripción de la arquitectura.<text:tab/>23</text:a></text:p>
          <text:p text:style-name="P383"><text:a xlink:type="simple" xlink:href="#__RefHeading___Toc346_1502147496" text:style-name="Index_20_Link" text:visited-style-name="Index_20_Link">Modelo de Clases.<text:tab/>23</text:a></text:p>
          <text:p text:style-name="P383"><text:a xlink:type="simple" xlink:href="#__RefHeading___Toc408_1502147496" text:style-name="Index_20_Link" text:visited-style-name="Index_20_Link">Diagramas de clases.<text:tab/>23</text:a></text:p>
          <text:p text:style-name="P383"><text:a xlink:type="simple" xlink:href="#__RefHeading___Toc406_1502147496" text:style-name="Index_20_Link" text:visited-style-name="Index_20_Link">Descripción de las clases.<text:tab/>23</text:a></text:p>
          <text:p text:style-name="P383"><text:a xlink:type="simple" xlink:href="#__RefHeading___Toc344_1502147496" text:style-name="Index_20_Link" text:visited-style-name="Index_20_Link">Modelo de casos de uso.<text:tab/>23</text:a></text:p>
          <text:p text:style-name="P383"><text:a xlink:type="simple" xlink:href="#__RefHeading___Toc404_1502147496" text:style-name="Index_20_Link" text:visited-style-name="Index_20_Link">Diagramas de secuencia.<text:tab/>23</text:a></text:p>
          <text:p text:style-name="P383"><text:a xlink:type="simple" xlink:href="#__RefHeading___Toc402_1502147496" text:style-name="Index_20_Link" text:visited-style-name="Index_20_Link">Descripción de los diagramas de secuencia y flujos de trabajo.<text:tab/>23</text:a></text:p>
          <text:p text:style-name="P383"><text:a xlink:type="simple" xlink:href="#__RefHeading___Toc342_1502147496" text:style-name="Index_20_Link" text:visited-style-name="Index_20_Link">Interfaz de usuario.<text:tab/>23</text:a></text:p>
          <text:p text:style-name="P383"><text:a xlink:type="simple" xlink:href="#__RefHeading___Toc400_1502147496" text:style-name="Index_20_Link" text:visited-style-name="Index_20_Link">Diagramas de navegación.<text:tab/>23</text:a></text:p>
          <text:p text:style-name="P383"><text:a xlink:type="simple" xlink:href="#__RefHeading___Toc398_1502147496" text:style-name="Index_20_Link" text:visited-style-name="Index_20_Link">Prototipo de la interfaz de usuario.<text:tab/>23</text:a></text:p>
          <text:p text:style-name="P383"><text:a xlink:type="simple" xlink:href="#__RefHeading___Toc340_1502147496" text:style-name="Index_20_Link" text:visited-style-name="Index_20_Link">Interfaz de servicios.<text:tab/>23</text:a></text:p>
          <text:p text:style-name="P383"><text:a xlink:type="simple" xlink:href="#__RefHeading___Toc396_1502147496" text:style-name="Index_20_Link" text:visited-style-name="Index_20_Link">Diagramas de la interfaz de servicios.<text:tab/>23</text:a></text:p>
          <text:p text:style-name="P383"><text:a xlink:type="simple" xlink:href="#__RefHeading___Toc394_1502147496" text:style-name="Index_20_Link" text:visited-style-name="Index_20_Link">Descripción de la interfaz de servicios.<text:tab/>23</text:a></text:p>
          <text:p text:style-name="P383"><text:a xlink:type="simple" xlink:href="#__RefHeading___Toc320_1502147496" text:style-name="Index_20_Link" text:visited-style-name="Index_20_Link">Diseño del sistema<text:tab/>23</text:a></text:p>
          <text:p text:style-name="P383"><text:a xlink:type="simple" xlink:href="#__RefHeading___Toc338_1502147496" text:style-name="Index_20_Link" text:visited-style-name="Index_20_Link">Descripción del entorno tecnológico.<text:tab/>23</text:a></text:p>
          <text:p text:style-name="P383"><text:a xlink:type="simple" xlink:href="#__RefHeading___Toc392_1502147496" text:style-name="Index_20_Link" text:visited-style-name="Index_20_Link">Elementos de la infraestructura.<text:tab/>23</text:a></text:p>
          <text:p text:style-name="P383"><text:a xlink:type="simple" xlink:href="#__RefHeading___Toc390_1502147496" text:style-name="Index_20_Link" text:visited-style-name="Index_20_Link">Restricciones técnicas.<text:tab/>23</text:a></text:p>
          <text:p text:style-name="P383"><text:a xlink:type="simple" xlink:href="#__RefHeading___Toc388_1502147496" text:style-name="Index_20_Link" text:visited-style-name="Index_20_Link">Planificación de capacidades.<text:tab/>23</text:a></text:p>
          <text:p text:style-name="P383"><text:a xlink:type="simple" xlink:href="#__RefHeading___Toc336_1502147496" text:style-name="Index_20_Link" text:visited-style-name="Index_20_Link">Definición de la arquitectura del sistema.<text:tab/>23</text:a></text:p>
          <text:p text:style-name="P383"><text:a xlink:type="simple" xlink:href="#__RefHeading___Toc386_1502147496" text:style-name="Index_20_Link" text:visited-style-name="Index_20_Link">Definición de niveles de arquitectura del sistema.<text:tab/>23</text:a></text:p>
          <text:p text:style-name="P383"><text:a xlink:type="simple" xlink:href="#__RefHeading___Toc384_1502147496" text:style-name="Index_20_Link" text:visited-style-name="Index_20_Link">Distribución del sistema.<text:tab/>23</text:a></text:p>
          <text:p text:style-name="P383"><text:a xlink:type="simple" xlink:href="#__RefHeading___Toc382_1502147496" text:style-name="Index_20_Link" text:visited-style-name="Index_20_Link">Patrones de diseño y buenas prácticas.<text:tab/>23</text:a></text:p>
          <text:p text:style-name="P383"><text:a xlink:type="simple" xlink:href="#__RefHeading___Toc334_1502147496" text:style-name="Index_20_Link" text:visited-style-name="Index_20_Link">Diseño del modelo de clases del sistema.<text:tab/>23</text:a></text:p>
          <text:p text:style-name="P383"><text:a xlink:type="simple" xlink:href="#__RefHeading___Toc380_1502147496" text:style-name="Index_20_Link" text:visited-style-name="Index_20_Link">Diseño de la lógica de negocio.<text:tab/>23</text:a></text:p>
          <text:p text:style-name="P383"><text:a xlink:type="simple" xlink:href="#__RefHeading___Toc378_1502147496" text:style-name="Index_20_Link" text:visited-style-name="Index_20_Link">Diseño del controlador.<text:tab/>23</text:a></text:p>
          <text:p text:style-name="P383"><text:a xlink:type="simple" xlink:href="#__RefHeading___Toc376_1502147496" text:style-name="Index_20_Link" text:visited-style-name="Index_20_Link">Diseño de la vista.<text:tab/>23</text:a></text:p>
          <text:p text:style-name="P383"><text:a xlink:type="simple" xlink:href="#__RefHeading___Toc374_1502147496" text:style-name="Index_20_Link" text:visited-style-name="Index_20_Link">Diseño de la persistencia.<text:tab/>23</text:a></text:p>
          <text:p text:style-name="P383"><text:a xlink:type="simple" xlink:href="#__RefHeading___Toc332_1502147496" text:style-name="Index_20_Link" text:visited-style-name="Index_20_Link">Modelo físico de datos<text:tab/>23</text:a></text:p>
          <text:p text:style-name="P383"><text:a xlink:type="simple" xlink:href="#__RefHeading___Toc372_1502147496" text:style-name="Index_20_Link" text:visited-style-name="Index_20_Link">Modelo físico de datos<text:tab/>23</text:a></text:p>
          <text:p text:style-name="P383"><text:a xlink:type="simple" xlink:href="#__RefHeading___Toc330_1502147496" text:style-name="Index_20_Link" text:visited-style-name="Index_20_Link">Definición interfaz de usuario del sistema.<text:tab/>23</text:a></text:p>
          <text:p text:style-name="P383"><text:a xlink:type="simple" xlink:href="#__RefHeading___Toc370_1502147496" text:style-name="Index_20_Link" text:visited-style-name="Index_20_Link">Especificación de la interfaz de pantalla y navegación.<text:tab/>24</text:a></text:p>
          <text:p text:style-name="P383"><text:a xlink:type="simple" xlink:href="#__RefHeading___Toc368_1502147496" text:style-name="Index_20_Link" text:visited-style-name="Index_20_Link">Catálogo de controles y elementos de diseño.<text:tab/>24</text:a></text:p>
          <text:p text:style-name="P383"><text:a xlink:type="simple" xlink:href="#__RefHeading___Toc366_1502147496" text:style-name="Index_20_Link" text:visited-style-name="Index_20_Link">Definición de informes.<text:tab/>24</text:a></text:p>
          <text:p text:style-name="P383"><text:a xlink:type="simple" xlink:href="#__RefHeading___Toc328_1502147496" text:style-name="Index_20_Link" text:visited-style-name="Index_20_Link">Definición interfaz de servicios del sistema.<text:tab/>24</text:a></text:p>
          <text:p text:style-name="P383"><text:a xlink:type="simple" xlink:href="#__RefHeading___Toc364_1502147496" text:style-name="Index_20_Link" text:visited-style-name="Index_20_Link">Definición de la interfaz de servicios del sistema.<text:tab/>24</text:a></text:p>
          <text:p text:style-name="P383"><text:a xlink:type="simple" xlink:href="#__RefHeading___Toc362_1502147496" text:style-name="Index_20_Link" text:visited-style-name="Index_20_Link">Servicios consumidos por el sistema.<text:tab/>24</text:a></text:p>
          <text:p text:style-name="P383"><text:a xlink:type="simple" xlink:href="#__RefHeading___Toc318_1502147496" text:style-name="Index_20_Link" text:visited-style-name="Index_20_Link">Pruebas.<text:tab/>24</text:a></text:p>
          <text:p text:style-name="P383"><text:a xlink:type="simple" xlink:href="#__RefHeading___Toc316_1502147496" text:style-name="Index_20_Link" text:visited-style-name="Index_20_Link">Conclusiones.<text:tab/>24</text:a></text:p>
          <text:p text:style-name="P383"><text:a xlink:type="simple" xlink:href="#__RefHeading___Toc314_1502147496" text:style-name="Index_20_Link" text:visited-style-name="Index_20_Link">Referencias.<text:tab/>24</text:a></text:p>
          <text:p text:style-name="P383"><text:a xlink:type="simple" xlink:href="#__RefHeading___Toc312_1502147496" text:style-name="Index_20_Link" text:visited-style-name="Index_20_Link">Anexos.<text:tab/>24</text:a></text:p>
        </text:index-body>
      </text:table-of-content>
      <text:p text:style-name="Standard"/>
      <text:p text:style-name="P1"/>
      <text:p text:style-name="P2"/>
      <text:list xml:id="list827708593" text:style-name="L1">
        <text:list-item>
          <text:p text:style-name="P385"><text:bookmark-start text:name="__RefHeading___Toc3562_284080737"/>Motivación y objetivos.<text:bookmark-end text:name="__RefHeading___Toc3562_284080737"/></text:p>
        </text:list-item>
      </text:list>
      <text:p text:style-name="Nivel1"/>
      <text:p text:style-name="P139"><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30">Con todo el desarrollo del sistema se pretende poner en uso todos los conocimientos aprendidos durante los estudios de ingeniería del software <text:s/>en la universidad y conocer más en profundidad las nuevas tecnologías de desarrollo actuales.</text:span></text:p>
      <text:p text:style-name="P138"/>
      <text:p text:style-name="P138"><text:tab/>El desarrollo de aplicaciones web está a la orden del día en las empresas más desarrolladas tecnológicamente. Teniendo la oportunidad de elegir un proyecto propio como trabajo de fin de grado <text:span text:style-name="T38">se ha optado</text:span> por crear un nuevo software desde cero usando estas nuevas tecnologías y por su puesto buenas prácticas a la hora de programar. <text:span text:style-name="T31">Para llevar a cabo el desarrollo del sistema software se usará como metodología el Proceso Unificado Ágil con un enfoque incremental.</text:span></text:p>
      <text:p text:style-name="P138"/>
      <text:p text:style-name="P138"><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432"><text:span text:style-name="T209">Respuesta a Victoria De La Pena Pachon Alvarez (31/10/2019, 11:48): "..."</text:span></text:p><text:p><text:span text:style-name="T210"/></text:p><text:p><text:span text:style-name="T210">Esta sección la seguiré ampliando antes de cada revisión</text:span></text:p><text:p><text:span text:style-name="T210"/></text:p></office:annotation> y su empresa <text:span text:style-name="T38">ha sido</text:span> <text:span text:style-name="T38">muy interesante</text:span> el mundo en el que trabaja pero <text:span text:style-name="T39">fue sorprendente</text:span> que no usara ningún tipo de software para la gestión de<text:span text:style-name="T39">l</text:span> trabajo. <text:span text:style-name="T32">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140"/>
      <text:p text:style-name="P138"><text:tab/>Una de las principales motivaciones es poder crear una aplicación que resuelva un problema real y se siga usando en un futuro. Propuse hacer una aplicación web para resolver tod<text:span text:style-name="T33">as estas actividades de la empresa</text:span> que a día de hoy se hacen a mano y sobre papel.</text:p>
      <text:p text:style-name="P31"><text:tab/></text:p>
      <text:p text:style-name="Literatura"/>
      <text:list xml:id="list233436533088225" text:continue-numbering="true" text:style-name="L1">
        <text:list-item>
          <text:p text:style-name="P385"><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33435448189826" text:continue-numbering="true" text:style-name="L1">
        <text:list-item>
          <text:list>
            <text:list-item>
              <text:p text:style-name="P386"><text:bookmark-start text:name="__RefHeading___Toc358_1502147496"/>Información del dominio del problema.<text:bookmark-end text:name="__RefHeading___Toc358_1502147496"/></text:p>
            </text:list-item>
          </text:list>
        </text:list-item>
      </text:list>
      <text:p text:style-name="Nivel2"/>
      <text:p text:style-name="P141"><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432"><text:span text:style-name="T209">Respuesta a Victoria De La Pena Pachon Alvarez (31/10/2019, 11:50): "..."</text:span></text:p><text:p><text:span text:style-name="T210">Según vaya avanzando con los siguientes apartados todo lo que no haya quedado dicho lo seguiré añadiendo aquí.</text:span></text:p></office:annotation> de las actividades relacionadas con la compra y venta de obras de arte se lleva mediante libros de cuentas. <text:span text:style-name="T34">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41"/>
      <text:p text:style-name="P141"><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0"><text:tab/></text:p>
      <text:list xml:id="list233435550340530" text:continue-numbering="true" text:style-name="L1">
        <text:list-item>
          <text:list>
            <text:list-item>
              <text:list>
                <text:list-item>
                  <text:p text:style-name="P387"><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0"><text:tab/><text:tab/><text:span text:style-name="T35">Para dar una solución software a nuestro problema se diseñara una aplicación web y por <text:tab/>tanto multiplataforma por lo que el cliente podrá acceder desde diferentes dispositivos que <text:tab/>tengan una conexión a internet.</text:span></text:p>
      <text:p text:style-name="P30"/>
      <text:p text:style-name="P30"><text:tab/><text:tab/><text:span text:style-name="T36">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30"><text:tab/><text:tab/></text:p>
      <text:p text:style-name="P30"><text:tab/><text:tab/><text:span text:style-name="T37">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33436002862817" text:continue-numbering="true" text:style-name="L1">
        <text:list-item>
          <text:list>
            <text:list-item>
              <text:list>
                <text:list-item>
                  <text:p text:style-name="P387"><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33435337933996" text:continue-numbering="true" text:style-name="L1">
        <text:list-item>
          <text:list>
            <text:list-item>
              <text:p text:style-name="P386"><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33436079788576" text:continue-numbering="true" text:style-name="L1">
        <text:list-item>
          <text:list>
            <text:list-item>
              <text:list>
                <text:list-item>
                  <text:p text:style-name="P387"><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33434844649799" text:continue-numbering="true" text:style-name="L1">
        <text:list-item>
          <text:list>
            <text:list-item>
              <text:list>
                <text:list-item>
                  <text:list>
                    <text:list-item>
                      <text:p text:style-name="P390"><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33">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33">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33"/>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33">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33">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33"/>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33">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33">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33"/>
          </table:table-cell>
        </table:table-row>
      </table:table>
      <text:p text:style-name="Standard"/>
      <text:p text:style-name="Standard"><text:tab/></text:p>
      <text:list xml:id="list233436493887361" text:continue-numbering="true" text:style-name="L1">
        <text:list-item>
          <text:list>
            <text:list-item>
              <text:list>
                <text:list-item>
                  <text:list>
                    <text:list-item>
                      <text:p text:style-name="P390"><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33">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33"/>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33">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33">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33"/>
          </table:table-cell>
        </table:table-row>
      </table:table>
      <text:p text:style-name="Standard"/>
      <text:list xml:id="list233434923067415" text:continue-numbering="true" text:style-name="L1">
        <text:list-item>
          <text:list>
            <text:list-item>
              <text:list>
                <text:list-item>
                  <text:p text:style-name="P387"><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33436236711421" text:continue-numbering="true" text:style-name="L1">
        <text:list-item>
          <text:list>
            <text:list-item>
              <text:list>
                <text:list-item>
                  <text:list>
                    <text:list-item>
                      <text:p text:style-name="P390"><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33">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33">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33">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33">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33435650318079" text:continue-numbering="true" text:style-name="L1">
        <text:list-item>
          <text:list>
            <text:list-item>
              <text:list>
                <text:list-item>
                  <text:list>
                    <text:list-item>
                      <text:p text:style-name="P390"><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33">El cliente env<text:span text:style-name="T41">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33">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788841370" text:style-name="L2">
              <text:list-item>
                <text:p text:style-name="P421">ACT-001: propietario.</text:p>
              </text:list-item>
              <text:list-item>
                <text:p text:style-name="P421">ACT-002: cliente.</text:p>
              </text:list-item>
            </text:list>
          </table:table-cell>
        </table:table-row>
      </table:table>
      <text:p text:style-name="Descripción"/>
      <text:p text:style-name="P30"><draw:frame draw:style-name="fr4"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432"><text:span text:style-name="T209">Respuesta a Victoria De La Pena Pachon Alvarez (31/10/2019, 11:52): "..."</text:span></text:p><text:p><text:span text:style-name="T210">En principio solo se hacen estos dos procesos de negocio, podría añadir como funciona la subasta pero no se desarrollará nada sobre eso.</text:span></text:p></office:annotation></text:p>
      <text:p text:style-name="P30"/>
      <text:p text:style-name="P30"/>
      <text:p text:style-name="P143"/>
      <text:p text:style-name="P143"/>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33"><text:span text:style-name="T40">El cliente contacta con el propietario directamente en la galería o a través de contacto telefónico. </text:span>El propietario <text:span text:style-name="T40">decide si acepta la oferta de compra y vende el artículo en caso contrario se declina la venta.</text:span> El propietario almacena los datos de la venta y del cliente. El propietario <text:span text:style-name="T40">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33434568306130" text:continue-numbering="true" text:style-name="L2">
              <text:list-item>
                <text:p text:style-name="P421">ACT-001: propietario.</text:p>
              </text:list-item>
              <text:list-item>
                <text:p text:style-name="P422">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33"/>
          </table:table-cell>
        </table:table-row>
      </table:table>
      <text:p text:style-name="Standard"/>
      <text:p text:style-name="P29"/>
      <text:p text:style-name="P29"/>
      <text:p text:style-name="Literatura"/>
      <text:p text:style-name="Literatura"><draw:frame draw:style-name="fr4"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387"><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33435744267779" text:continue-numbering="true" text:style-name="L1">
        <text:list-item>
          <text:list>
            <text:list-item>
              <text:list>
                <text:list-item>
                  <text:list>
                    <text:list-item>
                      <text:p text:style-name="P390"><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33436183363886" text:continue-numbering="true" text:style-name="L1">
        <text:list-item>
          <text:list>
            <text:list-item>
              <text:list>
                <text:list-item>
                  <text:list>
                    <text:list-item>
                      <text:p text:style-name="P390"><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33435615069892" text:continue-numbering="true" text:style-name="L1">
        <text:list-item>
          <text:list>
            <text:list-item>
              <text:p text:style-name="P386"><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0"><text:tab/></text:p>
      <text:list xml:id="list233435648638756" text:continue-numbering="true" text:style-name="L1">
        <text:list-item>
          <text:list>
            <text:list-item>
              <text:list>
                <text:list-item>
                  <text:p text:style-name="P387"><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33">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101668847" text:style-name="L3">
              <text:list-item>
                <text:p text:style-name="P423">PNA-001 : comprar obra.</text:p>
              </text:list-item>
              <text:list-item>
                <text:p text:style-name="P423">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33">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33">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33">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33">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33436073683486" text:continue-numbering="true" text:style-name="L3">
              <text:list-item>
                <text:p text:style-name="P423">PNA-001 : comprar artículo.</text:p>
              </text:list-item>
              <text:list-item>
                <text:p text:style-name="P423">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33">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33">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33">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33">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33436022366679" text:continue-numbering="true" text:style-name="L3">
              <text:list-item>
                <text:p text:style-name="P423">PNA-001 : comprar artículo.</text:p>
              </text:list-item>
              <text:list-item>
                <text:p text:style-name="P428"><text:span text:style-name="Fuente_20_de_20_párrafo_20_predeter."><text:span text:style-name="T1">PNA-002 : vender artículo. <text:s/></text:span></text:span></text:p>
              </text:list-item>
            </text:list>
            <text:p text:style-name="P33"/>
            <text:list xml:id="list233436304523995" text:continue-numbering="true" text:style-name="L3">
              <text:list-item>
                <text:p text:style-name="P428"><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33">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33">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33">Media</text:p>
          </table:table-cell>
        </table:table-row>
      </table:table>
      <text:p text:style-name="Descripción"/>
      <text:p text:style-name="Standard"/>
      <text:list xml:id="list183842528740270" text:style-name="L1">
        <text:list-item>
          <text:list>
            <text:list-item>
              <text:list>
                <text:list-item>
                  <text:p text:style-name="P387"><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33435476047012" text:continue-numbering="true" text:style-name="L1">
        <text:list-item>
          <text:list>
            <text:list-item>
              <text:list>
                <text:list-item>
                  <text:list>
                    <text:list-item>
                      <text:p text:style-name="P390"><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428"><text:span text:style-name="Fuente_20_de_20_párrafo_20_predeter."><text:span text:style-name="T1">ACT-001 : Propietario.</text:span></text:span></text:p>
              </text:list-item>
            </text:list>
            <text:p text:style-name="P33"/>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33">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390"><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44">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3055627786" text:style-name="L4">
              <text:list-item>
                <text:p text:style-name="P424">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33">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33">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3691569666" text:style-name="L5">
              <text:list-item>
                <text:p text:style-name="P425">ACT-003: Administrador.</text:p>
              </text:list-item>
              <text:list-item>
                <text:p text:style-name="P425">ACT-002: Cliente.</text:p>
              </text:list-item>
            </text:list>
          </table:table-cell>
        </table:table-row>
      </table:table>
      <text:p text:style-name="Standard"/>
      <text:p text:style-name="Standard"/>
      <text:p text:style-name="Standard"/>
      <text:p text:style-name="Literatura"><draw:frame draw:style-name="fr3"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424">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33">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4030636228" text:style-name="L6">
              <text:list-item>
                <text:p text:style-name="P426">ACT-003: Administrador.</text:p>
              </text:list-item>
              <text:list-item>
                <text:p text:style-name="P426">ACT-002: Cliente.</text:p>
              </text:list-item>
            </text:list>
          </table:table-cell>
        </table:table-row>
      </table:table>
      <text:p text:style-name="Standard"/>
      <text:p text:style-name="Standard"/>
      <text:p text:style-name="Literatura"><draw:frame draw:style-name="fr3"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424">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33">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3977892658" text:style-name="L7">
              <text:list-item>
                <text:p text:style-name="P427">ACT-003: Administrador.</text:p>
              </text:list-item>
              <text:list-item>
                <text:p text:style-name="P427">ACT-002: Cliente.</text:p>
              </text:list-item>
            </text:list>
          </table:table-cell>
        </table:table-row>
      </table:table>
      <text:p text:style-name="Standard"/>
      <text:p text:style-name="Standard"><draw:frame draw:style-name="fr3"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386"><text:bookmark-start text:name="__RefHeading___Toc352_1502147496"/>Catálogo de requisitos del sistema a desarrollar.<text:bookmark-end text:name="__RefHeading___Toc352_1502147496"/></text:p>
            </text:list-item>
          </text:list>
        </text:list-item>
      </text:list>
      <text:p text:style-name="Nivel2"/>
      <text:p text:style-name="P142"><text:tab/> Este punto contiene la descripción de la solución que se le propone al cliente para poder satisfacer las necesidades de negocio.</text:p>
      <text:p text:style-name="P142"/>
      <text:list xml:id="list233436342579951" text:continue-numbering="true" text:style-name="L1">
        <text:list-item>
          <text:list>
            <text:list-item>
              <text:list>
                <text:list-header>
                  <text:p text:style-name="P388"/>
                </text:list-header>
                <text:list-item>
                  <text:p text:style-name="P388"><text:bookmark-start text:name="__RefHeading___Toc420_1502147496"/>Requisitos generales del sistema.<text:bookmark-end text:name="__RefHeading___Toc420_1502147496"/></text:p>
                  <text:p text:style-name="P387"/>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33">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33"/>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33"/>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33">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33">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33"><text:span text:style-name="T86">Gestionar </text:span>artículo<text:span text:style-name="T86">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424">OBN-001 : Información sobre el género.</text:p>
              </text:list-item>
              <text:list-item>
                <text:p text:style-name="P424">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33"/>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33">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33">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33"><text:span text:style-name="T86">Gestionar</text:span> cliente<text:span text:style-name="T86">s</text:span></text:p>
          </table:table-cell>
        </table:table-row>
        <table:table-row>
          <table:table-cell table:style-name="Tabla19.A2" office:value-type="string">
            <text:p text:style-name="TablaSituacionActual">Dependencias</text:p>
          </table:table-cell>
          <table:table-cell table:style-name="Tabla19.B2" office:value-type="string">
            <text:list xml:id="list233436742925039" text:continue-numbering="true" text:style-name="L4">
              <text:list-item>
                <text:p text:style-name="P424">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33"/>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33">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33">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33"><text:span text:style-name="T86">Gestionar</text:span> <text:span text:style-name="T85">v</text:span>enta<text:span text:style-name="T86">s</text:span></text:p>
          </table:table-cell>
        </table:table-row>
        <table:table-row>
          <table:table-cell table:style-name="Tabla20.A2" office:value-type="string">
            <text:p text:style-name="TablaSituacionActual">Dependencias</text:p>
          </table:table-cell>
          <table:table-cell table:style-name="Tabla20.B2" office:value-type="string">
            <text:list xml:id="list233435211544585" text:continue-numbering="true" text:style-name="L4">
              <text:list-item>
                <text:p text:style-name="P424">OBN-001 : Información sobre el género.</text:p>
              </text:list-item>
              <text:list-item>
                <text:p text:style-name="P424">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33"/>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33">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33">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33"><text:span text:style-name="T86">Gestionar</text:span> compra<text:span text:style-name="T86">s</text:span></text:p>
          </table:table-cell>
        </table:table-row>
        <table:table-row>
          <table:table-cell table:style-name="Tabla21.A2" office:value-type="string">
            <text:p text:style-name="TablaSituacionActual">Dependencias</text:p>
          </table:table-cell>
          <table:table-cell table:style-name="Tabla21.B2" office:value-type="string">
            <text:list xml:id="list233436260897848" text:continue-numbering="true" text:style-name="L4">
              <text:list-item>
                <text:p text:style-name="P424">OBN-001 : Información sobre el género.</text:p>
              </text:list-item>
              <text:list-item>
                <text:p text:style-name="P424">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33"/>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33">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33">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33"><text:span text:style-name="T86">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33435715855672" text:continue-numbering="true" text:style-name="L4">
              <text:list-item>
                <text:p text:style-name="P424">OBN-001 : Información sobre el género.</text:p>
              </text:list-item>
              <text:list-item>
                <text:p text:style-name="P424">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33"/>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33">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33">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85">7</text:span></text:p>
          </table:table-cell>
          <table:table-cell table:style-name="Tabla24.B1" office:value-type="string">
            <text:p text:style-name="P33">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33435792383718" text:continue-numbering="true" text:style-name="L4">
              <text:list-item>
                <text:p text:style-name="P424">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33"/>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33">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33">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387"/>
                </text:list-header>
                <text:list-item>
                  <text:p text:style-name="P387"><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42">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33434955726269" text:continue-numbering="true" text:style-name="L1">
        <text:list-item>
          <text:list>
            <text:list-item>
              <text:list>
                <text:list-item>
                  <text:list>
                    <text:list-item>
                      <text:p text:style-name="P390"><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43">Con los diagramas que se muestran a continuación se identifican los casos de uso del sistema y se define cómo interactúan el actor y el sistema.</text:span></text:p>
      <text:p text:style-name="Literatura"/>
      <text:p text:style-name="Literatura"><text:tab/><text:span text:style-name="T45">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2" draw:name="Imagen6" text:anchor-type="paragraph" svg:y="0.617cm" svg:width="7.114cm" svg:height="9.678cm" draw:z-index="5"><draw:image xlink:href="Pictures/100000000000011B00000159D796284CDED98E18.png" xlink:type="simple" xlink:show="embed" xlink:actuate="onLoad" loext:mime-type="image/png"/></draw:frame></text:p>
      <text:p text:style-name="Literatura"/>
      <text:p text:style-name="Literatura"><text:tab/><text:span text:style-name="T46">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144"><text:soft-page-break/></text:p>
      <text:p text:style-name="P145"><text:tab/>En este diagrama se muestra la interacción del actor con el sistema y la gestión de los clientes.</text:p>
      <text:p text:style-name="Nivel4"><draw:frame draw:style-name="fr1" draw:name="Imagen8" text:anchor-type="paragraph" svg:x="4.595cm" svg:y="0.046cm" svg:width="8.1cm" svg:height="10.008cm" draw:z-index="7"><draw:image xlink:href="Pictures/1000000000000198000001C342F61879457E864F.png" xlink:type="simple" xlink:show="embed" xlink:actuate="onLoad" loext:mime-type="image/png"/></draw:frame></text:p>
      <text:p text:style-name="Nivel4"/>
      <text:p text:style-name="P146"><text:tab/>En los diagramas que se especifican a continuación se han suprimido las relaciones del actor con <text:span text:style-name="T50">los</text:span> caso de uso que ya han sido relacionad<text:span text:style-name="T50">o</text:span>s en los diagramas anteriores para un mejor entendimiento del problema. En este caso se especifican las relaciones de los casos de uso con la gestión de los artículos.</text:p>
      <text:p text:style-name="P32"/>
      <text:p text:style-name="P32"><draw:frame draw:style-name="fr1" draw:name="Imagen9" text:anchor-type="paragraph" svg:x="2.667cm" svg:y="0.291cm" svg:width="11.351cm" svg:height="9.631cm" draw:z-index="8"><draw:image xlink:href="Pictures/10000000000001AD0000016C6BA3E7E2DAED5B44.png" xlink:type="simple" xlink:show="embed" xlink:actuate="onLoad" loext:mime-type="image/png"/></draw:frame></text:p>
      <text:p text:style-name="P32"/>
      <text:p text:style-name="P32"/>
      <text:p text:style-name="P32"><text:soft-page-break/></text:p>
      <text:p text:style-name="P32"><text:tab/></text:p>
      <text:p text:style-name="P32"><text:tab/><text:tab/><text:span text:style-name="T47">En el siguiente diagrama se especifican las relaciones de los casos de uso cuando el <text:tab/>administrador se encargue de gestionar las ofertas recibidas. </text:span></text:p>
      <text:p text:style-name="P32"/>
      <text:p text:style-name="P32"><draw:frame draw:style-name="fr1" draw:name="Imagen10" text:anchor-type="paragraph" svg:x="3.623cm" svg:y="0.122cm" svg:width="9.657cm" svg:height="9.472cm" draw:z-index="9"><draw:image xlink:href="Pictures/100000000000016D00000166C2A5BC1DCA53A7DE.png" xlink:type="simple" xlink:show="embed" xlink:actuate="onLoad" loext:mime-type="image/png"/></draw:frame><text:tab/></text:p>
      <text:p text:style-name="P32"/>
      <text:p text:style-name="P32"><text:tab/><text:tab/><text:span text:style-name="T48">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10"><draw:image xlink:href="Pictures/100000000000018B000001401F9B9A81BA7DEA68.png" xlink:type="simple" xlink:show="embed" xlink:actuate="onLoad" loext:mime-type="image/png"/></draw:frame></text:p>
      <text:p text:style-name="Nivel4"/>
      <text:p text:style-name="Nivel4"/>
      <text:p text:style-name="Nivel4"/>
      <text:p text:style-name="Literatura"><text:soft-page-break/><text:tab/><text:span text:style-name="T142">En este diagrama se especifican las relaciones de los casos de uso del sistema cuando el administrador quiere gestionar las compras.</text:span></text:p>
      <text:p text:style-name="Nivel4"/>
      <text:p text:style-name="Nivel4"><draw:frame draw:style-name="fr1" draw:name="Imagen12" text:anchor-type="paragraph" svg:x="3.307cm" svg:y="0.185cm" svg:width="10.345cm" svg:height="9.843cm" draw:z-index="11"><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33436128405493" text:continue-numbering="true" text:style-name="L1">
        <text:list-item>
          <text:list>
            <text:list-item>
              <text:list>
                <text:list-item>
                  <text:list>
                    <text:list-item>
                      <text:p text:style-name="P391"><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49">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147"/>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34">CU-001</text:p>
          </table:table-cell>
          <table:table-cell table:style-name="Tabla25.B1" table:number-columns-spanned="3" office:value-type="string">
            <text:p text:style-name="P55">Login</text:p>
          </table:table-cell>
          <table:covered-table-cell/>
          <table:covered-table-cell/>
        </table:table-row>
        <table:table-row>
          <table:table-cell table:style-name="Tabla25.A3" office:value-type="string">
            <text:p text:style-name="P34">Dependencias</text:p>
          </table:table-cell>
          <table:table-cell table:style-name="Tabla25.B3" table:number-columns-spanned="3" office:value-type="string">
            <text:list xml:id="list993869838" text:style-name="L8">
              <text:list-item>
                <text:p text:style-name="P429"><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34">Precondición</text:p>
          </table:table-cell>
          <table:table-cell table:style-name="Tabla25.B3" table:number-columns-spanned="3" office:value-type="string">
            <text:p text:style-name="P55"/>
          </table:table-cell>
          <table:covered-table-cell/>
          <table:covered-table-cell/>
        </table:table-row>
        <table:table-row>
          <table:table-cell table:style-name="Tabla25.A11" office:value-type="string">
            <text:p text:style-name="P34">Descripción</text:p>
          </table:table-cell>
          <table:table-cell table:style-name="Tabla25.B4" table:number-columns-spanned="3" office:value-type="string">
            <text:p text:style-name="TablaSituacionActual"><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ingrese en la aplicación.</text:span></text:span></text:p>
          </table:table-cell>
          <table:covered-table-cell/>
          <table:covered-table-cell/>
        </table:table-row>
        <table:table-row table:style-name="Tabla25.5">
          <table:table-cell table:style-name="Tabla25.A11" table:number-rows-spanned="7" office:value-type="string">
            <text:p text:style-name="P34">Secuencia normal</text:p>
          </table:table-cell>
          <table:table-cell table:style-name="Tabla25.B8" office:value-type="string">
            <text:p text:style-name="P36">Paso</text:p>
          </table:table-cell>
          <table:table-cell table:style-name="Tabla25.C11" table:number-columns-spanned="2" office:value-type="string">
            <text:p text:style-name="P36">Acción</text:p>
          </table:table-cell>
          <table:covered-table-cell/>
        </table:table-row>
        <table:table-row table:style-name="Tabla25.6">
          <table:covered-table-cell/>
          <table:table-cell table:style-name="Tabla25.B8" office:value-type="string">
            <text:p text:style-name="P56">1</text:p>
          </table:table-cell>
          <table:table-cell table:style-name="Tabla25.C11" table:number-columns-spanned="2" office:value-type="string">
            <text:p text:style-name="P63">El administrador <text:span text:style-name="T51">ingresa</text:span> a la aplicación.</text:p>
          </table:table-cell>
          <table:covered-table-cell/>
        </table:table-row>
        <table:table-row table:style-name="Tabla25.7">
          <table:covered-table-cell/>
          <table:table-cell table:style-name="Tabla25.B8" office:value-type="string">
            <text:p text:style-name="P65">2</text:p>
          </table:table-cell>
          <table:table-cell table:style-name="Tabla25.C11" table:number-columns-spanned="2" office:value-type="string">
            <text:p text:style-name="P71">El sistema solicita los datos los del administrador.</text:p>
          </table:table-cell>
          <table:covered-table-cell/>
        </table:table-row>
        <table:table-row table:style-name="Tabla25.8">
          <table:covered-table-cell/>
          <table:table-cell table:style-name="Tabla25.B8" office:value-type="string">
            <text:p text:style-name="P73">3</text:p>
          </table:table-cell>
          <table:table-cell table:style-name="Tabla25.C11" table:number-columns-spanned="2" office:value-type="string">
            <text:p text:style-name="P71">El administrador proporciona los datos <text:span text:style-name="T188">de acceso </text:span>al sistema.</text:p>
          </table:table-cell>
          <table:covered-table-cell/>
        </table:table-row>
        <table:table-row table:style-name="Tabla25.9">
          <table:covered-table-cell/>
          <table:table-cell table:style-name="Tabla25.B9" office:value-type="string">
            <text:p text:style-name="P93">4</text:p>
          </table:table-cell>
          <table:table-cell table:style-name="Tabla25.C9" table:number-columns-spanned="2" office:value-type="string">
            <text:p text:style-name="P92">El sistema valida los datos <text:span text:style-name="T188">de acceso</text:span>.</text:p>
          </table:table-cell>
          <table:covered-table-cell/>
        </table:table-row>
        <table:table-row table:style-name="Tabla25.10">
          <table:covered-table-cell/>
          <table:table-cell table:style-name="Tabla25.B11" office:value-type="string">
            <text:p text:style-name="P94">5</text:p>
          </table:table-cell>
          <table:table-cell table:style-name="Tabla25.C11" table:number-columns-spanned="2" office:value-type="string">
            <text:p text:style-name="P78">El sistema permite el acceso al administrador.</text:p>
          </table:table-cell>
          <table:covered-table-cell/>
        </table:table-row>
        <table:table-row table:style-name="Tabla25.10">
          <table:covered-table-cell/>
          <table:table-cell table:style-name="Tabla25.B11" office:value-type="string">
            <text:p text:style-name="P117">6</text:p>
          </table:table-cell>
          <table:table-cell table:style-name="Tabla25.C11" table:number-columns-spanned="2" office:value-type="string">
            <text:p text:style-name="P118">El sistema informa del acceso al adminsitrador.</text:p>
          </table:table-cell>
          <table:covered-table-cell/>
        </table:table-row>
        <table:table-row table:style-name="Tabla25.12">
          <table:table-cell table:style-name="Tabla25.A16" office:value-type="string">
            <text:p text:style-name="P34">Postcondición</text:p>
          </table:table-cell>
          <table:table-cell table:style-name="Tabla25.B12" table:number-columns-spanned="3" office:value-type="string">
            <text:p text:style-name="P134"><text:span text:style-name="T71">El administrador </text:span><text:span text:style-name="T149">ha entrado </text:span><text:span text:style-name="T148">dentro del sistema.</text:span></text:p>
          </table:table-cell>
          <table:covered-table-cell/>
          <table:covered-table-cell/>
        </table:table-row>
        <table:table-row>
          <table:table-cell table:style-name="Tabla25.A16" table:number-rows-spanned="4" office:value-type="string">
            <text:p text:style-name="P43">Excepciones</text:p>
          </table:table-cell>
          <table:table-cell table:style-name="Tabla25.B16" office:value-type="string">
            <text:p text:style-name="P129">Paso</text:p>
          </table:table-cell>
          <table:table-cell table:style-name="Tabla25.C14" table:number-columns-spanned="2" office:value-type="string">
            <text:p text:style-name="P129">Acción</text:p>
          </table:table-cell>
          <table:covered-table-cell/>
        </table:table-row>
        <table:table-row>
          <table:covered-table-cell/>
          <table:table-cell table:style-name="Tabla25.B16" table:number-rows-spanned="3" office:value-type="string">
            <text:p text:style-name="P96">4</text:p>
          </table:table-cell>
          <table:table-cell table:style-name="Tabla25.C14" table:number-columns-spanned="2" office:value-type="string">
            <text:p text:style-name="P95">Si los datos <text:span text:style-name="T111">no</text:span> son correctos,</text:p>
          </table:table-cell>
          <table:covered-table-cell/>
        </table:table-row>
        <table:table-row>
          <table:covered-table-cell/>
          <table:covered-table-cell/>
          <table:table-cell table:style-name="Tabla25.C16" office:value-type="string">
            <text:p text:style-name="P95">E.1</text:p>
          </table:table-cell>
          <table:table-cell table:style-name="Tabla25.D16" office:value-type="string">
            <text:p text:style-name="P97"><text:s/><text:span text:style-name="T110">El sistema informa de la situación que impide registrarse.</text:span></text:p>
          </table:table-cell>
        </table:table-row>
        <table:table-row>
          <table:covered-table-cell/>
          <table:covered-table-cell/>
          <table:table-cell table:style-name="Tabla25.C16" office:value-type="string">
            <text:p text:style-name="P95">E.2</text:p>
          </table:table-cell>
          <table:table-cell table:style-name="Tabla25.D16" office:value-type="string">
            <text:p text:style-name="P95"><text:s/>El caso de uso retorna al paso 2.</text:p>
          </table:table-cell>
        </table:table-row>
        <table:table-row table:style-name="Tabla25.17">
          <table:table-cell table:style-name="Tabla25.A17" office:value-type="string">
            <text:p text:style-name="P34">Importancia</text:p>
          </table:table-cell>
          <table:table-cell table:style-name="Tabla25.B17" table:number-columns-spanned="3" office:value-type="string">
            <text:p text:style-name="P78">Alta</text:p>
          </table:table-cell>
          <table:covered-table-cell/>
          <table:covered-table-cell/>
        </table:table-row>
        <text:soft-page-break/>
        <table:table-row table:style-name="Tabla25.18">
          <table:table-cell table:style-name="Tabla25.A18" office:value-type="string">
            <text:p text:style-name="P34">Prioridad</text:p>
          </table:table-cell>
          <table:table-cell table:style-name="Tabla25.B18" table:number-columns-spanned="3" office:value-type="string">
            <text:p text:style-name="P55">Media</text:p>
          </table:table-cell>
          <table:covered-table-cell/>
          <table:covered-table-cell/>
        </table:table-row>
      </table:table>
      <text:p text:style-name="P3"/>
      <text:p text:style-name="Literatura"/>
      <text:p text:style-name="P148"/>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84">2</text:span></text:p>
          </table:table-cell>
          <table:table-cell table:style-name="Tabla26.B1" table:number-columns-spanned="3" office:value-type="string">
            <text:p text:style-name="P149">Re<text:span text:style-name="T87">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33436442471894" text:continue-numbering="true" text:style-name="L8">
              <text:list-item>
                <text:p text:style-name="P392"><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149">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text:span></text:span><text:span text:style-name="Fuente_20_de_20_párrafo_20_predeter."><text:span text:style-name="T54"> </text:span></text:span><text:span text:style-name="Fuente_20_de_20_párrafo_20_predeter."><text:span text:style-name="T62">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150">1</text:p>
          </table:table-cell>
          <table:table-cell table:style-name="Tabla26.C11" table:number-columns-spanned="2" office:value-type="string">
            <text:p text:style-name="P149">El administrador <text:span text:style-name="T88">solicita al sistema registrar un nuevo artista.</text:span></text:p>
          </table:table-cell>
          <table:covered-table-cell/>
        </table:table-row>
        <table:table-row table:style-name="Tabla26.7">
          <table:covered-table-cell/>
          <table:table-cell table:style-name="Tabla26.B11" office:value-type="string">
            <text:p text:style-name="P150">2</text:p>
          </table:table-cell>
          <table:table-cell table:style-name="Tabla26.C11" table:number-columns-spanned="2" office:value-type="string">
            <text:p text:style-name="P149">El sistema solicita <text:span text:style-name="T88">al </text:span>administrador <text:span text:style-name="T88">los datos del artista</text:span>.</text:p>
          </table:table-cell>
          <table:covered-table-cell/>
        </table:table-row>
        <table:table-row table:style-name="Tabla26.8">
          <table:covered-table-cell/>
          <table:table-cell table:style-name="Tabla26.B11" office:value-type="string">
            <text:p text:style-name="P150">3</text:p>
          </table:table-cell>
          <table:table-cell table:style-name="Tabla26.C11" table:number-columns-spanned="2" office:value-type="string">
            <text:p text:style-name="P149">El administrador proporciona los datos <text:span text:style-name="T134">del artista</text:span> al sistema.</text:p>
          </table:table-cell>
          <table:covered-table-cell/>
        </table:table-row>
        <table:table-row table:style-name="Tabla26.9">
          <table:covered-table-cell/>
          <table:table-cell table:style-name="Tabla26.B11" office:value-type="string">
            <text:p text:style-name="P168">4</text:p>
          </table:table-cell>
          <table:table-cell table:style-name="Tabla26.C11" table:number-columns-spanned="2" office:value-type="string">
            <text:p text:style-name="P182">El sistema valida los datos <text:span text:style-name="T134">del artista</text:span> <text:span text:style-name="T115">introducidos</text:span>.</text:p>
          </table:table-cell>
          <table:covered-table-cell/>
        </table:table-row>
        <table:table-row table:style-name="Tabla26.9">
          <table:covered-table-cell/>
          <table:table-cell table:style-name="Tabla26.B11" office:value-type="string">
            <text:p text:style-name="P289">5</text:p>
          </table:table-cell>
          <table:table-cell table:style-name="Tabla26.C11" table:number-columns-spanned="2" office:value-type="string">
            <text:p text:style-name="P290">El sistema registra los datos del artista.</text:p>
          </table:table-cell>
          <table:covered-table-cell/>
        </table:table-row>
        <table:table-row table:style-name="Tabla26.11">
          <table:covered-table-cell/>
          <table:table-cell table:style-name="Tabla26.B11" office:value-type="string">
            <text:p text:style-name="P289">6</text:p>
          </table:table-cell>
          <table:table-cell table:style-name="Tabla26.C11" table:number-columns-spanned="2" office:value-type="string">
            <text:p text:style-name="P149">El sistema <text:span text:style-name="T88">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149">El sistema ha registrado los datos del artista.</text:p>
          </table:table-cell>
          <table:covered-table-cell/>
          <table:covered-table-cell/>
        </table:table-row>
        <table:table-row>
          <table:table-cell table:style-name="Tabla26.A16" table:number-rows-spanned="4" office:value-type="string">
            <text:p text:style-name="P332">Excepciones</text:p>
          </table:table-cell>
          <table:table-cell table:style-name="Tabla26.B16" office:value-type="string">
            <text:p text:style-name="P350">Paso</text:p>
          </table:table-cell>
          <table:table-cell table:style-name="Tabla26.C14" table:number-columns-spanned="2" office:value-type="string">
            <text:p text:style-name="P332">Acción</text:p>
          </table:table-cell>
          <table:covered-table-cell/>
        </table:table-row>
        <table:table-row>
          <table:covered-table-cell/>
          <table:table-cell table:style-name="Tabla26.B16" table:number-rows-spanned="3" office:value-type="string">
            <text:p text:style-name="P185">4</text:p>
          </table:table-cell>
          <table:table-cell table:style-name="Tabla26.C14" table:number-columns-spanned="2" office:value-type="string">
            <text:p text:style-name="P184">Si los datos <text:span text:style-name="T110">no </text:span>son correctos,</text:p>
          </table:table-cell>
          <table:covered-table-cell/>
        </table:table-row>
        <table:table-row>
          <table:covered-table-cell/>
          <table:covered-table-cell/>
          <table:table-cell table:style-name="Tabla26.C16" office:value-type="string">
            <text:p text:style-name="P184">E.1</text:p>
          </table:table-cell>
          <table:table-cell table:style-name="Tabla26.D16" office:value-type="string">
            <text:p text:style-name="P220">El sistema informa de la situación que impide <text:span text:style-name="T112">registrar</text:span> el artista.</text:p>
          </table:table-cell>
        </table:table-row>
        <table:table-row>
          <table:covered-table-cell/>
          <table:covered-table-cell/>
          <table:table-cell table:style-name="Tabla26.C16" office:value-type="string">
            <text:p text:style-name="P184">E.2</text:p>
          </table:table-cell>
          <table:table-cell table:style-name="Tabla26.D16" office:value-type="string">
            <text:p text:style-name="P188">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149">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149">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35">CU-00<text:span text:style-name="T89">3</text:span></text:p>
          </table:table-cell>
          <table:table-cell table:style-name="Tabla23.B1" table:number-columns-spanned="3" office:value-type="string">
            <text:p text:style-name="P98"><text:span text:style-name="T89">Buscar</text:span> artista</text:p>
          </table:table-cell>
          <table:covered-table-cell/>
          <table:covered-table-cell/>
        </table:table-row>
        <table:table-row>
          <table:table-cell table:style-name="Tabla23.A3" office:value-type="string">
            <text:p text:style-name="P35">Dependencias</text:p>
          </table:table-cell>
          <table:table-cell table:style-name="Tabla23.B3" table:number-columns-spanned="3" office:value-type="string">
            <text:list xml:id="list233436265176551" text:continue-numbering="true" text:style-name="L8">
              <text:list-item>
                <text:p text:style-name="P43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35">Precondición</text:p>
          </table:table-cell>
          <table:table-cell table:style-name="Tabla23.B3" table:number-columns-spanned="3" office:value-type="string">
            <text:p text:style-name="P79">El administrador debe estar previamente registrado en el sistema.</text:p>
          </table:table-cell>
          <table:covered-table-cell/>
          <table:covered-table-cell/>
        </table:table-row>
        <table:table-row>
          <table:table-cell table:style-name="Tabla23.A10" office:value-type="string">
            <text:p text:style-name="P35">Descripción</text:p>
          </table:table-cell>
          <table:table-cell table:style-name="Tabla23.B4" table:number-columns-spanned="3" office:value-type="string">
            <text:p text:style-name="P130"><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6">la búsqueda <text:s/></text:span></text:span><text:span text:style-name="Fuente_20_de_20_párrafo_20_predeter."><text:span text:style-name="T62">de los datos </text:span></text:span><text:span text:style-name="Fuente_20_de_20_párrafo_20_predeter."><text:span text:style-name="T56">de un</text:span></text:span><text:span text:style-name="Fuente_20_de_20_párrafo_20_predeter."><text:span text:style-name="T55"> artista</text:span></text:span><text:span text:style-name="Fuente_20_de_20_párrafo_20_predeter."><text:span text:style-name="T54">.</text:span></text:span></text:p>
          </table:table-cell>
          <table:covered-table-cell/>
          <table:covered-table-cell/>
        </table:table-row>
        <table:table-row table:style-name="Tabla23.5">
          <table:table-cell table:style-name="Tabla23.A10" table:number-rows-spanned="6" office:value-type="string">
            <text:p text:style-name="P35">Secuencia normal</text:p>
          </table:table-cell>
          <table:table-cell table:style-name="Tabla23.B9" office:value-type="string">
            <text:p text:style-name="P37">Paso</text:p>
          </table:table-cell>
          <table:table-cell table:style-name="Tabla23.C9" table:number-columns-spanned="2" office:value-type="string">
            <text:p text:style-name="P37">Acción</text:p>
          </table:table-cell>
          <table:covered-table-cell/>
        </table:table-row>
        <table:table-row table:style-name="Tabla23.6">
          <table:covered-table-cell/>
          <table:table-cell table:style-name="Tabla23.B9" office:value-type="string">
            <text:p text:style-name="P57">1</text:p>
          </table:table-cell>
          <table:table-cell table:style-name="Tabla23.C9" table:number-columns-spanned="2" office:value-type="string">
            <text:p text:style-name="P64">El administrador <text:span text:style-name="T88">solicita al sistema buscar un artista.</text:span></text:p>
          </table:table-cell>
          <table:covered-table-cell/>
        </table:table-row>
        <table:table-row table:style-name="Tabla23.7">
          <table:covered-table-cell/>
          <table:table-cell table:style-name="Tabla23.B9" office:value-type="string">
            <text:p text:style-name="P66">2</text:p>
          </table:table-cell>
          <table:table-cell table:style-name="Tabla23.C9" table:number-columns-spanned="2" office:value-type="string">
            <text:p text:style-name="P72">El sistema <text:span text:style-name="T145">solicita los datos del artista al administrador.</text:span></text:p>
          </table:table-cell>
          <table:covered-table-cell/>
        </table:table-row>
        <table:table-row table:style-name="Tabla23.8">
          <table:covered-table-cell/>
          <table:table-cell table:style-name="Tabla23.B9" office:value-type="string">
            <text:p text:style-name="P109">3</text:p>
          </table:table-cell>
          <table:table-cell table:style-name="Tabla23.C9" table:number-columns-spanned="2" office:value-type="string">
            <text:p text:style-name="P110">El administrador proporciona los datos <text:span text:style-name="T146">del artista</text:span> al sistema.</text:p>
          </table:table-cell>
          <table:covered-table-cell/>
        </table:table-row>
        <table:table-row table:style-name="Tabla23.8">
          <table:covered-table-cell/>
          <table:table-cell table:style-name="Tabla23.B9" office:value-type="string">
            <text:p text:style-name="P119">4</text:p>
          </table:table-cell>
          <table:table-cell table:style-name="Tabla23.C9" table:number-columns-spanned="2" office:value-type="string">
            <text:p text:style-name="P120">El sistema busca el artista.</text:p>
          </table:table-cell>
          <table:covered-table-cell/>
        </table:table-row>
        <table:table-row table:style-name="Tabla23.10">
          <table:covered-table-cell/>
          <table:table-cell table:style-name="Tabla23.B10" office:value-type="string">
            <text:p text:style-name="P119">5</text:p>
          </table:table-cell>
          <table:table-cell table:style-name="Tabla23.C10" table:number-columns-spanned="2" office:value-type="string">
            <text:p text:style-name="P72">El <text:span text:style-name="T90">sistema proporciona los datos del artista al administrador.</text:span></text:p>
          </table:table-cell>
          <table:covered-table-cell/>
        </table:table-row>
        <table:table-row>
          <table:table-cell table:style-name="Tabla23.A14" office:value-type="string">
            <text:p text:style-name="P35">Postcondición</text:p>
          </table:table-cell>
          <table:table-cell table:style-name="Tabla23.B11" table:number-columns-spanned="3" office:value-type="string">
            <text:p text:style-name="P85"/>
          </table:table-cell>
          <table:covered-table-cell/>
          <table:covered-table-cell/>
        </table:table-row>
        <table:table-row>
          <table:table-cell table:style-name="Tabla23.A14" table:number-rows-spanned="3" office:value-type="string">
            <text:p text:style-name="P45">Excepciones</text:p>
          </table:table-cell>
          <table:table-cell table:style-name="Tabla23.B14" table:number-rows-spanned="3" office:value-type="string">
            <text:p text:style-name="P121">4</text:p>
          </table:table-cell>
          <table:table-cell table:style-name="Tabla23.C12" table:number-columns-spanned="2" office:value-type="string">
            <text:p text:style-name="P101">Si no existe el artista,</text:p>
          </table:table-cell>
          <table:covered-table-cell/>
        </table:table-row>
        <table:table-row>
          <table:covered-table-cell/>
          <table:covered-table-cell/>
          <table:table-cell table:style-name="Tabla23.C14" office:value-type="string">
            <text:p text:style-name="P101">E.1</text:p>
          </table:table-cell>
          <table:table-cell table:style-name="Tabla23.D14" office:value-type="string">
            <text:p text:style-name="P102">El sistema informa de la <text:span text:style-name="T120">inexistencia</text:span> del artista.</text:p>
          </table:table-cell>
        </table:table-row>
        <table:table-row>
          <table:covered-table-cell/>
          <table:covered-table-cell/>
          <table:table-cell table:style-name="Tabla23.C14" office:value-type="string">
            <text:p text:style-name="P101">E.2</text:p>
          </table:table-cell>
          <table:table-cell table:style-name="Tabla23.D14" office:value-type="string">
            <text:p text:style-name="P101">El caso de uso finaliza.</text:p>
          </table:table-cell>
        </table:table-row>
        <table:table-row table:style-name="Tabla23.15">
          <table:table-cell table:style-name="Tabla23.A15" office:value-type="string">
            <text:p text:style-name="P35">Importancia</text:p>
          </table:table-cell>
          <table:table-cell table:style-name="Tabla23.B15" table:number-columns-spanned="3" office:value-type="string">
            <text:p text:style-name="P85">Media</text:p>
          </table:table-cell>
          <table:covered-table-cell/>
          <table:covered-table-cell/>
        </table:table-row>
        <table:table-row table:style-name="Tabla23.16">
          <table:table-cell table:style-name="Tabla23.A16" office:value-type="string">
            <text:p text:style-name="P35">Prioridad</text:p>
          </table:table-cell>
          <table:table-cell table:style-name="Tabla23.B16" table:number-columns-spanned="3" office:value-type="string">
            <text:p text:style-name="P91">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328">CU-00<text:span text:style-name="T91">4</text:span></text:p>
          </table:table-cell>
          <table:table-cell table:style-name="Tabla27.B1" table:number-columns-spanned="3" office:value-type="string">
            <text:p text:style-name="P205"><text:span text:style-name="T92">Borrar</text:span> artista</text:p>
          </table:table-cell>
          <table:covered-table-cell/>
          <table:covered-table-cell/>
        </table:table-row>
        <table:table-row>
          <table:table-cell table:style-name="Tabla27.A3" office:value-type="string">
            <text:p text:style-name="P328">Dependencias</text:p>
          </table:table-cell>
          <table:table-cell table:style-name="Tabla27.B3" table:number-columns-spanned="3" office:value-type="string">
            <text:list xml:id="list233435235748373" text:continue-numbering="true" text:style-name="L8">
              <text:list-item>
                <text:p text:style-name="P393"><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328">Precondición</text:p>
          </table:table-cell>
          <table:table-cell table:style-name="Tabla27.B3" table:number-columns-spanned="3" office:value-type="string">
            <text:p text:style-name="P205">El administrador debe estar previamente registrado en el sistema.</text:p>
          </table:table-cell>
          <table:covered-table-cell/>
          <table:covered-table-cell/>
        </table:table-row>
        <text:soft-page-break/>
        <table:table-row>
          <table:table-cell table:style-name="Tabla27.A9" office:value-type="string">
            <text:p text:style-name="P328">Descripción</text:p>
          </table:table-cell>
          <table:table-cell table:style-name="Tabla27.B4" table:number-columns-spanned="3" office:value-type="string">
            <text:p text:style-name="P328"><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7">borrar </text:span></text:span><text:span text:style-name="Fuente_20_de_20_párrafo_20_predeter."><text:span text:style-name="T62">los datos de</text:span></text:span><text:span text:style-name="Fuente_20_de_20_párrafo_20_predeter."><text:span text:style-name="T55"> un artista</text:span></text:span><text:span text:style-name="Fuente_20_de_20_párrafo_20_predeter."><text:span text:style-name="T54">.</text:span></text:span></text:p>
          </table:table-cell>
          <table:covered-table-cell/>
          <table:covered-table-cell/>
        </table:table-row>
        <table:table-row table:style-name="Tabla27.5">
          <table:table-cell table:style-name="Tabla27.A9" table:number-rows-spanned="5" office:value-type="string">
            <text:p text:style-name="P328">Secuencia normal</text:p>
          </table:table-cell>
          <table:table-cell table:style-name="Tabla27.B8" office:value-type="string">
            <text:p text:style-name="P328">Paso</text:p>
          </table:table-cell>
          <table:table-cell table:style-name="Tabla27.C8" table:number-columns-spanned="2" office:value-type="string">
            <text:p text:style-name="P328">Acción</text:p>
          </table:table-cell>
          <table:covered-table-cell/>
        </table:table-row>
        <table:table-row table:style-name="Tabla27.6">
          <table:covered-table-cell/>
          <table:table-cell table:style-name="Tabla27.B6" office:value-type="string">
            <text:p text:style-name="P151">1</text:p>
          </table:table-cell>
          <table:table-cell table:style-name="Tabla27.C8" table:number-columns-spanned="2" office:value-type="string">
            <text:p text:style-name="P205">El administrador <text:span text:style-name="T88">solicita al sistema borrar un artista.</text:span></text:p>
          </table:table-cell>
          <table:covered-table-cell/>
        </table:table-row>
        <table:table-row table:style-name="Tabla27.7">
          <table:covered-table-cell/>
          <table:table-cell table:style-name="Tabla27.B8" office:value-type="string">
            <text:p text:style-name="P151">2</text:p>
          </table:table-cell>
          <table:table-cell table:style-name="Tabla27.C8" table:number-columns-spanned="2" office:value-type="string">
            <text:p text:style-name="P219"><text:span text:style-name="T93">Se realiza el caso de uso </text:span><text:span text:style-name="T95">Buscar Artista</text:span><text:span text:style-name="T93">.</text:span></text:p>
          </table:table-cell>
          <table:covered-table-cell/>
        </table:table-row>
        <table:table-row table:style-name="Tabla27.8">
          <table:covered-table-cell/>
          <table:table-cell table:style-name="Tabla27.B8" office:value-type="string">
            <text:p text:style-name="P151">3</text:p>
          </table:table-cell>
          <table:table-cell table:style-name="Tabla27.C8" table:number-columns-spanned="2" office:value-type="string">
            <text:p text:style-name="P206">El sistema borra los datos del artista.</text:p>
          </table:table-cell>
          <table:covered-table-cell/>
        </table:table-row>
        <table:table-row table:style-name="Tabla27.8">
          <table:covered-table-cell/>
          <table:table-cell table:style-name="Tabla27.B9" office:value-type="string">
            <text:p text:style-name="P169">4</text:p>
          </table:table-cell>
          <table:table-cell table:style-name="Tabla27.C9" table:number-columns-spanned="2" office:value-type="string">
            <text:p text:style-name="P206">El sistema informa que <text:span text:style-name="T118">los datos d</text:span>el artista ha<text:span text:style-name="T118">n</text:span> sido borrado<text:span text:style-name="T118">s</text:span>.</text:p>
          </table:table-cell>
          <table:covered-table-cell/>
        </table:table-row>
        <table:table-row>
          <table:table-cell table:style-name="Tabla27.A14" office:value-type="string">
            <text:p text:style-name="P328">Postcondición</text:p>
          </table:table-cell>
          <table:table-cell table:style-name="Tabla27.B10" table:number-columns-spanned="3" office:value-type="string">
            <text:p text:style-name="P233">Los datos del artista han sido borrados del sistema.</text:p>
          </table:table-cell>
          <table:covered-table-cell/>
          <table:covered-table-cell/>
        </table:table-row>
        <table:table-row table:style-name="Tabla27.11">
          <table:table-cell table:style-name="Tabla27.A14" table:number-rows-spanned="4" office:value-type="string">
            <text:p text:style-name="P333">Excepciones</text:p>
          </table:table-cell>
          <table:table-cell table:style-name="Tabla27.B14" office:value-type="string">
            <text:p text:style-name="P351">Paso</text:p>
          </table:table-cell>
          <table:table-cell table:style-name="Tabla27.C12" table:number-columns-spanned="2" office:value-type="string">
            <text:p text:style-name="P333">Acción</text:p>
          </table:table-cell>
          <table:covered-table-cell/>
        </table:table-row>
        <table:table-row>
          <table:covered-table-cell/>
          <table:table-cell table:style-name="Tabla27.B14" table:number-rows-spanned="3" office:value-type="string">
            <text:p text:style-name="P288">3</text:p>
          </table:table-cell>
          <table:table-cell table:style-name="Tabla27.C12" table:number-columns-spanned="2" office:value-type="string">
            <text:p text:style-name="P187">Si <text:span text:style-name="T109">el artista no se puede borrar,</text:span></text:p>
          </table:table-cell>
          <table:covered-table-cell/>
        </table:table-row>
        <table:table-row>
          <table:covered-table-cell/>
          <table:covered-table-cell/>
          <table:table-cell table:style-name="Tabla27.C13" office:value-type="string">
            <text:p text:style-name="P187">E.1</text:p>
          </table:table-cell>
          <table:table-cell table:style-name="Tabla27.D13" office:value-type="string">
            <text:p text:style-name="P220">El sistema informa <text:span text:style-name="T119">de</text:span> la situación que impide borrar el artista.</text:p>
          </table:table-cell>
        </table:table-row>
        <table:table-row>
          <table:covered-table-cell/>
          <table:covered-table-cell/>
          <table:table-cell table:style-name="Tabla27.C14" office:value-type="string">
            <text:p text:style-name="P187">E.2</text:p>
          </table:table-cell>
          <table:table-cell table:style-name="Tabla27.D14" office:value-type="string">
            <text:p text:style-name="P328"><text:span text:style-name="T10">El caso de uso </text:span><text:span text:style-name="T150">f</text:span><text:span text:style-name="T151">inaliza.</text:span></text:p>
          </table:table-cell>
        </table:table-row>
        <table:table-row table:style-name="Tabla27.15">
          <table:table-cell table:style-name="Tabla27.A15" office:value-type="string">
            <text:p text:style-name="P328">Importancia</text:p>
          </table:table-cell>
          <table:table-cell table:style-name="Tabla27.B15" table:number-columns-spanned="3" office:value-type="string">
            <text:p text:style-name="P205">Media</text:p>
          </table:table-cell>
          <table:covered-table-cell/>
          <table:covered-table-cell/>
        </table:table-row>
        <table:table-row table:style-name="Tabla27.16">
          <table:table-cell table:style-name="Tabla27.A16" office:value-type="string">
            <text:p text:style-name="P328">Prioridad</text:p>
          </table:table-cell>
          <table:table-cell table:style-name="Tabla27.B16" table:number-columns-spanned="3" office:value-type="string">
            <text:p text:style-name="P205">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329">CU-00<text:span text:style-name="T113">5</text:span></text:p>
          </table:table-cell>
          <table:table-cell table:style-name="Tabla28.B1" table:number-columns-spanned="3" office:value-type="string">
            <text:p text:style-name="P243"><text:span text:style-name="T114">Actualizar</text:span> artista</text:p>
          </table:table-cell>
          <table:covered-table-cell/>
          <table:covered-table-cell/>
        </table:table-row>
        <table:table-row>
          <table:table-cell table:style-name="Tabla28.A3" office:value-type="string">
            <text:p text:style-name="P329">Dependencias</text:p>
          </table:table-cell>
          <table:table-cell table:style-name="Tabla28.B3" table:number-columns-spanned="3" office:value-type="string">
            <text:list xml:id="list233435490429728" text:continue-numbering="true" text:style-name="L8">
              <text:list-item>
                <text:p text:style-name="P39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329">Precondición</text:p>
          </table:table-cell>
          <table:table-cell table:style-name="Tabla28.B3" table:number-columns-spanned="3" office:value-type="string">
            <text:p text:style-name="P243">El administrador debe estar previamente registrado en el sistema.</text:p>
          </table:table-cell>
          <table:covered-table-cell/>
          <table:covered-table-cell/>
        </table:table-row>
        <table:table-row>
          <table:table-cell table:style-name="Tabla28.A10" office:value-type="string">
            <text:p text:style-name="P329">Descripción</text:p>
          </table:table-cell>
          <table:table-cell table:style-name="Tabla28.B4" table:number-columns-spanned="3" office:value-type="string">
            <text:p text:style-name="P329"><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8">actualizar</text:span></text:span><text:span text:style-name="Fuente_20_de_20_párrafo_20_predeter."><text:span text:style-name="T55"> </text:span></text:span><text:span text:style-name="Fuente_20_de_20_párrafo_20_predeter."><text:span text:style-name="T62">los datos de </text:span></text:span><text:span text:style-name="Fuente_20_de_20_párrafo_20_predeter."><text:span text:style-name="T55">un artista</text:span></text:span><text:span text:style-name="Fuente_20_de_20_párrafo_20_predeter."><text:span text:style-name="T54">.</text:span></text:span></text:p>
          </table:table-cell>
          <table:covered-table-cell/>
          <table:covered-table-cell/>
        </table:table-row>
        <table:table-row table:style-name="Tabla28.5">
          <table:table-cell table:style-name="Tabla28.A10" table:number-rows-spanned="6" office:value-type="string">
            <text:p text:style-name="P329">Secuencia normal</text:p>
          </table:table-cell>
          <table:table-cell table:style-name="Tabla28.B10" office:value-type="string">
            <text:p text:style-name="P329">Paso</text:p>
          </table:table-cell>
          <table:table-cell table:style-name="Tabla28.C10" table:number-columns-spanned="2" office:value-type="string">
            <text:p text:style-name="P329">Acción</text:p>
          </table:table-cell>
          <table:covered-table-cell/>
        </table:table-row>
        <table:table-row table:style-name="Tabla28.6">
          <table:covered-table-cell/>
          <table:table-cell table:style-name="Tabla28.B6" office:value-type="string">
            <text:p text:style-name="P152">1</text:p>
          </table:table-cell>
          <table:table-cell table:style-name="Tabla28.C10" table:number-columns-spanned="2" office:value-type="string">
            <text:p text:style-name="P243">El administrador <text:span text:style-name="T88">solicita al sistema actualizar un artista.</text:span></text:p>
          </table:table-cell>
          <table:covered-table-cell/>
        </table:table-row>
        <table:table-row table:style-name="Tabla28.7">
          <table:covered-table-cell/>
          <table:table-cell table:style-name="Tabla28.B10" office:value-type="string">
            <text:p text:style-name="P152">2</text:p>
          </table:table-cell>
          <table:table-cell table:style-name="Tabla28.C10" table:number-columns-spanned="2" office:value-type="string">
            <text:p text:style-name="P243"><text:span text:style-name="T93">Se realiza el caso de uso </text:span><text:span text:style-name="T95">Buscar Artista</text:span><text:span text:style-name="T93">.</text:span></text:p>
          </table:table-cell>
          <table:covered-table-cell/>
        </table:table-row>
        <table:table-row table:style-name="Tabla28.8">
          <table:covered-table-cell/>
          <table:table-cell table:style-name="Tabla28.B10" office:value-type="string">
            <text:p text:style-name="P152">3</text:p>
          </table:table-cell>
          <table:table-cell table:style-name="Tabla28.C10" table:number-columns-spanned="2" office:value-type="string">
            <text:p text:style-name="P207">El sistema <text:span text:style-name="T114">solicita los datos del artista a actualizar</text:span>.</text:p>
          </table:table-cell>
          <table:covered-table-cell/>
        </table:table-row>
        <table:table-row table:style-name="Tabla28.8">
          <table:covered-table-cell/>
          <table:table-cell table:style-name="Tabla28.B10" office:value-type="string">
            <text:p text:style-name="P170">4</text:p>
          </table:table-cell>
          <table:table-cell table:style-name="Tabla28.C10" table:number-columns-spanned="2" office:value-type="string">
            <text:p text:style-name="P207">El sistema <text:span text:style-name="T114">valida los datos introducidos.</text:span></text:p>
          </table:table-cell>
          <table:covered-table-cell/>
        </table:table-row>
        <table:table-row table:style-name="Tabla28.10">
          <table:covered-table-cell/>
          <table:table-cell table:style-name="Tabla28.B10" office:value-type="string">
            <text:p text:style-name="P170">5</text:p>
          </table:table-cell>
          <table:table-cell table:style-name="Tabla28.C10" table:number-columns-spanned="2" office:value-type="string">
            <text:p text:style-name="P243">El sistema <text:span text:style-name="T88">informa que los datos del artista se han actualizado correctamente.</text:span></text:p>
          </table:table-cell>
          <table:covered-table-cell/>
        </table:table-row>
        <table:table-row>
          <table:table-cell table:style-name="Tabla28.A15" office:value-type="string">
            <text:p text:style-name="P329">Postcondición</text:p>
          </table:table-cell>
          <table:table-cell table:style-name="Tabla28.B11" table:number-columns-spanned="3" office:value-type="string">
            <text:p text:style-name="P234">Los datos del artista han sido <text:span text:style-name="T123">actualizados.</text:span></text:p>
          </table:table-cell>
          <table:covered-table-cell/>
          <table:covered-table-cell/>
        </table:table-row>
        <table:table-row>
          <table:table-cell table:style-name="Tabla28.A15" table:number-rows-spanned="4" office:value-type="string">
            <text:p text:style-name="P334">Excepciones</text:p>
          </table:table-cell>
          <table:table-cell table:style-name="Tabla28.B15" office:value-type="string">
            <text:p text:style-name="P352">Paso</text:p>
          </table:table-cell>
          <table:table-cell table:style-name="Tabla28.C13" table:number-columns-spanned="2" office:value-type="string">
            <text:p text:style-name="P334">Acción</text:p>
          </table:table-cell>
          <table:covered-table-cell/>
        </table:table-row>
        <table:table-row>
          <table:covered-table-cell/>
          <table:table-cell table:style-name="Tabla28.B15" table:number-rows-spanned="3" office:value-type="string">
            <text:p text:style-name="P285">4</text:p>
          </table:table-cell>
          <table:table-cell table:style-name="Tabla28.C13" table:number-columns-spanned="2" office:value-type="string">
            <text:p text:style-name="P189">Si <text:span text:style-name="T123">los datos introducidos del artista son incorrectos. <text:s text:c="13"/></text:span></text:p>
          </table:table-cell>
          <table:covered-table-cell/>
        </table:table-row>
        <table:table-row>
          <table:covered-table-cell/>
          <table:covered-table-cell/>
          <table:table-cell table:style-name="Tabla28.C14" office:value-type="string">
            <text:p text:style-name="P189">E.1</text:p>
          </table:table-cell>
          <table:table-cell table:style-name="Tabla28.D14" office:value-type="string">
            <text:p text:style-name="P221">El sistema informa de la situación que impide <text:span text:style-name="T123">actualizar</text:span> el artista.</text:p>
          </table:table-cell>
        </table:table-row>
        <table:table-row table:style-name="Tabla28.15">
          <table:covered-table-cell/>
          <table:covered-table-cell/>
          <table:table-cell table:style-name="Tabla28.C15" office:value-type="string">
            <text:p text:style-name="P189">E.2</text:p>
          </table:table-cell>
          <table:table-cell table:style-name="Tabla28.D15" office:value-type="string">
            <text:p text:style-name="P189">El caso de uso retorna al paso <text:span text:style-name="T145">3</text:span>.</text:p>
          </table:table-cell>
        </table:table-row>
        <table:table-row table:style-name="Tabla28.16">
          <table:table-cell table:style-name="Tabla28.A16" office:value-type="string">
            <text:p text:style-name="P329">Importancia</text:p>
          </table:table-cell>
          <table:table-cell table:style-name="Tabla28.B16" table:number-columns-spanned="3" office:value-type="string">
            <text:p text:style-name="P243">Media</text:p>
          </table:table-cell>
          <table:covered-table-cell/>
          <table:covered-table-cell/>
        </table:table-row>
        <table:table-row table:style-name="Tabla28.17">
          <table:table-cell table:style-name="Tabla28.A17" office:value-type="string">
            <text:p text:style-name="P329">Prioridad</text:p>
          </table:table-cell>
          <table:table-cell table:style-name="Tabla28.B17" table:number-columns-spanned="3" office:value-type="string">
            <text:p text:style-name="P243">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368">CU-00<text:span text:style-name="T116">6</text:span></text:p>
          </table:table-cell>
          <table:table-cell table:style-name="Tabla29.B1" table:number-columns-spanned="3" office:value-type="string">
            <text:p text:style-name="P244">Re<text:span text:style-name="T87">gistrar</text:span> <text:span text:style-name="T116">cliente</text:span></text:p>
          </table:table-cell>
          <table:covered-table-cell/>
          <table:covered-table-cell/>
        </table:table-row>
        <table:table-row>
          <table:table-cell table:style-name="Tabla29.A3" office:value-type="string">
            <text:p text:style-name="P368">Dependencias</text:p>
          </table:table-cell>
          <table:table-cell table:style-name="Tabla29.B3" table:number-columns-spanned="3" office:value-type="string">
            <text:list xml:id="list2088069200" text:style-name="L9">
              <text:list-item>
                <text:p text:style-name="P401"><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368">Precondición</text:p>
          </table:table-cell>
          <table:table-cell table:style-name="Tabla29.B3" table:number-columns-spanned="3" office:value-type="string">
            <text:p text:style-name="P244">El administrador debe estar previamente registrado en el sistema.</text:p>
          </table:table-cell>
          <table:covered-table-cell/>
          <table:covered-table-cell/>
        </table:table-row>
        <table:table-row>
          <table:table-cell table:style-name="Tabla29.A11" office:value-type="string">
            <text:p text:style-name="P368">Descripción</text:p>
          </table:table-cell>
          <table:table-cell table:style-name="Tabla29.B4" table:number-columns-spanned="3" office:value-type="string">
            <text:p text:style-name="P368"><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63">registrar los datos de</text:span></text:span><text:span text:style-name="Fuente_20_de_20_párrafo_20_predeter."><text:span text:style-name="T55"> un nuevo </text:span></text:span><text:span text:style-name="Fuente_20_de_20_párrafo_20_predeter."><text:span text:style-name="T59">cliente</text:span></text:span><text:span text:style-name="Fuente_20_de_20_párrafo_20_predeter."><text:span text:style-name="T54">.</text:span></text:span></text:p>
          </table:table-cell>
          <table:covered-table-cell/>
          <table:covered-table-cell/>
        </table:table-row>
        <table:table-row table:style-name="Tabla29.5">
          <table:table-cell table:style-name="Tabla29.A11" table:number-rows-spanned="7" office:value-type="string">
            <text:p text:style-name="P368">Secuencia normal</text:p>
          </table:table-cell>
          <table:table-cell table:style-name="Tabla29.B11" office:value-type="string">
            <text:p text:style-name="P368">Paso</text:p>
          </table:table-cell>
          <table:table-cell table:style-name="Tabla29.C11" table:number-columns-spanned="2" office:value-type="string">
            <text:p text:style-name="P368">Acción</text:p>
          </table:table-cell>
          <table:covered-table-cell/>
        </table:table-row>
        <table:table-row table:style-name="Tabla29.6">
          <table:covered-table-cell/>
          <table:table-cell table:style-name="Tabla29.B11" office:value-type="string">
            <text:p text:style-name="P153">1</text:p>
          </table:table-cell>
          <table:table-cell table:style-name="Tabla29.C11" table:number-columns-spanned="2" office:value-type="string">
            <text:p text:style-name="P244">El administrador <text:span text:style-name="T88">solicita al sistema registrar un nuevo cliente.</text:span></text:p>
          </table:table-cell>
          <table:covered-table-cell/>
        </table:table-row>
        <table:table-row table:style-name="Tabla29.7">
          <table:covered-table-cell/>
          <table:table-cell table:style-name="Tabla29.B11" office:value-type="string">
            <text:p text:style-name="P153">2</text:p>
          </table:table-cell>
          <table:table-cell table:style-name="Tabla29.C11" table:number-columns-spanned="2" office:value-type="string">
            <text:p text:style-name="P244">El sistema solicita <text:span text:style-name="T88">al </text:span>administrador <text:span text:style-name="T88">los datos del cliente</text:span>.</text:p>
          </table:table-cell>
          <table:covered-table-cell/>
        </table:table-row>
        <table:table-row table:style-name="Tabla29.8">
          <table:covered-table-cell/>
          <table:table-cell table:style-name="Tabla29.B11" office:value-type="string">
            <text:p text:style-name="P153">3</text:p>
          </table:table-cell>
          <table:table-cell table:style-name="Tabla29.C11" table:number-columns-spanned="2" office:value-type="string">
            <text:p text:style-name="P244">El administrador proporciona los datos <text:span text:style-name="T135">del cliente</text:span> al sistema.</text:p>
          </table:table-cell>
          <table:covered-table-cell/>
        </table:table-row>
        <table:table-row table:style-name="Tabla29.9">
          <table:covered-table-cell/>
          <table:table-cell table:style-name="Tabla29.B11" office:value-type="string">
            <text:p text:style-name="P171">4</text:p>
          </table:table-cell>
          <table:table-cell table:style-name="Tabla29.C11" table:number-columns-spanned="2" office:value-type="string">
            <text:p text:style-name="P183">El sistema valida los datos <text:span text:style-name="T135">del cliente</text:span>.</text:p>
          </table:table-cell>
          <table:covered-table-cell/>
        </table:table-row>
        <table:table-row table:style-name="Tabla29.9">
          <table:covered-table-cell/>
          <table:table-cell table:style-name="Tabla29.B11" office:value-type="string">
            <text:p text:style-name="P291">5</text:p>
          </table:table-cell>
          <table:table-cell table:style-name="Tabla29.C11" table:number-columns-spanned="2" office:value-type="string">
            <text:p text:style-name="P292">El sistema registra los datos del cliente.</text:p>
          </table:table-cell>
          <table:covered-table-cell/>
        </table:table-row>
        <table:table-row table:style-name="Tabla29.11">
          <table:covered-table-cell/>
          <table:table-cell table:style-name="Tabla29.B11" office:value-type="string">
            <text:p text:style-name="P291">6</text:p>
          </table:table-cell>
          <table:table-cell table:style-name="Tabla29.C11" table:number-columns-spanned="2" office:value-type="string">
            <text:p text:style-name="P244">El sistema <text:span text:style-name="T88">informa de que los datos del cliente se han registrado correctamente.</text:span></text:p>
          </table:table-cell>
          <table:covered-table-cell/>
        </table:table-row>
        <text:soft-page-break/>
        <table:table-row>
          <table:table-cell table:style-name="Tabla29.A16" office:value-type="string">
            <text:p text:style-name="P368">Postcondición</text:p>
          </table:table-cell>
          <table:table-cell table:style-name="Tabla29.B12" table:number-columns-spanned="3" office:value-type="string">
            <text:p text:style-name="P244">El sistema ha registrado los datos del artista.</text:p>
          </table:table-cell>
          <table:covered-table-cell/>
          <table:covered-table-cell/>
        </table:table-row>
        <table:table-row>
          <table:table-cell table:style-name="Tabla29.A16" table:number-rows-spanned="4" office:value-type="string">
            <text:p text:style-name="P335">Excepciones</text:p>
          </table:table-cell>
          <table:table-cell table:style-name="Tabla29.B16" office:value-type="string">
            <text:p text:style-name="P353">Paso</text:p>
          </table:table-cell>
          <table:table-cell table:style-name="Tabla29.C14" table:number-columns-spanned="2" office:value-type="string">
            <text:p text:style-name="P335">Acción</text:p>
          </table:table-cell>
          <table:covered-table-cell/>
        </table:table-row>
        <table:table-row>
          <table:covered-table-cell/>
          <table:table-cell table:style-name="Tabla29.B16" table:number-rows-spanned="3" office:value-type="string">
            <text:p text:style-name="P186">4</text:p>
          </table:table-cell>
          <table:table-cell table:style-name="Tabla29.C14" table:number-columns-spanned="2" office:value-type="string">
            <text:p text:style-name="P190">Si los datos <text:span text:style-name="T110">no </text:span>son correctos,</text:p>
          </table:table-cell>
          <table:covered-table-cell/>
        </table:table-row>
        <table:table-row>
          <table:covered-table-cell/>
          <table:covered-table-cell/>
          <table:table-cell table:style-name="Tabla29.C16" office:value-type="string">
            <text:p text:style-name="P190">E.1</text:p>
          </table:table-cell>
          <table:table-cell table:style-name="Tabla29.D16" office:value-type="string">
            <text:p text:style-name="P222">El sistema informa de la situación que impide <text:span text:style-name="T112">registrar</text:span> el <text:span text:style-name="T117">cliente</text:span>.</text:p>
          </table:table-cell>
        </table:table-row>
        <table:table-row>
          <table:covered-table-cell/>
          <table:covered-table-cell/>
          <table:table-cell table:style-name="Tabla29.C16" office:value-type="string">
            <text:p text:style-name="P190">E.2</text:p>
          </table:table-cell>
          <table:table-cell table:style-name="Tabla29.D16" office:value-type="string">
            <text:p text:style-name="P190">El caso de uso retorna al paso 2.</text:p>
          </table:table-cell>
        </table:table-row>
        <table:table-row table:style-name="Tabla29.17">
          <table:table-cell table:style-name="Tabla29.A17" office:value-type="string">
            <text:p text:style-name="P368">Importancia</text:p>
          </table:table-cell>
          <table:table-cell table:style-name="Tabla29.B17" table:number-columns-spanned="3" office:value-type="string">
            <text:p text:style-name="P244">Media</text:p>
          </table:table-cell>
          <table:covered-table-cell/>
          <table:covered-table-cell/>
        </table:table-row>
        <table:table-row table:style-name="Tabla29.18">
          <table:table-cell table:style-name="Tabla29.A18" office:value-type="string">
            <text:p text:style-name="P368">Prioridad</text:p>
          </table:table-cell>
          <table:table-cell table:style-name="Tabla29.B18" table:number-columns-spanned="3" office:value-type="string">
            <text:p text:style-name="P244">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44">CU-00<text:span text:style-name="T120">7</text:span></text:p>
          </table:table-cell>
          <table:table-cell table:style-name="Tabla30.B1" table:number-columns-spanned="3" office:value-type="string">
            <text:p text:style-name="P99"><text:span text:style-name="T89">Buscar</text:span> <text:span text:style-name="T120">cliente</text:span></text:p>
          </table:table-cell>
          <table:covered-table-cell/>
          <table:covered-table-cell/>
        </table:table-row>
        <table:table-row>
          <table:table-cell table:style-name="Tabla30.A3" office:value-type="string">
            <text:p text:style-name="P44">Dependencias</text:p>
          </table:table-cell>
          <table:table-cell table:style-name="Tabla30.B3" table:number-columns-spanned="3" office:value-type="string">
            <text:list xml:id="list233436220785525" text:continue-list="list233435490429728" text:style-name="L8">
              <text:list-item>
                <text:p text:style-name="P431"><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44">Precondición</text:p>
          </table:table-cell>
          <table:table-cell table:style-name="Tabla30.B3" table:number-columns-spanned="3" office:value-type="string">
            <text:p text:style-name="P80">El administrador debe estar previamente registrado en el sistema.</text:p>
          </table:table-cell>
          <table:covered-table-cell/>
          <table:covered-table-cell/>
        </table:table-row>
        <table:table-row>
          <table:table-cell table:style-name="Tabla30.A10" office:value-type="string">
            <text:p text:style-name="P44">Descripción</text:p>
          </table:table-cell>
          <table:table-cell table:style-name="Tabla30.B4" table:number-columns-spanned="3" office:value-type="string">
            <text:p text:style-name="P131"><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6">la búsqueda de </text:span></text:span><text:span text:style-name="Fuente_20_de_20_párrafo_20_predeter."><text:span text:style-name="T63">los datos de</text:span></text:span><text:span text:style-name="Fuente_20_de_20_párrafo_20_predeter."><text:span text:style-name="T56"> un</text:span></text:span><text:span text:style-name="Fuente_20_de_20_párrafo_20_predeter."><text:span text:style-name="T55"> </text:span></text:span><text:span text:style-name="Fuente_20_de_20_párrafo_20_predeter."><text:span text:style-name="T60">cliente</text:span></text:span><text:span text:style-name="Fuente_20_de_20_párrafo_20_predeter."><text:span text:style-name="T54">.</text:span></text:span></text:p>
          </table:table-cell>
          <table:covered-table-cell/>
          <table:covered-table-cell/>
        </table:table-row>
        <table:table-row table:style-name="Tabla30.5">
          <table:table-cell table:style-name="Tabla30.A10" table:number-rows-spanned="6" office:value-type="string">
            <text:p text:style-name="P44">Secuencia normal</text:p>
          </table:table-cell>
          <table:table-cell table:style-name="Tabla30.B8" office:value-type="string">
            <text:p text:style-name="P38">Paso</text:p>
          </table:table-cell>
          <table:table-cell table:style-name="Tabla30.C8" table:number-columns-spanned="2" office:value-type="string">
            <text:p text:style-name="P38">Acción</text:p>
          </table:table-cell>
          <table:covered-table-cell/>
        </table:table-row>
        <table:table-row table:style-name="Tabla30.6">
          <table:covered-table-cell/>
          <table:table-cell table:style-name="Tabla30.B8" office:value-type="string">
            <text:p text:style-name="P58">1</text:p>
          </table:table-cell>
          <table:table-cell table:style-name="Tabla30.C8" table:number-columns-spanned="2" office:value-type="string">
            <text:p text:style-name="P68">El administrador <text:span text:style-name="T88">solicita al sistema buscar un cliente.</text:span></text:p>
          </table:table-cell>
          <table:covered-table-cell/>
        </table:table-row>
        <table:table-row table:style-name="Tabla30.7">
          <table:covered-table-cell/>
          <table:table-cell table:style-name="Tabla30.B8" office:value-type="string">
            <text:p text:style-name="P67">2</text:p>
          </table:table-cell>
          <table:table-cell table:style-name="Tabla30.C8" table:number-columns-spanned="2" office:value-type="string">
            <text:p text:style-name="P115">EL sistema solicita los datos del cliente al administrador.</text:p>
          </table:table-cell>
          <table:covered-table-cell/>
        </table:table-row>
        <table:table-row table:style-name="Tabla30.7">
          <table:covered-table-cell/>
          <table:table-cell table:style-name="Tabla30.B8" office:value-type="string">
            <text:p text:style-name="P111">3</text:p>
          </table:table-cell>
          <table:table-cell table:style-name="Tabla30.C8" table:number-columns-spanned="2" office:value-type="string">
            <text:p text:style-name="P133"><text:span text:style-name="T70">El administrador </text:span><text:span text:style-name="T147">proporciona</text:span><text:span text:style-name="T70"> los datos del cliente al sistema.</text:span></text:p>
          </table:table-cell>
          <table:covered-table-cell/>
        </table:table-row>
        <table:table-row table:style-name="Tabla30.9">
          <table:covered-table-cell/>
          <table:table-cell table:style-name="Tabla30.B10" office:value-type="string">
            <text:p text:style-name="P111">4</text:p>
          </table:table-cell>
          <table:table-cell table:style-name="Tabla30.C10" table:number-columns-spanned="2" office:value-type="string">
            <text:p text:style-name="P76">El sistema <text:span text:style-name="T90">busca los datos del cliente.</text:span></text:p>
          </table:table-cell>
          <table:covered-table-cell/>
        </table:table-row>
        <table:table-row table:style-name="Tabla30.9">
          <table:covered-table-cell/>
          <table:table-cell table:style-name="Tabla30.B10" office:value-type="string">
            <text:p text:style-name="P111">5</text:p>
          </table:table-cell>
          <table:table-cell table:style-name="Tabla30.C10" table:number-columns-spanned="2" office:value-type="string">
            <text:p text:style-name="P75">El <text:span text:style-name="T90">sistema proporciona los datos del cliente.</text:span></text:p>
          </table:table-cell>
          <table:covered-table-cell/>
        </table:table-row>
        <table:table-row>
          <table:table-cell table:style-name="Tabla30.A14" office:value-type="string">
            <text:p text:style-name="P44">Postcondición</text:p>
          </table:table-cell>
          <table:table-cell table:style-name="Tabla30.B11" table:number-columns-spanned="3" office:value-type="string">
            <text:p text:style-name="P86"/>
          </table:table-cell>
          <table:covered-table-cell/>
          <table:covered-table-cell/>
        </table:table-row>
        <table:table-row>
          <table:table-cell table:style-name="Tabla30.A14" table:number-rows-spanned="3" office:value-type="string">
            <text:p text:style-name="P46">Excepciones</text:p>
          </table:table-cell>
          <table:table-cell table:style-name="Tabla30.B14" table:number-rows-spanned="3" office:value-type="string">
            <text:p text:style-name="P111">4</text:p>
          </table:table-cell>
          <table:table-cell table:style-name="Tabla30.C12" table:number-columns-spanned="2" office:value-type="string">
            <text:p text:style-name="P102">Si no existe el <text:span text:style-name="T122">cliente,</text:span></text:p>
          </table:table-cell>
          <table:covered-table-cell/>
        </table:table-row>
        <table:table-row>
          <table:covered-table-cell/>
          <table:covered-table-cell/>
          <table:table-cell table:style-name="Tabla30.C14" office:value-type="string">
            <text:p text:style-name="P102">E.1</text:p>
          </table:table-cell>
          <table:table-cell table:style-name="Tabla30.D14" office:value-type="string">
            <text:p text:style-name="P102">El sistema informa de la <text:span text:style-name="T120">inexistencia</text:span> del <text:span text:style-name="T120">cliente</text:span>.</text:p>
          </table:table-cell>
        </table:table-row>
        <table:table-row>
          <table:covered-table-cell/>
          <table:covered-table-cell/>
          <table:table-cell table:style-name="Tabla30.C14" office:value-type="string">
            <text:p text:style-name="P102">E.2</text:p>
          </table:table-cell>
          <table:table-cell table:style-name="Tabla30.D14" office:value-type="string">
            <text:p text:style-name="P102">El caso de uso finaliza.</text:p>
          </table:table-cell>
        </table:table-row>
        <table:table-row table:style-name="Tabla30.15">
          <table:table-cell table:style-name="Tabla30.A15" office:value-type="string">
            <text:p text:style-name="P44">Importancia</text:p>
          </table:table-cell>
          <table:table-cell table:style-name="Tabla30.B15" table:number-columns-spanned="3" office:value-type="string">
            <text:p text:style-name="P86">Media</text:p>
          </table:table-cell>
          <table:covered-table-cell/>
          <table:covered-table-cell/>
        </table:table-row>
        <table:table-row table:style-name="Tabla30.16">
          <table:table-cell table:style-name="Tabla30.A16" office:value-type="string">
            <text:p text:style-name="P44">Prioridad</text:p>
          </table:table-cell>
          <table:table-cell table:style-name="Tabla30.B16" table:number-columns-spanned="3" office:value-type="string">
            <text:p text:style-name="P107">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330">CU-00<text:span text:style-name="T123">8</text:span></text:p>
          </table:table-cell>
          <table:table-cell table:style-name="Tabla31.B1" table:number-columns-spanned="3" office:value-type="string">
            <text:p text:style-name="P245"><text:span text:style-name="T92">Borrar</text:span> <text:span text:style-name="T123">cliente</text:span></text:p>
          </table:table-cell>
          <table:covered-table-cell/>
          <table:covered-table-cell/>
        </table:table-row>
        <table:table-row>
          <table:table-cell table:style-name="Tabla31.A3" office:value-type="string">
            <text:p text:style-name="P330">Dependencias</text:p>
          </table:table-cell>
          <table:table-cell table:style-name="Tabla31.B3" table:number-columns-spanned="3" office:value-type="string">
            <text:list xml:id="list233435156951893" text:continue-numbering="true" text:style-name="L8">
              <text:list-item>
                <text:p text:style-name="P395"><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330">Precondición</text:p>
          </table:table-cell>
          <table:table-cell table:style-name="Tabla31.B3" table:number-columns-spanned="3" office:value-type="string">
            <text:p text:style-name="P245">El administrador debe estar previamente registrado en el sistema.</text:p>
          </table:table-cell>
          <table:covered-table-cell/>
          <table:covered-table-cell/>
        </table:table-row>
        <table:table-row>
          <table:table-cell table:style-name="Tabla31.A9" office:value-type="string">
            <text:p text:style-name="P330">Descripción</text:p>
          </table:table-cell>
          <table:table-cell table:style-name="Tabla31.B4" table:number-columns-spanned="3" office:value-type="string">
            <text:p text:style-name="P330"><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7">borrar </text:span></text:span><text:span text:style-name="Fuente_20_de_20_párrafo_20_predeter."><text:span text:style-name="T63">los datos de</text:span></text:span><text:span text:style-name="Fuente_20_de_20_párrafo_20_predeter."><text:span text:style-name="T55"> un </text:span></text:span><text:span text:style-name="Fuente_20_de_20_párrafo_20_predeter."><text:span text:style-name="T61">cliente</text:span></text:span><text:span text:style-name="Fuente_20_de_20_párrafo_20_predeter."><text:span text:style-name="T54">.</text:span></text:span></text:p>
          </table:table-cell>
          <table:covered-table-cell/>
          <table:covered-table-cell/>
        </table:table-row>
        <table:table-row table:style-name="Tabla31.5">
          <table:table-cell table:style-name="Tabla31.A9" table:number-rows-spanned="5" office:value-type="string">
            <text:p text:style-name="P330">Secuencia normal</text:p>
          </table:table-cell>
          <table:table-cell table:style-name="Tabla31.B8" office:value-type="string">
            <text:p text:style-name="P330">Paso</text:p>
          </table:table-cell>
          <table:table-cell table:style-name="Tabla31.C8" table:number-columns-spanned="2" office:value-type="string">
            <text:p text:style-name="P330">Acción</text:p>
          </table:table-cell>
          <table:covered-table-cell/>
        </table:table-row>
        <table:table-row table:style-name="Tabla31.6">
          <table:covered-table-cell/>
          <table:table-cell table:style-name="Tabla31.B6" office:value-type="string">
            <text:p text:style-name="P154">1</text:p>
          </table:table-cell>
          <table:table-cell table:style-name="Tabla31.C8" table:number-columns-spanned="2" office:value-type="string">
            <text:p text:style-name="P245">El administrador <text:span text:style-name="T88">solicita al sistema borrar un cliente.</text:span></text:p>
          </table:table-cell>
          <table:covered-table-cell/>
        </table:table-row>
        <table:table-row table:style-name="Tabla31.7">
          <table:covered-table-cell/>
          <table:table-cell table:style-name="Tabla31.B8" office:value-type="string">
            <text:p text:style-name="P154">2</text:p>
          </table:table-cell>
          <table:table-cell table:style-name="Tabla31.C8" table:number-columns-spanned="2" office:value-type="string">
            <text:p text:style-name="P245"><text:span text:style-name="T93">Se realiza el caso de uso </text:span><text:span text:style-name="T95">Buscar </text:span><text:span text:style-name="T96">cliente</text:span><text:span text:style-name="T93">.</text:span></text:p>
          </table:table-cell>
          <table:covered-table-cell/>
        </table:table-row>
        <table:table-row table:style-name="Tabla31.8">
          <table:covered-table-cell/>
          <table:table-cell table:style-name="Tabla31.B8" office:value-type="string">
            <text:p text:style-name="P154">3</text:p>
          </table:table-cell>
          <table:table-cell table:style-name="Tabla31.C8" table:number-columns-spanned="2" office:value-type="string">
            <text:p text:style-name="P208">El sistema borra los datos del <text:span text:style-name="T121">cliente</text:span>.</text:p>
          </table:table-cell>
          <table:covered-table-cell/>
        </table:table-row>
        <table:table-row table:style-name="Tabla31.8">
          <table:covered-table-cell/>
          <table:table-cell table:style-name="Tabla31.B9" office:value-type="string">
            <text:p text:style-name="P172">4</text:p>
          </table:table-cell>
          <table:table-cell table:style-name="Tabla31.C9" table:number-columns-spanned="2" office:value-type="string">
            <text:p text:style-name="P208">El sistema informa <text:span text:style-name="T190">de</text:span> que <text:span text:style-name="T118">los datos d</text:span>el <text:span text:style-name="T121">cliente</text:span> ha<text:span text:style-name="T118">n</text:span> sido borrado<text:span text:style-name="T118">s</text:span>.</text:p>
          </table:table-cell>
          <table:covered-table-cell/>
        </table:table-row>
        <table:table-row>
          <table:table-cell table:style-name="Tabla31.A14" office:value-type="string">
            <text:p text:style-name="P330">Postcondición</text:p>
          </table:table-cell>
          <table:table-cell table:style-name="Tabla31.B10" table:number-columns-spanned="3" office:value-type="string">
            <text:p text:style-name="P235">Los datos del artista han <text:span text:style-name="T121">desaparecido</text:span> del sistema.</text:p>
          </table:table-cell>
          <table:covered-table-cell/>
          <table:covered-table-cell/>
        </table:table-row>
        <table:table-row>
          <table:table-cell table:style-name="Tabla31.A14" table:number-rows-spanned="4" office:value-type="string">
            <text:p text:style-name="P336">Excepciones</text:p>
          </table:table-cell>
          <table:table-cell table:style-name="Tabla31.B14" office:value-type="string">
            <text:p text:style-name="P354">Paso</text:p>
          </table:table-cell>
          <table:table-cell table:style-name="Tabla31.C12" table:number-columns-spanned="2" office:value-type="string">
            <text:p text:style-name="P336">Acción</text:p>
          </table:table-cell>
          <table:covered-table-cell/>
        </table:table-row>
        <table:table-row>
          <table:covered-table-cell/>
          <table:table-cell table:style-name="Tabla31.B14" table:number-rows-spanned="3" office:value-type="string">
            <text:p text:style-name="P246">3</text:p>
          </table:table-cell>
          <table:table-cell table:style-name="Tabla31.C12" table:number-columns-spanned="2" office:value-type="string">
            <text:p text:style-name="P191">Si <text:span text:style-name="T109">el cliente no se puede borrar,</text:span></text:p>
          </table:table-cell>
          <table:covered-table-cell/>
        </table:table-row>
        <table:table-row>
          <table:covered-table-cell/>
          <table:covered-table-cell/>
          <table:table-cell table:style-name="Tabla31.C13" office:value-type="string">
            <text:p text:style-name="P191">E.1</text:p>
          </table:table-cell>
          <table:table-cell table:style-name="Tabla31.D13" office:value-type="string">
            <text:p text:style-name="P223">El sistema informa que de la situación que impide borrar el <text:span text:style-name="T122">cliente</text:span>.</text:p>
          </table:table-cell>
        </table:table-row>
        <table:table-row>
          <table:covered-table-cell/>
          <table:covered-table-cell/>
          <table:table-cell table:style-name="Tabla31.C14" office:value-type="string">
            <text:p text:style-name="P191">E.2</text:p>
          </table:table-cell>
          <table:table-cell table:style-name="Tabla31.D14" office:value-type="string">
            <text:p text:style-name="P191">El caso de uso retorna al paso 2.</text:p>
          </table:table-cell>
        </table:table-row>
        <table:table-row table:style-name="Tabla31.15">
          <table:table-cell table:style-name="Tabla31.A15" office:value-type="string">
            <text:p text:style-name="P330">Importancia</text:p>
          </table:table-cell>
          <table:table-cell table:style-name="Tabla31.B15" table:number-columns-spanned="3" office:value-type="string">
            <text:p text:style-name="P245">Media</text:p>
          </table:table-cell>
          <table:covered-table-cell/>
          <table:covered-table-cell/>
        </table:table-row>
        <table:table-row table:style-name="Tabla31.16">
          <table:table-cell table:style-name="Tabla31.A16" office:value-type="string">
            <text:p text:style-name="P330">Prioridad</text:p>
          </table:table-cell>
          <table:table-cell table:style-name="Tabla31.B16" table:number-columns-spanned="3" office:value-type="string">
            <text:p text:style-name="P245">Media</text:p>
          </table:table-cell>
          <table:covered-table-cell/>
          <table:covered-table-cell/>
        </table:table-row>
      </table:table>
      <text:p text:style-name="P9"/>
      <text:p text:style-name="P9"><text:soft-page-break/></text:p>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331">CU-00<text:span text:style-name="T124">9</text:span></text:p>
          </table:table-cell>
          <table:table-cell table:style-name="Tabla32.B1" table:number-columns-spanned="3" office:value-type="string">
            <text:p text:style-name="P247"><text:span text:style-name="T114">Actualizar</text:span> <text:span text:style-name="T124">cliente</text:span></text:p>
          </table:table-cell>
          <table:covered-table-cell/>
          <table:covered-table-cell/>
        </table:table-row>
        <table:table-row>
          <table:table-cell table:style-name="Tabla32.A3" office:value-type="string">
            <text:p text:style-name="P331">Dependencias</text:p>
          </table:table-cell>
          <table:table-cell table:style-name="Tabla32.B3" table:number-columns-spanned="3" office:value-type="string">
            <text:list xml:id="list233435194824344" text:continue-numbering="true" text:style-name="L8">
              <text:list-item>
                <text:p text:style-name="P396"><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331">Precondición</text:p>
          </table:table-cell>
          <table:table-cell table:style-name="Tabla32.B3" table:number-columns-spanned="3" office:value-type="string">
            <text:p text:style-name="P247">El administrador debe estar previamente registrado en el sistema.</text:p>
          </table:table-cell>
          <table:covered-table-cell/>
          <table:covered-table-cell/>
        </table:table-row>
        <table:table-row>
          <table:table-cell table:style-name="Tabla32.A11" office:value-type="string">
            <text:p text:style-name="P331">Descripción</text:p>
          </table:table-cell>
          <table:table-cell table:style-name="Tabla32.B4" table:number-columns-spanned="3" office:value-type="string">
            <text:p text:style-name="P331"><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8">actualizar</text:span></text:span><text:span text:style-name="Fuente_20_de_20_párrafo_20_predeter."><text:span text:style-name="T55"> </text:span></text:span><text:span text:style-name="Fuente_20_de_20_párrafo_20_predeter."><text:span text:style-name="T62">los datos de un cliente</text:span></text:span><text:span text:style-name="Fuente_20_de_20_párrafo_20_predeter."><text:span text:style-name="T54">.</text:span></text:span></text:p>
          </table:table-cell>
          <table:covered-table-cell/>
          <table:covered-table-cell/>
        </table:table-row>
        <table:table-row table:style-name="Tabla32.5">
          <table:table-cell table:style-name="Tabla32.A11" table:number-rows-spanned="7" office:value-type="string">
            <text:p text:style-name="P331">Secuencia normal</text:p>
          </table:table-cell>
          <table:table-cell table:style-name="Tabla32.B11" office:value-type="string">
            <text:p text:style-name="P331">Paso</text:p>
          </table:table-cell>
          <table:table-cell table:style-name="Tabla32.C11" table:number-columns-spanned="2" office:value-type="string">
            <text:p text:style-name="P331">Acción</text:p>
          </table:table-cell>
          <table:covered-table-cell/>
        </table:table-row>
        <table:table-row table:style-name="Tabla32.6">
          <table:covered-table-cell/>
          <table:table-cell table:style-name="Tabla32.B6" office:value-type="string">
            <text:p text:style-name="P155">1</text:p>
          </table:table-cell>
          <table:table-cell table:style-name="Tabla32.C11" table:number-columns-spanned="2" office:value-type="string">
            <text:p text:style-name="P247">El administrador <text:span text:style-name="T88">solicita al sistema actualizar un cliente.</text:span></text:p>
          </table:table-cell>
          <table:covered-table-cell/>
        </table:table-row>
        <table:table-row table:style-name="Tabla32.7">
          <table:covered-table-cell/>
          <table:table-cell table:style-name="Tabla32.B11" office:value-type="string">
            <text:p text:style-name="P155">2</text:p>
          </table:table-cell>
          <table:table-cell table:style-name="Tabla32.C11" table:number-columns-spanned="2" office:value-type="string">
            <text:p text:style-name="P247"><text:span text:style-name="T93">Se realiza el caso de uso </text:span><text:span text:style-name="T95">Buscar </text:span><text:span text:style-name="T97">cliente</text:span><text:span text:style-name="T93">.</text:span></text:p>
          </table:table-cell>
          <table:covered-table-cell/>
        </table:table-row>
        <table:table-row table:style-name="Tabla32.8">
          <table:covered-table-cell/>
          <table:table-cell table:style-name="Tabla32.B11" office:value-type="string">
            <text:p text:style-name="P155">3</text:p>
          </table:table-cell>
          <table:table-cell table:style-name="Tabla32.C11" table:number-columns-spanned="2" office:value-type="string">
            <text:p text:style-name="P209">El sistema <text:span text:style-name="T114">solicita los datos del cliente a actualizar</text:span>.</text:p>
          </table:table-cell>
          <table:covered-table-cell/>
        </table:table-row>
        <table:table-row table:style-name="Tabla32.9">
          <table:covered-table-cell/>
          <table:table-cell table:style-name="Tabla32.B11" office:value-type="string">
            <text:p text:style-name="P173">4</text:p>
          </table:table-cell>
          <table:table-cell table:style-name="Tabla32.C11" table:number-columns-spanned="2" office:value-type="string">
            <text:p text:style-name="P209">El sistema <text:span text:style-name="T114">valida los datos del cliente introducidos.</text:span></text:p>
          </table:table-cell>
          <table:covered-table-cell/>
        </table:table-row>
        <table:table-row table:style-name="Tabla32.9">
          <table:covered-table-cell/>
          <table:table-cell table:style-name="Tabla32.B11" office:value-type="string">
            <text:p text:style-name="P293">5</text:p>
          </table:table-cell>
          <table:table-cell table:style-name="Tabla32.C11" table:number-columns-spanned="2" office:value-type="string">
            <text:p text:style-name="P294">El sistema actualiza los datos del cliente.</text:p>
          </table:table-cell>
          <table:covered-table-cell/>
        </table:table-row>
        <table:table-row table:style-name="Tabla32.11">
          <table:covered-table-cell/>
          <table:table-cell table:style-name="Tabla32.B11" office:value-type="string">
            <text:p text:style-name="P293">6</text:p>
          </table:table-cell>
          <table:table-cell table:style-name="Tabla32.C11" table:number-columns-spanned="2" office:value-type="string">
            <text:p text:style-name="P247">El sistema <text:span text:style-name="T88">informa de que los datos del cliente se han actualizado correctamente.</text:span></text:p>
          </table:table-cell>
          <table:covered-table-cell/>
        </table:table-row>
        <table:table-row>
          <table:table-cell table:style-name="Tabla32.A16" office:value-type="string">
            <text:p text:style-name="P331">Postcondición</text:p>
          </table:table-cell>
          <table:table-cell table:style-name="Tabla32.B12" table:number-columns-spanned="3" office:value-type="string">
            <text:p text:style-name="P236">Los datos del <text:span text:style-name="T132">cliente</text:span> han sido <text:span text:style-name="T123">actualizados.</text:span></text:p>
          </table:table-cell>
          <table:covered-table-cell/>
          <table:covered-table-cell/>
        </table:table-row>
        <table:table-row>
          <table:table-cell table:style-name="Tabla32.A16" table:number-rows-spanned="4" office:value-type="string">
            <text:p text:style-name="P337">Excepciones</text:p>
          </table:table-cell>
          <table:table-cell table:style-name="Tabla32.B16" office:value-type="string">
            <text:p text:style-name="P355">Paso</text:p>
          </table:table-cell>
          <table:table-cell table:style-name="Tabla32.C14" table:number-columns-spanned="2" office:value-type="string">
            <text:p text:style-name="P337">Acción</text:p>
          </table:table-cell>
          <table:covered-table-cell/>
        </table:table-row>
        <table:table-row>
          <table:covered-table-cell/>
          <table:table-cell table:style-name="Tabla32.B16" table:number-rows-spanned="3" office:value-type="string">
            <text:p text:style-name="P218">2</text:p>
          </table:table-cell>
          <table:table-cell table:style-name="Tabla32.C14" table:number-columns-spanned="2" office:value-type="string">
            <text:p text:style-name="P192">Si <text:span text:style-name="T123">los datos introducidos del cliente son incorrectos, <text:s text:c="10"/></text:span></text:p>
          </table:table-cell>
          <table:covered-table-cell/>
        </table:table-row>
        <table:table-row>
          <table:covered-table-cell/>
          <table:covered-table-cell/>
          <table:table-cell table:style-name="Tabla32.C15" office:value-type="string">
            <text:p text:style-name="P192">E.1</text:p>
          </table:table-cell>
          <table:table-cell table:style-name="Tabla32.D15" office:value-type="string">
            <text:p text:style-name="P224">El sistema informa de la situación que impide <text:span text:style-name="T123">actualizar</text:span> el <text:span text:style-name="T125">cliente</text:span>.</text:p>
          </table:table-cell>
        </table:table-row>
        <table:table-row table:style-name="Tabla32.16">
          <table:covered-table-cell/>
          <table:covered-table-cell/>
          <table:table-cell table:style-name="Tabla32.C16" office:value-type="string">
            <text:p text:style-name="P192">E.2</text:p>
          </table:table-cell>
          <table:table-cell table:style-name="Tabla32.D16" office:value-type="string">
            <text:p text:style-name="P192">El caso de uso retorna al paso 2.</text:p>
          </table:table-cell>
        </table:table-row>
        <table:table-row table:style-name="Tabla32.17">
          <table:table-cell table:style-name="Tabla32.A17" office:value-type="string">
            <text:p text:style-name="P331">Importancia</text:p>
          </table:table-cell>
          <table:table-cell table:style-name="Tabla32.B17" table:number-columns-spanned="3" office:value-type="string">
            <text:p text:style-name="P247">Media</text:p>
          </table:table-cell>
          <table:covered-table-cell/>
          <table:covered-table-cell/>
        </table:table-row>
        <table:table-row table:style-name="Tabla32.18">
          <table:table-cell table:style-name="Tabla32.A18" office:value-type="string">
            <text:p text:style-name="P331">Prioridad</text:p>
          </table:table-cell>
          <table:table-cell table:style-name="Tabla32.B18" table:number-columns-spanned="3" office:value-type="string">
            <text:p text:style-name="P247">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369">CU-0<text:span text:style-name="T126">10</text:span></text:p>
          </table:table-cell>
          <table:table-cell table:style-name="Tabla33.B1" table:number-columns-spanned="4" office:value-type="string">
            <text:p text:style-name="P248">Re<text:span text:style-name="T87">gistrar</text:span> <text:span text:style-name="T127">artículo</text:span></text:p>
          </table:table-cell>
          <table:covered-table-cell/>
          <table:covered-table-cell/>
          <table:covered-table-cell/>
        </table:table-row>
        <table:table-row>
          <table:table-cell table:style-name="Tabla33.A3" office:value-type="string">
            <text:p text:style-name="P369">Dependencias</text:p>
          </table:table-cell>
          <table:table-cell table:style-name="Tabla33.B3" table:number-columns-spanned="4" office:value-type="string">
            <text:list xml:id="list233435077353898" text:continue-list="list2088069200" text:style-name="L9">
              <text:list-item>
                <text:p text:style-name="P402"><text:span text:style-name="T2">R</text:span><text:span text:style-name="T4">G-00</text:span><text:span text:style-name="T8">2</text:span><text:span text:style-name="T4"> : Gestionar </text:span><text:span text:style-name="T8">artículos.</text:span></text:p>
              </text:list-item>
              <text:list-item>
                <text:p text:style-name="P406"><text:span text:style-name="T4">R</text:span><text:span text:style-name="T1">G-004 : Gestionar ventas.</text:span></text:p>
              </text:list-item>
              <text:list-item>
                <text:p text:style-name="P409">RG-006 : Gestionar ofertas.</text:p>
              </text:list-item>
            </text:list>
          </table:table-cell>
          <table:covered-table-cell/>
          <table:covered-table-cell/>
          <table:covered-table-cell/>
        </table:table-row>
        <table:table-row>
          <table:table-cell table:style-name="Tabla33.A3" office:value-type="string">
            <text:p text:style-name="P369">Precondición</text:p>
          </table:table-cell>
          <table:table-cell table:style-name="Tabla33.B3" table:number-columns-spanned="4" office:value-type="string">
            <text:p text:style-name="P248">El administrador debe estar previamente registrado en el sistema.</text:p>
          </table:table-cell>
          <table:covered-table-cell/>
          <table:covered-table-cell/>
          <table:covered-table-cell/>
        </table:table-row>
        <table:table-row>
          <table:table-cell table:style-name="Tabla33.A19" office:value-type="string">
            <text:p text:style-name="P369">Descripción</text:p>
          </table:table-cell>
          <table:table-cell table:style-name="Tabla33.B4" table:number-columns-spanned="4" office:value-type="string">
            <text:p text:style-name="P369"><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63">registrar los datos de</text:span></text:span><text:span text:style-name="Fuente_20_de_20_párrafo_20_predeter."><text:span text:style-name="T55"> un nuevo </text:span></text:span><text:span text:style-name="Fuente_20_de_20_párrafo_20_predeter."><text:span text:style-name="T64">artículo</text:span></text:span><text:span text:style-name="Fuente_20_de_20_párrafo_20_predeter."><text:span text:style-name="T54">.</text:span></text:span></text:p>
          </table:table-cell>
          <table:covered-table-cell/>
          <table:covered-table-cell/>
          <table:covered-table-cell/>
        </table:table-row>
        <table:table-row table:style-name="Tabla33.5">
          <table:table-cell table:style-name="Tabla33.A19" table:number-rows-spanned="15" office:value-type="string">
            <text:p text:style-name="P369">Secuencia normal</text:p>
          </table:table-cell>
          <table:table-cell table:style-name="Tabla33.B16" office:value-type="string">
            <text:p text:style-name="P369">Paso</text:p>
          </table:table-cell>
          <table:table-cell table:style-name="Tabla33.C17" table:number-columns-spanned="3" office:value-type="string">
            <text:p text:style-name="P369">Acción</text:p>
          </table:table-cell>
          <table:covered-table-cell/>
          <table:covered-table-cell/>
        </table:table-row>
        <table:table-row table:style-name="Tabla33.6">
          <table:covered-table-cell/>
          <table:table-cell table:style-name="Tabla33.B16" office:value-type="string">
            <text:p text:style-name="P156">1</text:p>
          </table:table-cell>
          <table:table-cell table:style-name="Tabla33.C17" table:number-columns-spanned="3" office:value-type="string">
            <text:p text:style-name="P248">El administrador <text:span text:style-name="T88">solicita al sistema registrar un nuevo artículo.</text:span></text:p>
          </table:table-cell>
          <table:covered-table-cell/>
          <table:covered-table-cell/>
        </table:table-row>
        <table:table-row table:style-name="Tabla33.7">
          <table:covered-table-cell/>
          <table:table-cell table:style-name="Tabla33.B16" office:value-type="string">
            <text:p text:style-name="P156">2</text:p>
          </table:table-cell>
          <table:table-cell table:style-name="Tabla33.C17" table:number-columns-spanned="3" office:value-type="string">
            <text:p text:style-name="P248">El sistema solicita <text:span text:style-name="T88">al </text:span>administrador <text:span text:style-name="T88">los datos del artículo</text:span>.</text:p>
          </table:table-cell>
          <table:covered-table-cell/>
          <table:covered-table-cell/>
        </table:table-row>
        <table:table-row table:style-name="Tabla33.8">
          <table:covered-table-cell/>
          <table:table-cell table:style-name="Tabla33.B10" office:value-type="string">
            <text:p text:style-name="P156">3</text:p>
          </table:table-cell>
          <table:table-cell table:style-name="Tabla33.C10" table:number-columns-spanned="3" office:value-type="string">
            <text:p text:style-name="P248">El administrador proporciona los datos <text:span text:style-name="T129">del artículo</text:span> sistema.</text:p>
          </table:table-cell>
          <table:covered-table-cell/>
          <table:covered-table-cell/>
        </table:table-row>
        <table:table-row table:style-name="Tabla33.9">
          <table:covered-table-cell/>
          <table:table-cell table:style-name="Tabla33.B10" office:value-type="string">
            <text:p text:style-name="P267">4</text:p>
          </table:table-cell>
          <table:table-cell table:style-name="Tabla33.C10" table:number-columns-spanned="3" office:value-type="string">
            <text:p text:style-name="P266">El sistema valida los datos del nuevo artículo.</text:p>
          </table:table-cell>
          <table:covered-table-cell/>
          <table:covered-table-cell/>
        </table:table-row>
        <table:table-row table:style-name="Tabla33.9">
          <table:covered-table-cell/>
          <table:table-cell table:style-name="Tabla33.B10" office:value-type="string">
            <text:p text:style-name="P295">5</text:p>
          </table:table-cell>
          <table:table-cell table:style-name="Tabla33.C10" table:number-columns-spanned="3" office:value-type="string">
            <text:p text:style-name="P296">El sistema registra el artículo.</text:p>
          </table:table-cell>
          <table:covered-table-cell/>
          <table:covered-table-cell/>
        </table:table-row>
        <table:table-row table:style-name="Tabla33.8">
          <table:covered-table-cell/>
          <table:table-cell table:style-name="Tabla33.B16" office:value-type="string">
            <text:p text:style-name="P295">6</text:p>
          </table:table-cell>
          <table:table-cell table:style-name="Tabla33.C17" table:number-columns-spanned="3" office:value-type="string">
            <text:p text:style-name="P255">El sistema solicita seleccionar un cliente.</text:p>
          </table:table-cell>
          <table:covered-table-cell/>
          <table:covered-table-cell/>
        </table:table-row>
        <table:table-row table:style-name="Tabla33.9">
          <table:covered-table-cell/>
          <table:table-cell table:style-name="Tabla33.B16" office:value-type="string">
            <text:p text:style-name="P295">7</text:p>
          </table:table-cell>
          <table:table-cell table:style-name="Tabla33.C17" table:number-columns-spanned="3" office:value-type="string">
            <text:p text:style-name="P249">Se realiza el caso de uso <text:span text:style-name="T94">Buscar cliente.</text:span></text:p>
          </table:table-cell>
          <table:covered-table-cell/>
          <table:covered-table-cell/>
        </table:table-row>
        <table:table-row table:style-name="Tabla33.13">
          <table:covered-table-cell/>
          <table:table-cell table:style-name="Tabla33.B16" table:number-rows-spanned="2" office:value-type="string">
            <text:p text:style-name="P295">8</text:p>
          </table:table-cell>
          <table:table-cell table:style-name="Tabla33.C17" table:number-columns-spanned="3" office:value-type="string">
            <text:p text:style-name="P249">S<text:span text:style-name="T128">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252"><text:span text:style-name="T191">8</text:span>.1</text:p>
          </table:table-cell>
          <table:table-cell table:style-name="Tabla33.D14" table:number-columns-spanned="2" office:value-type="string">
            <text:p text:style-name="P251">Se realiza el caso de uso <text:span text:style-name="T94">Registrar cliente.</text:span></text:p>
          </table:table-cell>
          <table:covered-table-cell/>
        </table:table-row>
        <table:table-row table:style-name="Tabla33.15">
          <table:covered-table-cell/>
          <table:table-cell table:style-name="Tabla33.B16" office:value-type="string">
            <text:p text:style-name="P295">9</text:p>
          </table:table-cell>
          <table:table-cell table:style-name="Tabla33.C17" table:number-columns-spanned="3" office:value-type="string">
            <text:p text:style-name="P248">El sistema <text:span text:style-name="T129">solicita seleccionar un artista.</text:span></text:p>
          </table:table-cell>
          <table:covered-table-cell/>
          <table:covered-table-cell/>
        </table:table-row>
        <table:table-row table:style-name="Tabla33.16">
          <table:covered-table-cell/>
          <table:table-cell table:style-name="Tabla33.B16" office:value-type="string">
            <text:p text:style-name="P295">10</text:p>
          </table:table-cell>
          <table:table-cell table:style-name="Tabla33.C17" table:number-columns-spanned="3" office:value-type="string">
            <text:p text:style-name="P255">Se realiza el caso de uso <text:span text:style-name="T94">Buscar artista.</text:span></text:p>
          </table:table-cell>
          <table:covered-table-cell/>
          <table:covered-table-cell/>
        </table:table-row>
        <table:table-row table:style-name="Tabla33.17">
          <table:covered-table-cell/>
          <table:table-cell table:style-name="Tabla33.B18" table:number-rows-spanned="2" office:value-type="string">
            <text:p text:style-name="P278">1<text:span text:style-name="T191">1</text:span></text:p>
          </table:table-cell>
          <table:table-cell table:style-name="Tabla33.C17" table:number-columns-spanned="3" office:value-type="string">
            <text:p text:style-name="P256">Si los datos del artista no existen.</text:p>
          </table:table-cell>
          <table:covered-table-cell/>
          <table:covered-table-cell/>
        </table:table-row>
        <table:table-row table:style-name="Tabla33.17">
          <table:covered-table-cell/>
          <table:covered-table-cell/>
          <table:table-cell table:style-name="Tabla33.C18" office:value-type="string">
            <text:p text:style-name="P258"><text:span text:style-name="T144">11</text:span>.1</text:p>
          </table:table-cell>
          <table:table-cell table:style-name="Tabla33.D18" table:number-columns-spanned="2" office:value-type="string">
            <text:p text:style-name="P260">Se realiza el caso de uso <text:span text:style-name="T94">Registrar artista.</text:span></text:p>
          </table:table-cell>
          <table:covered-table-cell/>
        </table:table-row>
        <table:table-row table:style-name="Tabla33.17">
          <table:covered-table-cell/>
          <table:table-cell table:style-name="Tabla33.B19" office:value-type="string">
            <text:p text:style-name="P262">1<text:span text:style-name="T191">2</text:span></text:p>
          </table:table-cell>
          <table:table-cell table:style-name="Tabla33.C19" table:number-columns-spanned="3" office:value-type="string">
            <text:p text:style-name="P270">El sistema informa <text:span text:style-name="T133">que los datos del artículo se han registrado correctamente.</text:span></text:p>
          </table:table-cell>
          <table:covered-table-cell/>
          <table:covered-table-cell/>
        </table:table-row>
        <table:table-row>
          <table:table-cell table:style-name="Tabla33.A24" office:value-type="string">
            <text:p text:style-name="P369">Pos<text:span text:style-name="T129">t</text:span>condición</text:p>
          </table:table-cell>
          <table:table-cell table:style-name="Tabla33.B20" table:number-columns-spanned="4" office:value-type="string">
            <text:p text:style-name="P248">El sistema ha registrado los datos del <text:span text:style-name="T131">artículo</text:span>.</text:p>
          </table:table-cell>
          <table:covered-table-cell/>
          <table:covered-table-cell/>
          <table:covered-table-cell/>
        </table:table-row>
        <table:table-row>
          <table:table-cell table:style-name="Tabla33.A24" table:number-rows-spanned="4" office:value-type="string">
            <text:p text:style-name="P338">Excepciones</text:p>
          </table:table-cell>
          <table:table-cell table:style-name="Tabla33.B24" office:value-type="string">
            <text:p text:style-name="P356">Paso</text:p>
          </table:table-cell>
          <table:table-cell table:style-name="Tabla33.C22" table:number-columns-spanned="3" office:value-type="string">
            <text:p text:style-name="P338">Acción</text:p>
          </table:table-cell>
          <table:covered-table-cell/>
          <table:covered-table-cell/>
        </table:table-row>
        <table:table-row>
          <table:covered-table-cell/>
          <table:table-cell table:style-name="Tabla33.B24" table:number-rows-spanned="3" office:value-type="string">
            <text:p text:style-name="P267">4</text:p>
          </table:table-cell>
          <table:table-cell table:style-name="Tabla33.C22" table:number-columns-spanned="3" office:value-type="string">
            <text:p text:style-name="P193">Si los datos <text:span text:style-name="T110">no </text:span>son correctos</text:p>
          </table:table-cell>
          <table:covered-table-cell/>
          <table:covered-table-cell/>
        </table:table-row>
        <table:table-row>
          <table:covered-table-cell/>
          <table:covered-table-cell/>
          <table:table-cell table:style-name="Tabla33.C24" table:number-columns-spanned="2" office:value-type="string">
            <text:p text:style-name="P193">E.1</text:p>
          </table:table-cell>
          <table:covered-table-cell/>
          <table:table-cell table:style-name="Tabla33.E24" office:value-type="string">
            <text:p text:style-name="P225">El sistema informa de la situación que impide<text:span text:style-name="T130">n</text:span> <text:span text:style-name="T112">registrar</text:span> <text:span text:style-name="T130">los datos</text:span>.</text:p>
          </table:table-cell>
        </table:table-row>
        <table:table-row>
          <table:covered-table-cell/>
          <table:covered-table-cell/>
          <table:table-cell table:style-name="Tabla33.C24" table:number-columns-spanned="2" office:value-type="string">
            <text:p text:style-name="P193">E.2</text:p>
          </table:table-cell>
          <table:covered-table-cell/>
          <table:table-cell table:style-name="Tabla33.E24" office:value-type="string">
            <text:p text:style-name="P193">El caso de uso retorna al paso 2.</text:p>
          </table:table-cell>
        </table:table-row>
        <table:table-row table:style-name="Tabla33.25">
          <table:table-cell table:style-name="Tabla33.A25" office:value-type="string">
            <text:p text:style-name="P369">Importancia</text:p>
          </table:table-cell>
          <table:table-cell table:style-name="Tabla33.B25" table:number-columns-spanned="4" office:value-type="string">
            <text:p text:style-name="P248">Media</text:p>
          </table:table-cell>
          <table:covered-table-cell/>
          <table:covered-table-cell/>
          <table:covered-table-cell/>
        </table:table-row>
        <table:table-row table:style-name="Tabla33.26">
          <table:table-cell table:style-name="Tabla33.A26" office:value-type="string">
            <text:p text:style-name="P369">Prioridad</text:p>
          </table:table-cell>
          <table:table-cell table:style-name="Tabla33.B26" table:number-columns-spanned="4" office:value-type="string">
            <text:p text:style-name="P248">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1">CU-0<text:span text:style-name="T136">11</text:span></text:p>
          </table:table-cell>
          <table:table-cell table:style-name="Tabla34.B1" table:number-columns-spanned="3" office:value-type="string">
            <text:p text:style-name="P100"><text:span text:style-name="T89">Buscar</text:span> <text:span text:style-name="T136">artículo</text:span></text:p>
          </table:table-cell>
          <table:covered-table-cell/>
          <table:covered-table-cell/>
        </table:table-row>
        <table:table-row>
          <table:table-cell table:style-name="Tabla34.A3" office:value-type="string">
            <text:p text:style-name="P51">Dependencias</text:p>
          </table:table-cell>
          <table:table-cell table:style-name="Tabla34.B3" table:number-columns-spanned="3" office:value-type="string">
            <text:list xml:id="list233435510796472" text:continue-list="list233435194824344" text:style-name="L8">
              <text:list-item>
                <text:p text:style-name="P397"><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51">Precondición</text:p>
          </table:table-cell>
          <table:table-cell table:style-name="Tabla34.B3" table:number-columns-spanned="3" office:value-type="string">
            <text:p text:style-name="P81">El administrador debe estar previamente registrado en el sistema.</text:p>
          </table:table-cell>
          <table:covered-table-cell/>
          <table:covered-table-cell/>
        </table:table-row>
        <table:table-row>
          <table:table-cell table:style-name="Tabla34.A9" office:value-type="string">
            <text:p text:style-name="P51">Descripción</text:p>
          </table:table-cell>
          <table:table-cell table:style-name="Tabla34.B4" table:number-columns-spanned="3" office:value-type="string">
            <text:p text:style-name="P132"><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6">la búsqueda de </text:span></text:span><text:span text:style-name="Fuente_20_de_20_párrafo_20_predeter."><text:span text:style-name="T63">los datos de</text:span></text:span><text:span text:style-name="Fuente_20_de_20_párrafo_20_predeter."><text:span text:style-name="T56"> un</text:span></text:span><text:span text:style-name="Fuente_20_de_20_párrafo_20_predeter."><text:span text:style-name="T55"> </text:span></text:span><text:span text:style-name="Fuente_20_de_20_párrafo_20_predeter."><text:span text:style-name="T65">artículo</text:span></text:span><text:span text:style-name="Fuente_20_de_20_párrafo_20_predeter."><text:span text:style-name="T54">.</text:span></text:span></text:p>
          </table:table-cell>
          <table:covered-table-cell/>
          <table:covered-table-cell/>
        </table:table-row>
        <table:table-row table:style-name="Tabla34.5">
          <table:table-cell table:style-name="Tabla34.A9" table:number-rows-spanned="5" office:value-type="string">
            <text:p text:style-name="P51">Secuencia normal</text:p>
          </table:table-cell>
          <table:table-cell table:style-name="Tabla34.B8" office:value-type="string">
            <text:p text:style-name="P39">Paso</text:p>
          </table:table-cell>
          <table:table-cell table:style-name="Tabla34.C8" table:number-columns-spanned="2" office:value-type="string">
            <text:p text:style-name="P39">Acción</text:p>
          </table:table-cell>
          <table:covered-table-cell/>
        </table:table-row>
        <table:table-row table:style-name="Tabla34.6">
          <table:covered-table-cell/>
          <table:table-cell table:style-name="Tabla34.B8" office:value-type="string">
            <text:p text:style-name="P59">1</text:p>
          </table:table-cell>
          <table:table-cell table:style-name="Tabla34.C8" table:number-columns-spanned="2" office:value-type="string">
            <text:p text:style-name="P69">El administrador <text:span text:style-name="T88">solicita al sistema buscar un artículo.</text:span></text:p>
          </table:table-cell>
          <table:covered-table-cell/>
        </table:table-row>
        <table:table-row table:style-name="Tabla34.6">
          <table:covered-table-cell/>
          <table:table-cell table:style-name="Tabla34.B8" office:value-type="string">
            <text:p text:style-name="P111">2</text:p>
          </table:table-cell>
          <table:table-cell table:style-name="Tabla34.C8" table:number-columns-spanned="2" office:value-type="string">
            <text:p text:style-name="P115">El sistema solicita al administrador <text:span text:style-name="T192">los datos del artículo.</text:span></text:p>
          </table:table-cell>
          <table:covered-table-cell/>
        </table:table-row>
        <table:table-row table:style-name="Tabla34.8">
          <table:covered-table-cell/>
          <table:table-cell table:style-name="Tabla34.B8" office:value-type="string">
            <text:p text:style-name="P111">3</text:p>
          </table:table-cell>
          <table:table-cell table:style-name="Tabla34.C8" table:number-columns-spanned="2" office:value-type="string">
            <text:p text:style-name="P74">El sistema <text:span text:style-name="T90">busca los datos del artículo.</text:span></text:p>
          </table:table-cell>
          <table:covered-table-cell/>
        </table:table-row>
        <table:table-row table:style-name="Tabla34.9">
          <table:covered-table-cell/>
          <table:table-cell table:style-name="Tabla34.B9" office:value-type="string">
            <text:p text:style-name="P111">4</text:p>
          </table:table-cell>
          <table:table-cell table:style-name="Tabla34.C9" table:number-columns-spanned="2" office:value-type="string">
            <text:p text:style-name="P74">El <text:span text:style-name="T90">sistema proporciona los datos del artículo.</text:span></text:p>
          </table:table-cell>
          <table:covered-table-cell/>
        </table:table-row>
        <table:table-row>
          <table:table-cell table:style-name="Tabla34.A13" office:value-type="string">
            <text:p text:style-name="P51">Postcondición</text:p>
          </table:table-cell>
          <table:table-cell table:style-name="Tabla34.B10" table:number-columns-spanned="3" office:value-type="string">
            <text:p text:style-name="P87"/>
          </table:table-cell>
          <table:covered-table-cell/>
          <table:covered-table-cell/>
        </table:table-row>
        <table:table-row table:style-name="Tabla34.11">
          <table:table-cell table:style-name="Tabla34.A13" table:number-rows-spanned="3" office:value-type="string">
            <text:p text:style-name="P47">Excepciones</text:p>
          </table:table-cell>
          <table:table-cell table:style-name="Tabla34.B13" table:number-rows-spanned="3" office:value-type="string">
            <text:p text:style-name="P122">3</text:p>
          </table:table-cell>
          <table:table-cell table:style-name="Tabla34.C11" table:number-columns-spanned="2" office:value-type="string">
            <text:p text:style-name="P103">Si no existe el <text:span text:style-name="T137">artículo,</text:span></text:p>
          </table:table-cell>
          <table:covered-table-cell/>
        </table:table-row>
        <table:table-row>
          <table:covered-table-cell/>
          <table:covered-table-cell/>
          <table:table-cell table:style-name="Tabla34.C13" office:value-type="string">
            <text:p text:style-name="P103">E.1</text:p>
          </table:table-cell>
          <table:table-cell table:style-name="Tabla34.D13" office:value-type="string">
            <text:p text:style-name="P103">El sistema informa de la <text:span text:style-name="T120">inexistencia</text:span> del <text:span text:style-name="T137">artículo.</text:span></text:p>
          </table:table-cell>
        </table:table-row>
        <table:table-row>
          <table:covered-table-cell/>
          <table:covered-table-cell/>
          <table:table-cell table:style-name="Tabla34.C13" office:value-type="string">
            <text:p text:style-name="P103">E.2</text:p>
          </table:table-cell>
          <table:table-cell table:style-name="Tabla34.D13" office:value-type="string">
            <text:p text:style-name="P103">El caso de uso finaliza.</text:p>
          </table:table-cell>
        </table:table-row>
        <table:table-row table:style-name="Tabla34.14">
          <table:table-cell table:style-name="Tabla34.A14" office:value-type="string">
            <text:p text:style-name="P51">Importancia</text:p>
          </table:table-cell>
          <table:table-cell table:style-name="Tabla34.B14" table:number-columns-spanned="3" office:value-type="string">
            <text:p text:style-name="P87">Media</text:p>
          </table:table-cell>
          <table:covered-table-cell/>
          <table:covered-table-cell/>
        </table:table-row>
        <table:table-row table:style-name="Tabla34.15">
          <table:table-cell table:style-name="Tabla34.A15" office:value-type="string">
            <text:p text:style-name="P51">Prioridad</text:p>
          </table:table-cell>
          <table:table-cell table:style-name="Tabla34.B15" table:number-columns-spanned="3" office:value-type="string">
            <text:p text:style-name="P108">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371">CU-0<text:span text:style-name="T138">12</text:span></text:p>
          </table:table-cell>
          <table:table-cell table:style-name="Tabla35.B1" table:number-columns-spanned="3" office:value-type="string">
            <text:p text:style-name="P272"><text:span text:style-name="T92">Borrar</text:span> <text:span text:style-name="T138">artículo</text:span></text:p>
          </table:table-cell>
          <table:covered-table-cell/>
          <table:covered-table-cell/>
        </table:table-row>
        <table:table-row>
          <table:table-cell table:style-name="Tabla35.A3" office:value-type="string">
            <text:p text:style-name="P371">Dependencias</text:p>
          </table:table-cell>
          <table:table-cell table:style-name="Tabla35.B3" table:number-columns-spanned="3" office:value-type="string">
            <text:list xml:id="list233435667647147" text:continue-numbering="true" text:style-name="L8">
              <text:list-item>
                <text:p text:style-name="P398"><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371">Precondición</text:p>
          </table:table-cell>
          <table:table-cell table:style-name="Tabla35.B3" table:number-columns-spanned="3" office:value-type="string">
            <text:p text:style-name="P272">El administrador debe estar previamente registrado en el sistema.</text:p>
          </table:table-cell>
          <table:covered-table-cell/>
          <table:covered-table-cell/>
        </table:table-row>
        <table:table-row>
          <table:table-cell table:style-name="Tabla35.A9" office:value-type="string">
            <text:p text:style-name="P371">Descripción</text:p>
          </table:table-cell>
          <table:table-cell table:style-name="Tabla35.B4" table:number-columns-spanned="3" office:value-type="string">
            <text:p text:style-name="P371"><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7">borrar </text:span></text:span><text:span text:style-name="Fuente_20_de_20_párrafo_20_predeter."><text:span text:style-name="T62">los datos de</text:span></text:span><text:span text:style-name="Fuente_20_de_20_párrafo_20_predeter."><text:span text:style-name="T55"> un </text:span></text:span><text:span text:style-name="Fuente_20_de_20_párrafo_20_predeter."><text:span text:style-name="T66">artículo</text:span></text:span><text:span text:style-name="Fuente_20_de_20_párrafo_20_predeter."><text:span text:style-name="T54">.</text:span></text:span></text:p>
          </table:table-cell>
          <table:covered-table-cell/>
          <table:covered-table-cell/>
        </table:table-row>
        <table:table-row table:style-name="Tabla35.5">
          <table:table-cell table:style-name="Tabla35.A9" table:number-rows-spanned="5" office:value-type="string">
            <text:p text:style-name="P371">Secuencia normal</text:p>
          </table:table-cell>
          <table:table-cell table:style-name="Tabla35.B8" office:value-type="string">
            <text:p text:style-name="P371">Paso</text:p>
          </table:table-cell>
          <table:table-cell table:style-name="Tabla35.C8" table:number-columns-spanned="2" office:value-type="string">
            <text:p text:style-name="P371">Acción</text:p>
          </table:table-cell>
          <table:covered-table-cell/>
        </table:table-row>
        <table:table-row table:style-name="Tabla35.6">
          <table:covered-table-cell/>
          <table:table-cell table:style-name="Tabla35.B6" office:value-type="string">
            <text:p text:style-name="P157">1</text:p>
          </table:table-cell>
          <table:table-cell table:style-name="Tabla35.C8" table:number-columns-spanned="2" office:value-type="string">
            <text:p text:style-name="P272">El administrador <text:span text:style-name="T88">solicita al sistema borrar los datos de un artículo.</text:span></text:p>
          </table:table-cell>
          <table:covered-table-cell/>
        </table:table-row>
        <table:table-row table:style-name="Tabla35.7">
          <table:covered-table-cell/>
          <table:table-cell table:style-name="Tabla35.B8" office:value-type="string">
            <text:p text:style-name="P157">2</text:p>
          </table:table-cell>
          <table:table-cell table:style-name="Tabla35.C8" table:number-columns-spanned="2" office:value-type="string">
            <text:p text:style-name="P272"><text:span text:style-name="T93">Se realiza el caso de uso </text:span><text:span text:style-name="T95">Buscar </text:span><text:span text:style-name="T98">artículo</text:span><text:span text:style-name="T93">.</text:span></text:p>
          </table:table-cell>
          <table:covered-table-cell/>
        </table:table-row>
        <table:table-row table:style-name="Tabla35.8">
          <table:covered-table-cell/>
          <table:table-cell table:style-name="Tabla35.B8" office:value-type="string">
            <text:p text:style-name="P157">3</text:p>
          </table:table-cell>
          <table:table-cell table:style-name="Tabla35.C8" table:number-columns-spanned="2" office:value-type="string">
            <text:p text:style-name="P210">El sistema borra los datos del <text:span text:style-name="T138">artículo</text:span>.</text:p>
          </table:table-cell>
          <table:covered-table-cell/>
        </table:table-row>
        <table:table-row table:style-name="Tabla35.8">
          <table:covered-table-cell/>
          <table:table-cell table:style-name="Tabla35.B9" office:value-type="string">
            <text:p text:style-name="P174">4</text:p>
          </table:table-cell>
          <table:table-cell table:style-name="Tabla35.C9" table:number-columns-spanned="2" office:value-type="string">
            <text:p text:style-name="P210">El sistema informa <text:span text:style-name="T197">de </text:span>que <text:span text:style-name="T118">los datos d</text:span>el art<text:span text:style-name="T138">ículo</text:span> ha<text:span text:style-name="T118">n</text:span> sido borrado<text:span text:style-name="T118">s</text:span>.</text:p>
          </table:table-cell>
          <table:covered-table-cell/>
        </table:table-row>
        <table:table-row>
          <table:table-cell table:style-name="Tabla35.A14" office:value-type="string">
            <text:p text:style-name="P371">Postcondición</text:p>
          </table:table-cell>
          <table:table-cell table:style-name="Tabla35.B10" table:number-columns-spanned="3" office:value-type="string">
            <text:p text:style-name="P237">Los datos del ar<text:span text:style-name="T138">tículo</text:span> han <text:span text:style-name="T138">desaparecido</text:span> del sistema.</text:p>
          </table:table-cell>
          <table:covered-table-cell/>
          <table:covered-table-cell/>
        </table:table-row>
        <table:table-row table:style-name="Tabla35.11">
          <table:table-cell table:style-name="Tabla35.A14" table:number-rows-spanned="4" office:value-type="string">
            <text:p text:style-name="P339">Excepciones</text:p>
          </table:table-cell>
          <table:table-cell table:style-name="Tabla35.B14" office:value-type="string">
            <text:p text:style-name="P357">Paso</text:p>
          </table:table-cell>
          <table:table-cell table:style-name="Tabla35.C12" table:number-columns-spanned="2" office:value-type="string">
            <text:p text:style-name="P339">Acción</text:p>
          </table:table-cell>
          <table:covered-table-cell/>
        </table:table-row>
        <table:table-row>
          <table:covered-table-cell/>
          <table:table-cell table:style-name="Tabla35.B14" table:number-rows-spanned="3" office:value-type="string">
            <text:p text:style-name="P308">3</text:p>
          </table:table-cell>
          <table:table-cell table:style-name="Tabla35.C12" table:number-columns-spanned="2" office:value-type="string">
            <text:p text:style-name="P194">Si <text:span text:style-name="T109">el artista no se puede borrar,</text:span></text:p>
          </table:table-cell>
          <table:covered-table-cell/>
        </table:table-row>
        <table:table-row>
          <table:covered-table-cell/>
          <table:covered-table-cell/>
          <table:table-cell table:style-name="Tabla35.C13" office:value-type="string">
            <text:p text:style-name="P194">E.1</text:p>
          </table:table-cell>
          <table:table-cell table:style-name="Tabla35.D13" office:value-type="string">
            <text:p text:style-name="P226">El sistema informa <text:span text:style-name="T119">de</text:span> la situación que impide borrar el artista.</text:p>
          </table:table-cell>
        </table:table-row>
        <table:table-row>
          <table:covered-table-cell/>
          <table:covered-table-cell/>
          <table:table-cell table:style-name="Tabla35.C14" office:value-type="string">
            <text:p text:style-name="P194">E.2</text:p>
          </table:table-cell>
          <table:table-cell table:style-name="Tabla35.D14" office:value-type="string">
            <text:p text:style-name="P194">El caso de uso retorna al paso 2.</text:p>
          </table:table-cell>
        </table:table-row>
        <table:table-row table:style-name="Tabla35.15">
          <table:table-cell table:style-name="Tabla35.A15" office:value-type="string">
            <text:p text:style-name="P371">Importancia</text:p>
          </table:table-cell>
          <table:table-cell table:style-name="Tabla35.B15" table:number-columns-spanned="3" office:value-type="string">
            <text:p text:style-name="P272">Media</text:p>
          </table:table-cell>
          <table:covered-table-cell/>
          <table:covered-table-cell/>
        </table:table-row>
        <table:table-row table:style-name="Tabla35.16">
          <table:table-cell table:style-name="Tabla35.A16" office:value-type="string">
            <text:p text:style-name="P371">Prioridad</text:p>
          </table:table-cell>
          <table:table-cell table:style-name="Tabla35.B16" table:number-columns-spanned="3" office:value-type="string">
            <text:p text:style-name="P272">Media</text:p>
          </table:table-cell>
          <table:covered-table-cell/>
          <table:covered-table-cell/>
        </table:table-row>
      </table:table>
      <text:p text:style-name="P14"/>
      <text:p text:style-name="P14"/>
      <text:p text:style-name="P14"/>
      <text:p text:style-name="P15"><text:soft-page-break/></text:p>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P373">CU-0<text:span text:style-name="T139">13</text:span></text:p>
          </table:table-cell>
          <table:table-cell table:style-name="Tabla36.B1" table:number-columns-spanned="3" office:value-type="string">
            <text:p text:style-name="P273"><text:span text:style-name="T114">Actualizar</text:span> <text:span text:style-name="T140">artículo</text:span></text:p>
          </table:table-cell>
          <table:covered-table-cell/>
          <table:covered-table-cell/>
        </table:table-row>
        <table:table-row>
          <table:table-cell table:style-name="Tabla36.A3" office:value-type="string">
            <text:p text:style-name="P373">Dependencias</text:p>
          </table:table-cell>
          <table:table-cell table:style-name="Tabla36.B3" table:number-columns-spanned="3" office:value-type="string">
            <text:list xml:id="list233436309588760" text:continue-numbering="true" text:style-name="L8">
              <text:list-item>
                <text:p text:style-name="P399"><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373">Precondición</text:p>
          </table:table-cell>
          <table:table-cell table:style-name="Tabla36.B3" table:number-columns-spanned="3" office:value-type="string">
            <text:p text:style-name="P273">El administrador debe estar previamente registrado en el sistema.</text:p>
          </table:table-cell>
          <table:covered-table-cell/>
          <table:covered-table-cell/>
        </table:table-row>
        <table:table-row>
          <table:table-cell table:style-name="Tabla36.A11" office:value-type="string">
            <text:p text:style-name="P373">Descripción</text:p>
          </table:table-cell>
          <table:table-cell table:style-name="Tabla36.B4" table:number-columns-spanned="3" office:value-type="string">
            <text:p text:style-name="P373"><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8">actualizar</text:span></text:span><text:span text:style-name="Fuente_20_de_20_párrafo_20_predeter."><text:span text:style-name="T55"> </text:span></text:span><text:span text:style-name="Fuente_20_de_20_párrafo_20_predeter."><text:span text:style-name="T62">los datos de un </text:span></text:span><text:span text:style-name="Fuente_20_de_20_párrafo_20_predeter."><text:span text:style-name="T67">artículo</text:span></text:span><text:span text:style-name="Fuente_20_de_20_párrafo_20_predeter."><text:span text:style-name="T54">.</text:span></text:span></text:p>
          </table:table-cell>
          <table:covered-table-cell/>
          <table:covered-table-cell/>
        </table:table-row>
        <table:table-row table:style-name="Tabla36.5">
          <table:table-cell table:style-name="Tabla36.A11" table:number-rows-spanned="7" office:value-type="string">
            <text:p text:style-name="P373">Secuencia normal</text:p>
          </table:table-cell>
          <table:table-cell table:style-name="Tabla36.B11" office:value-type="string">
            <text:p text:style-name="P373">Paso</text:p>
          </table:table-cell>
          <table:table-cell table:style-name="Tabla36.C11" table:number-columns-spanned="2" office:value-type="string">
            <text:p text:style-name="P373">Acción</text:p>
          </table:table-cell>
          <table:covered-table-cell/>
        </table:table-row>
        <table:table-row table:style-name="Tabla36.6">
          <table:covered-table-cell/>
          <table:table-cell table:style-name="Tabla36.B6" office:value-type="string">
            <text:p text:style-name="P158">1</text:p>
          </table:table-cell>
          <table:table-cell table:style-name="Tabla36.C11" table:number-columns-spanned="2" office:value-type="string">
            <text:p text:style-name="P273">El administrador <text:span text:style-name="T88">solicita al sistema actualizar un artículo.</text:span></text:p>
          </table:table-cell>
          <table:covered-table-cell/>
        </table:table-row>
        <table:table-row table:style-name="Tabla36.7">
          <table:covered-table-cell/>
          <table:table-cell table:style-name="Tabla36.B11" office:value-type="string">
            <text:p text:style-name="P158">2</text:p>
          </table:table-cell>
          <table:table-cell table:style-name="Tabla36.C11" table:number-columns-spanned="2" office:value-type="string">
            <text:p text:style-name="P273"><text:span text:style-name="T93">Se realiza el caso de uso </text:span><text:span text:style-name="T95">Buscar </text:span><text:span text:style-name="T99">artículo</text:span><text:span text:style-name="T93">.</text:span></text:p>
          </table:table-cell>
          <table:covered-table-cell/>
        </table:table-row>
        <table:table-row table:style-name="Tabla36.8">
          <table:covered-table-cell/>
          <table:table-cell table:style-name="Tabla36.B11" office:value-type="string">
            <text:p text:style-name="P158">3</text:p>
          </table:table-cell>
          <table:table-cell table:style-name="Tabla36.C11" table:number-columns-spanned="2" office:value-type="string">
            <text:p text:style-name="P211">El sistema <text:span text:style-name="T114">solicita los datos del artículo a actualizar</text:span>.</text:p>
          </table:table-cell>
          <table:covered-table-cell/>
        </table:table-row>
        <table:table-row table:style-name="Tabla36.9">
          <table:covered-table-cell/>
          <table:table-cell table:style-name="Tabla36.B11" office:value-type="string">
            <text:p text:style-name="P175">4</text:p>
          </table:table-cell>
          <table:table-cell table:style-name="Tabla36.C11" table:number-columns-spanned="2" office:value-type="string">
            <text:p text:style-name="P211">El sistema <text:span text:style-name="T114">valida los datos del artículo introducidos.</text:span></text:p>
          </table:table-cell>
          <table:covered-table-cell/>
        </table:table-row>
        <table:table-row table:style-name="Tabla36.9">
          <table:covered-table-cell/>
          <table:table-cell table:style-name="Tabla36.B11" office:value-type="string">
            <text:p text:style-name="P297">5</text:p>
          </table:table-cell>
          <table:table-cell table:style-name="Tabla36.C11" table:number-columns-spanned="2" office:value-type="string">
            <text:p text:style-name="P301">El sistema actualiza los datos del artículo.</text:p>
          </table:table-cell>
          <table:covered-table-cell/>
        </table:table-row>
        <table:table-row table:style-name="Tabla36.11">
          <table:covered-table-cell/>
          <table:table-cell table:style-name="Tabla36.B11" office:value-type="string">
            <text:p text:style-name="P297">6</text:p>
          </table:table-cell>
          <table:table-cell table:style-name="Tabla36.C11" table:number-columns-spanned="2" office:value-type="string">
            <text:p text:style-name="P273">El sistema <text:span text:style-name="T88">informa de que los datos del artículo se han actualizado correctamente.</text:span></text:p>
          </table:table-cell>
          <table:covered-table-cell/>
        </table:table-row>
        <table:table-row>
          <table:table-cell table:style-name="Tabla36.A16" office:value-type="string">
            <text:p text:style-name="P373">Postcondición</text:p>
          </table:table-cell>
          <table:table-cell table:style-name="Tabla36.B12" table:number-columns-spanned="3" office:value-type="string">
            <text:p text:style-name="P238">Los datos del <text:span text:style-name="T141">artículo</text:span> han sido <text:span text:style-name="T123">actualizados.</text:span></text:p>
          </table:table-cell>
          <table:covered-table-cell/>
          <table:covered-table-cell/>
        </table:table-row>
        <table:table-row>
          <table:table-cell table:style-name="Tabla36.A16" table:number-rows-spanned="4" office:value-type="string">
            <text:p text:style-name="P340">Excepciones</text:p>
          </table:table-cell>
          <table:table-cell table:style-name="Tabla36.B16" office:value-type="string">
            <text:p text:style-name="P358">Paso</text:p>
          </table:table-cell>
          <table:table-cell table:style-name="Tabla36.C14" table:number-columns-spanned="2" office:value-type="string">
            <text:p text:style-name="P340">Acción</text:p>
          </table:table-cell>
          <table:covered-table-cell/>
        </table:table-row>
        <table:table-row table:style-name="Tabla36.14">
          <table:covered-table-cell/>
          <table:table-cell table:style-name="Tabla36.B16" table:number-rows-spanned="3" office:value-type="string">
            <text:p text:style-name="P274">4</text:p>
          </table:table-cell>
          <table:table-cell table:style-name="Tabla36.C14" table:number-columns-spanned="2" office:value-type="string">
            <text:p text:style-name="P195">Si <text:span text:style-name="T123">los datos introducidos del artículo son incorrectos, <text:s text:c="10"/></text:span></text:p>
          </table:table-cell>
          <table:covered-table-cell/>
        </table:table-row>
        <table:table-row>
          <table:covered-table-cell/>
          <table:covered-table-cell/>
          <table:table-cell table:style-name="Tabla36.C15" office:value-type="string">
            <text:p text:style-name="P195">E.1</text:p>
          </table:table-cell>
          <table:table-cell table:style-name="Tabla36.D15" office:value-type="string">
            <text:p text:style-name="P227">El sistema informa de la situación que impide <text:span text:style-name="T123">actualizar</text:span> el <text:span text:style-name="T141">artículo</text:span>.</text:p>
          </table:table-cell>
        </table:table-row>
        <table:table-row table:style-name="Tabla36.16">
          <table:covered-table-cell/>
          <table:covered-table-cell/>
          <table:table-cell table:style-name="Tabla36.C16" office:value-type="string">
            <text:p text:style-name="P195">E.2</text:p>
          </table:table-cell>
          <table:table-cell table:style-name="Tabla36.D16" office:value-type="string">
            <text:p text:style-name="P195">El caso de uso retorna al paso 2.</text:p>
          </table:table-cell>
        </table:table-row>
        <table:table-row table:style-name="Tabla36.17">
          <table:table-cell table:style-name="Tabla36.A17" office:value-type="string">
            <text:p text:style-name="P373">Importancia</text:p>
          </table:table-cell>
          <table:table-cell table:style-name="Tabla36.B17" table:number-columns-spanned="3" office:value-type="string">
            <text:p text:style-name="P273">Media</text:p>
          </table:table-cell>
          <table:covered-table-cell/>
          <table:covered-table-cell/>
        </table:table-row>
        <table:table-row table:style-name="Tabla36.18">
          <table:table-cell table:style-name="Tabla36.A18" office:value-type="string">
            <text:p text:style-name="P373">Prioridad</text:p>
          </table:table-cell>
          <table:table-cell table:style-name="Tabla36.B18" table:number-columns-spanned="3" office:value-type="string">
            <text:p text:style-name="P273">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372">CU-0<text:span text:style-name="T126">14</text:span></text:p>
          </table:table-cell>
          <table:table-cell table:style-name="Tabla37.B1" table:number-columns-spanned="4" office:value-type="string">
            <text:p text:style-name="P281">Re<text:span text:style-name="T87">gistrar</text:span> <text:span text:style-name="T143">oferta</text:span></text:p>
          </table:table-cell>
          <table:covered-table-cell/>
          <table:covered-table-cell/>
          <table:covered-table-cell/>
        </table:table-row>
        <table:table-row>
          <table:table-cell table:style-name="Tabla37.A3" office:value-type="string">
            <text:p text:style-name="P372">Dependencias</text:p>
          </table:table-cell>
          <table:table-cell table:style-name="Tabla37.B3" table:number-columns-spanned="4" office:value-type="string">
            <text:list xml:id="list233436054610677" text:continue-list="list233435077353898" text:style-name="L9">
              <text:list-item>
                <text:p text:style-name="P403"><text:span text:style-name="T2">R</text:span><text:span text:style-name="T4">G-00</text:span><text:span text:style-name="T8">2</text:span><text:span text:style-name="T4"> : Gestionar </text:span><text:span text:style-name="T8">artículos.</text:span></text:p>
              </text:list-item>
              <text:list-item>
                <text:p text:style-name="P407"><text:span text:style-name="T4">R</text:span><text:span text:style-name="T1">G-00</text:span><text:span text:style-name="T9">3</text:span><text:span text:style-name="T1"> : Gestionar </text:span><text:span text:style-name="T9">clientes</text:span><text:span text:style-name="T1">.</text:span></text:p>
              </text:list-item>
              <text:list-item>
                <text:p text:style-name="P410">RG-006 : Gestionar ofertas.</text:p>
              </text:list-item>
            </text:list>
          </table:table-cell>
          <table:covered-table-cell/>
          <table:covered-table-cell/>
          <table:covered-table-cell/>
        </table:table-row>
        <table:table-row>
          <table:table-cell table:style-name="Tabla37.A3" office:value-type="string">
            <text:p text:style-name="P372">Precondición</text:p>
          </table:table-cell>
          <table:table-cell table:style-name="Tabla37.B3" table:number-columns-spanned="4" office:value-type="string">
            <text:p text:style-name="P281">El administrador debe estar previamente registrado en el sistema.</text:p>
          </table:table-cell>
          <table:covered-table-cell/>
          <table:covered-table-cell/>
          <table:covered-table-cell/>
        </table:table-row>
        <table:table-row>
          <table:table-cell table:style-name="Tabla37.A17" office:value-type="string">
            <text:p text:style-name="P372">Descripción</text:p>
          </table:table-cell>
          <table:table-cell table:style-name="Tabla37.B4" table:number-columns-spanned="4" office:value-type="string">
            <text:p text:style-name="P372"><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63">registrar los datos de</text:span></text:span><text:span text:style-name="Fuente_20_de_20_párrafo_20_predeter."><text:span text:style-name="T55"> un</text:span></text:span><text:span text:style-name="Fuente_20_de_20_párrafo_20_predeter."><text:span text:style-name="T69">a</text:span></text:span><text:span text:style-name="Fuente_20_de_20_párrafo_20_predeter."><text:span text:style-name="T55"> nue</text:span></text:span><text:span text:style-name="Fuente_20_de_20_párrafo_20_predeter."><text:span text:style-name="T68">v</text:span></text:span><text:span text:style-name="Fuente_20_de_20_párrafo_20_predeter."><text:span text:style-name="T69">a</text:span></text:span><text:span text:style-name="Fuente_20_de_20_párrafo_20_predeter."><text:span text:style-name="T55"> </text:span></text:span><text:span text:style-name="Fuente_20_de_20_párrafo_20_predeter."><text:span text:style-name="T69">oferta</text:span></text:span><text:span text:style-name="Fuente_20_de_20_párrafo_20_predeter."><text:span text:style-name="T54">.</text:span></text:span></text:p>
          </table:table-cell>
          <table:covered-table-cell/>
          <table:covered-table-cell/>
          <table:covered-table-cell/>
        </table:table-row>
        <table:table-row table:style-name="Tabla37.5">
          <table:table-cell table:style-name="Tabla37.A17" table:number-rows-spanned="13" office:value-type="string">
            <text:p text:style-name="P372">Secuencia normal</text:p>
          </table:table-cell>
          <table:table-cell table:style-name="Tabla37.B14" office:value-type="string">
            <text:p text:style-name="P372">Paso</text:p>
          </table:table-cell>
          <table:table-cell table:style-name="Tabla37.C17" table:number-columns-spanned="3" office:value-type="string">
            <text:p text:style-name="P372">Acción</text:p>
          </table:table-cell>
          <table:covered-table-cell/>
          <table:covered-table-cell/>
        </table:table-row>
        <table:table-row table:style-name="Tabla37.6">
          <table:covered-table-cell/>
          <table:table-cell table:style-name="Tabla37.B14" office:value-type="string">
            <text:p text:style-name="P159">1</text:p>
          </table:table-cell>
          <table:table-cell table:style-name="Tabla37.C17" table:number-columns-spanned="3" office:value-type="string">
            <text:p text:style-name="P281">El administrador <text:span text:style-name="T88">solicita al sistema registrar una nueva oferta.</text:span></text:p>
          </table:table-cell>
          <table:covered-table-cell/>
          <table:covered-table-cell/>
        </table:table-row>
        <table:table-row table:style-name="Tabla37.7">
          <table:covered-table-cell/>
          <table:table-cell table:style-name="Tabla37.B14" office:value-type="string">
            <text:p text:style-name="P159">2</text:p>
          </table:table-cell>
          <table:table-cell table:style-name="Tabla37.C17" table:number-columns-spanned="3" office:value-type="string">
            <text:p text:style-name="P282">Se realiza el caso de uso <text:span text:style-name="T94">Buscar </text:span><text:span text:style-name="T100">cliente</text:span><text:span text:style-name="T94">.</text:span></text:p>
          </table:table-cell>
          <table:covered-table-cell/>
          <table:covered-table-cell/>
        </table:table-row>
        <table:table-row table:style-name="Tabla37.8">
          <table:covered-table-cell/>
          <table:table-cell table:style-name="Tabla37.B10" table:number-rows-spanned="2" office:value-type="string">
            <text:p text:style-name="P159">3</text:p>
          </table:table-cell>
          <table:table-cell table:style-name="Tabla37.C10" table:number-columns-spanned="3" office:value-type="string">
            <text:p text:style-name="P282">Si el cliente no existe,</text:p>
          </table:table-cell>
          <table:covered-table-cell/>
          <table:covered-table-cell/>
        </table:table-row>
        <table:table-row table:style-name="Tabla37.8">
          <table:covered-table-cell/>
          <table:covered-table-cell/>
          <table:table-cell table:style-name="Tabla37.C9" office:value-type="string">
            <text:p text:style-name="P285">3.1</text:p>
          </table:table-cell>
          <table:table-cell table:style-name="Tabla37.D9" table:number-columns-spanned="2" office:value-type="string">
            <text:p text:style-name="P284">Se realiza el caso de uso <text:span text:style-name="T94">Registrar cliente.</text:span></text:p>
          </table:table-cell>
          <table:covered-table-cell/>
        </table:table-row>
        <table:table-row table:style-name="Tabla37.10">
          <table:covered-table-cell/>
          <table:table-cell table:style-name="Tabla37.B10" office:value-type="string">
            <text:p text:style-name="P268">4</text:p>
          </table:table-cell>
          <table:table-cell table:style-name="Tabla37.C10" table:number-columns-spanned="3" office:value-type="string">
            <text:p text:style-name="P284">Se realiza el caso de uso <text:span text:style-name="T94">Buscar artículo.</text:span></text:p>
          </table:table-cell>
          <table:covered-table-cell/>
          <table:covered-table-cell/>
        </table:table-row>
        <table:table-row table:style-name="Tabla37.8">
          <table:covered-table-cell/>
          <table:table-cell table:style-name="Tabla37.B14" table:number-rows-spanned="2" office:value-type="string">
            <text:p text:style-name="P279">5</text:p>
          </table:table-cell>
          <table:table-cell table:style-name="Tabla37.C17" table:number-columns-spanned="3" office:value-type="string">
            <text:p text:style-name="P284">Si el artículo no existe,</text:p>
          </table:table-cell>
          <table:covered-table-cell/>
          <table:covered-table-cell/>
        </table:table-row>
        <table:table-row table:style-name="Tabla37.8">
          <table:covered-table-cell/>
          <table:covered-table-cell/>
          <table:table-cell table:style-name="Tabla37.C12" office:value-type="string">
            <text:p text:style-name="P285">5.1</text:p>
          </table:table-cell>
          <table:table-cell table:style-name="Tabla37.D12" table:number-columns-spanned="2" office:value-type="string">
            <text:p text:style-name="P284">Se realiza el caso de uso <text:span text:style-name="T94">Registrar artículo.</text:span></text:p>
          </table:table-cell>
          <table:covered-table-cell/>
        </table:table-row>
        <table:table-row table:style-name="Tabla37.8">
          <table:covered-table-cell/>
          <table:table-cell table:style-name="Tabla37.B13" office:value-type="string">
            <text:p text:style-name="P279">6</text:p>
          </table:table-cell>
          <table:table-cell table:style-name="Tabla37.C13" table:number-columns-spanned="3" office:value-type="string">
            <text:p text:style-name="P370">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279">8</text:p>
          </table:table-cell>
          <table:table-cell table:style-name="Tabla37.C17" table:number-columns-spanned="3" office:value-type="string">
            <text:p text:style-name="P284">El administrador <text:span text:style-name="T189">proporciona los datos de la oferta.</text:span></text:p>
          </table:table-cell>
          <table:covered-table-cell/>
          <table:covered-table-cell/>
        </table:table-row>
        <table:table-row table:style-name="Tabla37.15">
          <table:covered-table-cell/>
          <table:table-cell table:style-name="Tabla37.B15" office:value-type="string">
            <text:p text:style-name="P279">9</text:p>
          </table:table-cell>
          <table:table-cell table:style-name="Tabla37.C15" table:number-columns-spanned="3" office:value-type="string">
            <text:p text:style-name="P377">E<text:span text:style-name="T189">l sistema valida los datos de la oferta.</text:span></text:p>
          </table:table-cell>
          <table:covered-table-cell/>
          <table:covered-table-cell/>
        </table:table-row>
        <table:table-row table:style-name="Tabla37.16">
          <table:covered-table-cell/>
          <table:table-cell table:style-name="Tabla37.B16" office:value-type="string">
            <text:p text:style-name="P263">1<text:span text:style-name="T189">0</text:span></text:p>
          </table:table-cell>
          <table:table-cell table:style-name="Tabla37.C16" table:number-columns-spanned="3" office:value-type="string">
            <text:p text:style-name="P372"><text:span text:style-name="T11">El </text:span><text:span text:style-name="T152">s</text:span><text:span text:style-name="T153">istema </text:span><text:span text:style-name="T154">registra los datos de la oferta.</text:span></text:p>
          </table:table-cell>
          <table:covered-table-cell/>
          <table:covered-table-cell/>
        </table:table-row>
        <table:table-row table:style-name="Tabla37.16">
          <table:covered-table-cell/>
          <table:table-cell table:style-name="Tabla37.B17" office:value-type="string">
            <text:p text:style-name="P305">11</text:p>
          </table:table-cell>
          <table:table-cell table:style-name="Tabla37.C17" table:number-columns-spanned="3" office:value-type="string">
            <text:p text:style-name="P307">El sistema informa de que los datos de la oferta se han registrado correctamente.</text:p>
          </table:table-cell>
          <table:covered-table-cell/>
          <table:covered-table-cell/>
        </table:table-row>
        <table:table-row>
          <table:table-cell table:style-name="Tabla37.A22" office:value-type="string">
            <text:p text:style-name="P372">Pos<text:span text:style-name="T129">t</text:span>condición</text:p>
          </table:table-cell>
          <table:table-cell table:style-name="Tabla37.B18" table:number-columns-spanned="4" office:value-type="string">
            <text:p text:style-name="P281">El sistema ha registrado los datos de <text:span text:style-name="T198">la oferta</text:span>.</text:p>
          </table:table-cell>
          <table:covered-table-cell/>
          <table:covered-table-cell/>
          <table:covered-table-cell/>
        </table:table-row>
        <table:table-row>
          <table:table-cell table:style-name="Tabla37.A22" table:number-rows-spanned="4" office:value-type="string">
            <text:p text:style-name="P341">Excepciones</text:p>
          </table:table-cell>
          <table:table-cell table:style-name="Tabla37.B22" office:value-type="string">
            <text:p text:style-name="P359">Paso</text:p>
          </table:table-cell>
          <table:table-cell table:style-name="Tabla37.C20" table:number-columns-spanned="3" office:value-type="string">
            <text:p text:style-name="P341">Acción</text:p>
          </table:table-cell>
          <table:covered-table-cell/>
          <table:covered-table-cell/>
        </table:table-row>
        <table:table-row>
          <table:covered-table-cell/>
          <table:table-cell table:style-name="Tabla37.B22" table:number-rows-spanned="3" office:value-type="string">
            <text:p text:style-name="P315">9</text:p>
          </table:table-cell>
          <table:table-cell table:style-name="Tabla37.C20" table:number-columns-spanned="3" office:value-type="string">
            <text:p text:style-name="P196">Si los datos <text:span text:style-name="T110">no </text:span>son correctos,</text:p>
          </table:table-cell>
          <table:covered-table-cell/>
          <table:covered-table-cell/>
        </table:table-row>
        <table:table-row>
          <table:covered-table-cell/>
          <table:covered-table-cell/>
          <table:table-cell table:style-name="Tabla37.C22" table:number-columns-spanned="2" office:value-type="string">
            <text:p text:style-name="P196">E.1</text:p>
          </table:table-cell>
          <table:covered-table-cell/>
          <table:table-cell table:style-name="Tabla37.E22" office:value-type="string">
            <text:p text:style-name="P228">El sistema informa de la situación que impide<text:span text:style-name="T130">n</text:span> <text:span text:style-name="T112">registrar</text:span> <text:span text:style-name="T130">los datos</text:span>.</text:p>
          </table:table-cell>
        </table:table-row>
        <table:table-row>
          <table:covered-table-cell/>
          <table:covered-table-cell/>
          <table:table-cell table:style-name="Tabla37.C22" table:number-columns-spanned="2" office:value-type="string">
            <text:p text:style-name="P196">E.2</text:p>
          </table:table-cell>
          <table:covered-table-cell/>
          <table:table-cell table:style-name="Tabla37.E22" office:value-type="string">
            <text:p text:style-name="P196">El caso de uso retorna al paso <text:span text:style-name="T200">6</text:span>.</text:p>
          </table:table-cell>
        </table:table-row>
        <table:table-row table:style-name="Tabla37.23">
          <table:table-cell table:style-name="Tabla37.A23" office:value-type="string">
            <text:p text:style-name="P372">Importancia</text:p>
          </table:table-cell>
          <table:table-cell table:style-name="Tabla37.B23" table:number-columns-spanned="4" office:value-type="string">
            <text:p text:style-name="P281">Media</text:p>
          </table:table-cell>
          <table:covered-table-cell/>
          <table:covered-table-cell/>
          <table:covered-table-cell/>
        </table:table-row>
        <table:table-row table:style-name="Tabla37.24">
          <table:table-cell table:style-name="Tabla37.A24" office:value-type="string">
            <text:p text:style-name="P372">Prioridad</text:p>
          </table:table-cell>
          <table:table-cell table:style-name="Tabla37.B24" table:number-columns-spanned="4" office:value-type="string">
            <text:p text:style-name="P281">Media</text:p>
          </table:table-cell>
          <table:covered-table-cell/>
          <table:covered-table-cell/>
          <table:covered-table-cell/>
        </table:table-row>
      </table:table>
      <text:p text:style-name="P17"><text:soft-page-break/></text:p>
      <table:table table:name="Tabla38" table:style-name="Tabla38">
        <table:table-column table:style-name="Tabla38.A"/>
        <table:table-column table:style-name="Tabla38.B"/>
        <table:table-column table:style-name="Tabla38.C"/>
        <table:table-column table:style-name="Tabla38.D"/>
        <table:table-row>
          <table:table-cell table:style-name="Tabla38.A1" office:value-type="string">
            <text:p text:style-name="P52">CU-0<text:span text:style-name="T136">15</text:span></text:p>
          </table:table-cell>
          <table:table-cell table:style-name="Tabla38.B1" table:number-columns-spanned="3" office:value-type="string">
            <text:p text:style-name="P135"><text:span text:style-name="T56">Buscar</text:span><text:span text:style-name="T72"> </text:span><text:span text:style-name="T155">o</text:span><text:span text:style-name="T156">ferta</text:span></text:p>
          </table:table-cell>
          <table:covered-table-cell/>
          <table:covered-table-cell/>
        </table:table-row>
        <table:table-row>
          <table:table-cell table:style-name="Tabla38.A3" office:value-type="string">
            <text:p text:style-name="P52">Dependencias</text:p>
          </table:table-cell>
          <table:table-cell table:style-name="Tabla38.B3" table:number-columns-spanned="3" office:value-type="string">
            <text:list xml:id="list233435232539370" text:continue-list="list233436309588760" text:style-name="L8">
              <text:list-item>
                <text:p text:style-name="P413">RG-006 : Gestionar ofertas.</text:p>
              </text:list-item>
            </text:list>
          </table:table-cell>
          <table:covered-table-cell/>
          <table:covered-table-cell/>
        </table:table-row>
        <table:table-row>
          <table:table-cell table:style-name="Tabla38.A3" office:value-type="string">
            <text:p text:style-name="P52">Precondición</text:p>
          </table:table-cell>
          <table:table-cell table:style-name="Tabla38.B3" table:number-columns-spanned="3" office:value-type="string">
            <text:p text:style-name="P82">El administrador debe estar previamente registrado en el sistema.</text:p>
          </table:table-cell>
          <table:covered-table-cell/>
          <table:covered-table-cell/>
        </table:table-row>
        <table:table-row>
          <table:table-cell table:style-name="Tabla38.A9" office:value-type="string">
            <text:p text:style-name="P52">Descripción</text:p>
          </table:table-cell>
          <table:table-cell table:style-name="Tabla38.B4" table:number-columns-spanned="3" office:value-type="string">
            <text:p text:style-name="P135"><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6">la búsqueda de </text:span></text:span><text:span text:style-name="Fuente_20_de_20_párrafo_20_predeter."><text:span text:style-name="T63">los datos de</text:span></text:span><text:span text:style-name="Fuente_20_de_20_párrafo_20_predeter."><text:span text:style-name="T56"> un</text:span></text:span><text:span text:style-name="Fuente_20_de_20_párrafo_20_predeter."><text:span text:style-name="T73">a oferta</text:span></text:span><text:span text:style-name="Fuente_20_de_20_párrafo_20_predeter."><text:span text:style-name="T54">.</text:span></text:span></text:p>
          </table:table-cell>
          <table:covered-table-cell/>
          <table:covered-table-cell/>
        </table:table-row>
        <table:table-row table:style-name="Tabla38.5">
          <table:table-cell table:style-name="Tabla38.A9" table:number-rows-spanned="5" office:value-type="string">
            <text:p text:style-name="P52">Secuencia normal</text:p>
          </table:table-cell>
          <table:table-cell table:style-name="Tabla38.B8" office:value-type="string">
            <text:p text:style-name="P40">Paso</text:p>
          </table:table-cell>
          <table:table-cell table:style-name="Tabla38.C8" table:number-columns-spanned="2" office:value-type="string">
            <text:p text:style-name="P40">Acción</text:p>
          </table:table-cell>
          <table:covered-table-cell/>
        </table:table-row>
        <table:table-row table:style-name="Tabla38.6">
          <table:covered-table-cell/>
          <table:table-cell table:style-name="Tabla38.B8" office:value-type="string">
            <text:p text:style-name="P60">1</text:p>
          </table:table-cell>
          <table:table-cell table:style-name="Tabla38.C8" table:number-columns-spanned="2" office:value-type="string">
            <text:p text:style-name="P70">El administrador <text:span text:style-name="T88">solicita al sistema buscar una oferta.</text:span></text:p>
          </table:table-cell>
          <table:covered-table-cell/>
        </table:table-row>
        <table:table-row table:style-name="Tabla38.6">
          <table:covered-table-cell/>
          <table:table-cell table:style-name="Tabla38.B8" office:value-type="string">
            <text:p text:style-name="P112">2</text:p>
          </table:table-cell>
          <table:table-cell table:style-name="Tabla38.C8" table:number-columns-spanned="2" office:value-type="string">
            <text:p text:style-name="P116">El sistema solicita al administrador <text:span text:style-name="T192">los datos de la oferta.</text:span></text:p>
          </table:table-cell>
          <table:covered-table-cell/>
        </table:table-row>
        <table:table-row table:style-name="Tabla38.8">
          <table:covered-table-cell/>
          <table:table-cell table:style-name="Tabla38.B8" office:value-type="string">
            <text:p text:style-name="P112">3</text:p>
          </table:table-cell>
          <table:table-cell table:style-name="Tabla38.C8" table:number-columns-spanned="2" office:value-type="string">
            <text:p text:style-name="P77">El sistema <text:span text:style-name="T90">busca los datos de la oferta.</text:span></text:p>
          </table:table-cell>
          <table:covered-table-cell/>
        </table:table-row>
        <table:table-row table:style-name="Tabla38.9">
          <table:covered-table-cell/>
          <table:table-cell table:style-name="Tabla38.B9" office:value-type="string">
            <text:p text:style-name="P112">4</text:p>
          </table:table-cell>
          <table:table-cell table:style-name="Tabla38.C9" table:number-columns-spanned="2" office:value-type="string">
            <text:p text:style-name="P77">El <text:span text:style-name="T90">sistema proporciona los datos de la oferta.</text:span></text:p>
          </table:table-cell>
          <table:covered-table-cell/>
        </table:table-row>
        <table:table-row>
          <table:table-cell table:style-name="Tabla38.A13" office:value-type="string">
            <text:p text:style-name="P52">Postcondición</text:p>
          </table:table-cell>
          <table:table-cell table:style-name="Tabla38.B10" table:number-columns-spanned="3" office:value-type="string">
            <text:p text:style-name="P88"/>
          </table:table-cell>
          <table:covered-table-cell/>
          <table:covered-table-cell/>
        </table:table-row>
        <table:table-row table:style-name="Tabla38.11">
          <table:table-cell table:style-name="Tabla38.A13" table:number-rows-spanned="3" office:value-type="string">
            <text:p text:style-name="P48">Excepciones</text:p>
          </table:table-cell>
          <table:table-cell table:style-name="Tabla38.B13" table:number-rows-spanned="3" office:value-type="string">
            <text:p text:style-name="P123">3</text:p>
          </table:table-cell>
          <table:table-cell table:style-name="Tabla38.C11" table:number-columns-spanned="2" office:value-type="string">
            <text:p text:style-name="P104">Si no existe <text:span text:style-name="T193">la oferta,</text:span></text:p>
          </table:table-cell>
          <table:covered-table-cell/>
        </table:table-row>
        <table:table-row>
          <table:covered-table-cell/>
          <table:covered-table-cell/>
          <table:table-cell table:style-name="Tabla38.C13" office:value-type="string">
            <text:p text:style-name="P104">E.1</text:p>
          </table:table-cell>
          <table:table-cell table:style-name="Tabla38.D13" office:value-type="string">
            <text:p text:style-name="P104">El sistema informa de la <text:span text:style-name="T120">inexistencia</text:span> de <text:span text:style-name="T193">la</text:span> <text:span text:style-name="T193">oferta.</text:span></text:p>
          </table:table-cell>
        </table:table-row>
        <table:table-row>
          <table:covered-table-cell/>
          <table:covered-table-cell/>
          <table:table-cell table:style-name="Tabla38.C13" office:value-type="string">
            <text:p text:style-name="P104">E.2</text:p>
          </table:table-cell>
          <table:table-cell table:style-name="Tabla38.D13" office:value-type="string">
            <text:p text:style-name="P104">El caso de uso finaliza.</text:p>
          </table:table-cell>
        </table:table-row>
        <table:table-row table:style-name="Tabla38.14">
          <table:table-cell table:style-name="Tabla38.A14" office:value-type="string">
            <text:p text:style-name="P52">Importancia</text:p>
          </table:table-cell>
          <table:table-cell table:style-name="Tabla38.B14" table:number-columns-spanned="3" office:value-type="string">
            <text:p text:style-name="P88">Media</text:p>
          </table:table-cell>
          <table:covered-table-cell/>
          <table:covered-table-cell/>
        </table:table-row>
        <table:table-row table:style-name="Tabla38.15">
          <table:table-cell table:style-name="Tabla38.A15" office:value-type="string">
            <text:p text:style-name="P52">Prioridad</text:p>
          </table:table-cell>
          <table:table-cell table:style-name="Tabla38.B15" table:number-columns-spanned="3" office:value-type="string">
            <text:p text:style-name="P126">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378">CU-0<text:span text:style-name="T138">16</text:span></text:p>
          </table:table-cell>
          <table:table-cell table:style-name="Tabla39.B1" table:number-columns-spanned="3" office:value-type="string">
            <text:p text:style-name="P378"><text:span text:style-name="T12">Borrar</text:span><text:span text:style-name="T1"> </text:span><text:span text:style-name="T157">o</text:span><text:span text:style-name="T158">ferta</text:span></text:p>
          </table:table-cell>
          <table:covered-table-cell/>
          <table:covered-table-cell/>
        </table:table-row>
        <table:table-row>
          <table:table-cell table:style-name="Tabla39.A3" office:value-type="string">
            <text:p text:style-name="P378">Dependencias</text:p>
          </table:table-cell>
          <table:table-cell table:style-name="Tabla39.B3" table:number-columns-spanned="3" office:value-type="string">
            <text:list xml:id="list233435100314359" text:continue-numbering="true" text:style-name="L8">
              <text:list-item>
                <text:p text:style-name="P414">RG-006 : Gestionar ofertas.</text:p>
              </text:list-item>
            </text:list>
          </table:table-cell>
          <table:covered-table-cell/>
          <table:covered-table-cell/>
        </table:table-row>
        <table:table-row>
          <table:table-cell table:style-name="Tabla39.A3" office:value-type="string">
            <text:p text:style-name="P378">Precondición</text:p>
          </table:table-cell>
          <table:table-cell table:style-name="Tabla39.B3" table:number-columns-spanned="3" office:value-type="string">
            <text:p text:style-name="P312">El administrador debe estar previamente registrado en el sistema.</text:p>
          </table:table-cell>
          <table:covered-table-cell/>
          <table:covered-table-cell/>
        </table:table-row>
        <table:table-row>
          <table:table-cell table:style-name="Tabla39.A9" office:value-type="string">
            <text:p text:style-name="P378">Descripción</text:p>
          </table:table-cell>
          <table:table-cell table:style-name="Tabla39.B4" table:number-columns-spanned="3" office:value-type="string">
            <text:p text:style-name="P378"><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7">borrar </text:span></text:span><text:span text:style-name="Fuente_20_de_20_párrafo_20_predeter."><text:span text:style-name="T62">los datos de</text:span></text:span><text:span text:style-name="Fuente_20_de_20_párrafo_20_predeter."><text:span text:style-name="T55"> un</text:span></text:span><text:span text:style-name="Fuente_20_de_20_párrafo_20_predeter."><text:span text:style-name="T74">a</text:span></text:span><text:span text:style-name="Fuente_20_de_20_párrafo_20_predeter."><text:span text:style-name="T55"> </text:span></text:span><text:span text:style-name="Fuente_20_de_20_párrafo_20_predeter."><text:span text:style-name="T74">oferta</text:span></text:span><text:span text:style-name="Fuente_20_de_20_párrafo_20_predeter."><text:span text:style-name="T54">.</text:span></text:span></text:p>
          </table:table-cell>
          <table:covered-table-cell/>
          <table:covered-table-cell/>
        </table:table-row>
        <table:table-row table:style-name="Tabla39.5">
          <table:table-cell table:style-name="Tabla39.A9" table:number-rows-spanned="5" office:value-type="string">
            <text:p text:style-name="P378">Secuencia normal</text:p>
          </table:table-cell>
          <table:table-cell table:style-name="Tabla39.B8" office:value-type="string">
            <text:p text:style-name="P378">Paso</text:p>
          </table:table-cell>
          <table:table-cell table:style-name="Tabla39.C8" table:number-columns-spanned="2" office:value-type="string">
            <text:p text:style-name="P378">Acción</text:p>
          </table:table-cell>
          <table:covered-table-cell/>
        </table:table-row>
        <table:table-row table:style-name="Tabla39.6">
          <table:covered-table-cell/>
          <table:table-cell table:style-name="Tabla39.B6" office:value-type="string">
            <text:p text:style-name="P160">1</text:p>
          </table:table-cell>
          <table:table-cell table:style-name="Tabla39.C8" table:number-columns-spanned="2" office:value-type="string">
            <text:p text:style-name="P312">El administrador <text:span text:style-name="T88">solicita al sistema borrar los datos de una oferta.</text:span></text:p>
          </table:table-cell>
          <table:covered-table-cell/>
        </table:table-row>
        <table:table-row table:style-name="Tabla39.7">
          <table:covered-table-cell/>
          <table:table-cell table:style-name="Tabla39.B8" office:value-type="string">
            <text:p text:style-name="P160">2</text:p>
          </table:table-cell>
          <table:table-cell table:style-name="Tabla39.C8" table:number-columns-spanned="2" office:value-type="string">
            <text:p text:style-name="P312"><text:span text:style-name="T93">Se realiza el caso de uso </text:span><text:span text:style-name="T95">Buscar </text:span><text:span text:style-name="T101">oferta</text:span><text:span text:style-name="T93">.</text:span></text:p>
          </table:table-cell>
          <table:covered-table-cell/>
        </table:table-row>
        <table:table-row table:style-name="Tabla39.8">
          <table:covered-table-cell/>
          <table:table-cell table:style-name="Tabla39.B8" office:value-type="string">
            <text:p text:style-name="P160">3</text:p>
          </table:table-cell>
          <table:table-cell table:style-name="Tabla39.C8" table:number-columns-spanned="2" office:value-type="string">
            <text:p text:style-name="P212">El sistema borra los datos de <text:span text:style-name="T194">la oferta</text:span>.</text:p>
          </table:table-cell>
          <table:covered-table-cell/>
        </table:table-row>
        <table:table-row table:style-name="Tabla39.8">
          <table:covered-table-cell/>
          <table:table-cell table:style-name="Tabla39.B9" office:value-type="string">
            <text:p text:style-name="P176">4</text:p>
          </table:table-cell>
          <table:table-cell table:style-name="Tabla39.C9" table:number-columns-spanned="2" office:value-type="string">
            <text:p text:style-name="P212">El sistema informa <text:span text:style-name="T197">de</text:span> que <text:span text:style-name="T118">los datos d</text:span>e <text:span text:style-name="T194">la oferta</text:span> ha<text:span text:style-name="T118">n</text:span> sido borrado<text:span text:style-name="T118">s</text:span>.</text:p>
          </table:table-cell>
          <table:covered-table-cell/>
        </table:table-row>
        <table:table-row>
          <table:table-cell table:style-name="Tabla39.A14" office:value-type="string">
            <text:p text:style-name="P378">Postcondición</text:p>
          </table:table-cell>
          <table:table-cell table:style-name="Tabla39.B10" table:number-columns-spanned="3" office:value-type="string">
            <text:p text:style-name="P239">Los datos de <text:span text:style-name="T194">la oferta</text:span> han <text:span text:style-name="T138">desaparecido</text:span> del sistema.</text:p>
          </table:table-cell>
          <table:covered-table-cell/>
          <table:covered-table-cell/>
        </table:table-row>
        <table:table-row table:style-name="Tabla39.11">
          <table:table-cell table:style-name="Tabla39.A14" table:number-rows-spanned="4" office:value-type="string">
            <text:p text:style-name="P342">Excepciones</text:p>
          </table:table-cell>
          <table:table-cell table:style-name="Tabla39.B14" office:value-type="string">
            <text:p text:style-name="P360">Paso</text:p>
          </table:table-cell>
          <table:table-cell table:style-name="Tabla39.C12" table:number-columns-spanned="2" office:value-type="string">
            <text:p text:style-name="P342">Acción</text:p>
          </table:table-cell>
          <table:covered-table-cell/>
        </table:table-row>
        <table:table-row>
          <table:covered-table-cell/>
          <table:table-cell table:style-name="Tabla39.B14" table:number-rows-spanned="3" office:value-type="string">
            <text:p text:style-name="P309">3</text:p>
          </table:table-cell>
          <table:table-cell table:style-name="Tabla39.C12" table:number-columns-spanned="2" office:value-type="string">
            <text:p text:style-name="P197">Si <text:span text:style-name="T194">la oferta no se puede borrar,</text:span></text:p>
          </table:table-cell>
          <table:covered-table-cell/>
        </table:table-row>
        <table:table-row>
          <table:covered-table-cell/>
          <table:covered-table-cell/>
          <table:table-cell table:style-name="Tabla39.C13" office:value-type="string">
            <text:p text:style-name="P197">E.1</text:p>
          </table:table-cell>
          <table:table-cell table:style-name="Tabla39.D13" office:value-type="string">
            <text:p text:style-name="P229">El sistema informa <text:span text:style-name="T119">de</text:span> la situación que impide borrar <text:span text:style-name="T194">la oferta</text:span>.</text:p>
          </table:table-cell>
        </table:table-row>
        <table:table-row>
          <table:covered-table-cell/>
          <table:covered-table-cell/>
          <table:table-cell table:style-name="Tabla39.C14" office:value-type="string">
            <text:p text:style-name="P197">E.2</text:p>
          </table:table-cell>
          <table:table-cell table:style-name="Tabla39.D14" office:value-type="string">
            <text:p text:style-name="P197">El caso de uso retorna al paso 2.</text:p>
          </table:table-cell>
        </table:table-row>
        <table:table-row table:style-name="Tabla39.15">
          <table:table-cell table:style-name="Tabla39.A15" office:value-type="string">
            <text:p text:style-name="P378">Importancia</text:p>
          </table:table-cell>
          <table:table-cell table:style-name="Tabla39.B15" table:number-columns-spanned="3" office:value-type="string">
            <text:p text:style-name="P312">Media</text:p>
          </table:table-cell>
          <table:covered-table-cell/>
          <table:covered-table-cell/>
        </table:table-row>
        <table:table-row table:style-name="Tabla39.16">
          <table:table-cell table:style-name="Tabla39.A16" office:value-type="string">
            <text:p text:style-name="P378">Prioridad</text:p>
          </table:table-cell>
          <table:table-cell table:style-name="Tabla39.B16" table:number-columns-spanned="3" office:value-type="string">
            <text:p text:style-name="P312">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379">CU-0<text:span text:style-name="T139">17</text:span></text:p>
          </table:table-cell>
          <table:table-cell table:style-name="Tabla40.B1" table:number-columns-spanned="3" office:value-type="string">
            <text:p text:style-name="P313"><text:span text:style-name="T114">Actualizar</text:span> <text:span text:style-name="T195">oferta</text:span></text:p>
          </table:table-cell>
          <table:covered-table-cell/>
          <table:covered-table-cell/>
        </table:table-row>
        <table:table-row>
          <table:table-cell table:style-name="Tabla40.A3" office:value-type="string">
            <text:p text:style-name="P379">Dependencias</text:p>
          </table:table-cell>
          <table:table-cell table:style-name="Tabla40.B3" table:number-columns-spanned="3" office:value-type="string">
            <text:list xml:id="list233436610235010" text:continue-numbering="true" text:style-name="L8">
              <text:list-item>
                <text:p text:style-name="P415">RG-006 : Gestionar ofertas.</text:p>
              </text:list-item>
            </text:list>
          </table:table-cell>
          <table:covered-table-cell/>
          <table:covered-table-cell/>
        </table:table-row>
        <table:table-row>
          <table:table-cell table:style-name="Tabla40.A3" office:value-type="string">
            <text:p text:style-name="P379">Precondición</text:p>
          </table:table-cell>
          <table:table-cell table:style-name="Tabla40.B3" table:number-columns-spanned="3" office:value-type="string">
            <text:p text:style-name="P313">El administrador debe estar previamente registrado en el sistema.</text:p>
          </table:table-cell>
          <table:covered-table-cell/>
          <table:covered-table-cell/>
        </table:table-row>
        <table:table-row>
          <table:table-cell table:style-name="Tabla40.A11" office:value-type="string">
            <text:p text:style-name="P379">Descripción</text:p>
          </table:table-cell>
          <table:table-cell table:style-name="Tabla40.B4" table:number-columns-spanned="3" office:value-type="string">
            <text:p text:style-name="P379"><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8">actualizar</text:span></text:span><text:span text:style-name="Fuente_20_de_20_párrafo_20_predeter."><text:span text:style-name="T55"> </text:span></text:span><text:span text:style-name="Fuente_20_de_20_párrafo_20_predeter."><text:span text:style-name="T62">los datos de un</text:span></text:span><text:span text:style-name="Fuente_20_de_20_párrafo_20_predeter."><text:span text:style-name="T75">a oferta</text:span></text:span><text:span text:style-name="Fuente_20_de_20_párrafo_20_predeter."><text:span text:style-name="T54">.</text:span></text:span></text:p>
          </table:table-cell>
          <table:covered-table-cell/>
          <table:covered-table-cell/>
        </table:table-row>
        <table:table-row table:style-name="Tabla40.5">
          <table:table-cell table:style-name="Tabla40.A11" table:number-rows-spanned="7" office:value-type="string">
            <text:p text:style-name="P379">Secuencia normal</text:p>
          </table:table-cell>
          <table:table-cell table:style-name="Tabla40.B11" office:value-type="string">
            <text:p text:style-name="P379">Paso</text:p>
          </table:table-cell>
          <table:table-cell table:style-name="Tabla40.C11" table:number-columns-spanned="2" office:value-type="string">
            <text:p text:style-name="P379">Acción</text:p>
          </table:table-cell>
          <table:covered-table-cell/>
        </table:table-row>
        <table:table-row table:style-name="Tabla40.6">
          <table:covered-table-cell/>
          <table:table-cell table:style-name="Tabla40.B6" office:value-type="string">
            <text:p text:style-name="P161">1</text:p>
          </table:table-cell>
          <table:table-cell table:style-name="Tabla40.C11" table:number-columns-spanned="2" office:value-type="string">
            <text:p text:style-name="P379"><text:span text:style-name="T1">El administrador </text:span><text:span text:style-name="T13">solicita al sistema actualizar un </text:span><text:span text:style-name="T159">o</text:span><text:span text:style-name="T160">ferta</text:span><text:span text:style-name="T13">.</text:span></text:p>
          </table:table-cell>
          <table:covered-table-cell/>
        </table:table-row>
        <table:table-row table:style-name="Tabla40.7">
          <table:covered-table-cell/>
          <table:table-cell table:style-name="Tabla40.B11" office:value-type="string">
            <text:p text:style-name="P161">2</text:p>
          </table:table-cell>
          <table:table-cell table:style-name="Tabla40.C11" table:number-columns-spanned="2" office:value-type="string">
            <text:p text:style-name="P313"><text:span text:style-name="T93">Se realiza el caso de uso </text:span><text:span text:style-name="T95">Buscar </text:span><text:span text:style-name="T102">oferta</text:span><text:span text:style-name="T93">.</text:span></text:p>
          </table:table-cell>
          <table:covered-table-cell/>
        </table:table-row>
        <table:table-row table:style-name="Tabla40.8">
          <table:covered-table-cell/>
          <table:table-cell table:style-name="Tabla40.B11" office:value-type="string">
            <text:p text:style-name="P161">3</text:p>
          </table:table-cell>
          <table:table-cell table:style-name="Tabla40.C11" table:number-columns-spanned="2" office:value-type="string">
            <text:p text:style-name="P213">El sistema <text:span text:style-name="T114">solicita los datos de la oferta a actualizar</text:span>.</text:p>
          </table:table-cell>
          <table:covered-table-cell/>
        </table:table-row>
        <table:table-row table:style-name="Tabla40.9">
          <table:covered-table-cell/>
          <table:table-cell table:style-name="Tabla40.B11" office:value-type="string">
            <text:p text:style-name="P177">4</text:p>
          </table:table-cell>
          <table:table-cell table:style-name="Tabla40.C11" table:number-columns-spanned="2" office:value-type="string">
            <text:p text:style-name="P213">El sistema <text:span text:style-name="T114">valida los datos de la oferta introducidos.</text:span></text:p>
          </table:table-cell>
          <table:covered-table-cell/>
        </table:table-row>
        <table:table-row table:style-name="Tabla40.9">
          <table:covered-table-cell/>
          <table:table-cell table:style-name="Tabla40.B11" office:value-type="string">
            <text:p text:style-name="P298">5</text:p>
          </table:table-cell>
          <table:table-cell table:style-name="Tabla40.C11" table:number-columns-spanned="2" office:value-type="string">
            <text:p text:style-name="P302">El sistema actualiza los datos de <text:span text:style-name="T195">la oferta</text:span>.</text:p>
          </table:table-cell>
          <table:covered-table-cell/>
        </table:table-row>
        <table:table-row table:style-name="Tabla40.11">
          <table:covered-table-cell/>
          <table:table-cell table:style-name="Tabla40.B11" office:value-type="string">
            <text:p text:style-name="P298">6</text:p>
          </table:table-cell>
          <table:table-cell table:style-name="Tabla40.C11" table:number-columns-spanned="2" office:value-type="string">
            <text:p text:style-name="P313">El sistema <text:span text:style-name="T88">informa de que los datos de la oferta se han actualizado correctamente.</text:span></text:p>
          </table:table-cell>
          <table:covered-table-cell/>
        </table:table-row>
        <table:table-row>
          <table:table-cell table:style-name="Tabla40.A16" office:value-type="string">
            <text:p text:style-name="P379">Postcondición</text:p>
          </table:table-cell>
          <table:table-cell table:style-name="Tabla40.B12" table:number-columns-spanned="3" office:value-type="string">
            <text:p text:style-name="P240">Los datos de <text:span text:style-name="T196">la oferta</text:span> han sido <text:span text:style-name="T123">actualizados.</text:span></text:p>
          </table:table-cell>
          <table:covered-table-cell/>
          <table:covered-table-cell/>
        </table:table-row>
        <table:table-row>
          <table:table-cell table:style-name="Tabla40.A16" table:number-rows-spanned="4" office:value-type="string">
            <text:p text:style-name="P343">Excepciones</text:p>
          </table:table-cell>
          <table:table-cell table:style-name="Tabla40.B16" office:value-type="string">
            <text:p text:style-name="P361">Paso</text:p>
          </table:table-cell>
          <table:table-cell table:style-name="Tabla40.C14" table:number-columns-spanned="2" office:value-type="string">
            <text:p text:style-name="P343">Acción</text:p>
          </table:table-cell>
          <table:covered-table-cell/>
        </table:table-row>
        <table:table-row table:style-name="Tabla40.14">
          <table:covered-table-cell/>
          <table:table-cell table:style-name="Tabla40.B16" table:number-rows-spanned="3" office:value-type="string">
            <text:p text:style-name="P275">4</text:p>
          </table:table-cell>
          <table:table-cell table:style-name="Tabla40.C14" table:number-columns-spanned="2" office:value-type="string">
            <text:p text:style-name="P198">Si <text:span text:style-name="T123">los datos introducidos de la oferta son incorrectos, <text:s text:c="6"/></text:span></text:p>
          </table:table-cell>
          <table:covered-table-cell/>
        </table:table-row>
        <table:table-row>
          <table:covered-table-cell/>
          <table:covered-table-cell/>
          <table:table-cell table:style-name="Tabla40.C15" office:value-type="string">
            <text:p text:style-name="P198">E.1</text:p>
          </table:table-cell>
          <table:table-cell table:style-name="Tabla40.D15" office:value-type="string">
            <text:p text:style-name="P230">El sistema informa de la situación que impide <text:span text:style-name="T123">actualizar</text:span> <text:span text:style-name="T196">la oferta</text:span>.</text:p>
          </table:table-cell>
        </table:table-row>
        <table:table-row table:style-name="Tabla40.16">
          <table:covered-table-cell/>
          <table:covered-table-cell/>
          <table:table-cell table:style-name="Tabla40.C16" office:value-type="string">
            <text:p text:style-name="P198">E.2</text:p>
          </table:table-cell>
          <table:table-cell table:style-name="Tabla40.D16" office:value-type="string">
            <text:p text:style-name="P198">El caso de uso retorna al paso 2.</text:p>
          </table:table-cell>
        </table:table-row>
        <table:table-row table:style-name="Tabla40.17">
          <table:table-cell table:style-name="Tabla40.A17" office:value-type="string">
            <text:p text:style-name="P379">Importancia</text:p>
          </table:table-cell>
          <table:table-cell table:style-name="Tabla40.B17" table:number-columns-spanned="3" office:value-type="string">
            <text:p text:style-name="P313">Media</text:p>
          </table:table-cell>
          <table:covered-table-cell/>
          <table:covered-table-cell/>
        </table:table-row>
        <table:table-row table:style-name="Tabla40.18">
          <table:table-cell table:style-name="Tabla40.A18" office:value-type="string">
            <text:p text:style-name="P379">Prioridad</text:p>
          </table:table-cell>
          <table:table-cell table:style-name="Tabla40.B18" table:number-columns-spanned="3" office:value-type="string">
            <text:p text:style-name="P313">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375">CU-0<text:span text:style-name="T126">18</text:span></text:p>
          </table:table-cell>
          <table:table-cell table:style-name="Tabla41.B1" table:number-columns-spanned="4" office:value-type="string">
            <text:p text:style-name="P375"><text:span text:style-name="T1">Re</text:span><text:span text:style-name="T15">gistrar</text:span><text:span text:style-name="T1"> </text:span><text:span text:style-name="T162">v</text:span><text:span text:style-name="T161">enta</text:span></text:p>
          </table:table-cell>
          <table:covered-table-cell/>
          <table:covered-table-cell/>
          <table:covered-table-cell/>
        </table:table-row>
        <table:table-row>
          <table:table-cell table:style-name="Tabla41.A3" office:value-type="string">
            <text:p text:style-name="P375">Dependencias</text:p>
          </table:table-cell>
          <table:table-cell table:style-name="Tabla41.B3" table:number-columns-spanned="4" office:value-type="string">
            <text:list xml:id="list233435492480158" text:continue-list="list233436054610677" text:style-name="L9">
              <text:list-item>
                <text:p text:style-name="P404"><text:span text:style-name="T2">R</text:span><text:span text:style-name="T4">G-00</text:span><text:span text:style-name="T8">2</text:span><text:span text:style-name="T4"> : Gestionar </text:span><text:span text:style-name="T8">artículos.</text:span></text:p>
              </text:list-item>
              <text:list-item>
                <text:p text:style-name="P408"><text:span text:style-name="T4">R</text:span><text:span text:style-name="T1">G-00</text:span><text:span text:style-name="T9">3</text:span><text:span text:style-name="T1"> : Gestionar </text:span><text:span text:style-name="T9">clientes</text:span><text:span text:style-name="T1">.</text:span></text:p>
              </text:list-item>
              <text:list-item>
                <text:p text:style-name="P411">RG-00<text:span text:style-name="T201">4</text:span> : Gestionar <text:span text:style-name="T201">ventas</text:span>.</text:p>
              </text:list-item>
            </text:list>
          </table:table-cell>
          <table:covered-table-cell/>
          <table:covered-table-cell/>
          <table:covered-table-cell/>
        </table:table-row>
        <table:table-row>
          <table:table-cell table:style-name="Tabla41.A3" office:value-type="string">
            <text:p text:style-name="P375">Precondición</text:p>
          </table:table-cell>
          <table:table-cell table:style-name="Tabla41.B3" table:number-columns-spanned="4" office:value-type="string">
            <text:p text:style-name="P314">El administrador debe estar previamente registrado en el sistema.</text:p>
          </table:table-cell>
          <table:covered-table-cell/>
          <table:covered-table-cell/>
          <table:covered-table-cell/>
        </table:table-row>
        <table:table-row>
          <table:table-cell table:style-name="Tabla41.A16" office:value-type="string">
            <text:p text:style-name="P375">Descripción</text:p>
          </table:table-cell>
          <table:table-cell table:style-name="Tabla41.B4" table:number-columns-spanned="4" office:value-type="string">
            <text:p text:style-name="P375"><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63">registrar los datos de</text:span></text:span><text:span text:style-name="Fuente_20_de_20_párrafo_20_predeter."><text:span text:style-name="T55"> un</text:span></text:span><text:span text:style-name="Fuente_20_de_20_párrafo_20_predeter."><text:span text:style-name="T69">a</text:span></text:span><text:span text:style-name="Fuente_20_de_20_párrafo_20_predeter."><text:span text:style-name="T55"> nue</text:span></text:span><text:span text:style-name="Fuente_20_de_20_párrafo_20_predeter."><text:span text:style-name="T68">v</text:span></text:span><text:span text:style-name="Fuente_20_de_20_párrafo_20_predeter."><text:span text:style-name="T69">a</text:span></text:span><text:span text:style-name="Fuente_20_de_20_párrafo_20_predeter."><text:span text:style-name="T55"> </text:span></text:span><text:span text:style-name="Fuente_20_de_20_párrafo_20_predeter."><text:span text:style-name="T163">v</text:span></text:span><text:span text:style-name="Fuente_20_de_20_párrafo_20_predeter."><text:span text:style-name="T161">enta</text:span></text:span><text:span text:style-name="Fuente_20_de_20_párrafo_20_predeter."><text:span text:style-name="T54">.</text:span></text:span></text:p>
          </table:table-cell>
          <table:covered-table-cell/>
          <table:covered-table-cell/>
          <table:covered-table-cell/>
        </table:table-row>
        <table:table-row table:style-name="Tabla41.5">
          <table:table-cell table:style-name="Tabla41.A16" table:number-rows-spanned="12" office:value-type="string">
            <text:p text:style-name="P375">Secuencia normal</text:p>
          </table:table-cell>
          <table:table-cell table:style-name="Tabla41.B12" office:value-type="string">
            <text:p text:style-name="P375">Paso</text:p>
          </table:table-cell>
          <table:table-cell table:style-name="Tabla41.C16" table:number-columns-spanned="3" office:value-type="string">
            <text:p text:style-name="P375">Acción</text:p>
          </table:table-cell>
          <table:covered-table-cell/>
          <table:covered-table-cell/>
        </table:table-row>
        <table:table-row table:style-name="Tabla41.6">
          <table:covered-table-cell/>
          <table:table-cell table:style-name="Tabla41.B12" office:value-type="string">
            <text:p text:style-name="P162">1</text:p>
          </table:table-cell>
          <table:table-cell table:style-name="Tabla41.C16" table:number-columns-spanned="3" office:value-type="string">
            <text:p text:style-name="P375"><text:span text:style-name="T1">El administrador </text:span><text:span text:style-name="T13">solicita al sistema registrar una nueva </text:span><text:span text:style-name="T159">v</text:span><text:span text:style-name="T161">enta</text:span><text:span text:style-name="T13">.</text:span></text:p>
          </table:table-cell>
          <table:covered-table-cell/>
          <table:covered-table-cell/>
        </table:table-row>
        <table:table-row table:style-name="Tabla41.7">
          <table:covered-table-cell/>
          <table:table-cell table:style-name="Tabla41.B12" office:value-type="string">
            <text:p text:style-name="P162">2</text:p>
          </table:table-cell>
          <table:table-cell table:style-name="Tabla41.C16" table:number-columns-spanned="3" office:value-type="string">
            <text:p text:style-name="P283">Se realiza el caso de uso <text:span text:style-name="T94">Buscar </text:span><text:span text:style-name="T100">cliente</text:span><text:span text:style-name="T94">.</text:span></text:p>
          </table:table-cell>
          <table:covered-table-cell/>
          <table:covered-table-cell/>
        </table:table-row>
        <table:table-row table:style-name="Tabla41.8">
          <table:covered-table-cell/>
          <table:table-cell table:style-name="Tabla41.B9" table:number-rows-spanned="2" office:value-type="string">
            <text:p text:style-name="P162">3</text:p>
          </table:table-cell>
          <table:table-cell table:style-name="Tabla41.C8" table:number-columns-spanned="3" office:value-type="string">
            <text:p text:style-name="P283">Si el cliente no existe,</text:p>
          </table:table-cell>
          <table:covered-table-cell/>
          <table:covered-table-cell/>
        </table:table-row>
        <table:table-row table:style-name="Tabla41.8">
          <table:covered-table-cell/>
          <table:covered-table-cell/>
          <table:table-cell table:style-name="Tabla41.C9" office:value-type="string">
            <text:p text:style-name="P286">3.1</text:p>
          </table:table-cell>
          <table:table-cell table:style-name="Tabla41.D9" table:number-columns-spanned="2" office:value-type="string">
            <text:p text:style-name="P287">Se realiza el caso de uso <text:span text:style-name="T94">Registrar cliente.</text:span></text:p>
          </table:table-cell>
          <table:covered-table-cell/>
        </table:table-row>
        <table:table-row table:style-name="Tabla41.10">
          <table:covered-table-cell/>
          <table:table-cell table:style-name="Tabla41.B10" office:value-type="string">
            <text:p text:style-name="P269">4</text:p>
          </table:table-cell>
          <table:table-cell table:style-name="Tabla41.C10" table:number-columns-spanned="3" office:value-type="string">
            <text:p text:style-name="P287">Se realiza el caso de uso <text:span text:style-name="T94">Buscar artículo.</text:span></text:p>
          </table:table-cell>
          <table:covered-table-cell/>
          <table:covered-table-cell/>
        </table:table-row>
        <table:table-row table:style-name="Tabla41.8">
          <table:covered-table-cell/>
          <table:table-cell table:style-name="Tabla41.B11" office:value-type="string">
            <text:p text:style-name="P280">6</text:p>
          </table:table-cell>
          <table:table-cell table:style-name="Tabla41.C11" table:number-columns-spanned="3" office:value-type="string">
            <text:p text:style-name="P375"><text:span text:style-name="T199">El sistema solicita al administrador los datos de la </text:span><text:span text:style-name="T184">v</text:span><text:span text:style-name="T185">enta</text:span><text:span text:style-name="T199">.</text:span></text:p>
          </table:table-cell>
          <table:covered-table-cell/>
          <table:covered-table-cell/>
        </table:table-row>
        <table:table-row table:style-name="Tabla41.12">
          <table:covered-table-cell/>
          <table:table-cell table:style-name="Tabla41.B12" office:value-type="string">
            <text:p text:style-name="P280">8</text:p>
          </table:table-cell>
          <table:table-cell table:style-name="Tabla41.C16" table:number-columns-spanned="3" office:value-type="string">
            <text:p text:style-name="P375"><text:span text:style-name="T17">El administrador </text:span><text:span text:style-name="T18">proporciona los datos de la </text:span><text:span text:style-name="T164">v</text:span><text:span text:style-name="T161">enta</text:span><text:span text:style-name="T18">.</text:span></text:p>
          </table:table-cell>
          <table:covered-table-cell/>
          <table:covered-table-cell/>
        </table:table-row>
        <table:table-row table:style-name="Tabla41.13">
          <table:covered-table-cell/>
          <table:table-cell table:style-name="Tabla41.B13" office:value-type="string">
            <text:p text:style-name="P280">9</text:p>
          </table:table-cell>
          <table:table-cell table:style-name="Tabla41.C13" table:number-columns-spanned="3" office:value-type="string">
            <text:p text:style-name="P375"><text:span text:style-name="T165">E</text:span><text:span text:style-name="T164">l sistema valida los datos de la v</text:span><text:span text:style-name="T161">enta</text:span><text:span text:style-name="T164">.</text:span></text:p>
          </table:table-cell>
          <table:covered-table-cell/>
          <table:covered-table-cell/>
        </table:table-row>
        <table:table-row table:style-name="Tabla41.14">
          <table:covered-table-cell/>
          <table:table-cell table:style-name="Tabla41.B15" office:value-type="string">
            <text:p text:style-name="P264">1<text:span text:style-name="T189">0</text:span></text:p>
          </table:table-cell>
          <table:table-cell table:style-name="Tabla41.C15" table:number-columns-spanned="3" office:value-type="string">
            <text:p text:style-name="P375"><text:span text:style-name="T11">El </text:span><text:span text:style-name="T152">s</text:span><text:span text:style-name="T153">istema </text:span><text:span text:style-name="T154">registra los datos de la v</text:span><text:span text:style-name="T161">enta</text:span><text:span text:style-name="T154">.</text:span></text:p>
          </table:table-cell>
          <table:covered-table-cell/>
          <table:covered-table-cell/>
        </table:table-row>
        <table:table-row table:style-name="Tabla41.14">
          <table:covered-table-cell/>
          <table:table-cell table:style-name="Tabla41.B15" office:value-type="string">
            <text:p text:style-name="P319">11</text:p>
          </table:table-cell>
          <table:table-cell table:style-name="Tabla41.C15" table:number-columns-spanned="3" office:value-type="string">
            <text:p text:style-name="P320">Se realiza el caso de uso <text:span text:style-name="T94">Actualizar artículo.</text:span></text:p>
          </table:table-cell>
          <table:covered-table-cell/>
          <table:covered-table-cell/>
        </table:table-row>
        <table:table-row table:style-name="Tabla41.16">
          <table:covered-table-cell/>
          <table:table-cell table:style-name="Tabla41.B16" office:value-type="string">
            <text:p text:style-name="P306">11</text:p>
          </table:table-cell>
          <table:table-cell table:style-name="Tabla41.C16" table:number-columns-spanned="3" office:value-type="string">
            <text:p text:style-name="P375"><text:span text:style-name="T19">El sistema informa de que los datos de la </text:span><text:span text:style-name="T166">v</text:span><text:span text:style-name="T161">enta</text:span><text:span text:style-name="T19"> se han registrado correctamente.</text:span></text:p>
          </table:table-cell>
          <table:covered-table-cell/>
          <table:covered-table-cell/>
        </table:table-row>
        <table:table-row>
          <table:table-cell table:style-name="Tabla41.A21" office:value-type="string">
            <text:p text:style-name="P375">Pos<text:span text:style-name="T129">t</text:span>condición</text:p>
          </table:table-cell>
          <table:table-cell table:style-name="Tabla41.B17" table:number-columns-spanned="4" office:value-type="string">
            <text:p text:style-name="P375"><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344">Excepciones</text:p>
          </table:table-cell>
          <table:table-cell table:style-name="Tabla41.B21" office:value-type="string">
            <text:p text:style-name="P362">Paso</text:p>
          </table:table-cell>
          <table:table-cell table:style-name="Tabla41.C19" table:number-columns-spanned="3" office:value-type="string">
            <text:p text:style-name="P344">Acción</text:p>
          </table:table-cell>
          <table:covered-table-cell/>
          <table:covered-table-cell/>
        </table:table-row>
        <table:table-row>
          <table:covered-table-cell/>
          <table:table-cell table:style-name="Tabla41.B21" table:number-rows-spanned="3" office:value-type="string">
            <text:p text:style-name="P315">9</text:p>
          </table:table-cell>
          <table:table-cell table:style-name="Tabla41.C19" table:number-columns-spanned="3" office:value-type="string">
            <text:p text:style-name="P199">Si los datos <text:span text:style-name="T110">no </text:span>son correctos,</text:p>
          </table:table-cell>
          <table:covered-table-cell/>
          <table:covered-table-cell/>
        </table:table-row>
        <table:table-row>
          <table:covered-table-cell/>
          <table:covered-table-cell/>
          <table:table-cell table:style-name="Tabla41.C21" table:number-columns-spanned="2" office:value-type="string">
            <text:p text:style-name="P199">E.1</text:p>
          </table:table-cell>
          <table:covered-table-cell/>
          <table:table-cell table:style-name="Tabla41.E21" office:value-type="string">
            <text:p text:style-name="P231">El sistema informa de la situación que impide<text:span text:style-name="T130">n</text:span> <text:span text:style-name="T112">registrar</text:span> <text:span text:style-name="T130">los datos</text:span>.</text:p>
          </table:table-cell>
        </table:table-row>
        <table:table-row>
          <table:covered-table-cell/>
          <table:covered-table-cell/>
          <table:table-cell table:style-name="Tabla41.C21" table:number-columns-spanned="2" office:value-type="string">
            <text:p text:style-name="P199">E.2</text:p>
          </table:table-cell>
          <table:covered-table-cell/>
          <table:table-cell table:style-name="Tabla41.E21" office:value-type="string">
            <text:p text:style-name="P199">El caso de uso retorna al paso <text:span text:style-name="T200">6</text:span>.</text:p>
          </table:table-cell>
        </table:table-row>
        <table:table-row table:style-name="Tabla41.22">
          <table:table-cell table:style-name="Tabla41.A22" office:value-type="string">
            <text:p text:style-name="P375">Importancia</text:p>
          </table:table-cell>
          <table:table-cell table:style-name="Tabla41.B22" table:number-columns-spanned="4" office:value-type="string">
            <text:p text:style-name="P314">Media</text:p>
          </table:table-cell>
          <table:covered-table-cell/>
          <table:covered-table-cell/>
          <table:covered-table-cell/>
        </table:table-row>
        <table:table-row table:style-name="Tabla41.23">
          <table:table-cell table:style-name="Tabla41.A23" office:value-type="string">
            <text:p text:style-name="P375">Prioridad</text:p>
          </table:table-cell>
          <table:table-cell table:style-name="Tabla41.B23" table:number-columns-spanned="4" office:value-type="string">
            <text:p text:style-name="P314">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53">CU-0<text:span text:style-name="T136">19</text:span></text:p>
          </table:table-cell>
          <table:table-cell table:style-name="Tabla42.B1" table:number-columns-spanned="3" office:value-type="string">
            <text:p text:style-name="P136"><text:span text:style-name="T56">Buscar</text:span><text:span text:style-name="T72"> </text:span><text:span text:style-name="T155">v</text:span><text:span text:style-name="T167">enta</text:span></text:p>
          </table:table-cell>
          <table:covered-table-cell/>
          <table:covered-table-cell/>
        </table:table-row>
        <table:table-row>
          <table:table-cell table:style-name="Tabla42.A3" office:value-type="string">
            <text:p text:style-name="P53">Dependencias</text:p>
          </table:table-cell>
          <table:table-cell table:style-name="Tabla42.B3" table:number-columns-spanned="3" office:value-type="string">
            <text:list xml:id="list233435144968587" text:continue-list="list233436610235010" text:style-name="L8">
              <text:list-item>
                <text:p text:style-name="P416">RG-00<text:span text:style-name="T201">4</text:span> : Gestionar <text:span text:style-name="T201">ventas</text:span>.</text:p>
              </text:list-item>
            </text:list>
          </table:table-cell>
          <table:covered-table-cell/>
          <table:covered-table-cell/>
        </table:table-row>
        <table:table-row>
          <table:table-cell table:style-name="Tabla42.A3" office:value-type="string">
            <text:p text:style-name="P53">Precondición</text:p>
          </table:table-cell>
          <table:table-cell table:style-name="Tabla42.B3" table:number-columns-spanned="3" office:value-type="string">
            <text:p text:style-name="P83">El administrador debe estar previamente registrado en el sistema.</text:p>
          </table:table-cell>
          <table:covered-table-cell/>
          <table:covered-table-cell/>
        </table:table-row>
        <table:table-row>
          <table:table-cell table:style-name="Tabla42.A9" office:value-type="string">
            <text:p text:style-name="P53">Descripción</text:p>
          </table:table-cell>
          <table:table-cell table:style-name="Tabla42.B4" table:number-columns-spanned="3" office:value-type="string">
            <text:p text:style-name="P136"><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6">la búsqueda de </text:span></text:span><text:span text:style-name="Fuente_20_de_20_párrafo_20_predeter."><text:span text:style-name="T63">los datos de</text:span></text:span><text:span text:style-name="Fuente_20_de_20_párrafo_20_predeter."><text:span text:style-name="T56"> un</text:span></text:span><text:span text:style-name="Fuente_20_de_20_párrafo_20_predeter."><text:span text:style-name="T73">a </text:span></text:span><text:span text:style-name="Fuente_20_de_20_párrafo_20_predeter."><text:span text:style-name="T156">v</text:span></text:span><text:span text:style-name="Fuente_20_de_20_párrafo_20_predeter."><text:span text:style-name="T167">enta</text:span></text:span><text:span text:style-name="Fuente_20_de_20_párrafo_20_predeter."><text:span text:style-name="T54">.</text:span></text:span></text:p>
          </table:table-cell>
          <table:covered-table-cell/>
          <table:covered-table-cell/>
        </table:table-row>
        <table:table-row table:style-name="Tabla42.5">
          <table:table-cell table:style-name="Tabla42.A9" table:number-rows-spanned="5" office:value-type="string">
            <text:p text:style-name="P53">Secuencia normal</text:p>
          </table:table-cell>
          <table:table-cell table:style-name="Tabla42.B8" office:value-type="string">
            <text:p text:style-name="P41">Paso</text:p>
          </table:table-cell>
          <table:table-cell table:style-name="Tabla42.C8" table:number-columns-spanned="2" office:value-type="string">
            <text:p text:style-name="P41">Acción</text:p>
          </table:table-cell>
          <table:covered-table-cell/>
        </table:table-row>
        <table:table-row table:style-name="Tabla42.6">
          <table:covered-table-cell/>
          <table:table-cell table:style-name="Tabla42.B8" office:value-type="string">
            <text:p text:style-name="P61">1</text:p>
          </table:table-cell>
          <table:table-cell table:style-name="Tabla42.C8" table:number-columns-spanned="2" office:value-type="string">
            <text:p text:style-name="P136"><text:span text:style-name="T77">El administrador </text:span><text:span text:style-name="T78">solicita al sistema buscar una </text:span><text:span text:style-name="T159">v</text:span><text:span text:style-name="T167">enta</text:span><text:span text:style-name="T78">.</text:span></text:p>
          </table:table-cell>
          <table:covered-table-cell/>
        </table:table-row>
        <table:table-row table:style-name="Tabla42.6">
          <table:covered-table-cell/>
          <table:table-cell table:style-name="Tabla42.B8" office:value-type="string">
            <text:p text:style-name="P113">2</text:p>
          </table:table-cell>
          <table:table-cell table:style-name="Tabla42.C8" table:number-columns-spanned="2" office:value-type="string">
            <text:p text:style-name="P136"><text:span text:style-name="T70">El sistema solicita al administrador </text:span><text:span text:style-name="T79">los datos de la </text:span><text:span text:style-name="T168">v</text:span><text:span text:style-name="T167">enta</text:span><text:span text:style-name="T79">.</text:span></text:p>
          </table:table-cell>
          <table:covered-table-cell/>
        </table:table-row>
        <table:table-row table:style-name="Tabla42.8">
          <table:covered-table-cell/>
          <table:table-cell table:style-name="Tabla42.B8" office:value-type="string">
            <text:p text:style-name="P113">3</text:p>
          </table:table-cell>
          <table:table-cell table:style-name="Tabla42.C8" table:number-columns-spanned="2" office:value-type="string">
            <text:p text:style-name="P136"><text:span text:style-name="T80">El sistema </text:span><text:span text:style-name="T81">busca los datos de la </text:span><text:span text:style-name="T169">v</text:span><text:span text:style-name="T167">enta</text:span><text:span text:style-name="T81">.</text:span></text:p>
          </table:table-cell>
          <table:covered-table-cell/>
        </table:table-row>
        <table:table-row table:style-name="Tabla42.9">
          <table:covered-table-cell/>
          <table:table-cell table:style-name="Tabla42.B9" office:value-type="string">
            <text:p text:style-name="P113">4</text:p>
          </table:table-cell>
          <table:table-cell table:style-name="Tabla42.C9" table:number-columns-spanned="2" office:value-type="string">
            <text:p text:style-name="P136"><text:span text:style-name="T80">El </text:span><text:span text:style-name="T81">sistema proporciona los datos de la </text:span><text:span text:style-name="T169">v</text:span><text:span text:style-name="T167">enta</text:span><text:span text:style-name="T81">.</text:span></text:p>
          </table:table-cell>
          <table:covered-table-cell/>
        </table:table-row>
        <table:table-row>
          <table:table-cell table:style-name="Tabla42.A13" office:value-type="string">
            <text:p text:style-name="P53">Postcondición</text:p>
          </table:table-cell>
          <table:table-cell table:style-name="Tabla42.B10" table:number-columns-spanned="3" office:value-type="string">
            <text:p text:style-name="P89"/>
          </table:table-cell>
          <table:covered-table-cell/>
          <table:covered-table-cell/>
        </table:table-row>
        <table:table-row table:style-name="Tabla42.11">
          <table:table-cell table:style-name="Tabla42.A13" table:number-rows-spanned="3" office:value-type="string">
            <text:p text:style-name="P49">Excepciones</text:p>
          </table:table-cell>
          <table:table-cell table:style-name="Tabla42.B13" table:number-rows-spanned="3" office:value-type="string">
            <text:p text:style-name="P124">3</text:p>
          </table:table-cell>
          <table:table-cell table:style-name="Tabla42.C11" table:number-columns-spanned="2" office:value-type="string">
            <text:p text:style-name="P136"><text:span text:style-name="T82">Si no existe </text:span><text:span text:style-name="T73">la </text:span><text:span text:style-name="T156">v</text:span><text:span text:style-name="T167">enta</text:span><text:span text:style-name="T73">,</text:span></text:p>
          </table:table-cell>
          <table:covered-table-cell/>
        </table:table-row>
        <table:table-row>
          <table:covered-table-cell/>
          <table:covered-table-cell/>
          <table:table-cell table:style-name="Tabla42.C13" office:value-type="string">
            <text:p text:style-name="P105">E.1</text:p>
          </table:table-cell>
          <table:table-cell table:style-name="Tabla42.D13" office:value-type="string">
            <text:p text:style-name="P136"><text:span text:style-name="T82">El sistema informa de la </text:span><text:span text:style-name="T60">inexistencia</text:span><text:span text:style-name="T82"> de </text:span><text:span text:style-name="T73">la</text:span><text:span text:style-name="T82"> </text:span><text:span text:style-name="T156">v</text:span><text:span text:style-name="T167">enta</text:span><text:span text:style-name="T76">.</text:span></text:p>
          </table:table-cell>
        </table:table-row>
        <table:table-row>
          <table:covered-table-cell/>
          <table:covered-table-cell/>
          <table:table-cell table:style-name="Tabla42.C13" office:value-type="string">
            <text:p text:style-name="P105">E.2</text:p>
          </table:table-cell>
          <table:table-cell table:style-name="Tabla42.D13" office:value-type="string">
            <text:p text:style-name="P105">El caso de uso finaliza.</text:p>
          </table:table-cell>
        </table:table-row>
        <table:table-row table:style-name="Tabla42.14">
          <table:table-cell table:style-name="Tabla42.A14" office:value-type="string">
            <text:p text:style-name="P53">Importancia</text:p>
          </table:table-cell>
          <table:table-cell table:style-name="Tabla42.B14" table:number-columns-spanned="3" office:value-type="string">
            <text:p text:style-name="P89">Media</text:p>
          </table:table-cell>
          <table:covered-table-cell/>
          <table:covered-table-cell/>
        </table:table-row>
        <table:table-row table:style-name="Tabla42.15">
          <table:table-cell table:style-name="Tabla42.A15" office:value-type="string">
            <text:p text:style-name="P53">Prioridad</text:p>
          </table:table-cell>
          <table:table-cell table:style-name="Tabla42.B15" table:number-columns-spanned="3" office:value-type="string">
            <text:p text:style-name="P127">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380">CU-0<text:span text:style-name="T202">20</text:span></text:p>
          </table:table-cell>
          <table:table-cell table:style-name="Tabla43.B1" table:number-columns-spanned="3" office:value-type="string">
            <text:p text:style-name="P380"><text:span text:style-name="T12">Borrar</text:span><text:span text:style-name="T1"> </text:span><text:span text:style-name="T157">v</text:span><text:span text:style-name="T170">enta</text:span></text:p>
          </table:table-cell>
          <table:covered-table-cell/>
          <table:covered-table-cell/>
        </table:table-row>
        <table:table-row>
          <table:table-cell table:style-name="Tabla43.A3" office:value-type="string">
            <text:p text:style-name="P380">Dependencias</text:p>
          </table:table-cell>
          <table:table-cell table:style-name="Tabla43.B3" table:number-columns-spanned="3" office:value-type="string">
            <text:list xml:id="list233436139085209" text:continue-numbering="true" text:style-name="L8">
              <text:list-item>
                <text:p text:style-name="P416">RG-00<text:span text:style-name="T201">4</text:span> : Gestionar <text:span text:style-name="T201">ventas</text:span>.</text:p>
              </text:list-item>
            </text:list>
          </table:table-cell>
          <table:covered-table-cell/>
          <table:covered-table-cell/>
        </table:table-row>
        <table:table-row>
          <table:table-cell table:style-name="Tabla43.A3" office:value-type="string">
            <text:p text:style-name="P380">Precondición</text:p>
          </table:table-cell>
          <table:table-cell table:style-name="Tabla43.B3" table:number-columns-spanned="3" office:value-type="string">
            <text:p text:style-name="P316">El administrador debe estar previamente registrado en el sistema.</text:p>
          </table:table-cell>
          <table:covered-table-cell/>
          <table:covered-table-cell/>
        </table:table-row>
        <table:table-row>
          <table:table-cell table:style-name="Tabla43.A9" office:value-type="string">
            <text:p text:style-name="P380">Descripción</text:p>
          </table:table-cell>
          <table:table-cell table:style-name="Tabla43.B4" table:number-columns-spanned="3" office:value-type="string">
            <text:p text:style-name="P380"><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7">borrar </text:span></text:span><text:span text:style-name="Fuente_20_de_20_párrafo_20_predeter."><text:span text:style-name="T62">los datos de</text:span></text:span><text:span text:style-name="Fuente_20_de_20_párrafo_20_predeter."><text:span text:style-name="T55"> un</text:span></text:span><text:span text:style-name="Fuente_20_de_20_párrafo_20_predeter."><text:span text:style-name="T74">a</text:span></text:span><text:span text:style-name="Fuente_20_de_20_párrafo_20_predeter."><text:span text:style-name="T55"> </text:span></text:span><text:span text:style-name="Fuente_20_de_20_párrafo_20_predeter."><text:span text:style-name="T171">v</text:span></text:span><text:span text:style-name="Fuente_20_de_20_párrafo_20_predeter."><text:span text:style-name="T172">enta</text:span></text:span><text:span text:style-name="Fuente_20_de_20_párrafo_20_predeter."><text:span text:style-name="T54">.</text:span></text:span></text:p>
          </table:table-cell>
          <table:covered-table-cell/>
          <table:covered-table-cell/>
        </table:table-row>
        <table:table-row table:style-name="Tabla43.5">
          <table:table-cell table:style-name="Tabla43.A9" table:number-rows-spanned="5" office:value-type="string">
            <text:p text:style-name="P380">Secuencia normal</text:p>
          </table:table-cell>
          <table:table-cell table:style-name="Tabla43.B8" office:value-type="string">
            <text:p text:style-name="P380">Paso</text:p>
          </table:table-cell>
          <table:table-cell table:style-name="Tabla43.C8" table:number-columns-spanned="2" office:value-type="string">
            <text:p text:style-name="P380">Acción</text:p>
          </table:table-cell>
          <table:covered-table-cell/>
        </table:table-row>
        <table:table-row table:style-name="Tabla43.6">
          <table:covered-table-cell/>
          <table:table-cell table:style-name="Tabla43.B6" office:value-type="string">
            <text:p text:style-name="P163">1</text:p>
          </table:table-cell>
          <table:table-cell table:style-name="Tabla43.C8" table:number-columns-spanned="2" office:value-type="string">
            <text:p text:style-name="P316">El administrador <text:span text:style-name="T88">solicita al sistema borrar los datos de una venta.</text:span></text:p>
          </table:table-cell>
          <table:covered-table-cell/>
        </table:table-row>
        <table:table-row table:style-name="Tabla43.7">
          <table:covered-table-cell/>
          <table:table-cell table:style-name="Tabla43.B8" office:value-type="string">
            <text:p text:style-name="P163">2</text:p>
          </table:table-cell>
          <table:table-cell table:style-name="Tabla43.C8" table:number-columns-spanned="2" office:value-type="string">
            <text:p text:style-name="P316"><text:span text:style-name="T93">Se realiza el caso de uso </text:span><text:span text:style-name="T95">Buscar </text:span><text:span text:style-name="T103">venta</text:span><text:span text:style-name="T93">.</text:span></text:p>
          </table:table-cell>
          <table:covered-table-cell/>
        </table:table-row>
        <table:table-row table:style-name="Tabla43.8">
          <table:covered-table-cell/>
          <table:table-cell table:style-name="Tabla43.B8" office:value-type="string">
            <text:p text:style-name="P163">3</text:p>
          </table:table-cell>
          <table:table-cell table:style-name="Tabla43.C8" table:number-columns-spanned="2" office:value-type="string">
            <text:p text:style-name="P214">El sistema borra los datos de <text:span text:style-name="T194">la venta</text:span>.</text:p>
          </table:table-cell>
          <table:covered-table-cell/>
        </table:table-row>
        <table:table-row table:style-name="Tabla43.8">
          <table:covered-table-cell/>
          <table:table-cell table:style-name="Tabla43.B9" office:value-type="string">
            <text:p text:style-name="P178">4</text:p>
          </table:table-cell>
          <table:table-cell table:style-name="Tabla43.C9" table:number-columns-spanned="2" office:value-type="string">
            <text:p text:style-name="P214">El sistema informa <text:span text:style-name="T197">de</text:span> que <text:span text:style-name="T118">los datos d</text:span>e <text:span text:style-name="T194">la venta</text:span> ha<text:span text:style-name="T118">n</text:span> sido borrado<text:span text:style-name="T118">s</text:span>.</text:p>
          </table:table-cell>
          <table:covered-table-cell/>
        </table:table-row>
        <table:table-row>
          <table:table-cell table:style-name="Tabla43.A14" office:value-type="string">
            <text:p text:style-name="P380">Postcondición</text:p>
          </table:table-cell>
          <table:table-cell table:style-name="Tabla43.B10" table:number-columns-spanned="3" office:value-type="string">
            <text:p text:style-name="P241">Los datos de <text:span text:style-name="T194">la venta</text:span> han <text:span text:style-name="T138">desaparecido</text:span> del sistema.</text:p>
          </table:table-cell>
          <table:covered-table-cell/>
          <table:covered-table-cell/>
        </table:table-row>
        <table:table-row table:style-name="Tabla43.11">
          <table:table-cell table:style-name="Tabla43.A14" table:number-rows-spanned="4" office:value-type="string">
            <text:p text:style-name="P345">Excepciones</text:p>
          </table:table-cell>
          <table:table-cell table:style-name="Tabla43.B14" office:value-type="string">
            <text:p text:style-name="P363">Paso</text:p>
          </table:table-cell>
          <table:table-cell table:style-name="Tabla43.C12" table:number-columns-spanned="2" office:value-type="string">
            <text:p text:style-name="P345">Acción</text:p>
          </table:table-cell>
          <table:covered-table-cell/>
        </table:table-row>
        <table:table-row>
          <table:covered-table-cell/>
          <table:table-cell table:style-name="Tabla43.B14" table:number-rows-spanned="3" office:value-type="string">
            <text:p text:style-name="P310">3</text:p>
          </table:table-cell>
          <table:table-cell table:style-name="Tabla43.C12" table:number-columns-spanned="2" office:value-type="string">
            <text:p text:style-name="P380"><text:span text:style-name="T10">Si </text:span><text:span text:style-name="T20">la </text:span><text:span text:style-name="T171">v</text:span><text:span text:style-name="T172">enta</text:span><text:span text:style-name="T20"> no se puede borrar,</text:span></text:p>
          </table:table-cell>
          <table:covered-table-cell/>
        </table:table-row>
        <table:table-row>
          <table:covered-table-cell/>
          <table:covered-table-cell/>
          <table:table-cell table:style-name="Tabla43.C13" office:value-type="string">
            <text:p text:style-name="P200">E.1</text:p>
          </table:table-cell>
          <table:table-cell table:style-name="Tabla43.D13" office:value-type="string">
            <text:p text:style-name="P380"><text:span text:style-name="T21">El sistema informa </text:span><text:span text:style-name="T22">de</text:span><text:span text:style-name="T21"> la situación que impide borrar </text:span><text:span text:style-name="T20">la </text:span><text:span text:style-name="T171">v</text:span><text:span text:style-name="T172">enta</text:span><text:span text:style-name="T21">.</text:span></text:p>
          </table:table-cell>
        </table:table-row>
        <table:table-row>
          <table:covered-table-cell/>
          <table:covered-table-cell/>
          <table:table-cell table:style-name="Tabla43.C14" office:value-type="string">
            <text:p text:style-name="P200">E.2</text:p>
          </table:table-cell>
          <table:table-cell table:style-name="Tabla43.D14" office:value-type="string">
            <text:p text:style-name="P200">El caso de uso retorna al paso 2.</text:p>
          </table:table-cell>
        </table:table-row>
        <table:table-row table:style-name="Tabla43.15">
          <table:table-cell table:style-name="Tabla43.A15" office:value-type="string">
            <text:p text:style-name="P380">Importancia</text:p>
          </table:table-cell>
          <table:table-cell table:style-name="Tabla43.B15" table:number-columns-spanned="3" office:value-type="string">
            <text:p text:style-name="P316">Media</text:p>
          </table:table-cell>
          <table:covered-table-cell/>
          <table:covered-table-cell/>
        </table:table-row>
        <table:table-row table:style-name="Tabla43.16">
          <table:table-cell table:style-name="Tabla43.A16" office:value-type="string">
            <text:p text:style-name="P380">Prioridad</text:p>
          </table:table-cell>
          <table:table-cell table:style-name="Tabla43.B16" table:number-columns-spanned="3" office:value-type="string">
            <text:p text:style-name="P316">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374">CU-0<text:span text:style-name="T203">21</text:span></text:p>
          </table:table-cell>
          <table:table-cell table:style-name="Tabla44.B1" table:number-columns-spanned="3" office:value-type="string">
            <text:p text:style-name="P317"><text:span text:style-name="T114">Actualizar</text:span> <text:span text:style-name="T204">venta</text:span></text:p>
          </table:table-cell>
          <table:covered-table-cell/>
          <table:covered-table-cell/>
        </table:table-row>
        <table:table-row>
          <table:table-cell table:style-name="Tabla44.A3" office:value-type="string">
            <text:p text:style-name="P374">Dependencias</text:p>
          </table:table-cell>
          <table:table-cell table:style-name="Tabla44.B3" table:number-columns-spanned="3" office:value-type="string">
            <text:list xml:id="list233436952606610" text:continue-numbering="true" text:style-name="L8">
              <text:list-item>
                <text:p text:style-name="P400"><text:span text:style-name="T8">RG-00</text:span><text:span text:style-name="T23">4</text:span><text:span text:style-name="T8"> : Gestionar </text:span><text:span text:style-name="T173">v</text:span><text:span text:style-name="T174">entas</text:span><text:span text:style-name="T8">.</text:span></text:p>
              </text:list-item>
            </text:list>
          </table:table-cell>
          <table:covered-table-cell/>
          <table:covered-table-cell/>
        </table:table-row>
        <table:table-row>
          <table:table-cell table:style-name="Tabla44.A3" office:value-type="string">
            <text:p text:style-name="P374">Precondición</text:p>
          </table:table-cell>
          <table:table-cell table:style-name="Tabla44.B3" table:number-columns-spanned="3" office:value-type="string">
            <text:p text:style-name="P317">El administrador debe estar previamente registrado en el sistema.</text:p>
          </table:table-cell>
          <table:covered-table-cell/>
          <table:covered-table-cell/>
        </table:table-row>
        <table:table-row>
          <table:table-cell table:style-name="Tabla44.A11" office:value-type="string">
            <text:p text:style-name="P374">Descripción</text:p>
          </table:table-cell>
          <table:table-cell table:style-name="Tabla44.B4" table:number-columns-spanned="3" office:value-type="string">
            <text:p text:style-name="P374"><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8">actualizar</text:span></text:span><text:span text:style-name="Fuente_20_de_20_párrafo_20_predeter."><text:span text:style-name="T55"> </text:span></text:span><text:span text:style-name="Fuente_20_de_20_párrafo_20_predeter."><text:span text:style-name="T62">los datos de un</text:span></text:span><text:span text:style-name="Fuente_20_de_20_párrafo_20_predeter."><text:span text:style-name="T75">a </text:span></text:span><text:span text:style-name="Fuente_20_de_20_párrafo_20_predeter."><text:span text:style-name="T83">venta</text:span></text:span><text:span text:style-name="Fuente_20_de_20_párrafo_20_predeter."><text:span text:style-name="T54">.</text:span></text:span></text:p>
          </table:table-cell>
          <table:covered-table-cell/>
          <table:covered-table-cell/>
        </table:table-row>
        <table:table-row table:style-name="Tabla44.5">
          <table:table-cell table:style-name="Tabla44.A11" table:number-rows-spanned="7" office:value-type="string">
            <text:p text:style-name="P374">Secuencia normal</text:p>
          </table:table-cell>
          <table:table-cell table:style-name="Tabla44.B11" office:value-type="string">
            <text:p text:style-name="P374">Paso</text:p>
          </table:table-cell>
          <table:table-cell table:style-name="Tabla44.C11" table:number-columns-spanned="2" office:value-type="string">
            <text:p text:style-name="P374">Acción</text:p>
          </table:table-cell>
          <table:covered-table-cell/>
        </table:table-row>
        <table:table-row table:style-name="Tabla44.6">
          <table:covered-table-cell/>
          <table:table-cell table:style-name="Tabla44.B6" office:value-type="string">
            <text:p text:style-name="P164">1</text:p>
          </table:table-cell>
          <table:table-cell table:style-name="Tabla44.C11" table:number-columns-spanned="2" office:value-type="string">
            <text:p text:style-name="P374"><text:span text:style-name="T1">El administrador </text:span><text:span text:style-name="T13">solicita al sistema actualizar un</text:span><text:span text:style-name="T29">a</text:span><text:span text:style-name="T13"> </text:span><text:span text:style-name="T174">venta</text:span><text:span text:style-name="T13">.</text:span></text:p>
          </table:table-cell>
          <table:covered-table-cell/>
        </table:table-row>
        <table:table-row table:style-name="Tabla44.7">
          <table:covered-table-cell/>
          <table:table-cell table:style-name="Tabla44.B11" office:value-type="string">
            <text:p text:style-name="P164">2</text:p>
          </table:table-cell>
          <table:table-cell table:style-name="Tabla44.C11" table:number-columns-spanned="2" office:value-type="string">
            <text:p text:style-name="P317"><text:span text:style-name="T93">Se realiza el caso de uso </text:span><text:span text:style-name="T95">Buscar </text:span><text:span text:style-name="T104">venta</text:span><text:span text:style-name="T93">.</text:span></text:p>
          </table:table-cell>
          <table:covered-table-cell/>
        </table:table-row>
        <table:table-row table:style-name="Tabla44.8">
          <table:covered-table-cell/>
          <table:table-cell table:style-name="Tabla44.B11" office:value-type="string">
            <text:p text:style-name="P164">3</text:p>
          </table:table-cell>
          <table:table-cell table:style-name="Tabla44.C11" table:number-columns-spanned="2" office:value-type="string">
            <text:p text:style-name="P215">El sistema <text:span text:style-name="T114">solicita los datos de la venta a actualizar</text:span>.</text:p>
          </table:table-cell>
          <table:covered-table-cell/>
        </table:table-row>
        <table:table-row table:style-name="Tabla44.9">
          <table:covered-table-cell/>
          <table:table-cell table:style-name="Tabla44.B11" office:value-type="string">
            <text:p text:style-name="P179">4</text:p>
          </table:table-cell>
          <table:table-cell table:style-name="Tabla44.C11" table:number-columns-spanned="2" office:value-type="string">
            <text:p text:style-name="P215">El sistema <text:span text:style-name="T114">valida los datos de la venta introducidos.</text:span></text:p>
          </table:table-cell>
          <table:covered-table-cell/>
        </table:table-row>
        <table:table-row table:style-name="Tabla44.9">
          <table:covered-table-cell/>
          <table:table-cell table:style-name="Tabla44.B11" office:value-type="string">
            <text:p text:style-name="P299">5</text:p>
          </table:table-cell>
          <table:table-cell table:style-name="Tabla44.C11" table:number-columns-spanned="2" office:value-type="string">
            <text:p text:style-name="P303">El sistema actualiza los datos de <text:span text:style-name="T195">la venta</text:span>.</text:p>
          </table:table-cell>
          <table:covered-table-cell/>
        </table:table-row>
        <table:table-row table:style-name="Tabla44.11">
          <table:covered-table-cell/>
          <table:table-cell table:style-name="Tabla44.B11" office:value-type="string">
            <text:p text:style-name="P299">6</text:p>
          </table:table-cell>
          <table:table-cell table:style-name="Tabla44.C11" table:number-columns-spanned="2" office:value-type="string">
            <text:p text:style-name="P317">El sistema <text:span text:style-name="T88">informa de que los datos de la venta se han actualizado correctamente.</text:span></text:p>
          </table:table-cell>
          <table:covered-table-cell/>
        </table:table-row>
        <table:table-row>
          <table:table-cell table:style-name="Tabla44.A16" office:value-type="string">
            <text:p text:style-name="P374">Postcondición</text:p>
          </table:table-cell>
          <table:table-cell table:style-name="Tabla44.B12" table:number-columns-spanned="3" office:value-type="string">
            <text:p text:style-name="P374"><text:span text:style-name="T24">Los datos de </text:span><text:span text:style-name="T25">la </text:span><text:span text:style-name="T175">v</text:span><text:span text:style-name="T174">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346">Excepciones</text:p>
          </table:table-cell>
          <table:table-cell table:style-name="Tabla44.B16" office:value-type="string">
            <text:p text:style-name="P364">Paso</text:p>
          </table:table-cell>
          <table:table-cell table:style-name="Tabla44.C14" table:number-columns-spanned="2" office:value-type="string">
            <text:p text:style-name="P346">Acción</text:p>
          </table:table-cell>
          <table:covered-table-cell/>
        </table:table-row>
        <table:table-row table:style-name="Tabla44.14">
          <table:covered-table-cell/>
          <table:table-cell table:style-name="Tabla44.B16" table:number-rows-spanned="3" office:value-type="string">
            <text:p text:style-name="P276">4</text:p>
          </table:table-cell>
          <table:table-cell table:style-name="Tabla44.C14" table:number-columns-spanned="2" office:value-type="string">
            <text:p text:style-name="P201">Si <text:span text:style-name="T123">los datos introducidos de la oferta son incorrectos, <text:s text:c="6"/></text:span></text:p>
          </table:table-cell>
          <table:covered-table-cell/>
        </table:table-row>
        <table:table-row>
          <table:covered-table-cell/>
          <table:covered-table-cell/>
          <table:table-cell table:style-name="Tabla44.C15" office:value-type="string">
            <text:p text:style-name="P201">E.1</text:p>
          </table:table-cell>
          <table:table-cell table:style-name="Tabla44.D15" office:value-type="string">
            <text:p text:style-name="P374"><text:span text:style-name="T21">El sistema informa de la situación que impide </text:span><text:span text:style-name="T26">actualizar</text:span><text:span text:style-name="T21"> </text:span><text:span text:style-name="T25">la </text:span><text:span text:style-name="T175">v</text:span><text:span text:style-name="T176">enta</text:span><text:span text:style-name="T21">.</text:span></text:p>
          </table:table-cell>
        </table:table-row>
        <table:table-row table:style-name="Tabla44.16">
          <table:covered-table-cell/>
          <table:covered-table-cell/>
          <table:table-cell table:style-name="Tabla44.C16" office:value-type="string">
            <text:p text:style-name="P201">E.2</text:p>
          </table:table-cell>
          <table:table-cell table:style-name="Tabla44.D16" office:value-type="string">
            <text:p text:style-name="P201">El caso de uso retorna al paso 2.</text:p>
          </table:table-cell>
        </table:table-row>
        <table:table-row table:style-name="Tabla44.17">
          <table:table-cell table:style-name="Tabla44.A17" office:value-type="string">
            <text:p text:style-name="P374">Importancia</text:p>
          </table:table-cell>
          <table:table-cell table:style-name="Tabla44.B17" table:number-columns-spanned="3" office:value-type="string">
            <text:p text:style-name="P317">Media</text:p>
          </table:table-cell>
          <table:covered-table-cell/>
          <table:covered-table-cell/>
        </table:table-row>
        <table:table-row table:style-name="Tabla44.18">
          <table:table-cell table:style-name="Tabla44.A18" office:value-type="string">
            <text:p text:style-name="P374">Prioridad</text:p>
          </table:table-cell>
          <table:table-cell table:style-name="Tabla44.B18" table:number-columns-spanned="3" office:value-type="string">
            <text:p text:style-name="P317">Media</text:p>
          </table:table-cell>
          <table:covered-table-cell/>
          <table:covered-table-cell/>
        </table:table-row>
      </table:table>
      <text:p text:style-name="P24"><text:soft-page-break/></text:p>
      <text:p text:style-name="P25"/>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376">CU-0<text:span text:style-name="T205">22</text:span></text:p>
          </table:table-cell>
          <table:table-cell table:style-name="Tabla45.B1" table:number-columns-spanned="4" office:value-type="string">
            <text:p text:style-name="P376"><text:span text:style-name="T1">Re</text:span><text:span text:style-name="T15">gistrar</text:span><text:span text:style-name="T1"> </text:span><text:span text:style-name="T173">c</text:span><text:span text:style-name="T177">ompra</text:span></text:p>
          </table:table-cell>
          <table:covered-table-cell/>
          <table:covered-table-cell/>
          <table:covered-table-cell/>
        </table:table-row>
        <table:table-row>
          <table:table-cell table:style-name="Tabla45.A3" office:value-type="string">
            <text:p text:style-name="P376">Dependencias</text:p>
          </table:table-cell>
          <table:table-cell table:style-name="Tabla45.B3" table:number-columns-spanned="4" office:value-type="string">
            <text:list xml:id="list233435750923983" text:continue-list="list233435492480158" text:style-name="L9">
              <text:list-item>
                <text:p text:style-name="P405"><text:span text:style-name="T2">R</text:span><text:span text:style-name="T4">G-00</text:span><text:span text:style-name="T8">2</text:span><text:span text:style-name="T4"> : Gestionar </text:span><text:span text:style-name="T8">artículos.</text:span></text:p>
              </text:list-item>
              <text:list-item>
                <text:p text:style-name="P412"><text:span text:style-name="T116">R</text:span>G-00<text:span text:style-name="T143">3</text:span> : Gestionar <text:span text:style-name="T143">clientes</text:span>.</text:p>
              </text:list-item>
              <text:list-item>
                <text:p text:style-name="P420">RG-005 : Gestionar Compras.</text:p>
              </text:list-item>
            </text:list>
          </table:table-cell>
          <table:covered-table-cell/>
          <table:covered-table-cell/>
          <table:covered-table-cell/>
        </table:table-row>
        <table:table-row>
          <table:table-cell table:style-name="Tabla45.A3" office:value-type="string">
            <text:p text:style-name="P376">Precondición</text:p>
          </table:table-cell>
          <table:table-cell table:style-name="Tabla45.B3" table:number-columns-spanned="4" office:value-type="string">
            <text:p text:style-name="P318">El administrador debe estar previamente registrado en el sistema.</text:p>
          </table:table-cell>
          <table:covered-table-cell/>
          <table:covered-table-cell/>
          <table:covered-table-cell/>
        </table:table-row>
        <table:table-row>
          <table:table-cell table:style-name="Tabla45.A19" office:value-type="string">
            <text:p text:style-name="P376">Descripción</text:p>
          </table:table-cell>
          <table:table-cell table:style-name="Tabla45.B4" table:number-columns-spanned="4" office:value-type="string">
            <text:p text:style-name="P376"><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63">registrar los datos de</text:span></text:span><text:span text:style-name="Fuente_20_de_20_párrafo_20_predeter."><text:span text:style-name="T55"> un</text:span></text:span><text:span text:style-name="Fuente_20_de_20_párrafo_20_predeter."><text:span text:style-name="T178">a</text:span></text:span><text:span text:style-name="Fuente_20_de_20_párrafo_20_predeter."><text:span text:style-name="T179"> </text:span></text:span><text:span text:style-name="Fuente_20_de_20_párrafo_20_predeter."><text:span text:style-name="T177">nueva compra</text:span></text:span><text:span text:style-name="Fuente_20_de_20_párrafo_20_predeter."><text:span text:style-name="T54">.</text:span></text:span></text:p>
          </table:table-cell>
          <table:covered-table-cell/>
          <table:covered-table-cell/>
          <table:covered-table-cell/>
        </table:table-row>
        <table:table-row table:style-name="Tabla45.5">
          <table:table-cell table:style-name="Tabla45.A19" table:number-rows-spanned="15" office:value-type="string">
            <text:p text:style-name="P376">Secuencia normal</text:p>
          </table:table-cell>
          <table:table-cell table:style-name="Tabla45.B10" office:value-type="string">
            <text:p text:style-name="P376">Paso</text:p>
          </table:table-cell>
          <table:table-cell table:style-name="Tabla45.C11" table:number-columns-spanned="3" office:value-type="string">
            <text:p text:style-name="P376">Acción</text:p>
          </table:table-cell>
          <table:covered-table-cell/>
          <table:covered-table-cell/>
        </table:table-row>
        <table:table-row table:style-name="Tabla45.6">
          <table:covered-table-cell/>
          <table:table-cell table:style-name="Tabla45.B6" office:value-type="string">
            <text:p text:style-name="P165">1</text:p>
          </table:table-cell>
          <table:table-cell table:style-name="Tabla45.C6" table:number-columns-spanned="3" office:value-type="string">
            <text:p text:style-name="P376"><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322">2</text:p>
          </table:table-cell>
          <table:table-cell table:style-name="Tabla45.C11" table:number-columns-spanned="3" office:value-type="string">
            <text:p text:style-name="P250">Se realiza el caso de uso <text:span text:style-name="T94">Buscar cliente.</text:span></text:p>
          </table:table-cell>
          <table:covered-table-cell/>
          <table:covered-table-cell/>
        </table:table-row>
        <table:table-row table:style-name="Tabla45.8">
          <table:covered-table-cell/>
          <table:table-cell table:style-name="Tabla45.B10" table:number-rows-spanned="2" office:value-type="string">
            <text:p text:style-name="P322">3</text:p>
          </table:table-cell>
          <table:table-cell table:style-name="Tabla45.C8" table:number-columns-spanned="3" office:value-type="string">
            <text:p text:style-name="P250">S<text:span text:style-name="T128">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253"><text:span text:style-name="T206">3</text:span>.1</text:p>
          </table:table-cell>
          <table:table-cell table:style-name="Tabla45.D9" table:number-columns-spanned="2" office:value-type="string">
            <text:p text:style-name="P254">Se realiza el caso de uso <text:span text:style-name="T94">Registrar cliente.</text:span></text:p>
          </table:table-cell>
          <table:covered-table-cell/>
        </table:table-row>
        <table:table-row table:style-name="Tabla45.10">
          <table:covered-table-cell/>
          <table:table-cell table:style-name="Tabla45.B10" office:value-type="string">
            <text:p text:style-name="P322">4</text:p>
          </table:table-cell>
          <table:table-cell table:style-name="Tabla45.C11" table:number-columns-spanned="3" office:value-type="string">
            <text:p text:style-name="P376"><text:span text:style-name="T14">Se realiza el caso de uso </text:span><text:span text:style-name="T108">Buscar </text:span><text:span text:style-name="T186">a</text:span><text:span text:style-name="T187">rtículo</text:span><text:span text:style-name="T108">.</text:span></text:p>
          </table:table-cell>
          <table:covered-table-cell/>
          <table:covered-table-cell/>
        </table:table-row>
        <table:table-row table:style-name="Tabla45.11">
          <table:covered-table-cell/>
          <table:table-cell table:style-name="Tabla45.B12" table:number-rows-spanned="2" office:value-type="string">
            <text:p text:style-name="P322">5</text:p>
          </table:table-cell>
          <table:table-cell table:style-name="Tabla45.C11" table:number-columns-spanned="3" office:value-type="string">
            <text:p text:style-name="P257">Si los datos del art<text:span text:style-name="T206">ículo</text:span> no existen.</text:p>
          </table:table-cell>
          <table:covered-table-cell/>
          <table:covered-table-cell/>
        </table:table-row>
        <table:table-row table:style-name="Tabla45.11">
          <table:covered-table-cell/>
          <table:covered-table-cell/>
          <table:table-cell table:style-name="Tabla45.C12" office:value-type="string">
            <text:p text:style-name="P259"><text:span text:style-name="T206">5</text:span>.1</text:p>
          </table:table-cell>
          <table:table-cell table:style-name="Tabla45.D12" table:number-columns-spanned="2" office:value-type="string">
            <text:p text:style-name="P261">Se realiza el caso de uso <text:span text:style-name="T94">Registrar art</text:span><text:span text:style-name="T105">ículo</text:span><text:span text:style-name="T94">.</text:span></text:p>
          </table:table-cell>
          <table:covered-table-cell/>
        </table:table-row>
        <table:table-row table:style-name="Tabla45.13">
          <table:covered-table-cell/>
          <table:table-cell table:style-name="Tabla45.B19" office:value-type="string">
            <text:p text:style-name="P322">6</text:p>
          </table:table-cell>
          <table:table-cell table:style-name="Tabla45.C19" table:number-columns-spanned="3" office:value-type="string">
            <text:p text:style-name="P321">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322">7</text:p>
          </table:table-cell>
          <table:table-cell table:style-name="Tabla45.C19" table:number-columns-spanned="3" office:value-type="string">
            <text:p text:style-name="P321">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322">8</text:p>
          </table:table-cell>
          <table:table-cell table:style-name="Tabla45.C19" table:number-columns-spanned="3" office:value-type="string">
            <text:p text:style-name="P321">El sistema valida los datos de la compra.</text:p>
          </table:table-cell>
          <table:covered-table-cell/>
          <table:covered-table-cell/>
        </table:table-row>
        <table:table-row table:style-name="Tabla45.13">
          <table:covered-table-cell/>
          <table:table-cell table:style-name="Tabla45.B19" office:value-type="string">
            <text:p text:style-name="P322">9</text:p>
          </table:table-cell>
          <table:table-cell table:style-name="Tabla45.C19" table:number-columns-spanned="3" office:value-type="string">
            <text:p text:style-name="P321">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323">10</text:p>
          </table:table-cell>
          <table:table-cell table:style-name="Tabla45.C17" table:number-columns-spanned="3" office:value-type="string">
            <text:p text:style-name="P324">Si el artículo no es nuevo,</text:p>
          </table:table-cell>
          <table:covered-table-cell/>
          <table:covered-table-cell/>
        </table:table-row>
        <table:table-row table:style-name="Tabla45.13">
          <table:covered-table-cell/>
          <table:covered-table-cell/>
          <table:table-cell table:style-name="Tabla45.C18" office:value-type="string">
            <text:p text:style-name="P324">10.1</text:p>
          </table:table-cell>
          <table:table-cell table:style-name="Tabla45.D18" table:number-columns-spanned="2" office:value-type="string">
            <text:p text:style-name="P324">Se realiza el caso de uso <text:span text:style-name="T94">Actualizar artículo.</text:span></text:p>
          </table:table-cell>
          <table:covered-table-cell/>
        </table:table-row>
        <table:table-row table:style-name="Tabla45.13">
          <table:covered-table-cell/>
          <table:table-cell table:style-name="Tabla45.B19" office:value-type="string">
            <text:p text:style-name="P265">1<text:span text:style-name="T191">2</text:span></text:p>
          </table:table-cell>
          <table:table-cell table:style-name="Tabla45.C19" table:number-columns-spanned="3" office:value-type="string">
            <text:p text:style-name="P271">El sistema informa <text:span text:style-name="T206">de</text:span> <text:span text:style-name="T133">que los datos de la se han registrado correctamente.</text:span></text:p>
          </table:table-cell>
          <table:covered-table-cell/>
          <table:covered-table-cell/>
        </table:table-row>
        <table:table-row>
          <table:table-cell table:style-name="Tabla45.A24" office:value-type="string">
            <text:p text:style-name="P376">Pos<text:span text:style-name="T129">t</text:span>condición</text:p>
          </table:table-cell>
          <table:table-cell table:style-name="Tabla45.B20" table:number-columns-spanned="4" office:value-type="string">
            <text:p text:style-name="P318">El sistema ha registrado los datos de <text:span text:style-name="T207">la venta</text:span>.</text:p>
          </table:table-cell>
          <table:covered-table-cell/>
          <table:covered-table-cell/>
          <table:covered-table-cell/>
        </table:table-row>
        <table:table-row>
          <table:table-cell table:style-name="Tabla45.A24" table:number-rows-spanned="4" office:value-type="string">
            <text:p text:style-name="P347">Excepciones</text:p>
          </table:table-cell>
          <table:table-cell table:style-name="Tabla45.B24" office:value-type="string">
            <text:p text:style-name="P365">Paso</text:p>
          </table:table-cell>
          <table:table-cell table:style-name="Tabla45.C22" table:number-columns-spanned="3" office:value-type="string">
            <text:p text:style-name="P347">Acción</text:p>
          </table:table-cell>
          <table:covered-table-cell/>
          <table:covered-table-cell/>
        </table:table-row>
        <table:table-row>
          <table:covered-table-cell/>
          <table:table-cell table:style-name="Tabla45.B24" table:number-rows-spanned="3" office:value-type="string">
            <text:p text:style-name="P325">8</text:p>
          </table:table-cell>
          <table:table-cell table:style-name="Tabla45.C22" table:number-columns-spanned="3" office:value-type="string">
            <text:p text:style-name="P202">Si los datos <text:span text:style-name="T110">no </text:span>son correctos</text:p>
          </table:table-cell>
          <table:covered-table-cell/>
          <table:covered-table-cell/>
        </table:table-row>
        <table:table-row>
          <table:covered-table-cell/>
          <table:covered-table-cell/>
          <table:table-cell table:style-name="Tabla45.C24" table:number-columns-spanned="2" office:value-type="string">
            <text:p text:style-name="P202">E.1</text:p>
          </table:table-cell>
          <table:covered-table-cell/>
          <table:table-cell table:style-name="Tabla45.E24" office:value-type="string">
            <text:p text:style-name="P232">El sistema informa de la situación que impide<text:span text:style-name="T130">n</text:span> <text:span text:style-name="T112">registrar</text:span> <text:span text:style-name="T130">los datos</text:span>.</text:p>
          </table:table-cell>
        </table:table-row>
        <table:table-row>
          <table:covered-table-cell/>
          <table:covered-table-cell/>
          <table:table-cell table:style-name="Tabla45.C24" table:number-columns-spanned="2" office:value-type="string">
            <text:p text:style-name="P202">E.2</text:p>
          </table:table-cell>
          <table:covered-table-cell/>
          <table:table-cell table:style-name="Tabla45.E24" office:value-type="string">
            <text:p text:style-name="P202">El caso de uso retorna al paso <text:span text:style-name="T207">6</text:span>.</text:p>
          </table:table-cell>
        </table:table-row>
        <table:table-row table:style-name="Tabla45.25">
          <table:table-cell table:style-name="Tabla45.A25" office:value-type="string">
            <text:p text:style-name="P376">Importancia</text:p>
          </table:table-cell>
          <table:table-cell table:style-name="Tabla45.B25" table:number-columns-spanned="4" office:value-type="string">
            <text:p text:style-name="P318">Media</text:p>
          </table:table-cell>
          <table:covered-table-cell/>
          <table:covered-table-cell/>
          <table:covered-table-cell/>
        </table:table-row>
        <table:table-row table:style-name="Tabla45.26">
          <table:table-cell table:style-name="Tabla45.A26" office:value-type="string">
            <text:p text:style-name="P376">Prioridad</text:p>
          </table:table-cell>
          <table:table-cell table:style-name="Tabla45.B26" table:number-columns-spanned="4" office:value-type="string">
            <text:p text:style-name="P318">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54">CU-0<text:span text:style-name="T208">23</text:span></text:p>
          </table:table-cell>
          <table:table-cell table:style-name="Tabla46.B1" table:number-columns-spanned="3" office:value-type="string">
            <text:p text:style-name="P137"><text:span text:style-name="T56">Buscar</text:span><text:span text:style-name="T72"> </text:span><text:span text:style-name="T155">c</text:span><text:span text:style-name="T180">ompra</text:span></text:p>
          </table:table-cell>
          <table:covered-table-cell/>
          <table:covered-table-cell/>
        </table:table-row>
        <table:table-row>
          <table:table-cell table:style-name="Tabla46.A3" office:value-type="string">
            <text:p text:style-name="P54">Dependencias</text:p>
          </table:table-cell>
          <table:table-cell table:style-name="Tabla46.B3" table:number-columns-spanned="3" office:value-type="string">
            <text:list xml:id="list233436080493422" text:continue-list="list233436952606610" text:style-name="L8">
              <text:list-item>
                <text:p text:style-name="P417">RG-00<text:span text:style-name="T208">5</text:span> : Gestionar <text:span text:style-name="T208">compras</text:span>.</text:p>
              </text:list-item>
            </text:list>
          </table:table-cell>
          <table:covered-table-cell/>
          <table:covered-table-cell/>
        </table:table-row>
        <table:table-row>
          <table:table-cell table:style-name="Tabla46.A3" office:value-type="string">
            <text:p text:style-name="P54">Precondición</text:p>
          </table:table-cell>
          <table:table-cell table:style-name="Tabla46.B3" table:number-columns-spanned="3" office:value-type="string">
            <text:p text:style-name="P84">El administrador debe estar previamente registrado en el sistema.</text:p>
          </table:table-cell>
          <table:covered-table-cell/>
          <table:covered-table-cell/>
        </table:table-row>
        <table:table-row>
          <table:table-cell table:style-name="Tabla46.A9" office:value-type="string">
            <text:p text:style-name="P54">Descripción</text:p>
          </table:table-cell>
          <table:table-cell table:style-name="Tabla46.B4" table:number-columns-spanned="3" office:value-type="string">
            <text:p text:style-name="P137"><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6">la búsqueda de </text:span></text:span><text:span text:style-name="Fuente_20_de_20_párrafo_20_predeter."><text:span text:style-name="T63">los datos de</text:span></text:span><text:span text:style-name="Fuente_20_de_20_párrafo_20_predeter."><text:span text:style-name="T56"> un</text:span></text:span><text:span text:style-name="Fuente_20_de_20_párrafo_20_predeter."><text:span text:style-name="T73">a </text:span></text:span><text:span text:style-name="Fuente_20_de_20_párrafo_20_predeter."><text:span text:style-name="T156">c</text:span></text:span><text:span text:style-name="Fuente_20_de_20_párrafo_20_predeter."><text:span text:style-name="T180">ompra</text:span></text:span><text:span text:style-name="Fuente_20_de_20_párrafo_20_predeter."><text:span text:style-name="T54">.</text:span></text:span></text:p>
          </table:table-cell>
          <table:covered-table-cell/>
          <table:covered-table-cell/>
        </table:table-row>
        <table:table-row table:style-name="Tabla46.5">
          <table:table-cell table:style-name="Tabla46.A9" table:number-rows-spanned="5" office:value-type="string">
            <text:p text:style-name="P54">Secuencia normal</text:p>
          </table:table-cell>
          <table:table-cell table:style-name="Tabla46.B8" office:value-type="string">
            <text:p text:style-name="P42">Paso</text:p>
          </table:table-cell>
          <table:table-cell table:style-name="Tabla46.C8" table:number-columns-spanned="2" office:value-type="string">
            <text:p text:style-name="P42">Acción</text:p>
          </table:table-cell>
          <table:covered-table-cell/>
        </table:table-row>
        <table:table-row table:style-name="Tabla46.6">
          <table:covered-table-cell/>
          <table:table-cell table:style-name="Tabla46.B8" office:value-type="string">
            <text:p text:style-name="P62">1</text:p>
          </table:table-cell>
          <table:table-cell table:style-name="Tabla46.C8" table:number-columns-spanned="2" office:value-type="string">
            <text:p text:style-name="P137"><text:span text:style-name="T77">El administrador </text:span><text:span text:style-name="T78">solicita al sistema buscar una </text:span><text:span text:style-name="T159">c</text:span><text:span text:style-name="T180">ompra</text:span><text:span text:style-name="T78">.</text:span></text:p>
          </table:table-cell>
          <table:covered-table-cell/>
        </table:table-row>
        <table:table-row table:style-name="Tabla46.6">
          <table:covered-table-cell/>
          <table:table-cell table:style-name="Tabla46.B8" office:value-type="string">
            <text:p text:style-name="P114">2</text:p>
          </table:table-cell>
          <table:table-cell table:style-name="Tabla46.C8" table:number-columns-spanned="2" office:value-type="string">
            <text:p text:style-name="P137"><text:span text:style-name="T70">El sistema solicita al administrador </text:span><text:span text:style-name="T79">los datos de la </text:span><text:span text:style-name="T168">c</text:span><text:span text:style-name="T180">ompra</text:span><text:span text:style-name="T79">.</text:span></text:p>
          </table:table-cell>
          <table:covered-table-cell/>
        </table:table-row>
        <table:table-row table:style-name="Tabla46.8">
          <table:covered-table-cell/>
          <table:table-cell table:style-name="Tabla46.B8" office:value-type="string">
            <text:p text:style-name="P114">3</text:p>
          </table:table-cell>
          <table:table-cell table:style-name="Tabla46.C8" table:number-columns-spanned="2" office:value-type="string">
            <text:p text:style-name="P137"><text:span text:style-name="T80">El sistema </text:span><text:span text:style-name="T81">busca los datos de la </text:span><text:span text:style-name="T169">c</text:span><text:span text:style-name="T180">ompra</text:span><text:span text:style-name="T81">.</text:span></text:p>
          </table:table-cell>
          <table:covered-table-cell/>
        </table:table-row>
        <table:table-row table:style-name="Tabla46.9">
          <table:covered-table-cell/>
          <table:table-cell table:style-name="Tabla46.B9" office:value-type="string">
            <text:p text:style-name="P114">4</text:p>
          </table:table-cell>
          <table:table-cell table:style-name="Tabla46.C9" table:number-columns-spanned="2" office:value-type="string">
            <text:p text:style-name="P137"><text:span text:style-name="T80">El </text:span><text:span text:style-name="T81">sistema proporciona los datos de la </text:span><text:span text:style-name="T169">c</text:span><text:span text:style-name="T180">ompra</text:span><text:span text:style-name="T81">.</text:span></text:p>
          </table:table-cell>
          <table:covered-table-cell/>
        </table:table-row>
        <table:table-row>
          <table:table-cell table:style-name="Tabla46.A13" office:value-type="string">
            <text:p text:style-name="P54">Postcondición</text:p>
          </table:table-cell>
          <table:table-cell table:style-name="Tabla46.B10" table:number-columns-spanned="3" office:value-type="string">
            <text:p text:style-name="P90"/>
          </table:table-cell>
          <table:covered-table-cell/>
          <table:covered-table-cell/>
        </table:table-row>
        <table:table-row table:style-name="Tabla46.11">
          <table:table-cell table:style-name="Tabla46.A13" table:number-rows-spanned="3" office:value-type="string">
            <text:p text:style-name="P50">Excepciones</text:p>
          </table:table-cell>
          <table:table-cell table:style-name="Tabla46.B13" table:number-rows-spanned="3" office:value-type="string">
            <text:p text:style-name="P125">3</text:p>
          </table:table-cell>
          <table:table-cell table:style-name="Tabla46.C11" table:number-columns-spanned="2" office:value-type="string">
            <text:p text:style-name="P137"><text:span text:style-name="T82">Si no existe </text:span><text:span text:style-name="T73">la </text:span><text:span text:style-name="T156">c</text:span><text:span text:style-name="T180">ompra</text:span><text:span text:style-name="T73">,</text:span></text:p>
          </table:table-cell>
          <table:covered-table-cell/>
        </table:table-row>
        <table:table-row>
          <table:covered-table-cell/>
          <table:covered-table-cell/>
          <table:table-cell table:style-name="Tabla46.C13" office:value-type="string">
            <text:p text:style-name="P106">E.1</text:p>
          </table:table-cell>
          <table:table-cell table:style-name="Tabla46.D13" office:value-type="string">
            <text:p text:style-name="P137"><text:span text:style-name="T82">El sistema informa de la </text:span><text:span text:style-name="T60">inexistencia</text:span><text:span text:style-name="T82"> de </text:span><text:span text:style-name="T73">la</text:span><text:span text:style-name="T82"> </text:span><text:span text:style-name="T156">c</text:span><text:span text:style-name="T180">ompra</text:span><text:span text:style-name="T76">.</text:span></text:p>
          </table:table-cell>
        </table:table-row>
        <table:table-row>
          <table:covered-table-cell/>
          <table:covered-table-cell/>
          <table:table-cell table:style-name="Tabla46.C13" office:value-type="string">
            <text:p text:style-name="P106">E.2</text:p>
          </table:table-cell>
          <table:table-cell table:style-name="Tabla46.D13" office:value-type="string">
            <text:p text:style-name="P106">El caso de uso finaliza.</text:p>
          </table:table-cell>
        </table:table-row>
        <table:table-row table:style-name="Tabla46.14">
          <table:table-cell table:style-name="Tabla46.A14" office:value-type="string">
            <text:p text:style-name="P54">Importancia</text:p>
          </table:table-cell>
          <table:table-cell table:style-name="Tabla46.B14" table:number-columns-spanned="3" office:value-type="string">
            <text:p text:style-name="P90">Media</text:p>
          </table:table-cell>
          <table:covered-table-cell/>
          <table:covered-table-cell/>
        </table:table-row>
        <table:table-row table:style-name="Tabla46.15">
          <table:table-cell table:style-name="Tabla46.A15" office:value-type="string">
            <text:p text:style-name="P54">Prioridad</text:p>
          </table:table-cell>
          <table:table-cell table:style-name="Tabla46.B15" table:number-columns-spanned="3" office:value-type="string">
            <text:p text:style-name="P128">Media</text:p>
          </table:table-cell>
          <table:covered-table-cell/>
          <table:covered-table-cell/>
        </table:table-row>
      </table:table>
      <text:p text:style-name="P26"><text:soft-page-break/></text:p>
      <text:p text:style-name="P27"/>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381">CU-0<text:span text:style-name="T202">24</text:span></text:p>
          </table:table-cell>
          <table:table-cell table:style-name="Tabla47.B1" table:number-columns-spanned="3" office:value-type="string">
            <text:p text:style-name="P381"><text:span text:style-name="T12">Borrar</text:span><text:span text:style-name="T1"> </text:span><text:span text:style-name="T181">compra</text:span></text:p>
          </table:table-cell>
          <table:covered-table-cell/>
          <table:covered-table-cell/>
        </table:table-row>
        <table:table-row>
          <table:table-cell table:style-name="Tabla47.A3" office:value-type="string">
            <text:p text:style-name="P381">Dependencias</text:p>
          </table:table-cell>
          <table:table-cell table:style-name="Tabla47.B3" table:number-columns-spanned="3" office:value-type="string">
            <text:list xml:id="list233436903232712" text:continue-numbering="true" text:style-name="L8">
              <text:list-item>
                <text:p text:style-name="P418">RG-00<text:span text:style-name="T208">5</text:span> : Gestionar <text:span text:style-name="T208">compras</text:span>.</text:p>
              </text:list-item>
            </text:list>
          </table:table-cell>
          <table:covered-table-cell/>
          <table:covered-table-cell/>
        </table:table-row>
        <table:table-row>
          <table:table-cell table:style-name="Tabla47.A3" office:value-type="string">
            <text:p text:style-name="P381">Precondición</text:p>
          </table:table-cell>
          <table:table-cell table:style-name="Tabla47.B3" table:number-columns-spanned="3" office:value-type="string">
            <text:p text:style-name="P326">El administrador debe estar previamente registrado en el sistema.</text:p>
          </table:table-cell>
          <table:covered-table-cell/>
          <table:covered-table-cell/>
        </table:table-row>
        <table:table-row>
          <table:table-cell table:style-name="Tabla47.A9" office:value-type="string">
            <text:p text:style-name="P381">Descripción</text:p>
          </table:table-cell>
          <table:table-cell table:style-name="Tabla47.B4" table:number-columns-spanned="3" office:value-type="string">
            <text:p text:style-name="P381"><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7">borrar </text:span></text:span><text:span text:style-name="Fuente_20_de_20_párrafo_20_predeter."><text:span text:style-name="T62">los datos de</text:span></text:span><text:span text:style-name="Fuente_20_de_20_párrafo_20_predeter."><text:span text:style-name="T55"> un</text:span></text:span><text:span text:style-name="Fuente_20_de_20_párrafo_20_predeter."><text:span text:style-name="T74">a</text:span></text:span><text:span text:style-name="Fuente_20_de_20_párrafo_20_predeter."><text:span text:style-name="T55"> </text:span></text:span><text:span text:style-name="Fuente_20_de_20_párrafo_20_predeter."><text:span text:style-name="T171">c</text:span></text:span><text:span text:style-name="Fuente_20_de_20_párrafo_20_predeter."><text:span text:style-name="T181">ompra</text:span></text:span><text:span text:style-name="Fuente_20_de_20_párrafo_20_predeter."><text:span text:style-name="T54">.</text:span></text:span></text:p>
          </table:table-cell>
          <table:covered-table-cell/>
          <table:covered-table-cell/>
        </table:table-row>
        <table:table-row table:style-name="Tabla47.5">
          <table:table-cell table:style-name="Tabla47.A9" table:number-rows-spanned="5" office:value-type="string">
            <text:p text:style-name="P381">Secuencia normal</text:p>
          </table:table-cell>
          <table:table-cell table:style-name="Tabla47.B8" office:value-type="string">
            <text:p text:style-name="P381">Paso</text:p>
          </table:table-cell>
          <table:table-cell table:style-name="Tabla47.C8" table:number-columns-spanned="2" office:value-type="string">
            <text:p text:style-name="P381">Acción</text:p>
          </table:table-cell>
          <table:covered-table-cell/>
        </table:table-row>
        <table:table-row table:style-name="Tabla47.6">
          <table:covered-table-cell/>
          <table:table-cell table:style-name="Tabla47.B6" office:value-type="string">
            <text:p text:style-name="P166">1</text:p>
          </table:table-cell>
          <table:table-cell table:style-name="Tabla47.C8" table:number-columns-spanned="2" office:value-type="string">
            <text:p text:style-name="P326">El administrador <text:span text:style-name="T88">solicita al sistema borrar los datos de una compra.</text:span></text:p>
          </table:table-cell>
          <table:covered-table-cell/>
        </table:table-row>
        <table:table-row table:style-name="Tabla47.7">
          <table:covered-table-cell/>
          <table:table-cell table:style-name="Tabla47.B8" office:value-type="string">
            <text:p text:style-name="P166">2</text:p>
          </table:table-cell>
          <table:table-cell table:style-name="Tabla47.C8" table:number-columns-spanned="2" office:value-type="string">
            <text:p text:style-name="P326"><text:span text:style-name="T93">Se realiza el caso de uso </text:span><text:span text:style-name="T95">Buscar </text:span><text:span text:style-name="T106">compra</text:span><text:span text:style-name="T93">.</text:span></text:p>
          </table:table-cell>
          <table:covered-table-cell/>
        </table:table-row>
        <table:table-row table:style-name="Tabla47.8">
          <table:covered-table-cell/>
          <table:table-cell table:style-name="Tabla47.B8" office:value-type="string">
            <text:p text:style-name="P166">3</text:p>
          </table:table-cell>
          <table:table-cell table:style-name="Tabla47.C8" table:number-columns-spanned="2" office:value-type="string">
            <text:p text:style-name="P216">El sistema borra los datos de <text:span text:style-name="T194">la compra</text:span>.</text:p>
          </table:table-cell>
          <table:covered-table-cell/>
        </table:table-row>
        <table:table-row table:style-name="Tabla47.8">
          <table:covered-table-cell/>
          <table:table-cell table:style-name="Tabla47.B9" office:value-type="string">
            <text:p text:style-name="P180">4</text:p>
          </table:table-cell>
          <table:table-cell table:style-name="Tabla47.C9" table:number-columns-spanned="2" office:value-type="string">
            <text:p text:style-name="P216">El sistema informa <text:span text:style-name="T197">de</text:span> que <text:span text:style-name="T118">los datos d</text:span>e <text:span text:style-name="T194">la compra</text:span> ha<text:span text:style-name="T118">n</text:span> sido borrado<text:span text:style-name="T118">s</text:span>.</text:p>
          </table:table-cell>
          <table:covered-table-cell/>
        </table:table-row>
        <table:table-row>
          <table:table-cell table:style-name="Tabla47.A14" office:value-type="string">
            <text:p text:style-name="P381">Postcondición</text:p>
          </table:table-cell>
          <table:table-cell table:style-name="Tabla47.B10" table:number-columns-spanned="3" office:value-type="string">
            <text:p text:style-name="P242">Los datos de <text:span text:style-name="T194">la compra</text:span> han <text:span text:style-name="T138">desaparecido</text:span> del sistema.</text:p>
          </table:table-cell>
          <table:covered-table-cell/>
          <table:covered-table-cell/>
        </table:table-row>
        <table:table-row table:style-name="Tabla47.11">
          <table:table-cell table:style-name="Tabla47.A14" table:number-rows-spanned="4" office:value-type="string">
            <text:p text:style-name="P348">Excepciones</text:p>
          </table:table-cell>
          <table:table-cell table:style-name="Tabla47.B14" office:value-type="string">
            <text:p text:style-name="P366">Paso</text:p>
          </table:table-cell>
          <table:table-cell table:style-name="Tabla47.C12" table:number-columns-spanned="2" office:value-type="string">
            <text:p text:style-name="P348">Acción</text:p>
          </table:table-cell>
          <table:covered-table-cell/>
        </table:table-row>
        <table:table-row>
          <table:covered-table-cell/>
          <table:table-cell table:style-name="Tabla47.B14" table:number-rows-spanned="3" office:value-type="string">
            <text:p text:style-name="P311">3</text:p>
          </table:table-cell>
          <table:table-cell table:style-name="Tabla47.C12" table:number-columns-spanned="2" office:value-type="string">
            <text:p text:style-name="P381"><text:span text:style-name="T10">Si </text:span><text:span text:style-name="T20">la </text:span><text:span text:style-name="T181">compra</text:span><text:span text:style-name="T20"> no se puede borrar,</text:span></text:p>
          </table:table-cell>
          <table:covered-table-cell/>
        </table:table-row>
        <table:table-row>
          <table:covered-table-cell/>
          <table:covered-table-cell/>
          <table:table-cell table:style-name="Tabla47.C13" office:value-type="string">
            <text:p text:style-name="P203">E.1</text:p>
          </table:table-cell>
          <table:table-cell table:style-name="Tabla47.D13" office:value-type="string">
            <text:p text:style-name="P381"><text:span text:style-name="T21">El sistema informa </text:span><text:span text:style-name="T22">de</text:span><text:span text:style-name="T21"> la situación que impide borrar </text:span><text:span text:style-name="T20">la </text:span><text:span text:style-name="T181">compra</text:span><text:span text:style-name="T21">.</text:span></text:p>
          </table:table-cell>
        </table:table-row>
        <table:table-row>
          <table:covered-table-cell/>
          <table:covered-table-cell/>
          <table:table-cell table:style-name="Tabla47.C14" office:value-type="string">
            <text:p text:style-name="P203">E.2</text:p>
          </table:table-cell>
          <table:table-cell table:style-name="Tabla47.D14" office:value-type="string">
            <text:p text:style-name="P203">El caso de uso retorna al paso 2.</text:p>
          </table:table-cell>
        </table:table-row>
        <table:table-row table:style-name="Tabla47.15">
          <table:table-cell table:style-name="Tabla47.A15" office:value-type="string">
            <text:p text:style-name="P381">Importancia</text:p>
          </table:table-cell>
          <table:table-cell table:style-name="Tabla47.B15" table:number-columns-spanned="3" office:value-type="string">
            <text:p text:style-name="P326">Media</text:p>
          </table:table-cell>
          <table:covered-table-cell/>
          <table:covered-table-cell/>
        </table:table-row>
        <table:table-row table:style-name="Tabla47.16">
          <table:table-cell table:style-name="Tabla47.A16" office:value-type="string">
            <text:p text:style-name="P381">Prioridad</text:p>
          </table:table-cell>
          <table:table-cell table:style-name="Tabla47.B16" table:number-columns-spanned="3" office:value-type="string">
            <text:p text:style-name="P326">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382">CU-0<text:span text:style-name="T203">25</text:span></text:p>
          </table:table-cell>
          <table:table-cell table:style-name="Tabla48.B1" table:number-columns-spanned="3" office:value-type="string">
            <text:p text:style-name="P382"><text:span text:style-name="T28">Actualizar</text:span><text:span text:style-name="T1"> </text:span><text:span text:style-name="T174">c</text:span><text:span text:style-name="T182">ompra</text:span></text:p>
          </table:table-cell>
          <table:covered-table-cell/>
          <table:covered-table-cell/>
        </table:table-row>
        <table:table-row>
          <table:table-cell table:style-name="Tabla48.A3" office:value-type="string">
            <text:p text:style-name="P382">Dependencias</text:p>
          </table:table-cell>
          <table:table-cell table:style-name="Tabla48.B3" table:number-columns-spanned="3" office:value-type="string">
            <text:list xml:id="list233436499031676" text:continue-numbering="true" text:style-name="L8">
              <text:list-item>
                <text:p text:style-name="P419"><text:span text:style-name="T8">RG-00</text:span><text:span text:style-name="T208">5</text:span><text:span text:style-name="T8"> : Gestionar </text:span><text:span text:style-name="T208">compras</text:span><text:span text:style-name="T8">.</text:span></text:p>
              </text:list-item>
            </text:list>
          </table:table-cell>
          <table:covered-table-cell/>
          <table:covered-table-cell/>
        </table:table-row>
        <table:table-row table:style-name="Tabla48.3">
          <table:table-cell table:style-name="Tabla48.A3" office:value-type="string">
            <text:p text:style-name="P382">Precondición</text:p>
          </table:table-cell>
          <table:table-cell table:style-name="Tabla48.B3" table:number-columns-spanned="3" office:value-type="string">
            <text:p text:style-name="P327">El administrador debe estar previamente registrado en el sistema.</text:p>
          </table:table-cell>
          <table:covered-table-cell/>
          <table:covered-table-cell/>
        </table:table-row>
        <table:table-row>
          <table:table-cell table:style-name="Tabla48.A11" office:value-type="string">
            <text:p text:style-name="P382">Descripción</text:p>
          </table:table-cell>
          <table:table-cell table:style-name="Tabla48.B4" table:number-columns-spanned="3" office:value-type="string">
            <text:p text:style-name="P382"><text:span text:style-name="Fuente_20_de_20_párrafo_20_predeter."><text:span text:style-name="T52">El sistema deberá </text:span></text:span><text:span text:style-name="Fuente_20_de_20_párrafo_20_predeter."><text:span text:style-name="T53">comportarse como se describe en el siguiente caso de uso cuando el </text:span></text:span><text:span text:style-name="Fuente_20_de_20_párrafo_20_predeter."><text:span text:style-name="T54">administrador </text:span></text:span><text:span text:style-name="Fuente_20_de_20_párrafo_20_predeter."><text:span text:style-name="T55">solicite </text:span></text:span><text:span text:style-name="Fuente_20_de_20_párrafo_20_predeter."><text:span text:style-name="T58">actualizar</text:span></text:span><text:span text:style-name="Fuente_20_de_20_párrafo_20_predeter."><text:span text:style-name="T55"> </text:span></text:span><text:span text:style-name="Fuente_20_de_20_párrafo_20_predeter."><text:span text:style-name="T62">los datos de un</text:span></text:span><text:span text:style-name="Fuente_20_de_20_párrafo_20_predeter."><text:span text:style-name="T75">a </text:span></text:span><text:span text:style-name="Fuente_20_de_20_párrafo_20_predeter."><text:span text:style-name="T174">c</text:span></text:span><text:span text:style-name="Fuente_20_de_20_párrafo_20_predeter."><text:span text:style-name="T182">ompra</text:span></text:span><text:span text:style-name="Fuente_20_de_20_párrafo_20_predeter."><text:span text:style-name="T54">.</text:span></text:span></text:p>
          </table:table-cell>
          <table:covered-table-cell/>
          <table:covered-table-cell/>
        </table:table-row>
        <table:table-row table:style-name="Tabla48.5">
          <table:table-cell table:style-name="Tabla48.A11" table:number-rows-spanned="7" office:value-type="string">
            <text:p text:style-name="P382">Secuencia normal</text:p>
          </table:table-cell>
          <table:table-cell table:style-name="Tabla48.B11" office:value-type="string">
            <text:p text:style-name="P382">Paso</text:p>
          </table:table-cell>
          <table:table-cell table:style-name="Tabla48.C11" table:number-columns-spanned="2" office:value-type="string">
            <text:p text:style-name="P382">Acción</text:p>
          </table:table-cell>
          <table:covered-table-cell/>
        </table:table-row>
        <table:table-row table:style-name="Tabla48.6">
          <table:covered-table-cell/>
          <table:table-cell table:style-name="Tabla48.B6" office:value-type="string">
            <text:p text:style-name="P167">1</text:p>
          </table:table-cell>
          <table:table-cell table:style-name="Tabla48.C11" table:number-columns-spanned="2" office:value-type="string">
            <text:p text:style-name="P382"><text:span text:style-name="T1">El administrador </text:span><text:span text:style-name="T13">solicita al sistema actualizar un</text:span><text:span text:style-name="T29">a </text:span><text:span text:style-name="T182">c</text:span><text:span text:style-name="T183">ompra</text:span><text:span text:style-name="T13">.</text:span></text:p>
          </table:table-cell>
          <table:covered-table-cell/>
        </table:table-row>
        <table:table-row table:style-name="Tabla48.7">
          <table:covered-table-cell/>
          <table:table-cell table:style-name="Tabla48.B11" office:value-type="string">
            <text:p text:style-name="P167">2</text:p>
          </table:table-cell>
          <table:table-cell table:style-name="Tabla48.C11" table:number-columns-spanned="2" office:value-type="string">
            <text:p text:style-name="P327"><text:span text:style-name="T93">Se realiza el caso de uso </text:span><text:span text:style-name="T95">Buscar </text:span><text:span text:style-name="T107">compra</text:span><text:span text:style-name="T93">.</text:span></text:p>
          </table:table-cell>
          <table:covered-table-cell/>
        </table:table-row>
        <table:table-row table:style-name="Tabla48.8">
          <table:covered-table-cell/>
          <table:table-cell table:style-name="Tabla48.B11" office:value-type="string">
            <text:p text:style-name="P167">3</text:p>
          </table:table-cell>
          <table:table-cell table:style-name="Tabla48.C11" table:number-columns-spanned="2" office:value-type="string">
            <text:p text:style-name="P217">El sistema <text:span text:style-name="T114">solicita los datos de la compra a actualizar</text:span>.</text:p>
          </table:table-cell>
          <table:covered-table-cell/>
        </table:table-row>
        <table:table-row table:style-name="Tabla48.9">
          <table:covered-table-cell/>
          <table:table-cell table:style-name="Tabla48.B11" office:value-type="string">
            <text:p text:style-name="P181">4</text:p>
          </table:table-cell>
          <table:table-cell table:style-name="Tabla48.C11" table:number-columns-spanned="2" office:value-type="string">
            <text:p text:style-name="P217">El sistema <text:span text:style-name="T114">valida los datos de la compra introducidos.</text:span></text:p>
          </table:table-cell>
          <table:covered-table-cell/>
        </table:table-row>
        <table:table-row table:style-name="Tabla48.9">
          <table:covered-table-cell/>
          <table:table-cell table:style-name="Tabla48.B11" office:value-type="string">
            <text:p text:style-name="P300">5</text:p>
          </table:table-cell>
          <table:table-cell table:style-name="Tabla48.C11" table:number-columns-spanned="2" office:value-type="string">
            <text:p text:style-name="P304">El sistema actualiza los datos de <text:span text:style-name="T195">la compra</text:span>.</text:p>
          </table:table-cell>
          <table:covered-table-cell/>
        </table:table-row>
        <table:table-row table:style-name="Tabla48.11">
          <table:covered-table-cell/>
          <table:table-cell table:style-name="Tabla48.B11" office:value-type="string">
            <text:p text:style-name="P300">6</text:p>
          </table:table-cell>
          <table:table-cell table:style-name="Tabla48.C11" table:number-columns-spanned="2" office:value-type="string">
            <text:p text:style-name="P327">El sistema <text:span text:style-name="T88">informa de que los datos de la compra se han actualizado correctamente.</text:span></text:p>
          </table:table-cell>
          <table:covered-table-cell/>
        </table:table-row>
        <table:table-row>
          <table:table-cell table:style-name="Tabla48.A16" office:value-type="string">
            <text:p text:style-name="P382">Postcondición</text:p>
          </table:table-cell>
          <table:table-cell table:style-name="Tabla48.B12" table:number-columns-spanned="3" office:value-type="string">
            <text:p text:style-name="P382"><text:span text:style-name="T24">Los datos de </text:span><text:span text:style-name="T25">la </text:span><text:span text:style-name="T183">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349">Excepciones</text:p>
          </table:table-cell>
          <table:table-cell table:style-name="Tabla48.B16" office:value-type="string">
            <text:p text:style-name="P367">Paso</text:p>
          </table:table-cell>
          <table:table-cell table:style-name="Tabla48.C14" table:number-columns-spanned="2" office:value-type="string">
            <text:p text:style-name="P349">Acción</text:p>
          </table:table-cell>
          <table:covered-table-cell/>
        </table:table-row>
        <table:table-row table:style-name="Tabla48.14">
          <table:covered-table-cell/>
          <table:table-cell table:style-name="Tabla48.B16" table:number-rows-spanned="3" office:value-type="string">
            <text:p text:style-name="P277">4</text:p>
          </table:table-cell>
          <table:table-cell table:style-name="Tabla48.C14" table:number-columns-spanned="2" office:value-type="string">
            <text:p text:style-name="P204">Si <text:span text:style-name="T123">los datos introducidos de la compra son incorrectos, <text:s text:c="6"/></text:span></text:p>
          </table:table-cell>
          <table:covered-table-cell/>
        </table:table-row>
        <table:table-row>
          <table:covered-table-cell/>
          <table:covered-table-cell/>
          <table:table-cell table:style-name="Tabla48.C15" office:value-type="string">
            <text:p text:style-name="P204">E.1</text:p>
          </table:table-cell>
          <table:table-cell table:style-name="Tabla48.D15" office:value-type="string">
            <text:p text:style-name="P382"><text:span text:style-name="T21">El sistema informa de la situación que impide </text:span><text:span text:style-name="T26">actualizar</text:span><text:span text:style-name="T21"> </text:span><text:span text:style-name="T25">la </text:span><text:span text:style-name="T175">c</text:span><text:span text:style-name="T183">ompra</text:span><text:span text:style-name="T21">.</text:span></text:p>
          </table:table-cell>
        </table:table-row>
        <table:table-row table:style-name="Tabla48.16">
          <table:covered-table-cell/>
          <table:covered-table-cell/>
          <table:table-cell table:style-name="Tabla48.C16" office:value-type="string">
            <text:p text:style-name="P204">E.2</text:p>
          </table:table-cell>
          <table:table-cell table:style-name="Tabla48.D16" office:value-type="string">
            <text:p text:style-name="P204">El caso de uso retorna al paso 2.</text:p>
          </table:table-cell>
        </table:table-row>
        <table:table-row table:style-name="Tabla48.17">
          <table:table-cell table:style-name="Tabla48.A17" office:value-type="string">
            <text:p text:style-name="P382">Importancia</text:p>
          </table:table-cell>
          <table:table-cell table:style-name="Tabla48.B17" table:number-columns-spanned="3" office:value-type="string">
            <text:p text:style-name="P327">Media</text:p>
          </table:table-cell>
          <table:covered-table-cell/>
          <table:covered-table-cell/>
        </table:table-row>
        <table:table-row table:style-name="Tabla48.18">
          <table:table-cell table:style-name="Tabla48.A18" office:value-type="string">
            <text:p text:style-name="P382">Prioridad</text:p>
          </table:table-cell>
          <table:table-cell table:style-name="Tabla48.B18" table:number-columns-spanned="3" office:value-type="string">
            <text:p text:style-name="P327">Media</text:p>
          </table:table-cell>
          <table:covered-table-cell/>
          <table:covered-table-cell/>
        </table:table-row>
      </table:table>
      <text:p text:style-name="P28"/>
      <text:p text:style-name="P26"/>
      <text:list xml:id="list233436063525002" text:continue-list="list233436128405493" text:style-name="L1">
        <text:list-item>
          <text:list>
            <text:list-item>
              <text:list>
                <text:list-item>
                  <text:p text:style-name="P389"><text:bookmark-start text:name="__RefHeading___Toc416_1502147496"/>Requisitos funcionales del sistema.<text:bookmark-end text:name="__RefHeading___Toc416_1502147496"/></text:p>
                  <text:list>
                    <text:list-item>
                      <text:p text:style-name="P390"><text:bookmark-start text:name="__RefHeading___Toc448_1502147496"/>Requisitos de información del sistema.<text:bookmark-end text:name="__RefHeading___Toc448_1502147496"/></text:p>
                    </text:list-item>
                    <text:list-item>
                      <text:p text:style-name="P390"><text:bookmark-start text:name="__RefHeading___Toc446_1502147496"/>Requisitos de reglas de negocio del sistema.<text:bookmark-end text:name="__RefHeading___Toc446_1502147496"/></text:p>
                    </text:list-item>
                    <text:list-item>
                      <text:p text:style-name="P390"><text:bookmark-start text:name="__RefHeading___Toc444_1502147496"/>Requisitos de conducta del sistema.<text:bookmark-end text:name="__RefHeading___Toc444_1502147496"/></text:p>
                    </text:list-item>
                  </text:list>
                </text:list-item>
                <text:list-item>
                  <text:p text:style-name="P387"><text:bookmark-start text:name="__RefHeading___Toc414_1502147496"/>Requisitos no funcionales del sistema.<text:bookmark-end text:name="__RefHeading___Toc414_1502147496"/></text:p>
                  <text:list>
                    <text:list-item>
                      <text:p text:style-name="P390"><text:bookmark-start text:name="__RefHeading___Toc442_1502147496"/>Requisitos de fiabilidad.<text:bookmark-end text:name="__RefHeading___Toc442_1502147496"/></text:p>
                    </text:list-item>
                    <text:list-item>
                      <text:p text:style-name="P390"><text:bookmark-start text:name="__RefHeading___Toc440_1502147496"/>Requisitos de usabilidad.<text:bookmark-end text:name="__RefHeading___Toc440_1502147496"/></text:p>
                    </text:list-item>
                    <text:list-item>
                      <text:p text:style-name="P390"><text:bookmark-start text:name="__RefHeading___Toc438_1502147496"/><text:soft-page-break/>Requisitos de mantenibilidad.<text:bookmark-end text:name="__RefHeading___Toc438_1502147496"/></text:p>
                    </text:list-item>
                    <text:list-item>
                      <text:p text:style-name="P390"><text:bookmark-start text:name="__RefHeading___Toc436_1502147496"/>Requisitos de Seguridad.<text:bookmark-end text:name="__RefHeading___Toc436_1502147496"/></text:p>
                    </text:list-item>
                    <text:list-item>
                      <text:p text:style-name="P390"><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33436140171802" text:continue-numbering="true" text:style-name="L1">
        <text:list-item>
          <text:list>
            <text:list-item>
              <text:p text:style-name="P386"><text:bookmark-start text:name="__RefHeading___Toc350_1502147496"/>Restricciones técnicas del sistema.<text:bookmark-end text:name="__RefHeading___Toc350_1502147496"/></text:p>
            </text:list-item>
          </text:list>
        </text:list-item>
      </text:list>
      <text:p text:style-name="P2"/>
      <text:list xml:id="list233436839404835" text:continue-numbering="true" text:style-name="L1">
        <text:list-item>
          <text:p text:style-name="P385"><text:bookmark-start text:name="__RefHeading___Toc322_1502147496"/>Análisis del sistema.<text:bookmark-end text:name="__RefHeading___Toc322_1502147496"/></text:p>
          <text:list>
            <text:list-item>
              <text:p text:style-name="P386"><text:bookmark-start text:name="__RefHeading___Toc348_1502147496"/>Arquitectura lógica.<text:bookmark-end text:name="__RefHeading___Toc348_1502147496"/></text:p>
              <text:list>
                <text:list-item>
                  <text:p text:style-name="P387"><text:bookmark-start text:name="__RefHeading___Toc412_1502147496"/>Diagramas de la arquitectura.<text:bookmark-end text:name="__RefHeading___Toc412_1502147496"/></text:p>
                </text:list-item>
                <text:list-item>
                  <text:p text:style-name="P387"><text:bookmark-start text:name="__RefHeading___Toc410_1502147496"/>Descripción de la arquitectura.<text:bookmark-end text:name="__RefHeading___Toc410_1502147496"/></text:p>
                </text:list-item>
              </text:list>
            </text:list-item>
          </text:list>
        </text:list-item>
      </text:list>
      <text:p text:style-name="Nivel3"/>
      <text:list xml:id="list233436096735478" text:continue-numbering="true" text:style-name="L1">
        <text:list-item>
          <text:list>
            <text:list-item>
              <text:p text:style-name="P386"><text:bookmark-start text:name="__RefHeading___Toc346_1502147496"/>Modelo de Clases.<text:bookmark-end text:name="__RefHeading___Toc346_1502147496"/></text:p>
              <text:list>
                <text:list-item>
                  <text:p text:style-name="P387"><text:bookmark-start text:name="__RefHeading___Toc408_1502147496"/>Diagramas de clases.<text:bookmark-end text:name="__RefHeading___Toc408_1502147496"/></text:p>
                </text:list-item>
                <text:list-item>
                  <text:p text:style-name="P387"><text:bookmark-start text:name="__RefHeading___Toc406_1502147496"/>Descripción de las clases.<text:bookmark-end text:name="__RefHeading___Toc406_1502147496"/></text:p>
                </text:list-item>
              </text:list>
            </text:list-item>
          </text:list>
        </text:list-item>
      </text:list>
      <text:p text:style-name="Nivel3"/>
      <text:list xml:id="list233436700755418" text:continue-numbering="true" text:style-name="L1">
        <text:list-item>
          <text:list>
            <text:list-item>
              <text:p text:style-name="P386"><text:bookmark-start text:name="__RefHeading___Toc344_1502147496"/>Modelo de casos de uso.<text:bookmark-end text:name="__RefHeading___Toc344_1502147496"/></text:p>
              <text:list>
                <text:list-item>
                  <text:p text:style-name="P387"><text:bookmark-start text:name="__RefHeading___Toc404_1502147496"/>Diagramas de secuencia.<text:bookmark-end text:name="__RefHeading___Toc404_1502147496"/></text:p>
                </text:list-item>
                <text:list-item>
                  <text:p text:style-name="P387"><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33436325373441" text:continue-numbering="true" text:style-name="L1">
        <text:list-item>
          <text:list>
            <text:list-item>
              <text:p text:style-name="P386"><text:bookmark-start text:name="__RefHeading___Toc342_1502147496"/>Interfaz de usuario.<text:bookmark-end text:name="__RefHeading___Toc342_1502147496"/></text:p>
              <text:list>
                <text:list-item>
                  <text:p text:style-name="P387"><text:bookmark-start text:name="__RefHeading___Toc400_1502147496"/>Diagramas de navegación.<text:bookmark-end text:name="__RefHeading___Toc400_1502147496"/></text:p>
                </text:list-item>
                <text:list-item>
                  <text:p text:style-name="P387"><text:bookmark-start text:name="__RefHeading___Toc398_1502147496"/>Prototipo de la interfaz de usuario.<text:bookmark-end text:name="__RefHeading___Toc398_1502147496"/></text:p>
                </text:list-item>
              </text:list>
            </text:list-item>
            <text:list-item>
              <text:p text:style-name="P386"><text:bookmark-start text:name="__RefHeading___Toc340_1502147496"/>Interfaz de servicios.<text:bookmark-end text:name="__RefHeading___Toc340_1502147496"/></text:p>
              <text:list>
                <text:list-item>
                  <text:p text:style-name="P387"><text:bookmark-start text:name="__RefHeading___Toc396_1502147496"/>Diagramas de la interfaz de servicios.<text:bookmark-end text:name="__RefHeading___Toc396_1502147496"/></text:p>
                </text:list-item>
                <text:list-item>
                  <text:p text:style-name="P387"><text:bookmark-start text:name="__RefHeading___Toc394_1502147496"/>Descripción de la interfaz de servicios.<text:bookmark-end text:name="__RefHeading___Toc394_1502147496"/></text:p>
                </text:list-item>
              </text:list>
            </text:list-item>
          </text:list>
        </text:list-item>
      </text:list>
      <text:p text:style-name="Nivel3"/>
      <text:list xml:id="list233435604433530" text:continue-numbering="true" text:style-name="L1">
        <text:list-item>
          <text:p text:style-name="P385"><text:bookmark-start text:name="__RefHeading___Toc320_1502147496"/>Diseño del sistema<text:bookmark-end text:name="__RefHeading___Toc320_1502147496"/></text:p>
          <text:list>
            <text:list-item>
              <text:p text:style-name="P386"><text:bookmark-start text:name="__RefHeading___Toc338_1502147496"/>Descripción del entorno tecnológico.<text:bookmark-end text:name="__RefHeading___Toc338_1502147496"/></text:p>
              <text:list>
                <text:list-item>
                  <text:p text:style-name="P387"><text:bookmark-start text:name="__RefHeading___Toc392_1502147496"/>Elementos de la infraestructura.<text:bookmark-end text:name="__RefHeading___Toc392_1502147496"/></text:p>
                </text:list-item>
                <text:list-item>
                  <text:p text:style-name="P387"><text:bookmark-start text:name="__RefHeading___Toc390_1502147496"/>Restricciones técnicas.<text:bookmark-end text:name="__RefHeading___Toc390_1502147496"/></text:p>
                </text:list-item>
                <text:list-item>
                  <text:p text:style-name="P387"><text:bookmark-start text:name="__RefHeading___Toc388_1502147496"/>Planificación de capacidades.<text:bookmark-end text:name="__RefHeading___Toc388_1502147496"/></text:p>
                </text:list-item>
              </text:list>
            </text:list-item>
          </text:list>
        </text:list-item>
      </text:list>
      <text:p text:style-name="Nivel3"/>
      <text:list xml:id="list233436386299639" text:continue-numbering="true" text:style-name="L1">
        <text:list-item>
          <text:list>
            <text:list-item>
              <text:p text:style-name="P386"><text:bookmark-start text:name="__RefHeading___Toc336_1502147496"/>Definición de la arquitectura del sistema.<text:bookmark-end text:name="__RefHeading___Toc336_1502147496"/></text:p>
              <text:list>
                <text:list-item>
                  <text:p text:style-name="P387"><text:bookmark-start text:name="__RefHeading___Toc386_1502147496"/>Definición de niveles de arquitectura del sistema.<text:bookmark-end text:name="__RefHeading___Toc386_1502147496"/></text:p>
                </text:list-item>
                <text:list-item>
                  <text:p text:style-name="P387"><text:bookmark-start text:name="__RefHeading___Toc384_1502147496"/>Distribución del sistema.<text:bookmark-end text:name="__RefHeading___Toc384_1502147496"/></text:p>
                </text:list-item>
                <text:list-item>
                  <text:p text:style-name="P387"><text:bookmark-start text:name="__RefHeading___Toc382_1502147496"/>Patrones de diseño y buenas prácticas.<text:bookmark-end text:name="__RefHeading___Toc382_1502147496"/></text:p>
                </text:list-item>
              </text:list>
            </text:list-item>
          </text:list>
        </text:list-item>
      </text:list>
      <text:p text:style-name="Nivel3"/>
      <text:list xml:id="list233435338218641" text:continue-numbering="true" text:style-name="L1">
        <text:list-item>
          <text:list>
            <text:list-item>
              <text:p text:style-name="P386"><text:bookmark-start text:name="__RefHeading___Toc334_1502147496"/>Diseño del modelo de clases del sistema.<text:bookmark-end text:name="__RefHeading___Toc334_1502147496"/></text:p>
              <text:list>
                <text:list-item>
                  <text:p text:style-name="P387"><text:bookmark-start text:name="__RefHeading___Toc380_1502147496"/>Diseño de la lógica de negocio.<text:bookmark-end text:name="__RefHeading___Toc380_1502147496"/></text:p>
                </text:list-item>
                <text:list-item>
                  <text:p text:style-name="P387"><text:bookmark-start text:name="__RefHeading___Toc378_1502147496"/>Diseño del controlador.<text:bookmark-end text:name="__RefHeading___Toc378_1502147496"/></text:p>
                </text:list-item>
                <text:list-item>
                  <text:p text:style-name="P387"><text:bookmark-start text:name="__RefHeading___Toc376_1502147496"/>Diseño de la vista.<text:bookmark-end text:name="__RefHeading___Toc376_1502147496"/></text:p>
                </text:list-item>
                <text:list-item>
                  <text:p text:style-name="P387"><text:bookmark-start text:name="__RefHeading___Toc374_1502147496"/>Diseño de la persistencia.<text:bookmark-end text:name="__RefHeading___Toc374_1502147496"/></text:p>
                </text:list-item>
              </text:list>
            </text:list-item>
          </text:list>
        </text:list-item>
      </text:list>
      <text:p text:style-name="Nivel3"/>
      <text:list xml:id="list233435524669588" text:continue-numbering="true" text:style-name="L1">
        <text:list-item>
          <text:list>
            <text:list-item>
              <text:p text:style-name="P386"><text:bookmark-start text:name="__RefHeading___Toc332_1502147496"/>Modelo físico de datos<text:bookmark-end text:name="__RefHeading___Toc332_1502147496"/></text:p>
              <text:list>
                <text:list-item>
                  <text:p text:style-name="P387"><text:bookmark-start text:name="__RefHeading___Toc372_1502147496"/>Modelo físico de datos<text:bookmark-end text:name="__RefHeading___Toc372_1502147496"/></text:p>
                </text:list-item>
              </text:list>
            </text:list-item>
          </text:list>
        </text:list-item>
      </text:list>
      <text:p text:style-name="Nivel3"/>
      <text:list xml:id="list233436834710036" text:continue-numbering="true" text:style-name="L1">
        <text:list-item>
          <text:list>
            <text:list-item>
              <text:p text:style-name="P386"><text:bookmark-start text:name="__RefHeading___Toc330_1502147496"/>Definición interfaz de usuario del sistema.<text:bookmark-end text:name="__RefHeading___Toc330_1502147496"/></text:p>
              <text:list>
                <text:list-item>
                  <text:p text:style-name="P387"><text:bookmark-start text:name="__RefHeading___Toc370_1502147496"/>Especificación de la interfaz de pantalla y navegación.<text:bookmark-end text:name="__RefHeading___Toc370_1502147496"/></text:p>
                </text:list-item>
                <text:list-item>
                  <text:p text:style-name="P387"><text:bookmark-start text:name="__RefHeading___Toc368_1502147496"/>Catálogo de controles y elementos de diseño.<text:bookmark-end text:name="__RefHeading___Toc368_1502147496"/></text:p>
                </text:list-item>
                <text:list-item>
                  <text:p text:style-name="P387"><text:bookmark-start text:name="__RefHeading___Toc366_1502147496"/>Definición de informes.<text:bookmark-end text:name="__RefHeading___Toc366_1502147496"/></text:p>
                </text:list-item>
              </text:list>
            </text:list-item>
          </text:list>
        </text:list-item>
      </text:list>
      <text:p text:style-name="Nivel3"/>
      <text:list xml:id="list233435387778851" text:continue-numbering="true" text:style-name="L1">
        <text:list-item>
          <text:list>
            <text:list-item>
              <text:p text:style-name="P386"><text:bookmark-start text:name="__RefHeading___Toc328_1502147496"/>Definición interfaz de servicios del sistema.<text:bookmark-end text:name="__RefHeading___Toc328_1502147496"/></text:p>
              <text:list>
                <text:list-item>
                  <text:p text:style-name="P387"><text:bookmark-start text:name="__RefHeading___Toc364_1502147496"/><text:soft-page-break/>Definición de la interfaz de servicios del sistema.<text:bookmark-end text:name="__RefHeading___Toc364_1502147496"/></text:p>
                </text:list-item>
                <text:list-item>
                  <text:p text:style-name="P387"><text:bookmark-start text:name="__RefHeading___Toc362_1502147496"/>Servicios consumidos por el sistema.<text:bookmark-end text:name="__RefHeading___Toc362_1502147496"/></text:p>
                </text:list-item>
              </text:list>
            </text:list-item>
          </text:list>
        </text:list-item>
      </text:list>
      <text:p text:style-name="Nivel3"/>
      <text:list xml:id="list233436323522897" text:continue-numbering="true" text:style-name="L1">
        <text:list-item>
          <text:p text:style-name="P385"><text:bookmark-start text:name="__RefHeading___Toc318_1502147496"/>Pruebas.<text:bookmark-end text:name="__RefHeading___Toc318_1502147496"/></text:p>
        </text:list-item>
      </text:list>
      <text:p text:style-name="Nivel1"/>
      <text:list xml:id="list233435390441025" text:continue-numbering="true" text:style-name="L1">
        <text:list-item>
          <text:p text:style-name="P385"><text:bookmark-start text:name="__RefHeading___Toc316_1502147496"/>Conclusiones.<text:bookmark-end text:name="__RefHeading___Toc316_1502147496"/></text:p>
        </text:list-item>
      </text:list>
      <text:p text:style-name="Nivel1"/>
      <text:list xml:id="list233435108649561" text:continue-numbering="true" text:style-name="L1">
        <text:list-item>
          <text:p text:style-name="P385"><text:bookmark-start text:name="__RefHeading___Toc314_1502147496"/>Referencias.<text:bookmark-end text:name="__RefHeading___Toc314_1502147496"/></text:p>
        </text:list-item>
      </text:list>
      <text:p text:style-name="Nivel1"/>
      <text:list xml:id="list233435358828098" text:continue-numbering="true" text:style-name="L1">
        <text:list-item>
          <text:p text:style-name="P385"><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1-25T23:33:14.986000000</dc:date>
    <meta:editing-cycles>324</meta:editing-cycles>
    <meta:editing-duration>P2DT20H51M45S</meta:editing-duration>
    <meta:document-statistic meta:table-count="48" meta:image-count="12" meta:object-count="0" meta:page-count="29" meta:paragraph-count="1399" meta:word-count="7258" meta:character-count="44112" meta:non-whitespace-character-count="38163"/>
    <meta:template xlink:type="simple" xlink:actuate="onRequest" xlink:title="" xlink:href="Normal"/>
  </office:meta>
</office:document-meta>
</file>